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text-properties officeooo:paragraph-rsid="05be180b"/>
    </style:style>
    <style:style style:name="P472" style:family="paragraph" style:parent-style-name="Standard">
      <style:text-properties officeooo:paragraph-rsid="05ca1c85"/>
    </style:style>
    <style:style style:name="P473" style:family="paragraph" style:parent-style-name="Standard">
      <style:text-properties officeooo:paragraph-rsid="05ca2a23"/>
    </style:style>
    <style:style style:name="P474" style:family="paragraph" style:parent-style-name="Standard">
      <style:text-properties officeooo:paragraph-rsid="05cd6bee"/>
    </style:style>
    <style:style style:name="P475" style:family="paragraph" style:parent-style-name="Standard">
      <style:text-properties officeooo:paragraph-rsid="05cf2338"/>
    </style:style>
    <style:style style:name="P476" style:family="paragraph" style:parent-style-name="Standard">
      <style:text-properties officeooo:paragraph-rsid="05d3b8ee"/>
    </style:style>
    <style:style style:name="P477" style:family="paragraph" style:parent-style-name="Standard">
      <style:text-properties officeooo:paragraph-rsid="05d40df7"/>
    </style:style>
    <style:style style:name="P478" style:family="paragraph" style:parent-style-name="Standard">
      <style:text-properties officeooo:paragraph-rsid="05e240d2"/>
    </style:style>
    <style:style style:name="P479" style:family="paragraph" style:parent-style-name="Standard">
      <style:text-properties officeooo:paragraph-rsid="05e3f83a"/>
    </style:style>
    <style:style style:name="P480" style:family="paragraph" style:parent-style-name="Standard">
      <style:text-properties officeooo:paragraph-rsid="05e71f1c"/>
    </style:style>
    <style:style style:name="P481" style:family="paragraph" style:parent-style-name="Standard">
      <style:text-properties officeooo:paragraph-rsid="05eae6df"/>
    </style:style>
    <style:style style:name="P482" style:family="paragraph" style:parent-style-name="Standard">
      <style:text-properties officeooo:paragraph-rsid="05ecc485"/>
    </style:style>
    <style:style style:name="P483" style:family="paragraph" style:parent-style-name="Standard">
      <style:text-properties officeooo:paragraph-rsid="05edb45e"/>
    </style:style>
    <style:style style:name="P484" style:family="paragraph" style:parent-style-name="Standard">
      <style:text-properties officeooo:paragraph-rsid="05f9310f"/>
    </style:style>
    <style:style style:name="P485" style:family="paragraph" style:parent-style-name="Standard">
      <style:text-properties officeooo:paragraph-rsid="05fc99cb"/>
    </style:style>
    <style:style style:name="P486" style:family="paragraph" style:parent-style-name="Standard">
      <style:text-properties officeooo:paragraph-rsid="05fe956a"/>
    </style:style>
    <style:style style:name="P487" style:family="paragraph" style:parent-style-name="Standard">
      <style:text-properties officeooo:paragraph-rsid="0600d726"/>
    </style:style>
    <style:style style:name="P488" style:family="paragraph" style:parent-style-name="Standard">
      <style:text-properties officeooo:paragraph-rsid="0601af11"/>
    </style:style>
    <style:style style:name="P489" style:family="paragraph" style:parent-style-name="Standard">
      <style:text-properties officeooo:paragraph-rsid="06036a5c"/>
    </style:style>
    <style:style style:name="P490" style:family="paragraph" style:parent-style-name="Standard">
      <style:text-properties officeooo:paragraph-rsid="06073b4e"/>
    </style:style>
    <style:style style:name="P491" style:family="paragraph" style:parent-style-name="Standard">
      <style:text-properties officeooo:paragraph-rsid="060d6298"/>
    </style:style>
    <style:style style:name="P492" style:family="paragraph" style:parent-style-name="Standard">
      <style:text-properties officeooo:paragraph-rsid="060da689"/>
    </style:style>
    <style:style style:name="P493" style:family="paragraph" style:parent-style-name="Standard">
      <style:text-properties officeooo:paragraph-rsid="060ef392"/>
    </style:style>
    <style:style style:name="P494" style:family="paragraph" style:parent-style-name="Standard">
      <style:text-properties officeooo:paragraph-rsid="061ae918"/>
    </style:style>
    <style:style style:name="P495" style:family="paragraph" style:parent-style-name="Standard">
      <style:text-properties officeooo:paragraph-rsid="061c2b48"/>
    </style:style>
    <style:style style:name="P496" style:family="paragraph" style:parent-style-name="Standard">
      <style:text-properties officeooo:paragraph-rsid="061f1b4d"/>
    </style:style>
    <style:style style:name="P497" style:family="paragraph" style:parent-style-name="Standard">
      <style:text-properties officeooo:paragraph-rsid="0620f64a"/>
    </style:style>
    <style:style style:name="P498" style:family="paragraph" style:parent-style-name="Standard">
      <style:text-properties officeooo:paragraph-rsid="0624d679"/>
    </style:style>
    <style:style style:name="P499" style:family="paragraph" style:parent-style-name="Standard">
      <style:text-properties officeooo:paragraph-rsid="062592a8"/>
    </style:style>
    <style:style style:name="P500" style:family="paragraph" style:parent-style-name="Standard">
      <style:text-properties officeooo:paragraph-rsid="06272fca"/>
    </style:style>
    <style:style style:name="P501" style:family="paragraph" style:parent-style-name="Standard">
      <style:text-properties officeooo:paragraph-rsid="0629609d"/>
    </style:style>
    <style:style style:name="P502" style:family="paragraph" style:parent-style-name="Standard">
      <style:text-properties officeooo:paragraph-rsid="062b320e"/>
    </style:style>
    <style:style style:name="P503" style:family="paragraph" style:parent-style-name="Standard">
      <style:text-properties officeooo:paragraph-rsid="062f2dc2"/>
    </style:style>
    <style:style style:name="P504" style:family="paragraph" style:parent-style-name="Standard">
      <style:text-properties officeooo:paragraph-rsid="0634de97"/>
    </style:style>
    <style:style style:name="P505" style:family="paragraph" style:parent-style-name="Standard">
      <style:text-properties officeooo:paragraph-rsid="06368497"/>
    </style:style>
    <style:style style:name="P506" style:family="paragraph" style:parent-style-name="Standard">
      <style:text-properties officeooo:paragraph-rsid="063723c2"/>
    </style:style>
    <style:style style:name="P507" style:family="paragraph" style:parent-style-name="Standard">
      <style:text-properties officeooo:paragraph-rsid="0638ed70"/>
    </style:style>
    <style:style style:name="P508" style:family="paragraph" style:parent-style-name="Standard">
      <style:text-properties officeooo:paragraph-rsid="063d100b"/>
    </style:style>
    <style:style style:name="P509" style:family="paragraph" style:parent-style-name="Standard">
      <style:text-properties officeooo:paragraph-rsid="063e9de0"/>
    </style:style>
    <style:style style:name="P510" style:family="paragraph" style:parent-style-name="Standard">
      <style:text-properties officeooo:paragraph-rsid="064171e9"/>
    </style:style>
    <style:style style:name="P511" style:family="paragraph" style:parent-style-name="Standard">
      <style:text-properties officeooo:paragraph-rsid="06447e91"/>
    </style:style>
    <style:style style:name="P512" style:family="paragraph" style:parent-style-name="Standard">
      <style:text-properties officeooo:paragraph-rsid="06466cbd"/>
    </style:style>
    <style:style style:name="P513" style:family="paragraph" style:parent-style-name="Standard">
      <style:text-properties officeooo:paragraph-rsid="064ac324"/>
    </style:style>
    <style:style style:name="P514" style:family="paragraph" style:parent-style-name="Standard">
      <style:text-properties officeooo:paragraph-rsid="064eed4b"/>
    </style:style>
    <style:style style:name="P515" style:family="paragraph" style:parent-style-name="Standard">
      <style:text-properties officeooo:paragraph-rsid="0653121e"/>
    </style:style>
    <style:style style:name="P516" style:family="paragraph" style:parent-style-name="Standard">
      <style:text-properties officeooo:paragraph-rsid="06538b03"/>
    </style:style>
    <style:style style:name="P517" style:family="paragraph" style:parent-style-name="Standard">
      <style:text-properties officeooo:paragraph-rsid="06566fda"/>
    </style:style>
    <style:style style:name="P518" style:family="paragraph" style:parent-style-name="Standard">
      <style:text-properties officeooo:paragraph-rsid="065f12a7"/>
    </style:style>
    <style:style style:name="P519" style:family="paragraph" style:parent-style-name="Standard">
      <style:text-properties officeooo:paragraph-rsid="0660688a"/>
    </style:style>
    <style:style style:name="P520" style:family="paragraph" style:parent-style-name="Standard">
      <style:text-properties officeooo:paragraph-rsid="06606ba4"/>
    </style:style>
    <style:style style:name="P521" style:family="paragraph" style:parent-style-name="Standard">
      <style:text-properties officeooo:paragraph-rsid="0666bbfe"/>
    </style:style>
    <style:style style:name="P522" style:family="paragraph" style:parent-style-name="Standard">
      <style:text-properties officeooo:paragraph-rsid="066d9508"/>
    </style:style>
    <style:style style:name="P523" style:family="paragraph" style:parent-style-name="Standard">
      <style:text-properties officeooo:paragraph-rsid="066ec1d0"/>
    </style:style>
    <style:style style:name="P524" style:family="paragraph" style:parent-style-name="Standard">
      <style:text-properties officeooo:paragraph-rsid="066fe5df"/>
    </style:style>
    <style:style style:name="P525" style:family="paragraph" style:parent-style-name="Standard">
      <style:text-properties officeooo:paragraph-rsid="067018ca"/>
    </style:style>
    <style:style style:name="P526" style:family="paragraph" style:parent-style-name="Standard">
      <style:text-properties officeooo:paragraph-rsid="0670c15a"/>
    </style:style>
    <style:style style:name="P527" style:family="paragraph" style:parent-style-name="Standard">
      <style:text-properties officeooo:paragraph-rsid="06727fbc"/>
    </style:style>
    <style:style style:name="P528" style:family="paragraph" style:parent-style-name="Standard">
      <style:text-properties officeooo:paragraph-rsid="06736238"/>
    </style:style>
    <style:style style:name="P529" style:family="paragraph" style:parent-style-name="Standard">
      <style:text-properties officeooo:paragraph-rsid="0678638d"/>
    </style:style>
    <style:style style:name="P530" style:family="paragraph" style:parent-style-name="Standard">
      <style:text-properties officeooo:paragraph-rsid="06842cf1"/>
    </style:style>
    <style:style style:name="P531" style:family="paragraph" style:parent-style-name="Standard">
      <style:text-properties officeooo:paragraph-rsid="068462d0"/>
    </style:style>
    <style:style style:name="P532" style:family="paragraph" style:parent-style-name="Standard">
      <style:text-properties officeooo:paragraph-rsid="0685cd44"/>
    </style:style>
    <style:style style:name="P533" style:family="paragraph" style:parent-style-name="Standard">
      <style:text-properties officeooo:paragraph-rsid="0687ae69"/>
    </style:style>
    <style:style style:name="P534" style:family="paragraph" style:parent-style-name="Standard">
      <style:text-properties officeooo:paragraph-rsid="068925a4"/>
    </style:style>
    <style:style style:name="P535" style:family="paragraph" style:parent-style-name="Standard">
      <style:text-properties officeooo:paragraph-rsid="068f3c79"/>
    </style:style>
    <style:style style:name="P536" style:family="paragraph" style:parent-style-name="Standard">
      <style:text-properties officeooo:paragraph-rsid="0691fd80"/>
    </style:style>
    <style:style style:name="P537" style:family="paragraph" style:parent-style-name="Standard">
      <style:text-properties officeooo:paragraph-rsid="0699620b"/>
    </style:style>
    <style:style style:name="P538" style:family="paragraph" style:parent-style-name="Standard">
      <style:text-properties officeooo:paragraph-rsid="069a193e"/>
    </style:style>
    <style:style style:name="P539" style:family="paragraph" style:parent-style-name="Standard">
      <style:text-properties officeooo:paragraph-rsid="069aa3c2"/>
    </style:style>
    <style:style style:name="P540" style:family="paragraph" style:parent-style-name="Standard">
      <style:text-properties officeooo:paragraph-rsid="069cd3a0"/>
    </style:style>
    <style:style style:name="P541" style:family="paragraph" style:parent-style-name="Standard">
      <style:paragraph-properties fo:text-align="justify" style:justify-single-word="false"/>
      <style:text-properties officeooo:paragraph-rsid="06b00726"/>
    </style:style>
    <style:style style:name="P542" style:family="paragraph" style:parent-style-name="Standard">
      <style:paragraph-properties fo:text-align="justify" style:justify-single-word="false"/>
      <style:text-properties officeooo:paragraph-rsid="06b34b1b"/>
    </style:style>
    <style:style style:name="P543" style:family="paragraph" style:parent-style-name="Standard">
      <style:paragraph-properties fo:text-align="justify" style:justify-single-word="false"/>
      <style:text-properties officeooo:paragraph-rsid="06bb8ac2"/>
    </style:style>
    <style:style style:name="P544" style:family="paragraph" style:parent-style-name="Standard">
      <style:paragraph-properties fo:text-align="justify" style:justify-single-word="false"/>
      <style:text-properties officeooo:paragraph-rsid="06bce637"/>
    </style:style>
    <style:style style:name="P545" style:family="paragraph" style:parent-style-name="Standard">
      <style:paragraph-properties fo:text-align="justify" style:justify-single-word="false"/>
      <style:text-properties officeooo:paragraph-rsid="06be6391"/>
    </style:style>
    <style:style style:name="P546" style:family="paragraph" style:parent-style-name="Standard">
      <style:paragraph-properties fo:text-align="justify" style:justify-single-word="false"/>
      <style:text-properties officeooo:paragraph-rsid="06c8f099"/>
    </style:style>
    <style:style style:name="P547" style:family="paragraph" style:parent-style-name="Standard">
      <style:paragraph-properties fo:text-align="justify" style:justify-single-word="false"/>
      <style:text-properties officeooo:paragraph-rsid="06ced31b"/>
    </style:style>
    <style:style style:name="P548" style:family="paragraph" style:parent-style-name="Standard">
      <style:paragraph-properties fo:text-align="justify" style:justify-single-word="false"/>
      <style:text-properties officeooo:paragraph-rsid="06e07e66"/>
    </style:style>
    <style:style style:name="P549" style:family="paragraph" style:parent-style-name="Standard">
      <style:paragraph-properties fo:text-align="justify" style:justify-single-word="false"/>
      <style:text-properties officeooo:paragraph-rsid="06e237d7"/>
    </style:style>
    <style:style style:name="P550" style:family="paragraph" style:parent-style-name="Standard">
      <style:paragraph-properties fo:text-align="justify" style:justify-single-word="false"/>
      <style:text-properties officeooo:paragraph-rsid="06e49f1f"/>
    </style:style>
    <style:style style:name="P551" style:family="paragraph" style:parent-style-name="Standard">
      <style:paragraph-properties fo:text-align="justify" style:justify-single-word="false"/>
      <style:text-properties officeooo:paragraph-rsid="06e56a28"/>
    </style:style>
    <style:style style:name="P552" style:family="paragraph" style:parent-style-name="Standard">
      <style:paragraph-properties fo:text-align="justify" style:justify-single-word="false"/>
      <style:text-properties officeooo:paragraph-rsid="06e662cf"/>
    </style:style>
    <style:style style:name="P553" style:family="paragraph" style:parent-style-name="Standard">
      <style:paragraph-properties fo:text-align="justify" style:justify-single-word="false"/>
      <style:text-properties officeooo:paragraph-rsid="06e98bdc"/>
    </style:style>
    <style:style style:name="P554" style:family="paragraph" style:parent-style-name="Standard">
      <style:paragraph-properties fo:text-align="justify" style:justify-single-word="false"/>
      <style:text-properties officeooo:paragraph-rsid="06e9a8bf"/>
    </style:style>
    <style:style style:name="P555" style:family="paragraph" style:parent-style-name="Standard">
      <style:paragraph-properties fo:text-align="justify" style:justify-single-word="false"/>
      <style:text-properties officeooo:paragraph-rsid="06eaa433"/>
    </style:style>
    <style:style style:name="P556" style:family="paragraph" style:parent-style-name="Standard">
      <style:paragraph-properties fo:text-align="justify" style:justify-single-word="false"/>
      <style:text-properties officeooo:paragraph-rsid="06ecd514"/>
    </style:style>
    <style:style style:name="P557" style:family="paragraph" style:parent-style-name="Standard">
      <style:paragraph-properties fo:text-align="justify" style:justify-single-word="false"/>
      <style:text-properties officeooo:paragraph-rsid="06ecd8bd"/>
    </style:style>
    <style:style style:name="P558" style:family="paragraph" style:parent-style-name="Standard">
      <style:paragraph-properties fo:text-align="justify" style:justify-single-word="false"/>
      <style:text-properties officeooo:paragraph-rsid="06f167b0"/>
    </style:style>
    <style:style style:name="P559" style:family="paragraph" style:parent-style-name="Standard">
      <style:paragraph-properties fo:text-align="justify" style:justify-single-word="false"/>
      <style:text-properties officeooo:paragraph-rsid="06f90360"/>
    </style:style>
    <style:style style:name="P560" style:family="paragraph" style:parent-style-name="Standard">
      <style:paragraph-properties fo:text-align="justify" style:justify-single-word="false"/>
      <style:text-properties officeooo:paragraph-rsid="071de9d6"/>
    </style:style>
    <style:style style:name="P561" style:family="paragraph" style:parent-style-name="Standard" style:master-page-name="">
      <style:paragraph-properties style:page-number="auto"/>
      <style:text-properties fo:language="ru" fo:country="RU" officeooo:rsid="01061190" officeooo:paragraph-rsid="01061190"/>
    </style:style>
    <style:style style:name="P562" style:family="paragraph" style:parent-style-name="indent-big">
      <style:text-properties officeooo:rsid="030b838f" officeooo:paragraph-rsid="030b838f"/>
    </style:style>
    <style:style style:name="P563" style:family="paragraph" style:parent-style-name="indent-big">
      <style:text-properties officeooo:rsid="031b36b3" officeooo:paragraph-rsid="031b36b3"/>
    </style:style>
    <style:style style:name="P564" style:family="paragraph" style:parent-style-name="big-left-indent">
      <style:text-properties officeooo:rsid="030b838f" officeooo:paragraph-rsid="030b838f"/>
    </style:style>
    <style:style style:name="P565" style:family="paragraph" style:parent-style-name="center">
      <style:text-properties officeooo:paragraph-rsid="039b20f6"/>
    </style:style>
    <style:style style:name="P566" style:family="paragraph" style:parent-style-name="center">
      <style:text-properties officeooo:paragraph-rsid="03c0abc5"/>
    </style:style>
    <style:style style:name="P567" style:family="paragraph" style:parent-style-name="center">
      <style:text-properties officeooo:rsid="03c0abc5" officeooo:paragraph-rsid="03c0abc5"/>
    </style:style>
    <style:style style:name="P568" style:family="paragraph" style:parent-style-name="center-norm">
      <style:text-properties officeooo:paragraph-rsid="0481af48"/>
    </style:style>
    <style:style style:name="P569" style:family="paragraph" style:parent-style-name="Standard">
      <style:paragraph-properties fo:text-align="justify" style:justify-single-word="false"/>
      <style:text-properties officeooo:paragraph-rsid="07afed32"/>
    </style:style>
    <style:style style:name="P570" style:family="paragraph" style:parent-style-name="Standard">
      <style:paragraph-properties fo:text-align="justify" style:justify-single-word="false"/>
      <style:text-properties officeooo:paragraph-rsid="07b4b00f"/>
    </style:style>
    <style:style style:name="P571" style:family="paragraph" style:parent-style-name="Standard">
      <style:paragraph-properties fo:text-align="justify" style:justify-single-word="false"/>
      <style:text-properties officeooo:paragraph-rsid="07be4663"/>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officeooo:rsid="003058a2"/>
    </style:style>
    <style:style style:name="T93" style:family="text">
      <style:text-properties officeooo:rsid="003415f1"/>
    </style:style>
    <style:style style:name="T94" style:family="text">
      <style:text-properties officeooo:rsid="00363ab8"/>
    </style:style>
    <style:style style:name="T95" style:family="text">
      <style:text-properties officeooo:rsid="0038daec"/>
    </style:style>
    <style:style style:name="T96" style:family="text">
      <style:text-properties officeooo:rsid="003929d3"/>
    </style:style>
    <style:style style:name="T97" style:family="text">
      <style:text-properties officeooo:rsid="003b022f"/>
    </style:style>
    <style:style style:name="T98" style:family="text">
      <style:text-properties officeooo:rsid="003bd8eb"/>
    </style:style>
    <style:style style:name="T99" style:family="text">
      <style:text-properties officeooo:rsid="003d934b"/>
    </style:style>
    <style:style style:name="T100" style:family="text">
      <style:text-properties fo:font-style="normal" style:font-style-asian="normal" style:font-style-complex="normal"/>
    </style:style>
    <style:style style:name="T101" style:family="text">
      <style:text-properties fo:font-style="normal" officeooo:rsid="003d934b" style:font-style-asian="normal" style:font-style-complex="normal"/>
    </style:style>
    <style:style style:name="T102" style:family="text">
      <style:text-properties fo:font-style="normal" officeooo:rsid="003e4e43" style:font-style-asian="normal" style:font-style-complex="normal"/>
    </style:style>
    <style:style style:name="T103" style:family="text">
      <style:text-properties fo:font-style="normal" officeooo:rsid="003f3465" style:font-style-asian="normal" style:font-style-complex="normal"/>
    </style:style>
    <style:style style:name="T104" style:family="text">
      <style:text-properties fo:font-style="normal" officeooo:rsid="00406898" style:font-style-asian="normal" style:font-style-complex="normal"/>
    </style:style>
    <style:style style:name="T105" style:family="text">
      <style:text-properties fo:font-style="normal" officeooo:rsid="00419d67" style:font-style-asian="normal" style:font-style-complex="normal"/>
    </style:style>
    <style:style style:name="T106" style:family="text">
      <style:text-properties fo:font-style="normal" officeooo:rsid="0041f17d" style:font-style-asian="normal" style:font-style-complex="normal"/>
    </style:style>
    <style:style style:name="T107" style:family="text">
      <style:text-properties fo:font-style="normal" officeooo:rsid="0043d4c5" style:font-style-asian="normal" style:font-style-complex="normal"/>
    </style:style>
    <style:style style:name="T108" style:family="text">
      <style:text-properties fo:font-style="normal" officeooo:rsid="00454c66" style:font-style-asian="normal" style:font-style-complex="normal"/>
    </style:style>
    <style:style style:name="T109" style:family="text">
      <style:text-properties fo:font-style="normal" officeooo:rsid="0045673d" style:font-style-asian="normal" style:font-style-complex="normal"/>
    </style:style>
    <style:style style:name="T110" style:family="text">
      <style:text-properties fo:font-style="normal" officeooo:rsid="0045751f" style:font-style-asian="normal" style:font-style-complex="normal"/>
    </style:style>
    <style:style style:name="T111" style:family="text">
      <style:text-properties fo:font-style="normal" officeooo:rsid="0045a057" style:font-style-asian="normal" style:font-style-complex="normal"/>
    </style:style>
    <style:style style:name="T112" style:family="text">
      <style:text-properties fo:font-style="normal" officeooo:rsid="00476c5f" style:font-style-asian="normal" style:font-style-complex="normal"/>
    </style:style>
    <style:style style:name="T113" style:family="text">
      <style:text-properties fo:font-style="normal" officeooo:rsid="004bafc6" style:font-style-asian="normal" style:font-style-complex="normal"/>
    </style:style>
    <style:style style:name="T114" style:family="text">
      <style:text-properties fo:font-style="normal" officeooo:rsid="004c76d2" style:font-style-asian="normal" style:font-style-complex="normal"/>
    </style:style>
    <style:style style:name="T115" style:family="text">
      <style:text-properties fo:font-style="normal" officeooo:rsid="004df15c" style:font-style-asian="normal" style:font-style-complex="normal"/>
    </style:style>
    <style:style style:name="T116" style:family="text">
      <style:text-properties fo:font-style="normal" officeooo:rsid="004e7bda" style:font-style-asian="normal" style:font-style-complex="normal"/>
    </style:style>
    <style:style style:name="T117" style:family="text">
      <style:text-properties fo:font-style="normal" officeooo:rsid="004e8660" style:font-style-asian="normal" style:font-style-complex="normal"/>
    </style:style>
    <style:style style:name="T118" style:family="text">
      <style:text-properties fo:font-style="normal" officeooo:rsid="004efd4c" style:font-style-asian="normal" style:font-style-complex="normal"/>
    </style:style>
    <style:style style:name="T119" style:family="text">
      <style:text-properties fo:font-style="normal" officeooo:rsid="0050007e" style:font-style-asian="normal" style:font-style-complex="normal"/>
    </style:style>
    <style:style style:name="T120" style:family="text">
      <style:text-properties fo:font-style="normal" officeooo:rsid="00505d06" style:font-style-asian="normal" style:font-style-complex="normal"/>
    </style:style>
    <style:style style:name="T121" style:family="text">
      <style:text-properties fo:font-style="normal" officeooo:rsid="0051d955" style:font-style-asian="normal" style:font-style-complex="normal"/>
    </style:style>
    <style:style style:name="T122" style:family="text">
      <style:text-properties fo:font-style="normal" officeooo:rsid="0052ca59" style:font-style-asian="normal" style:font-style-complex="normal"/>
    </style:style>
    <style:style style:name="T123" style:family="text">
      <style:text-properties fo:font-style="normal" officeooo:rsid="0055d1bf" style:font-style-asian="normal" style:font-style-complex="normal"/>
    </style:style>
    <style:style style:name="T124" style:family="text">
      <style:text-properties fo:font-style="normal" officeooo:rsid="0056a681" style:font-style-asian="normal" style:font-style-complex="normal"/>
    </style:style>
    <style:style style:name="T125" style:family="text">
      <style:text-properties fo:font-style="normal" officeooo:rsid="00570cff" style:font-style-asian="normal" style:font-style-complex="normal"/>
    </style:style>
    <style:style style:name="T126" style:family="text">
      <style:text-properties fo:font-style="normal" officeooo:rsid="0057833b" style:font-style-asian="normal" style:font-style-complex="normal"/>
    </style:style>
    <style:style style:name="T127" style:family="text">
      <style:text-properties fo:font-style="normal" officeooo:rsid="0058939d" style:font-style-asian="normal" style:font-style-complex="normal"/>
    </style:style>
    <style:style style:name="T128" style:family="text">
      <style:text-properties fo:font-style="normal" officeooo:rsid="005ab894" style:font-style-asian="normal" style:font-style-complex="normal"/>
    </style:style>
    <style:style style:name="T129" style:family="text">
      <style:text-properties fo:font-style="normal" officeooo:rsid="005ab9d4" style:font-style-asian="normal" style:font-style-complex="normal"/>
    </style:style>
    <style:style style:name="T130" style:family="text">
      <style:text-properties fo:font-style="normal" officeooo:rsid="005c47e1" style:font-style-asian="normal" style:font-style-complex="normal"/>
    </style:style>
    <style:style style:name="T131" style:family="text">
      <style:text-properties fo:font-style="normal" officeooo:rsid="005e41dc" style:font-style-asian="normal" style:font-style-complex="normal"/>
    </style:style>
    <style:style style:name="T132" style:family="text">
      <style:text-properties fo:font-style="normal" officeooo:rsid="005f7340" style:font-style-asian="normal" style:font-style-complex="normal"/>
    </style:style>
    <style:style style:name="T133" style:family="text">
      <style:text-properties fo:font-style="normal" officeooo:rsid="005f7f84" style:font-style-asian="normal" style:font-style-complex="normal"/>
    </style:style>
    <style:style style:name="T134" style:family="text">
      <style:text-properties fo:font-style="normal" officeooo:rsid="005fa089" style:font-style-asian="normal" style:font-style-complex="normal"/>
    </style:style>
    <style:style style:name="T135" style:family="text">
      <style:text-properties fo:font-style="normal" officeooo:rsid="00613a24" style:font-style-asian="normal" style:font-style-complex="normal"/>
    </style:style>
    <style:style style:name="T136" style:family="text">
      <style:text-properties fo:font-style="normal" officeooo:rsid="00627b0b" style:font-style-asian="normal" style:font-style-complex="normal"/>
    </style:style>
    <style:style style:name="T137" style:family="text">
      <style:text-properties fo:font-style="normal" officeooo:rsid="006332a0" style:font-style-asian="normal" style:font-style-complex="normal"/>
    </style:style>
    <style:style style:name="T138" style:family="text">
      <style:text-properties fo:font-style="normal" officeooo:rsid="006479b3" style:font-style-asian="normal" style:font-style-complex="normal"/>
    </style:style>
    <style:style style:name="T139" style:family="text">
      <style:text-properties fo:font-style="normal" officeooo:rsid="00660c89" style:font-style-asian="normal" style:font-style-complex="normal"/>
    </style:style>
    <style:style style:name="T140" style:family="text">
      <style:text-properties fo:font-style="normal" officeooo:rsid="0067aaf9" style:font-style-asian="normal" style:font-style-complex="normal"/>
    </style:style>
    <style:style style:name="T141" style:family="text">
      <style:text-properties fo:font-style="normal" officeooo:rsid="0067cefb" style:font-style-asian="normal" style:font-style-complex="normal"/>
    </style:style>
    <style:style style:name="T142" style:family="text">
      <style:text-properties fo:font-style="normal" officeooo:rsid="006b4470" style:font-style-asian="normal" style:font-style-complex="normal"/>
    </style:style>
    <style:style style:name="T143" style:family="text">
      <style:text-properties fo:font-style="normal" officeooo:rsid="006c3a18" style:font-style-asian="normal" style:font-style-complex="normal"/>
    </style:style>
    <style:style style:name="T144" style:family="text">
      <style:text-properties fo:font-style="normal" officeooo:rsid="006cfea0" style:font-style-asian="normal" style:font-style-complex="normal"/>
    </style:style>
    <style:style style:name="T145" style:family="text">
      <style:text-properties fo:font-style="normal" officeooo:rsid="006f5a1d" style:font-style-asian="normal" style:font-style-complex="normal"/>
    </style:style>
    <style:style style:name="T146" style:family="text">
      <style:text-properties fo:font-style="normal" officeooo:rsid="025d2e95" style:font-style-asian="normal" style:font-style-complex="normal"/>
    </style:style>
    <style:style style:name="T147" style:family="text">
      <style:text-properties fo:font-style="normal" officeooo:rsid="02595af3" style:font-style-asian="normal" style:font-style-complex="normal"/>
    </style:style>
    <style:style style:name="T148" style:family="text">
      <style:text-properties fo:font-style="normal" officeooo:rsid="0259ca07" style:font-style-asian="normal" style:font-style-complex="normal"/>
    </style:style>
    <style:style style:name="T149" style:family="text">
      <style:text-properties fo:font-style="normal" officeooo:rsid="025e3220" style:font-style-asian="normal" style:font-style-complex="normal"/>
    </style:style>
    <style:style style:name="T150" style:family="text">
      <style:text-properties fo:font-style="normal" officeooo:rsid="0264f7aa" style:font-style-asian="normal" style:font-style-complex="normal"/>
    </style:style>
    <style:style style:name="T151" style:family="text">
      <style:text-properties fo:font-style="normal" officeooo:rsid="035acf84" style:font-style-asian="normal" style:font-style-complex="normal"/>
    </style:style>
    <style:style style:name="T152" style:family="text">
      <style:text-properties fo:font-style="normal" officeooo:rsid="038ef054" style:font-style-asian="normal" style:font-style-complex="normal"/>
    </style:style>
    <style:style style:name="T153" style:family="text">
      <style:text-properties fo:font-style="normal" officeooo:rsid="044602bb" style:font-style-asian="normal" style:font-style-complex="normal"/>
    </style:style>
    <style:style style:name="T154" style:family="text">
      <style:text-properties fo:font-style="normal" officeooo:rsid="04479aea" style:font-style-asian="normal" style:font-style-complex="normal"/>
    </style:style>
    <style:style style:name="T155" style:family="text">
      <style:text-properties fo:font-style="normal" officeooo:rsid="04489af3" style:font-style-asian="normal" style:font-style-complex="normal"/>
    </style:style>
    <style:style style:name="T156" style:family="text">
      <style:text-properties fo:font-style="normal" officeooo:rsid="04494599" style:font-style-asian="normal" style:font-style-complex="normal"/>
    </style:style>
    <style:style style:name="T157" style:family="text">
      <style:text-properties fo:font-style="normal" officeooo:rsid="0449bd92" style:font-style-asian="normal" style:font-style-complex="normal"/>
    </style:style>
    <style:style style:name="T158" style:family="text">
      <style:text-properties fo:font-style="normal" officeooo:rsid="044b8fd0" style:font-style-asian="normal" style:font-style-complex="normal"/>
    </style:style>
    <style:style style:name="T159" style:family="text">
      <style:text-properties fo:font-style="normal" officeooo:rsid="044c5f54" style:font-style-asian="normal" style:font-style-complex="normal"/>
    </style:style>
    <style:style style:name="T160" style:family="text">
      <style:text-properties fo:font-style="normal" officeooo:rsid="044cc0b6" style:font-style-asian="normal" style:font-style-complex="normal"/>
    </style:style>
    <style:style style:name="T161" style:family="text">
      <style:text-properties fo:font-style="normal" officeooo:rsid="044de190" style:font-style-asian="normal" style:font-style-complex="normal"/>
    </style:style>
    <style:style style:name="T162" style:family="text">
      <style:text-properties fo:font-style="normal" officeooo:rsid="044f1751" style:font-style-asian="normal" style:font-style-complex="normal"/>
    </style:style>
    <style:style style:name="T163" style:family="text">
      <style:text-properties fo:font-style="normal" officeooo:rsid="04508927" style:font-style-asian="normal" style:font-style-complex="normal"/>
    </style:style>
    <style:style style:name="T164" style:family="text">
      <style:text-properties fo:font-style="normal" officeooo:rsid="04510910" style:font-style-asian="normal" style:font-style-complex="normal"/>
    </style:style>
    <style:style style:name="T165" style:family="text">
      <style:text-properties fo:font-style="normal" officeooo:rsid="0452c621" style:font-style-asian="normal" style:font-style-complex="normal"/>
    </style:style>
    <style:style style:name="T166" style:family="text">
      <style:text-properties fo:font-style="normal" officeooo:rsid="04542d04" style:font-style-asian="normal" style:font-style-complex="normal"/>
    </style:style>
    <style:style style:name="T167" style:family="text">
      <style:text-properties fo:font-style="normal" officeooo:rsid="0455d0a3" style:font-style-asian="normal" style:font-style-complex="normal"/>
    </style:style>
    <style:style style:name="T168" style:family="text">
      <style:text-properties fo:font-style="normal" officeooo:rsid="04560cd1" style:font-style-asian="normal" style:font-style-complex="normal"/>
    </style:style>
    <style:style style:name="T169" style:family="text">
      <style:text-properties fo:font-style="normal" officeooo:rsid="0457b7ab" style:font-style-asian="normal" style:font-style-complex="normal"/>
    </style:style>
    <style:style style:name="T170" style:family="text">
      <style:text-properties fo:font-style="normal" officeooo:rsid="0458c65d" style:font-style-asian="normal" style:font-style-complex="normal"/>
    </style:style>
    <style:style style:name="T171" style:family="text">
      <style:text-properties fo:font-style="normal" officeooo:rsid="045a19cb" style:font-style-asian="normal" style:font-style-complex="normal"/>
    </style:style>
    <style:style style:name="T172" style:family="text">
      <style:text-properties fo:font-style="normal" officeooo:rsid="045c1067" style:font-style-asian="normal" style:font-style-complex="normal"/>
    </style:style>
    <style:style style:name="T173" style:family="text">
      <style:text-properties fo:font-style="normal" officeooo:rsid="045d76f7" style:font-style-asian="normal" style:font-style-complex="normal"/>
    </style:style>
    <style:style style:name="T174" style:family="text">
      <style:text-properties fo:font-style="normal" officeooo:rsid="045e2ab3" style:font-style-asian="normal" style:font-style-complex="normal"/>
    </style:style>
    <style:style style:name="T175" style:family="text">
      <style:text-properties fo:font-style="normal" officeooo:rsid="045f351b" style:font-style-asian="normal" style:font-style-complex="normal"/>
    </style:style>
    <style:style style:name="T176" style:family="text">
      <style:text-properties fo:font-style="normal" officeooo:rsid="0460536b" style:font-style-asian="normal" style:font-style-complex="normal"/>
    </style:style>
    <style:style style:name="T177" style:family="text">
      <style:text-properties fo:font-style="normal" officeooo:rsid="046136ae" style:font-style-asian="normal" style:font-style-complex="normal"/>
    </style:style>
    <style:style style:name="T178" style:family="text">
      <style:text-properties fo:font-style="normal" officeooo:rsid="04644523" style:font-style-asian="normal" style:font-style-complex="normal"/>
    </style:style>
    <style:style style:name="T179" style:family="text">
      <style:text-properties fo:font-style="normal" officeooo:rsid="0464c765" style:font-style-asian="normal" style:font-style-complex="normal"/>
    </style:style>
    <style:style style:name="T180" style:family="text">
      <style:text-properties fo:font-style="normal" officeooo:rsid="04656bf5" style:font-style-asian="normal" style:font-style-complex="normal"/>
    </style:style>
    <style:style style:name="T181" style:family="text">
      <style:text-properties fo:font-style="normal" officeooo:rsid="0466a931" style:font-style-asian="normal" style:font-style-complex="normal"/>
    </style:style>
    <style:style style:name="T182" style:family="text">
      <style:text-properties fo:font-style="normal" officeooo:rsid="04682baf" style:font-style-asian="normal" style:font-style-complex="normal"/>
    </style:style>
    <style:style style:name="T183" style:family="text">
      <style:text-properties fo:font-style="normal" officeooo:rsid="04694282" style:font-style-asian="normal" style:font-style-complex="normal"/>
    </style:style>
    <style:style style:name="T184" style:family="text">
      <style:text-properties fo:font-style="normal" officeooo:rsid="046a63f0" style:font-style-asian="normal" style:font-style-complex="normal"/>
    </style:style>
    <style:style style:name="T185" style:family="text">
      <style:text-properties fo:font-style="normal" officeooo:rsid="046b0733" style:font-style-asian="normal" style:font-style-complex="normal"/>
    </style:style>
    <style:style style:name="T186" style:family="text">
      <style:text-properties fo:font-style="normal" officeooo:rsid="046d0175" style:font-style-asian="normal" style:font-style-complex="normal"/>
    </style:style>
    <style:style style:name="T187" style:family="text">
      <style:text-properties fo:font-style="normal" officeooo:rsid="046e09bf" style:font-style-asian="normal" style:font-style-complex="normal"/>
    </style:style>
    <style:style style:name="T188" style:family="text">
      <style:text-properties fo:font-style="normal" officeooo:rsid="0470f4ea" style:font-style-asian="normal" style:font-style-complex="normal"/>
    </style:style>
    <style:style style:name="T189" style:family="text">
      <style:text-properties fo:font-style="normal" officeooo:rsid="047120dc" style:font-style-asian="normal" style:font-style-complex="normal"/>
    </style:style>
    <style:style style:name="T190" style:family="text">
      <style:text-properties fo:font-style="normal" officeooo:rsid="04754fea" style:font-style-asian="normal" style:font-style-complex="normal"/>
    </style:style>
    <style:style style:name="T191" style:family="text">
      <style:text-properties fo:font-style="normal" officeooo:rsid="0476750e" style:font-style-asian="normal" style:font-style-complex="normal"/>
    </style:style>
    <style:style style:name="T192" style:family="text">
      <style:text-properties fo:font-style="normal" officeooo:rsid="047695ed" style:font-style-asian="normal" style:font-style-complex="normal"/>
    </style:style>
    <style:style style:name="T193" style:family="text">
      <style:text-properties fo:font-style="normal" officeooo:rsid="04784c34" style:font-style-asian="normal" style:font-style-complex="normal"/>
    </style:style>
    <style:style style:name="T194" style:family="text">
      <style:text-properties fo:font-style="normal" officeooo:rsid="0481af48" style:font-style-asian="normal" style:font-style-complex="normal"/>
    </style:style>
    <style:style style:name="T195" style:family="text">
      <style:text-properties officeooo:rsid="00727f7f"/>
    </style:style>
    <style:style style:name="T196" style:family="text">
      <style:text-properties officeooo:rsid="0073c117"/>
    </style:style>
    <style:style style:name="T197" style:family="text">
      <style:text-properties officeooo:rsid="0073fd95"/>
    </style:style>
    <style:style style:name="T198" style:family="text">
      <style:text-properties officeooo:rsid="007685cc"/>
    </style:style>
    <style:style style:name="T199" style:family="text">
      <style:text-properties officeooo:rsid="0077986c"/>
    </style:style>
    <style:style style:name="T200" style:family="text">
      <style:text-properties officeooo:rsid="0078fa12"/>
    </style:style>
    <style:style style:name="T201" style:family="text">
      <style:text-properties officeooo:rsid="007bbeff"/>
    </style:style>
    <style:style style:name="T202" style:family="text">
      <style:text-properties officeooo:rsid="007bfd59"/>
    </style:style>
    <style:style style:name="T203" style:family="text">
      <style:text-properties officeooo:rsid="0080a39c"/>
    </style:style>
    <style:style style:name="T204" style:family="text">
      <style:text-properties officeooo:rsid="0083db86"/>
    </style:style>
    <style:style style:name="T205" style:family="text">
      <style:text-properties officeooo:rsid="009480a7"/>
    </style:style>
    <style:style style:name="T206" style:family="text">
      <style:text-properties officeooo:rsid="009aa109"/>
    </style:style>
    <style:style style:name="T207" style:family="text">
      <style:text-properties officeooo:rsid="009d3fd8"/>
    </style:style>
    <style:style style:name="T208" style:family="text">
      <style:text-properties officeooo:rsid="009ec2e1"/>
    </style:style>
    <style:style style:name="T209" style:family="text">
      <style:text-properties officeooo:rsid="00a273e6"/>
    </style:style>
    <style:style style:name="T210" style:family="text">
      <style:text-properties officeooo:rsid="00a41c24"/>
    </style:style>
    <style:style style:name="T211" style:family="text">
      <style:text-properties officeooo:rsid="00a4f3c4"/>
    </style:style>
    <style:style style:name="T212" style:family="text">
      <style:text-properties officeooo:rsid="00ab0f04"/>
    </style:style>
    <style:style style:name="T213" style:family="text">
      <style:text-properties officeooo:rsid="00ad85b9"/>
    </style:style>
    <style:style style:name="T214" style:family="text">
      <style:text-properties officeooo:rsid="00adc398"/>
    </style:style>
    <style:style style:name="T215" style:family="text">
      <style:text-properties officeooo:rsid="00ae5beb"/>
    </style:style>
    <style:style style:name="T216" style:family="text">
      <style:text-properties officeooo:rsid="00b05260"/>
    </style:style>
    <style:style style:name="T217" style:family="text">
      <style:text-properties officeooo:rsid="00b07f59"/>
    </style:style>
    <style:style style:name="T218" style:family="text">
      <style:text-properties officeooo:rsid="00b65346"/>
    </style:style>
    <style:style style:name="T219" style:family="text">
      <style:text-properties officeooo:rsid="00befcbb"/>
    </style:style>
    <style:style style:name="T220" style:family="text">
      <style:text-properties officeooo:rsid="00cc2cd0"/>
    </style:style>
    <style:style style:name="T221" style:family="text">
      <style:text-properties officeooo:rsid="00ce5f9f"/>
    </style:style>
    <style:style style:name="T222" style:family="text">
      <style:text-properties officeooo:rsid="00dc4584"/>
    </style:style>
    <style:style style:name="T223"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4" style:family="text">
      <style:text-properties fo:font-variant="normal" fo:text-transform="none" fo:color="#000000" style:font-name="FreeSerif" fo:font-size="12pt" fo:language="ru" fo:country="RU" fo:font-style="normal" style:text-underline-style="none" fo:font-weight="normal" officeooo:rsid="068462d0" fo:background-color="#ffffff" loext:char-shading-value="0" style:font-name-asian="Liberation Mono" style:font-size-asian="12pt" style:font-style-asian="normal" style:font-weight-asian="normal" style:font-name-complex="Liberation Mono" style:font-size-complex="12pt" style:font-style-complex="normal" style:font-weight-complex="normal"/>
    </style:style>
    <style:style style:name="T225" style:family="text">
      <style:text-properties officeooo:rsid="00e4bc85"/>
    </style:style>
    <style:style style:name="T226" style:family="text">
      <style:text-properties fo:language="ru" fo:country="RU" fo:font-style="normal" style:font-style-asian="normal" style:font-style-complex="normal"/>
    </style:style>
    <style:style style:name="T227" style:family="text">
      <style:text-properties fo:language="ru" fo:country="RU" fo:font-style="normal" officeooo:rsid="00fb6839" style:font-style-asian="normal" style:font-style-complex="normal"/>
    </style:style>
    <style:style style:name="T228" style:family="text">
      <style:text-properties fo:language="ru" fo:country="RU" fo:font-style="normal" officeooo:rsid="00f70918" style:font-style-asian="normal" style:font-style-complex="normal"/>
    </style:style>
    <style:style style:name="T229" style:family="text">
      <style:text-properties fo:language="ru" fo:country="RU" fo:font-style="normal" officeooo:rsid="00fec96f" style:font-style-asian="normal" style:font-style-complex="normal"/>
    </style:style>
    <style:style style:name="T230" style:family="text">
      <style:text-properties fo:language="ru" fo:country="RU" fo:font-style="normal" officeooo:rsid="00ff3848" style:font-style-asian="normal" style:font-style-complex="normal"/>
    </style:style>
    <style:style style:name="T231" style:family="text">
      <style:text-properties fo:language="ru" fo:country="RU" fo:font-style="normal" officeooo:rsid="0100e116" style:font-style-asian="normal" style:font-style-complex="normal"/>
    </style:style>
    <style:style style:name="T232" style:family="text">
      <style:text-properties fo:language="ru" fo:country="RU" fo:font-style="normal" officeooo:rsid="0103e94f" style:font-style-asian="normal" style:font-style-complex="normal"/>
    </style:style>
    <style:style style:name="T233" style:family="text">
      <style:text-properties fo:language="ru" fo:country="RU" fo:font-style="normal" officeooo:rsid="010c406e" style:font-style-asian="normal" style:font-style-complex="normal"/>
    </style:style>
    <style:style style:name="T234" style:family="text">
      <style:text-properties fo:language="ru" fo:country="RU" fo:font-style="normal" officeooo:rsid="010e61ed" style:font-style-asian="normal" style:font-style-complex="normal"/>
    </style:style>
    <style:style style:name="T235" style:family="text">
      <style:text-properties fo:language="ru" fo:country="RU" fo:font-style="normal" officeooo:rsid="010eb35a" style:font-style-asian="normal" style:font-style-complex="normal"/>
    </style:style>
    <style:style style:name="T236" style:family="text">
      <style:text-properties fo:language="ru" fo:country="RU" fo:font-style="normal" officeooo:rsid="010efa48" style:font-style-asian="normal" style:font-style-complex="normal"/>
    </style:style>
    <style:style style:name="T237" style:family="text">
      <style:text-properties fo:language="ru" fo:country="RU" fo:font-style="normal" officeooo:rsid="01104538" style:font-style-asian="normal" style:font-style-complex="normal"/>
    </style:style>
    <style:style style:name="T238" style:family="text">
      <style:text-properties fo:language="ru" fo:country="RU" fo:font-style="normal" officeooo:rsid="01115021" style:font-style-asian="normal" style:font-style-complex="normal"/>
    </style:style>
    <style:style style:name="T239" style:family="text">
      <style:text-properties fo:language="ru" fo:country="RU" fo:font-style="normal" officeooo:rsid="0114d215" style:font-style-asian="normal" style:font-style-complex="normal"/>
    </style:style>
    <style:style style:name="T240" style:family="text">
      <style:text-properties fo:language="ru" fo:country="RU" fo:font-style="normal" officeooo:rsid="01156f2f" style:font-style-asian="normal" style:font-style-complex="normal"/>
    </style:style>
    <style:style style:name="T241" style:family="text">
      <style:text-properties fo:language="ru" fo:country="RU" fo:font-style="normal" officeooo:rsid="0116e5bc" style:font-style-asian="normal" style:font-style-complex="normal"/>
    </style:style>
    <style:style style:name="T242" style:family="text">
      <style:text-properties fo:language="ru" fo:country="RU" fo:font-style="normal" officeooo:rsid="01176066" style:font-style-asian="normal" style:font-style-complex="normal"/>
    </style:style>
    <style:style style:name="T243" style:family="text">
      <style:text-properties fo:language="ru" fo:country="RU" fo:font-style="normal" officeooo:rsid="01193137" style:font-style-asian="normal" style:font-style-complex="normal"/>
    </style:style>
    <style:style style:name="T244" style:family="text">
      <style:text-properties fo:language="ru" fo:country="RU" fo:font-style="normal" officeooo:rsid="012a2dd4" style:font-style-asian="normal" style:font-style-complex="normal"/>
    </style:style>
    <style:style style:name="T245" style:family="text">
      <style:text-properties officeooo:rsid="00ea508c"/>
    </style:style>
    <style:style style:name="T246" style:family="text">
      <style:text-properties officeooo:rsid="00ec1d7b"/>
    </style:style>
    <style:style style:name="T247" style:family="text">
      <style:text-properties fo:font-weight="normal" style:font-weight-asian="normal" style:font-weight-complex="normal"/>
    </style:style>
    <style:style style:name="T248" style:family="text">
      <style:text-properties fo:font-weight="normal" officeooo:rsid="00ec1d7b" style:font-weight-asian="normal" style:font-weight-complex="normal"/>
    </style:style>
    <style:style style:name="T249" style:family="text">
      <style:text-properties fo:font-weight="normal" officeooo:rsid="025e6a9b" style:font-weight-asian="normal" style:font-weight-complex="normal"/>
    </style:style>
    <style:style style:name="T250" style:family="text">
      <style:text-properties fo:font-weight="normal" officeooo:rsid="02595af3" style:font-weight-asian="normal" style:font-weight-complex="normal"/>
    </style:style>
    <style:style style:name="T251" style:family="text">
      <style:text-properties officeooo:rsid="00f70918"/>
    </style:style>
    <style:style style:name="T252" style:family="text">
      <style:text-properties officeooo:rsid="00fcecca"/>
    </style:style>
    <style:style style:name="T253" style:family="text">
      <style:text-properties officeooo:rsid="0109c258"/>
    </style:style>
    <style:style style:name="T254" style:family="text">
      <style:text-properties style:font-name="Liberation Serif1" fo:language="ru" fo:country="RU" fo:font-style="normal" style:font-style-asian="normal" style:font-style-complex="normal"/>
    </style:style>
    <style:style style:name="T255" style:family="text">
      <style:text-properties style:font-name="Liberation Serif1" fo:language="ru" fo:country="RU" fo:font-style="normal" officeooo:rsid="01193137" style:font-style-asian="normal" style:font-style-complex="normal"/>
    </style:style>
    <style:style style:name="T256" style:family="text">
      <style:text-properties style:font-name="Liberation Serif1" fo:language="ru" fo:country="RU" fo:font-style="normal" officeooo:rsid="01193855" style:font-style-asian="normal" style:font-style-complex="normal"/>
    </style:style>
    <style:style style:name="T257" style:family="text">
      <style:text-properties style:font-name="Liberation Serif1" fo:language="ru" fo:country="RU" fo:font-style="normal" officeooo:rsid="0120a3a5" style:font-style-asian="normal" style:font-style-complex="normal"/>
    </style:style>
    <style:style style:name="T258" style:family="text">
      <style:text-properties style:font-name="Liberation Serif1" fo:language="ru" fo:country="RU" fo:font-style="normal" officeooo:rsid="0121cac0" style:font-style-asian="normal" style:font-style-complex="normal"/>
    </style:style>
    <style:style style:name="T259" style:family="text">
      <style:text-properties style:font-name="Liberation Serif1" fo:language="ru" fo:country="RU" fo:font-style="normal" officeooo:rsid="01221f78" style:font-style-asian="normal" style:font-style-complex="normal"/>
    </style:style>
    <style:style style:name="T260" style:family="text">
      <style:text-properties style:font-name="Liberation Serif1" fo:language="ru" fo:country="RU" fo:font-style="normal" officeooo:rsid="012299aa" style:font-style-asian="normal" style:font-style-complex="normal"/>
    </style:style>
    <style:style style:name="T261" style:family="text">
      <style:text-properties style:font-name="Liberation Serif1" fo:language="ru" fo:country="RU" fo:font-style="normal" officeooo:rsid="01231549" style:font-style-asian="normal" style:font-style-complex="normal"/>
    </style:style>
    <style:style style:name="T262" style:family="text">
      <style:text-properties style:font-name="Liberation Serif1" fo:language="ru" fo:country="RU" fo:font-style="normal" officeooo:rsid="0124bf0e" style:font-style-asian="normal" style:font-style-complex="normal"/>
    </style:style>
    <style:style style:name="T263" style:family="text">
      <style:text-properties style:font-name="Liberation Serif1" fo:language="ru" fo:country="RU" fo:font-style="normal" officeooo:rsid="01266a74" style:font-style-asian="normal" style:font-style-complex="normal"/>
    </style:style>
    <style:style style:name="T264" style:family="text">
      <style:text-properties style:font-name="Liberation Serif1" fo:language="ru" fo:country="RU" fo:font-style="normal" officeooo:rsid="01282f49" style:font-style-asian="normal" style:font-style-complex="normal"/>
    </style:style>
    <style:style style:name="T265" style:family="text">
      <style:text-properties style:font-name="Liberation Serif1" fo:language="ru" fo:country="RU" fo:font-style="normal" officeooo:rsid="012a2dd4" style:font-style-asian="normal" style:font-style-complex="normal"/>
    </style:style>
    <style:style style:name="T266" style:family="text">
      <style:text-properties style:font-name="Liberation Serif1" fo:language="ru" fo:country="RU" fo:font-style="normal" officeooo:rsid="0114d215" style:font-style-asian="normal" style:font-style-complex="normal"/>
    </style:style>
    <style:style style:name="T267" style:family="text">
      <style:text-properties style:font-name="Liberation Serif1" fo:language="ru" fo:country="RU" fo:font-style="normal" officeooo:rsid="00f70918" style:font-style-asian="normal" style:font-style-complex="normal"/>
    </style:style>
    <style:style style:name="T268" style:family="text">
      <style:text-properties style:font-name="Liberation Serif1" fo:language="ru" fo:country="RU" fo:font-style="normal" officeooo:rsid="012a79d9" style:font-style-asian="normal" style:font-style-complex="normal"/>
    </style:style>
    <style:style style:name="T269" style:family="text">
      <style:text-properties style:font-name="Liberation Serif1" fo:language="ru" fo:country="RU" fo:font-style="normal" officeooo:rsid="012c1fbf" style:font-style-asian="normal" style:font-style-complex="normal"/>
    </style:style>
    <style:style style:name="T270" style:family="text">
      <style:text-properties style:font-name="Liberation Serif1" fo:language="ru" fo:country="RU" fo:font-style="normal" officeooo:rsid="012d3fcc" style:font-style-asian="normal" style:font-style-complex="normal"/>
    </style:style>
    <style:style style:name="T271" style:family="text">
      <style:text-properties style:font-name="Liberation Serif1" fo:language="ru" fo:country="RU" fo:font-style="normal" officeooo:rsid="012f2009" style:font-style-asian="normal" style:font-style-complex="normal"/>
    </style:style>
    <style:style style:name="T272" style:family="text">
      <style:text-properties style:font-name="Liberation Serif1" fo:language="ru" fo:country="RU" fo:font-style="normal" officeooo:rsid="012fc6d6" style:font-style-asian="normal" style:font-style-complex="normal"/>
    </style:style>
    <style:style style:name="T273" style:family="text">
      <style:text-properties style:font-name="Liberation Serif1" fo:language="ru" fo:country="RU" fo:font-style="normal" officeooo:rsid="01302e2e" style:font-style-asian="normal" style:font-style-complex="normal"/>
    </style:style>
    <style:style style:name="T274" style:family="text">
      <style:text-properties style:font-name="Liberation Serif1" fo:language="ru" fo:country="RU" fo:font-style="normal" officeooo:rsid="01304ab2" style:font-style-asian="normal" style:font-style-complex="normal"/>
    </style:style>
    <style:style style:name="T275" style:family="text">
      <style:text-properties style:font-name="Liberation Serif1" fo:language="ru" fo:country="RU" fo:font-style="normal" officeooo:rsid="0131c2d9" style:font-style-asian="normal" style:font-style-complex="normal"/>
    </style:style>
    <style:style style:name="T276" style:family="text">
      <style:text-properties style:font-name="Liberation Serif1" fo:language="ru" fo:country="RU" fo:font-style="normal" officeooo:rsid="01339223" style:font-style-asian="normal" style:font-style-complex="normal"/>
    </style:style>
    <style:style style:name="T277" style:family="text">
      <style:text-properties style:font-name="Liberation Serif1" fo:language="ru" fo:country="RU" fo:font-style="normal" officeooo:rsid="0135391c" style:font-style-asian="normal" style:font-style-complex="normal"/>
    </style:style>
    <style:style style:name="T278" style:family="text">
      <style:text-properties style:font-name="Liberation Serif1" fo:language="ru" fo:country="RU" fo:font-style="normal" officeooo:rsid="01364953" style:font-style-asian="normal" style:font-style-complex="normal"/>
    </style:style>
    <style:style style:name="T279" style:family="text">
      <style:text-properties style:font-name="Liberation Serif1" fo:language="ru" fo:country="RU" fo:font-style="normal" officeooo:rsid="0138c869" style:font-style-asian="normal" style:font-style-complex="normal"/>
    </style:style>
    <style:style style:name="T280" style:family="text">
      <style:text-properties style:font-name="Liberation Serif1" fo:language="ru" fo:country="RU" fo:font-style="normal" officeooo:rsid="013a4b01" style:font-style-asian="normal" style:font-style-complex="normal"/>
    </style:style>
    <style:style style:name="T281" style:family="text">
      <style:text-properties style:font-name="Liberation Serif1" fo:language="ru" fo:country="RU" fo:font-style="normal" officeooo:rsid="013d7b37" style:font-style-asian="normal" style:font-style-complex="normal"/>
    </style:style>
    <style:style style:name="T282" style:family="text">
      <style:text-properties style:font-name="Liberation Serif1" fo:language="ru" fo:country="RU" fo:font-style="normal" officeooo:rsid="01500c79" style:font-style-asian="normal" style:font-style-complex="normal"/>
    </style:style>
    <style:style style:name="T283" style:family="text">
      <style:text-properties style:font-name="Liberation Serif1" fo:language="ru" fo:country="RU" fo:font-style="normal" officeooo:rsid="0624d679" style:font-style-asian="normal" style:font-style-complex="normal"/>
    </style:style>
    <style:style style:name="T284"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5"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86"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87"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88"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5"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86" style:family="text">
      <style:text-properties style:font-name="Liberation Serif1" fo:language="ru" fo:country="RU" fo:font-style="normal" style:text-underline-style="none" fo:font-weight="normal" officeooo:rsid="0600d726" style:font-name-asian="Liberation Mono" style:font-style-asian="normal" style:font-weight-asian="normal" style:font-name-complex="Liberation Mono" style:font-style-complex="normal" style:font-weight-complex="normal"/>
    </style:style>
    <style:style style:name="T387" style:family="text">
      <style:text-properties style:font-name="Liberation Serif1" fo:language="ru" fo:country="RU" fo:font-style="normal" style:text-underline-style="none" fo:font-weight="normal" officeooo:rsid="0601af11" style:font-name-asian="Liberation Mono" style:font-style-asian="normal" style:font-weight-asian="normal" style:font-name-complex="Liberation Mono" style:font-style-complex="normal" style:font-weight-complex="normal"/>
    </style:style>
    <style:style style:name="T388" style:family="text">
      <style:text-properties style:font-name="Liberation Serif1" fo:language="ru" fo:country="RU" fo:font-style="normal" style:text-underline-style="none" fo:font-weight="normal" officeooo:rsid="06020d75" style:font-name-asian="Liberation Mono" style:font-style-asian="normal" style:font-weight-asian="normal" style:font-name-complex="Liberation Mono" style:font-style-complex="normal" style:font-weight-complex="normal"/>
    </style:style>
    <style:style style:name="T389" style:family="text">
      <style:text-properties style:font-name="Liberation Serif1" fo:language="ru" fo:country="RU" fo:font-style="normal" style:text-underline-style="none" fo:font-weight="normal" officeooo:rsid="0114d215" style:font-name-asian="Liberation Mono" style:font-style-asian="normal" style:font-weight-asian="normal" style:font-name-complex="Liberation Mono" style:font-style-complex="normal" style:font-weight-complex="normal"/>
    </style:style>
    <style:style style:name="T390" style:family="text">
      <style:text-properties style:font-name="Liberation Serif1" fo:language="ru" fo:country="RU" fo:font-style="normal" style:text-underline-style="none" fo:font-weight="normal" officeooo:rsid="0603018f" style:font-name-asian="Liberation Mono" style:font-style-asian="normal" style:font-weight-asian="normal" style:font-name-complex="Liberation Mono" style:font-style-complex="normal" style:font-weight-complex="normal"/>
    </style:style>
    <style:style style:name="T391" style:family="text">
      <style:text-properties style:font-name="Liberation Serif1" fo:language="ru" fo:country="RU" fo:font-style="normal" style:text-underline-style="none" fo:font-weight="normal" officeooo:rsid="06036a5c" style:font-name-asian="Liberation Mono" style:font-style-asian="normal" style:font-weight-asian="normal" style:font-name-complex="Liberation Mono" style:font-style-complex="normal" style:font-weight-complex="normal"/>
    </style:style>
    <style:style style:name="T392" style:family="text">
      <style:text-properties style:font-name="Liberation Serif1" fo:language="ru" fo:country="RU" fo:font-style="normal" style:text-underline-style="none" fo:font-weight="normal" officeooo:rsid="06039e06" style:font-name-asian="Liberation Mono" style:font-style-asian="normal" style:font-weight-asian="normal" style:font-name-complex="Liberation Mono" style:font-style-complex="normal" style:font-weight-complex="normal"/>
    </style:style>
    <style:style style:name="T393" style:family="text">
      <style:text-properties style:font-name="Liberation Serif1" fo:language="ru" fo:country="RU" fo:font-style="normal" style:text-underline-style="none" fo:font-weight="normal" officeooo:rsid="06059dcb" style:font-name-asian="Liberation Mono" style:font-style-asian="normal" style:font-weight-asian="normal" style:font-name-complex="Liberation Mono" style:font-style-complex="normal" style:font-weight-complex="normal"/>
    </style:style>
    <style:style style:name="T394" style:family="text">
      <style:text-properties style:font-name="Liberation Serif1" fo:language="ru" fo:country="RU" fo:font-style="normal" style:text-underline-style="none" fo:font-weight="normal" officeooo:rsid="06073b4e" style:font-name-asian="Liberation Mono" style:font-style-asian="normal" style:font-weight-asian="normal" style:font-name-complex="Liberation Mono" style:font-style-complex="normal" style:font-weight-complex="normal"/>
    </style:style>
    <style:style style:name="T395" style:family="text">
      <style:text-properties style:font-name="Liberation Serif1" fo:language="ru" fo:country="RU" fo:font-style="normal" style:text-underline-style="none" fo:font-weight="normal" officeooo:rsid="0607c5cf" style:font-name-asian="Liberation Mono" style:font-style-asian="normal" style:font-weight-asian="normal" style:font-name-complex="Liberation Mono" style:font-style-complex="normal" style:font-weight-complex="normal"/>
    </style:style>
    <style:style style:name="T396" style:family="text">
      <style:text-properties style:font-name="Liberation Serif1" fo:language="ru" fo:country="RU" fo:font-style="normal" style:text-underline-style="none" fo:font-weight="normal" officeooo:rsid="0609536c" style:font-name-asian="Liberation Mono" style:font-style-asian="normal" style:font-weight-asian="normal" style:font-name-complex="Liberation Mono" style:font-style-complex="normal" style:font-weight-complex="normal"/>
    </style:style>
    <style:style style:name="T397" style:family="text">
      <style:text-properties style:font-name="Liberation Serif1" fo:language="ru" fo:country="RU" fo:font-style="normal" style:text-underline-style="none" fo:font-weight="normal" officeooo:rsid="0609ec74" style:font-name-asian="Liberation Mono" style:font-style-asian="normal" style:font-weight-asian="normal" style:font-name-complex="Liberation Mono" style:font-style-complex="normal" style:font-weight-complex="normal"/>
    </style:style>
    <style:style style:name="T398" style:family="text">
      <style:text-properties style:font-name="Liberation Serif1" fo:language="ru" fo:country="RU" fo:font-style="normal" style:text-underline-style="none" fo:font-weight="normal" officeooo:rsid="060be219"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language="ru" fo:country="RU" fo:font-style="normal" style:text-underline-style="none" fo:font-weight="normal" officeooo:rsid="060d6298"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language="ru" fo:country="RU" fo:font-style="normal" style:text-underline-style="none" fo:font-weight="normal" officeooo:rsid="060da689"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language="ru" fo:country="RU" fo:font-style="normal" style:text-underline-style="none" fo:font-weight="normal" officeooo:rsid="060ef392"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language="ru" fo:country="RU" fo:font-style="normal" style:text-underline-style="none" fo:font-weight="normal" officeooo:rsid="06101d95"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language="ru" fo:country="RU" fo:font-style="normal" style:text-underline-style="none" fo:font-weight="normal" officeooo:rsid="06157328"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language="ru" fo:country="RU" fo:font-style="normal" style:text-underline-style="none" fo:font-weight="normal" officeooo:rsid="06170035"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language="ru" fo:country="RU" fo:font-style="normal" style:text-underline-style="none" fo:font-weight="normal" officeooo:rsid="06177cdf"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language="ru" fo:country="RU" fo:font-style="normal" style:text-underline-style="none" fo:font-weight="normal" officeooo:rsid="0618a184"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language="ru" fo:country="RU" fo:font-style="normal" style:text-underline-style="none" fo:font-weight="normal" officeooo:rsid="06193831"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language="ru" fo:country="RU" fo:font-style="normal" style:text-underline-style="none" fo:font-weight="normal" officeooo:rsid="061ae918"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language="ru" fo:country="RU" fo:font-style="normal" style:text-underline-style="none" fo:font-weight="normal" officeooo:rsid="061b111c"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language="ru" fo:country="RU" fo:font-style="normal" style:text-underline-style="none" fo:font-weight="normal" officeooo:rsid="061c2b48"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language="ru" fo:country="RU" fo:font-style="normal" style:text-underline-style="none" fo:font-weight="normal" officeooo:rsid="061e0bfc"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language="ru" fo:country="RU" fo:font-style="normal" style:text-underline-style="none" fo:font-weight="normal" officeooo:rsid="061e17b3"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language="ru" fo:country="RU" fo:font-style="normal" style:text-underline-style="none" fo:font-weight="normal" officeooo:rsid="061f1b4d"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language="ru" fo:country="RU" fo:font-style="normal" style:text-underline-style="none" fo:font-weight="normal" officeooo:rsid="0622e897"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language="ru" fo:country="RU" fo:font-style="normal" style:text-underline-style="none" fo:font-weight="normal" officeooo:rsid="0624d679"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language="ru" fo:country="RU" fo:font-style="normal" style:text-underline-style="none" fo:font-weight="normal" officeooo:rsid="06257cfb"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language="ru" fo:country="RU" fo:font-style="normal" style:text-underline-style="none" fo:font-weight="normal" officeooo:rsid="062592a8"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language="ru" fo:country="RU" fo:font-style="normal" style:text-underline-style="none" fo:font-weight="normal" officeooo:rsid="06272fca"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language="ru" fo:country="RU" fo:font-style="normal" style:text-underline-style="none" fo:font-weight="normal" officeooo:rsid="0628ec7d"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language="ru" fo:country="RU" fo:font-style="normal" style:text-underline-style="none" fo:font-weight="normal" officeooo:rsid="0629609d"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language="ru" fo:country="RU" fo:font-style="normal" style:text-underline-style="none" fo:font-weight="normal" officeooo:rsid="0629aada"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language="ru" fo:country="RU" fo:font-style="normal" style:text-underline-style="none" fo:font-weight="normal" officeooo:rsid="062b320e"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language="ru" fo:country="RU" fo:font-style="normal" style:text-underline-style="none" fo:font-weight="normal" officeooo:rsid="062c5537"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language="ru" fo:country="RU" fo:font-style="normal" style:text-underline-style="none" fo:font-weight="normal" officeooo:rsid="062ce673"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language="ru" fo:country="RU" fo:font-style="normal" style:text-underline-style="none" fo:font-weight="normal" officeooo:rsid="062d1c83"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language="ru" fo:country="RU" fo:font-style="normal" style:text-underline-style="none" fo:font-weight="normal" officeooo:rsid="062d806f"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language="ru" fo:country="RU" fo:font-style="normal" style:text-underline-style="none" fo:font-weight="normal" officeooo:rsid="062da372"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language="ru" fo:country="RU" fo:font-style="normal" style:text-underline-style="none" fo:font-weight="normal" officeooo:rsid="062dba83"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language="ru" fo:country="RU" fo:font-style="normal" style:text-underline-style="none" fo:font-weight="normal" officeooo:rsid="062e1178"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language="ru" fo:country="RU" fo:font-style="normal" style:text-underline-style="none" fo:font-weight="normal" officeooo:rsid="062f2dc2"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language="ru" fo:country="RU" fo:font-style="normal" style:text-underline-style="none" fo:font-weight="normal" officeooo:rsid="0630e412"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language="ru" fo:country="RU" fo:font-style="normal" style:text-underline-style="none" fo:font-weight="normal" officeooo:rsid="06312548"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language="ru" fo:country="RU" fo:font-style="normal" style:text-underline-style="none" fo:font-weight="normal" officeooo:rsid="06316647"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language="ru" fo:country="RU" fo:font-style="normal" style:text-underline-style="none" fo:font-weight="normal" officeooo:rsid="063308e2"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language="ru" fo:country="RU" fo:font-style="normal" style:text-underline-style="none" fo:font-weight="normal" officeooo:rsid="0634de97"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language="ru" fo:country="RU" fo:font-style="normal" style:text-underline-style="none" fo:font-weight="normal" officeooo:rsid="06368497"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language="ru" fo:country="RU" fo:font-style="normal" style:text-underline-style="none" fo:font-weight="normal" officeooo:rsid="063723c2"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language="ru" fo:country="RU" fo:font-style="normal" style:text-underline-style="none" fo:font-weight="normal" officeooo:rsid="0638ed70"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language="ru" fo:country="RU" fo:font-style="normal" style:text-underline-style="none" fo:font-weight="normal" officeooo:rsid="063991cb"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language="ru" fo:country="RU" fo:font-style="normal" style:text-underline-style="none" fo:font-weight="normal" officeooo:rsid="063b3bf0"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language="ru" fo:country="RU" fo:font-style="normal" style:text-underline-style="none" fo:font-weight="normal" officeooo:rsid="063d100b"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language="ru" fo:country="RU" fo:font-style="normal" style:text-underline-style="none" fo:font-weight="normal" officeooo:rsid="063d59a8"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language="ru" fo:country="RU" fo:font-style="normal" style:text-underline-style="none" fo:font-weight="normal" officeooo:rsid="063e9de0"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language="ru" fo:country="RU" fo:font-style="normal" style:text-underline-style="none" fo:font-weight="normal" officeooo:rsid="064171e9"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language="ru" fo:country="RU" fo:font-style="normal" style:text-underline-style="none" fo:font-weight="normal" officeooo:rsid="064328ac"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language="ru" fo:country="RU" fo:font-style="normal" style:text-underline-style="none" fo:font-weight="normal" officeooo:rsid="06447e91"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language="ru" fo:country="RU" fo:font-style="normal" style:text-underline-style="none" fo:font-weight="normal" officeooo:rsid="06466cbd"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language="ru" fo:country="RU" fo:font-style="normal" style:text-underline-style="none" fo:font-weight="normal" officeooo:rsid="064678c1"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language="ru" fo:country="RU" fo:font-style="normal" style:text-underline-style="none" fo:font-weight="normal" officeooo:rsid="06481848"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language="ru" fo:country="RU" fo:font-style="normal" style:text-underline-style="none" fo:font-weight="normal" officeooo:rsid="064930f2"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language="ru" fo:country="RU" fo:font-style="normal" style:text-underline-style="none" fo:font-weight="normal" officeooo:rsid="0649a209"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language="ru" fo:country="RU" fo:font-style="normal" style:text-underline-style="none" fo:font-weight="normal" officeooo:rsid="064ac324"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language="ru" fo:country="RU" fo:font-style="normal" style:text-underline-style="none" fo:font-weight="normal" officeooo:rsid="064be982"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language="ru" fo:country="RU" fo:font-style="normal" style:text-underline-style="none" fo:font-weight="normal" officeooo:rsid="064d567f"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language="ru" fo:country="RU" fo:font-style="normal" style:text-underline-style="none" fo:font-weight="normal" officeooo:rsid="064e3680"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language="ru" fo:country="RU" fo:font-style="normal" style:text-underline-style="none" fo:font-weight="normal" officeooo:rsid="064eed4b"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language="ru" fo:country="RU" fo:font-style="normal" style:text-underline-style="none" fo:font-weight="normal" officeooo:rsid="0650c8ca"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language="ru" fo:country="RU" fo:font-style="normal" style:text-underline-style="none" fo:font-weight="normal" officeooo:rsid="0651ff40"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language="ru" fo:country="RU" fo:font-style="normal" style:text-underline-style="none" fo:font-weight="normal" officeooo:rsid="0653121e"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language="ru" fo:country="RU" fo:font-style="normal" style:text-underline-style="none" fo:font-weight="normal" officeooo:rsid="06538b03"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language="ru" fo:country="RU" fo:font-style="normal" style:text-underline-style="none" fo:font-weight="normal" officeooo:rsid="06539353"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language="ru" fo:country="RU" fo:font-style="normal" style:text-underline-style="none" fo:font-weight="normal" officeooo:rsid="06547c3c" style:font-name-asian="Liberation Mono" style:font-style-asian="normal" style:font-weight-asian="normal" style:font-name-complex="Liberation Mono" style:font-style-complex="normal" style:font-weight-complex="normal"/>
    </style:style>
    <style:style style:name="T463" style:family="text">
      <style:text-properties style:font-name="Liberation Serif1" fo:language="ru" fo:country="RU" fo:font-style="normal" style:text-underline-style="none" fo:font-weight="normal" officeooo:rsid="0655282f" style:font-name-asian="Liberation Mono" style:font-style-asian="normal" style:font-weight-asian="normal" style:font-name-complex="Liberation Mono" style:font-style-complex="normal" style:font-weight-complex="normal"/>
    </style:style>
    <style:style style:name="T464" style:family="text">
      <style:text-properties style:font-name="Liberation Serif1" fo:language="ru" fo:country="RU" fo:font-style="normal" style:text-underline-style="none" fo:font-weight="normal" officeooo:rsid="06566fda" style:font-name-asian="Liberation Mono" style:font-style-asian="normal" style:font-weight-asian="normal" style:font-name-complex="Liberation Mono" style:font-style-complex="normal" style:font-weight-complex="normal"/>
    </style:style>
    <style:style style:name="T465" style:family="text">
      <style:text-properties style:font-name="Liberation Serif1" fo:language="ru" fo:country="RU" fo:font-style="normal" style:text-underline-style="none" fo:font-weight="normal" officeooo:rsid="06573b7c" style:font-name-asian="Liberation Mono" style:font-style-asian="normal" style:font-weight-asian="normal" style:font-name-complex="Liberation Mono" style:font-style-complex="normal" style:font-weight-complex="normal"/>
    </style:style>
    <style:style style:name="T466" style:family="text">
      <style:text-properties style:font-name="Liberation Serif1" fo:language="ru" fo:country="RU" fo:font-style="normal" style:text-underline-style="none" fo:font-weight="normal" officeooo:rsid="0658fd81" style:font-name-asian="Liberation Mono" style:font-style-asian="normal" style:font-weight-asian="normal" style:font-name-complex="Liberation Mono" style:font-style-complex="normal" style:font-weight-complex="normal"/>
    </style:style>
    <style:style style:name="T467" style:family="text">
      <style:text-properties style:font-name="Liberation Serif1" fo:language="ru" fo:country="RU" fo:font-style="normal" style:text-underline-style="none" fo:font-weight="normal" officeooo:rsid="065a68f9" style:font-name-asian="Liberation Mono" style:font-style-asian="normal" style:font-weight-asian="normal" style:font-name-complex="Liberation Mono" style:font-style-complex="normal" style:font-weight-complex="normal"/>
    </style:style>
    <style:style style:name="T468" style:family="text">
      <style:text-properties style:font-name="Liberation Serif1" fo:language="ru" fo:country="RU" fo:font-style="normal" style:text-underline-style="none" fo:font-weight="normal" officeooo:rsid="065ab0af" style:font-name-asian="Liberation Mono" style:font-style-asian="normal" style:font-weight-asian="normal" style:font-name-complex="Liberation Mono" style:font-style-complex="normal" style:font-weight-complex="normal"/>
    </style:style>
    <style:style style:name="T469" style:family="text">
      <style:text-properties style:font-name="Liberation Serif1" fo:language="ru" fo:country="RU" fo:font-style="normal" style:text-underline-style="none" fo:font-weight="normal" officeooo:rsid="065ba221" style:font-name-asian="Liberation Mono" style:font-style-asian="normal" style:font-weight-asian="normal" style:font-name-complex="Liberation Mono" style:font-style-complex="normal" style:font-weight-complex="normal"/>
    </style:style>
    <style:style style:name="T470" style:family="text">
      <style:text-properties style:font-name="Liberation Serif1" fo:language="ru" fo:country="RU" fo:font-style="normal" style:text-underline-style="none" fo:font-weight="normal" officeooo:rsid="065c0b40" style:font-name-asian="Liberation Mono" style:font-style-asian="normal" style:font-weight-asian="normal" style:font-name-complex="Liberation Mono" style:font-style-complex="normal" style:font-weight-complex="normal"/>
    </style:style>
    <style:style style:name="T471" style:family="text">
      <style:text-properties style:font-name="Liberation Serif1" fo:language="ru" fo:country="RU" fo:font-style="normal" style:text-underline-style="none" fo:font-weight="normal" officeooo:rsid="065dadee" style:font-name-asian="Liberation Mono" style:font-style-asian="normal" style:font-weight-asian="normal" style:font-name-complex="Liberation Mono" style:font-style-complex="normal" style:font-weight-complex="normal"/>
    </style:style>
    <style:style style:name="T472" style:family="text">
      <style:text-properties style:font-name="Liberation Serif1" fo:language="ru" fo:country="RU" fo:font-style="normal" style:text-underline-style="none" fo:font-weight="normal" officeooo:rsid="065f12a7" style:font-name-asian="Liberation Mono" style:font-style-asian="normal" style:font-weight-asian="normal" style:font-name-complex="Liberation Mono" style:font-style-complex="normal" style:font-weight-complex="normal"/>
    </style:style>
    <style:style style:name="T473" style:family="text">
      <style:text-properties style:font-name="Liberation Serif1" fo:language="ru" fo:country="RU" fo:font-style="normal" style:text-underline-style="none" fo:font-weight="normal" officeooo:rsid="0660688a" style:font-name-asian="Liberation Mono" style:font-style-asian="normal" style:font-weight-asian="normal" style:font-name-complex="Liberation Mono" style:font-style-complex="normal" style:font-weight-complex="normal"/>
    </style:style>
    <style:style style:name="T474" style:family="text">
      <style:text-properties style:font-name="Liberation Serif1" fo:language="ru" fo:country="RU" fo:font-style="normal" style:text-underline-style="none" fo:font-weight="normal" officeooo:rsid="06606ba4" style:font-name-asian="Liberation Mono" style:font-style-asian="normal" style:font-weight-asian="normal" style:font-name-complex="Liberation Mono" style:font-style-complex="normal" style:font-weight-complex="normal"/>
    </style:style>
    <style:style style:name="T475" style:family="text">
      <style:text-properties style:font-name="Liberation Serif1" fo:language="ru" fo:country="RU" fo:font-style="normal" style:text-underline-style="none" fo:font-weight="normal" officeooo:rsid="0661f739" style:font-name-asian="Liberation Mono" style:font-style-asian="normal" style:font-weight-asian="normal" style:font-name-complex="Liberation Mono" style:font-style-complex="normal" style:font-weight-complex="normal"/>
    </style:style>
    <style:style style:name="T476" style:family="text">
      <style:text-properties style:font-name="Liberation Serif1" fo:language="ru" fo:country="RU" fo:font-style="normal" style:text-underline-style="none" fo:font-weight="normal" officeooo:rsid="066236e2" style:font-name-asian="Liberation Mono" style:font-style-asian="normal" style:font-weight-asian="normal" style:font-name-complex="Liberation Mono" style:font-style-complex="normal" style:font-weight-complex="normal"/>
    </style:style>
    <style:style style:name="T477" style:family="text">
      <style:text-properties style:font-name="Liberation Serif1" fo:language="ru" fo:country="RU" fo:font-style="normal" style:text-underline-style="none" fo:font-weight="normal" officeooo:rsid="0663c919" style:font-name-asian="Liberation Mono" style:font-style-asian="normal" style:font-weight-asian="normal" style:font-name-complex="Liberation Mono" style:font-style-complex="normal" style:font-weight-complex="normal"/>
    </style:style>
    <style:style style:name="T478" style:family="text">
      <style:text-properties style:font-name="Liberation Serif1" fo:language="ru" fo:country="RU" fo:font-style="normal" style:text-underline-style="none" fo:font-weight="normal" officeooo:rsid="0664e51c" style:font-name-asian="Liberation Mono" style:font-style-asian="normal" style:font-weight-asian="normal" style:font-name-complex="Liberation Mono" style:font-style-complex="normal" style:font-weight-complex="normal"/>
    </style:style>
    <style:style style:name="T479" style:family="text">
      <style:text-properties style:font-name="Liberation Serif1" fo:language="ru" fo:country="RU" fo:font-style="normal" style:text-underline-style="none" fo:font-weight="normal" officeooo:rsid="0666bbfe" style:font-name-asian="Liberation Mono" style:font-style-asian="normal" style:font-weight-asian="normal" style:font-name-complex="Liberation Mono" style:font-style-complex="normal" style:font-weight-complex="normal"/>
    </style:style>
    <style:style style:name="T480" style:family="text">
      <style:text-properties style:font-name="Liberation Serif1" fo:language="ru" fo:country="RU" fo:font-style="normal" style:text-underline-style="none" fo:font-weight="normal" officeooo:rsid="066718eb" style:font-name-asian="Liberation Mono" style:font-style-asian="normal" style:font-weight-asian="normal" style:font-name-complex="Liberation Mono" style:font-style-complex="normal" style:font-weight-complex="normal"/>
    </style:style>
    <style:style style:name="T481" style:family="text">
      <style:text-properties style:font-name="Liberation Serif1" fo:language="ru" fo:country="RU" fo:font-style="normal" style:text-underline-style="none" fo:font-weight="normal" officeooo:rsid="06687200" style:font-name-asian="Liberation Mono" style:font-style-asian="normal" style:font-weight-asian="normal" style:font-name-complex="Liberation Mono" style:font-style-complex="normal" style:font-weight-complex="normal"/>
    </style:style>
    <style:style style:name="T482" style:family="text">
      <style:text-properties style:font-name="Liberation Serif1" fo:language="ru" fo:country="RU" fo:font-style="normal" style:text-underline-style="none" fo:font-weight="normal" officeooo:rsid="0668b9cb" style:font-name-asian="Liberation Mono" style:font-style-asian="normal" style:font-weight-asian="normal" style:font-name-complex="Liberation Mono" style:font-style-complex="normal" style:font-weight-complex="normal"/>
    </style:style>
    <style:style style:name="T483" style:family="text">
      <style:text-properties style:font-name="Liberation Serif1" fo:language="ru" fo:country="RU" fo:font-style="normal" style:text-underline-style="none" fo:font-weight="normal" officeooo:rsid="066a1a53" style:font-name-asian="Liberation Mono" style:font-style-asian="normal" style:font-weight-asian="normal" style:font-name-complex="Liberation Mono" style:font-style-complex="normal" style:font-weight-complex="normal"/>
    </style:style>
    <style:style style:name="T484" style:family="text">
      <style:text-properties style:font-name="Liberation Serif1" fo:language="ru" fo:country="RU" fo:font-style="normal" style:text-underline-style="none" fo:font-weight="normal" officeooo:rsid="066b1c65" style:font-name-asian="Liberation Mono" style:font-style-asian="normal" style:font-weight-asian="normal" style:font-name-complex="Liberation Mono" style:font-style-complex="normal" style:font-weight-complex="normal"/>
    </style:style>
    <style:style style:name="T485" style:family="text">
      <style:text-properties style:font-name="Liberation Serif1" fo:language="ru" fo:country="RU" fo:font-style="normal" style:text-underline-style="none" fo:font-weight="normal" officeooo:rsid="066c11d7" style:font-name-asian="Liberation Mono" style:font-style-asian="normal" style:font-weight-asian="normal" style:font-name-complex="Liberation Mono" style:font-style-complex="normal" style:font-weight-complex="normal"/>
    </style:style>
    <style:style style:name="T486" style:family="text">
      <style:text-properties style:font-name="Liberation Serif1" fo:language="ru" fo:country="RU" fo:font-style="normal" style:text-underline-style="none" fo:font-weight="normal" officeooo:rsid="066d9508" style:font-name-asian="Liberation Mono" style:font-style-asian="normal" style:font-weight-asian="normal" style:font-name-complex="Liberation Mono" style:font-style-complex="normal" style:font-weight-complex="normal"/>
    </style:style>
    <style:style style:name="T487" style:family="text">
      <style:text-properties style:font-name="Liberation Serif1" fo:language="ru" fo:country="RU" fo:font-style="normal" style:text-underline-style="none" fo:font-weight="normal" officeooo:rsid="066ec1d0" style:font-name-asian="Liberation Mono" style:font-style-asian="normal" style:font-weight-asian="normal" style:font-name-complex="Liberation Mono" style:font-style-complex="normal" style:font-weight-complex="normal"/>
    </style:style>
    <style:style style:name="T488" style:family="text">
      <style:text-properties style:font-name="Liberation Serif1" fo:language="ru" fo:country="RU" fo:font-style="normal" style:text-underline-style="none" fo:font-weight="normal" officeooo:rsid="066fe5df" style:font-name-asian="Liberation Mono" style:font-style-asian="normal" style:font-weight-asian="normal" style:font-name-complex="Liberation Mono" style:font-style-complex="normal" style:font-weight-complex="normal"/>
    </style:style>
    <style:style style:name="T489" style:family="text">
      <style:text-properties style:font-name="Liberation Serif1" fo:language="ru" fo:country="RU" fo:font-style="normal" style:text-underline-style="none" fo:font-weight="normal" officeooo:rsid="067018ca"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language="ru" fo:country="RU" fo:font-style="normal" style:text-underline-style="none" fo:font-weight="normal" officeooo:rsid="0670c15a"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language="ru" fo:country="RU" fo:font-style="normal" style:text-underline-style="none" fo:font-weight="normal" officeooo:rsid="06727fbc"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language="ru" fo:country="RU" fo:font-style="normal" style:text-underline-style="none" fo:font-weight="normal" officeooo:rsid="067293fb"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language="ru" fo:country="RU" fo:font-style="normal" style:text-underline-style="none" fo:font-weight="normal" officeooo:rsid="06736238"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language="ru" fo:country="RU" fo:font-style="normal" style:text-underline-style="none" fo:font-weight="normal" officeooo:rsid="06746756"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language="ru" fo:country="RU" fo:font-style="normal" style:text-underline-style="none" fo:font-weight="normal" officeooo:rsid="0674c58b"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language="ru" fo:country="RU" fo:font-style="normal" style:text-underline-style="none" fo:font-weight="normal" officeooo:rsid="0676b91a"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language="ru" fo:country="RU" fo:font-style="normal" style:text-underline-style="none" fo:font-weight="normal" officeooo:rsid="0677841a"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language="ru" fo:country="RU" fo:font-style="normal" style:text-underline-style="none" fo:font-weight="normal" officeooo:rsid="0678638d"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language="ru" fo:country="RU" fo:font-style="normal" style:text-underline-style="none" fo:font-weight="normal" officeooo:rsid="06798549"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language="ru" fo:country="RU" fo:font-style="normal" style:text-underline-style="none" fo:font-weight="normal" officeooo:rsid="067ad1c8"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language="ru" fo:country="RU" fo:font-style="normal" style:text-underline-style="none" fo:font-weight="normal" officeooo:rsid="067cf858"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language="ru" fo:country="RU" fo:font-style="normal" style:text-underline-style="none" fo:font-weight="normal" officeooo:rsid="067dff34"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language="ru" fo:country="RU" fo:font-style="normal" style:text-underline-style="none" fo:font-weight="normal" officeooo:rsid="067fc7ff"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language="ru" fo:country="RU" fo:font-style="normal" style:text-underline-style="none" fo:font-weight="normal" officeooo:rsid="067fcd75"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language="ru" fo:country="RU" fo:font-style="normal" style:text-underline-style="none" fo:font-weight="normal" officeooo:rsid="06800653"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language="ru" fo:country="RU" fo:font-style="normal" style:text-underline-style="none" fo:font-weight="normal" officeooo:rsid="06804a63"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language="ru" fo:country="RU" fo:font-style="normal" style:text-underline-style="none" fo:font-weight="normal" officeooo:rsid="06822284"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language="ru" fo:country="RU" fo:font-style="normal" style:text-underline-style="none" fo:font-weight="normal" officeooo:rsid="0683e2bf"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language="ru" fo:country="RU" fo:font-style="normal" style:text-underline-style="none" fo:font-weight="normal" officeooo:rsid="06842cf1"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language="ru" fo:country="RU" fo:font-style="normal" style:text-underline-style="none" fo:font-weight="normal" officeooo:rsid="068462d0"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language="ru" fo:country="RU" fo:font-style="normal" style:text-underline-style="none" fo:font-weight="normal" officeooo:rsid="06856584"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language="ru" fo:country="RU" fo:font-style="normal" style:text-underline-style="none" fo:font-weight="normal" officeooo:rsid="0685cd44"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language="ru" fo:country="RU" fo:font-style="normal" style:text-underline-style="none" fo:font-weight="normal" officeooo:rsid="0687ae69"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language="ru" fo:country="RU" fo:font-style="normal" style:text-underline-style="none" fo:font-weight="normal" officeooo:rsid="068925a4"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language="ru" fo:country="RU" fo:font-style="normal" style:text-underline-style="none" fo:font-weight="normal" officeooo:rsid="068ae247"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language="ru" fo:country="RU" fo:font-style="normal" style:text-underline-style="none" fo:font-weight="normal" officeooo:rsid="068b0d35"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language="ru" fo:country="RU" fo:font-style="normal" style:text-underline-style="none" fo:font-weight="normal" officeooo:rsid="068bb47d"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language="ru" fo:country="RU" fo:font-style="normal" style:text-underline-style="none" fo:font-weight="normal" officeooo:rsid="068d5eef"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language="ru" fo:country="RU" fo:font-style="normal" style:text-underline-style="none" fo:font-weight="normal" officeooo:rsid="068f3c79"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language="ru" fo:country="RU" fo:font-style="normal" style:text-underline-style="none" fo:font-weight="normal" officeooo:rsid="0690a375"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language="ru" fo:country="RU" fo:font-style="normal" style:text-underline-style="none" fo:font-weight="normal" officeooo:rsid="0691bab6"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language="ru" fo:country="RU" fo:font-style="normal" style:text-underline-style="none" fo:font-weight="normal" officeooo:rsid="0691fd80"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language="ru" fo:country="RU" fo:font-style="normal" style:text-underline-style="none" fo:font-weight="normal" officeooo:rsid="0694f8dd"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language="ru" fo:country="RU" fo:font-style="normal" style:text-underline-style="none" fo:font-weight="normal" officeooo:rsid="0696dbeb"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language="ru" fo:country="RU" fo:font-style="normal" style:text-underline-style="none" fo:font-weight="normal" officeooo:rsid="0698a554"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language="ru" fo:country="RU" fo:font-style="normal" style:text-underline-style="none" fo:font-weight="normal" officeooo:rsid="0699620b"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language="ru" fo:country="RU" fo:font-style="normal" style:text-underline-style="none" fo:font-weight="normal" officeooo:rsid="069a193e"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language="ru" fo:country="RU" fo:font-style="normal" style:text-underline-style="none" fo:font-weight="normal" officeooo:rsid="069aa3c2"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language="ru" fo:country="RU" fo:font-style="normal" style:text-underline-style="none" fo:font-weight="normal" officeooo:rsid="069accfd"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language="ru" fo:country="RU" fo:font-style="normal" style:text-underline-style="none" fo:font-weight="normal" officeooo:rsid="069c8696"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language="ru" fo:country="RU" fo:font-style="normal" style:text-underline-style="none" fo:font-weight="normal" officeooo:rsid="069cd3a0"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language="ru" fo:country="RU" fo:font-style="normal" style:text-underline-style="none" fo:font-weight="normal" officeooo:rsid="069e2003"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language="ru" fo:country="RU" fo:font-style="normal" style:text-underline-style="none" fo:font-weight="normal" officeooo:rsid="069fd4dd"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language="ru" fo:country="RU" fo:font-style="normal" style:text-underline-style="none" fo:font-weight="normal" officeooo:rsid="069ffebe"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language="ru" fo:country="RU" fo:font-style="normal" style:text-underline-style="none" fo:font-weight="normal" officeooo:rsid="06a18026"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language="ru" fo:country="RU" fo:font-style="normal" style:text-underline-style="none" fo:font-weight="normal" officeooo:rsid="06a30527"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language="ru" fo:country="RU" fo:font-style="normal" style:text-underline-style="none" fo:font-weight="normal" officeooo:rsid="06a33da9"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language="ru" fo:country="RU" fo:font-style="normal" style:text-underline-style="none" fo:font-weight="normal" officeooo:rsid="06a379f2"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language="ru" fo:country="RU" fo:font-style="normal" style:text-underline-style="none" fo:font-weight="normal" officeooo:rsid="06a3b099"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language="ru" fo:country="RU" fo:font-style="normal" style:text-underline-style="none" fo:font-weight="normal" officeooo:rsid="06a51e66"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language="ru" fo:country="RU" fo:font-style="normal" style:text-underline-style="none" fo:font-weight="normal" officeooo:rsid="06a5cb43"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language="ru" fo:country="RU" fo:font-style="normal" style:text-underline-style="none" fo:font-weight="normal" officeooo:rsid="06a5f740"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language="ru" fo:country="RU" fo:font-style="normal" style:text-underline-style="none" fo:font-weight="normal" officeooo:rsid="06a72c07"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language="ru" fo:country="RU" fo:font-style="normal" style:text-underline-style="none" fo:font-weight="normal" officeooo:rsid="06a7cf33"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language="ru" fo:country="RU" fo:font-style="normal" style:text-underline-style="none" fo:font-weight="normal" officeooo:rsid="06a99a77"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language="ru" fo:country="RU" fo:font-style="normal" style:text-underline-style="none" fo:font-weight="normal" officeooo:rsid="06aa1acb"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language="ru" fo:country="RU" fo:font-style="normal" style:text-underline-style="none" fo:font-weight="normal" officeooo:rsid="06abc30d"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language="ru" fo:country="RU" fo:font-style="normal" style:text-underline-style="none" fo:font-weight="normal" officeooo:rsid="06ad8546"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language="ru" fo:country="RU" fo:font-style="normal" style:text-underline-style="none" fo:font-weight="normal" officeooo:rsid="06ae218f"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language="ru" fo:country="RU" fo:font-style="normal" style:text-underline-style="none" fo:font-weight="normal" officeooo:rsid="06b00726"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language="ru" fo:country="RU" fo:font-style="normal" style:text-underline-style="none" fo:font-weight="normal" officeooo:rsid="06b1755e"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language="ru" fo:country="RU" fo:font-style="normal" style:text-underline-style="none" fo:font-weight="normal" officeooo:rsid="06b34b1b"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language="ru" fo:country="RU" fo:font-style="normal" style:text-underline-style="none" fo:font-weight="normal" officeooo:rsid="06b4f5f0"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language="ru" fo:country="RU" fo:font-style="normal" style:text-underline-style="none" fo:font-weight="normal" officeooo:rsid="06b6d435"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language="ru" fo:country="RU" fo:font-style="normal" style:text-underline-style="none" fo:font-weight="normal" officeooo:rsid="06b8898b"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language="ru" fo:country="RU" fo:font-style="normal" style:text-underline-style="none" fo:font-weight="normal" officeooo:rsid="06b9cc7d"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language="ru" fo:country="RU" fo:font-style="normal" style:text-underline-style="none" fo:font-weight="normal" officeooo:rsid="06ba6e0f"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language="ru" fo:country="RU" fo:font-style="normal" style:text-underline-style="none" fo:font-weight="normal" officeooo:rsid="06ba9a5f"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language="ru" fo:country="RU" fo:font-style="normal" style:text-underline-style="none" fo:font-weight="normal" officeooo:rsid="06bb8ac2"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language="ru" fo:country="RU" fo:font-style="normal" style:text-underline-style="none" fo:font-weight="normal" officeooo:rsid="06bbe78c"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language="ru" fo:country="RU" fo:font-style="normal" style:text-underline-style="none" fo:font-weight="normal" officeooo:rsid="06bce637"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language="ru" fo:country="RU" fo:font-style="normal" style:text-underline-style="none" fo:font-weight="normal" officeooo:rsid="06be6391"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language="ru" fo:country="RU" fo:font-style="normal" style:text-underline-style="none" fo:font-weight="normal" officeooo:rsid="06bef83b"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language="ru" fo:country="RU" fo:font-style="normal" style:text-underline-style="none" fo:font-weight="normal" officeooo:rsid="06c06940"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language="ru" fo:country="RU" fo:font-style="normal" style:text-underline-style="none" fo:font-weight="normal" officeooo:rsid="06c23144"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language="ru" fo:country="RU" fo:font-style="normal" style:text-underline-style="none" fo:font-weight="normal" officeooo:rsid="06c3737f"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language="ru" fo:country="RU" fo:font-style="normal" style:text-underline-style="none" fo:font-weight="normal" officeooo:rsid="06c5690d"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language="ru" fo:country="RU" fo:font-style="normal" style:text-underline-style="none" fo:font-weight="normal" officeooo:rsid="06c5fda6"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language="ru" fo:country="RU" fo:font-style="normal" style:text-underline-style="none" fo:font-weight="normal" officeooo:rsid="06c886e1"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language="ru" fo:country="RU" fo:font-style="normal" style:text-underline-style="none" fo:font-weight="normal" officeooo:rsid="06c8f099"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language="ru" fo:country="RU" fo:font-style="normal" style:text-underline-style="none" fo:font-weight="normal" officeooo:rsid="06c95656"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language="ru" fo:country="RU" fo:font-style="normal" style:text-underline-style="none" fo:font-weight="normal" officeooo:rsid="06ca3372"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language="ru" fo:country="RU" fo:font-style="normal" style:text-underline-style="none" fo:font-weight="normal" officeooo:rsid="06cb3770"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language="ru" fo:country="RU" fo:font-style="normal" style:text-underline-style="none" fo:font-weight="normal" officeooo:rsid="06cbf038"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language="ru" fo:country="RU" fo:font-style="normal" style:text-underline-style="none" fo:font-weight="normal" officeooo:rsid="06cce2d1"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language="ru" fo:country="RU" fo:font-style="normal" style:text-underline-style="none" fo:font-weight="normal" officeooo:rsid="06cdda07"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language="ru" fo:country="RU" fo:font-style="normal" style:text-underline-style="none" fo:font-weight="normal" officeooo:rsid="06ced31b"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language="ru" fo:country="RU" fo:font-style="normal" style:text-underline-style="none" fo:font-weight="normal" officeooo:rsid="06d0b803"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language="ru" fo:country="RU" fo:font-style="normal" style:text-underline-style="none" fo:font-weight="normal" officeooo:rsid="06d2781a"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language="ru" fo:country="RU" fo:font-style="normal" style:text-underline-style="none" fo:font-weight="normal" officeooo:rsid="06d3c7c2"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language="ru" fo:country="RU" fo:font-style="normal" style:text-underline-style="none" fo:font-weight="normal" officeooo:rsid="06d4a115"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language="ru" fo:country="RU" fo:font-style="normal" style:text-underline-style="none" fo:font-weight="normal" officeooo:rsid="06d584f8"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language="ru" fo:country="RU" fo:font-style="normal" style:text-underline-style="none" fo:font-weight="normal" officeooo:rsid="06d6893a"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language="ru" fo:country="RU" fo:font-style="normal" style:text-underline-style="none" fo:font-weight="normal" officeooo:rsid="06d82d2f"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language="ru" fo:country="RU" fo:font-style="normal" style:text-underline-style="none" fo:font-weight="normal" officeooo:rsid="06d9184e"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language="ru" fo:country="RU" fo:font-style="normal" style:text-underline-style="none" fo:font-weight="normal" officeooo:rsid="06dca96f"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language="ru" fo:country="RU" fo:font-style="normal" style:text-underline-style="none" fo:font-weight="normal" officeooo:rsid="06ddb13b"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language="ru" fo:country="RU" fo:font-style="normal" style:text-underline-style="none" fo:font-weight="normal" officeooo:rsid="06df4366"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language="ru" fo:country="RU" fo:font-style="normal" style:text-underline-style="none" fo:font-weight="normal" officeooo:rsid="06e07e66"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language="ru" fo:country="RU" fo:font-style="normal" style:text-underline-style="none" fo:font-weight="normal" officeooo:rsid="06e237d7"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language="ru" fo:country="RU" fo:font-style="normal" style:text-underline-style="none" fo:font-weight="normal" officeooo:rsid="06e34d60"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language="ru" fo:country="RU" fo:font-style="normal" style:text-underline-style="none" fo:font-weight="normal" officeooo:rsid="06e49f1f"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language="ru" fo:country="RU" fo:font-style="normal" style:text-underline-style="none" fo:font-weight="normal" officeooo:rsid="06e56a28"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language="ru" fo:country="RU" fo:font-style="normal" style:text-underline-style="none" fo:font-weight="normal" officeooo:rsid="06e5b89e"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language="ru" fo:country="RU" fo:font-style="normal" style:text-underline-style="none" fo:font-weight="normal" officeooo:rsid="06e662cf"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language="ru" fo:country="RU" fo:font-style="normal" style:text-underline-style="none" fo:font-weight="normal" officeooo:rsid="06e78763"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language="ru" fo:country="RU" fo:font-style="normal" style:text-underline-style="none" fo:font-weight="normal" officeooo:rsid="06e7df15"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language="ru" fo:country="RU" fo:font-style="normal" style:text-underline-style="none" fo:font-weight="normal" officeooo:rsid="06e98bdc"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language="ru" fo:country="RU" fo:font-style="normal" style:text-underline-style="none" fo:font-weight="normal" officeooo:rsid="06e9a8bf"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language="ru" fo:country="RU" fo:font-style="normal" style:text-underline-style="none" fo:font-weight="normal" officeooo:rsid="06eaa433"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language="ru" fo:country="RU" fo:font-style="normal" style:text-underline-style="none" fo:font-weight="normal" officeooo:rsid="06eaf80a"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language="ru" fo:country="RU" fo:font-style="normal" style:text-underline-style="none" fo:font-weight="normal" officeooo:rsid="06ebfab8"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language="ru" fo:country="RU" fo:font-style="normal" style:text-underline-style="none" fo:font-weight="normal" officeooo:rsid="06ec7a24" style:font-name-asian="Liberation Mono" style:font-style-asian="normal" style:font-weight-asian="normal" style:font-name-complex="Liberation Mono" style:font-style-complex="normal" style:font-weight-complex="normal"/>
    </style:style>
    <style:style style:name="T604" style:family="text">
      <style:text-properties style:font-name="Liberation Serif1" fo:language="ru" fo:country="RU" fo:font-style="normal" style:text-underline-style="none" fo:font-weight="normal" officeooo:rsid="06ecd514" style:font-name-asian="Liberation Mono" style:font-style-asian="normal" style:font-weight-asian="normal" style:font-name-complex="Liberation Mono" style:font-style-complex="normal" style:font-weight-complex="normal"/>
    </style:style>
    <style:style style:name="T605" style:family="text">
      <style:text-properties style:font-name="Liberation Serif1" fo:language="ru" fo:country="RU" fo:font-style="normal" style:text-underline-style="none" fo:font-weight="normal" officeooo:rsid="06ecd8bd" style:font-name-asian="Liberation Mono" style:font-style-asian="normal" style:font-weight-asian="normal" style:font-name-complex="Liberation Mono" style:font-style-complex="normal" style:font-weight-complex="normal"/>
    </style:style>
    <style:style style:name="T606" style:family="text">
      <style:text-properties style:font-name="Liberation Serif1" fo:language="ru" fo:country="RU" fo:font-style="normal" style:text-underline-style="none" fo:font-weight="normal" officeooo:rsid="06ee8e6c" style:font-name-asian="Liberation Mono" style:font-style-asian="normal" style:font-weight-asian="normal" style:font-name-complex="Liberation Mono" style:font-style-complex="normal" style:font-weight-complex="normal"/>
    </style:style>
    <style:style style:name="T607" style:family="text">
      <style:text-properties style:font-name="Liberation Serif1" fo:language="ru" fo:country="RU" fo:font-style="normal" style:text-underline-style="none" fo:font-weight="normal" officeooo:rsid="06efb4e7" style:font-name-asian="Liberation Mono" style:font-style-asian="normal" style:font-weight-asian="normal" style:font-name-complex="Liberation Mono" style:font-style-complex="normal" style:font-weight-complex="normal"/>
    </style:style>
    <style:style style:name="T608" style:family="text">
      <style:text-properties style:font-name="Liberation Serif1" fo:language="ru" fo:country="RU" fo:font-style="normal" style:text-underline-style="none" fo:font-weight="normal" officeooo:rsid="06f167b0" style:font-name-asian="Liberation Mono" style:font-style-asian="normal" style:font-weight-asian="normal" style:font-name-complex="Liberation Mono" style:font-style-complex="normal" style:font-weight-complex="normal"/>
    </style:style>
    <style:style style:name="T609" style:family="text">
      <style:text-properties style:font-name="Liberation Serif1" fo:language="ru" fo:country="RU" fo:font-style="normal" style:text-underline-style="none" fo:font-weight="normal" officeooo:rsid="06f28ac0" style:font-name-asian="Liberation Mono" style:font-style-asian="normal" style:font-weight-asian="normal" style:font-name-complex="Liberation Mono" style:font-style-complex="normal" style:font-weight-complex="normal"/>
    </style:style>
    <style:style style:name="T610" style:family="text">
      <style:text-properties style:font-name="Liberation Serif1" fo:language="ru" fo:country="RU" fo:font-style="normal" style:text-underline-style="none" fo:font-weight="normal" officeooo:rsid="06f28d69" style:font-name-asian="Liberation Mono" style:font-style-asian="normal" style:font-weight-asian="normal" style:font-name-complex="Liberation Mono" style:font-style-complex="normal" style:font-weight-complex="normal"/>
    </style:style>
    <style:style style:name="T611" style:family="text">
      <style:text-properties style:font-name="Liberation Serif1" fo:language="ru" fo:country="RU" fo:font-style="normal" style:text-underline-style="none" fo:font-weight="normal" officeooo:rsid="06f2d716" style:font-name-asian="Liberation Mono" style:font-style-asian="normal" style:font-weight-asian="normal" style:font-name-complex="Liberation Mono" style:font-style-complex="normal" style:font-weight-complex="normal"/>
    </style:style>
    <style:style style:name="T612" style:family="text">
      <style:text-properties style:font-name="Liberation Serif1" fo:language="ru" fo:country="RU" fo:font-style="normal" style:text-underline-style="none" fo:font-weight="normal" officeooo:rsid="06f3d164" style:font-name-asian="Liberation Mono" style:font-style-asian="normal" style:font-weight-asian="normal" style:font-name-complex="Liberation Mono" style:font-style-complex="normal" style:font-weight-complex="normal"/>
    </style:style>
    <style:style style:name="T613" style:family="text">
      <style:text-properties style:font-name="Liberation Serif1" fo:language="ru" fo:country="RU" fo:font-style="normal" style:text-underline-style="none" fo:font-weight="normal" officeooo:rsid="06f56b77" style:font-name-asian="Liberation Mono" style:font-style-asian="normal" style:font-weight-asian="normal" style:font-name-complex="Liberation Mono" style:font-style-complex="normal" style:font-weight-complex="normal"/>
    </style:style>
    <style:style style:name="T614" style:family="text">
      <style:text-properties style:font-name="Liberation Serif1" fo:language="ru" fo:country="RU" fo:font-style="normal" style:text-underline-style="none" fo:font-weight="normal" officeooo:rsid="06f70707" style:font-name-asian="Liberation Mono" style:font-style-asian="normal" style:font-weight-asian="normal" style:font-name-complex="Liberation Mono" style:font-style-complex="normal" style:font-weight-complex="normal"/>
    </style:style>
    <style:style style:name="T615" style:family="text">
      <style:text-properties style:font-name="Liberation Serif1" fo:language="ru" fo:country="RU" fo:font-style="normal" style:text-underline-style="none" fo:font-weight="normal" officeooo:rsid="06f8ce28" style:font-name-asian="Liberation Mono" style:font-style-asian="normal" style:font-weight-asian="normal" style:font-name-complex="Liberation Mono" style:font-style-complex="normal" style:font-weight-complex="normal"/>
    </style:style>
    <style:style style:name="T616" style:family="text">
      <style:text-properties style:font-name="Liberation Serif1" fo:language="ru" fo:country="RU" fo:font-style="normal" style:text-underline-style="none" fo:font-weight="normal" officeooo:rsid="06f90360" style:font-name-asian="Liberation Mono" style:font-style-asian="normal" style:font-weight-asian="normal" style:font-name-complex="Liberation Mono" style:font-style-complex="normal" style:font-weight-complex="normal"/>
    </style:style>
    <style:style style:name="T617" style:family="text">
      <style:text-properties style:font-name="Liberation Serif1" fo:language="ru" fo:country="RU" fo:font-style="normal" style:text-underline-style="none" fo:font-weight="normal" officeooo:rsid="06fa1e78" style:font-name-asian="Liberation Mono" style:font-style-asian="normal" style:font-weight-asian="normal" style:font-name-complex="Liberation Mono" style:font-style-complex="normal" style:font-weight-complex="normal"/>
    </style:style>
    <style:style style:name="T618" style:family="text">
      <style:text-properties style:font-name="Liberation Serif1" fo:language="ru" fo:country="RU" fo:font-style="normal" style:text-underline-style="none" fo:font-weight="normal" officeooo:rsid="06fb891b" style:font-name-asian="Liberation Mono" style:font-style-asian="normal" style:font-weight-asian="normal" style:font-name-complex="Liberation Mono" style:font-style-complex="normal" style:font-weight-complex="normal"/>
    </style:style>
    <style:style style:name="T619" style:family="text">
      <style:text-properties style:font-name="Liberation Serif1" fo:language="ru" fo:country="RU" fo:font-style="normal" style:text-underline-style="none" fo:font-weight="normal" officeooo:rsid="06fd0e2b" style:font-name-asian="Liberation Mono" style:font-style-asian="normal" style:font-weight-asian="normal" style:font-name-complex="Liberation Mono" style:font-style-complex="normal" style:font-weight-complex="normal"/>
    </style:style>
    <style:style style:name="T620" style:family="text">
      <style:text-properties style:font-name="Liberation Serif1" fo:language="ru" fo:country="RU" fo:font-style="normal" style:text-underline-style="none" fo:font-weight="normal" officeooo:rsid="06ff0680" style:font-name-asian="Liberation Mono" style:font-style-asian="normal" style:font-weight-asian="normal" style:font-name-complex="Liberation Mono" style:font-style-complex="normal" style:font-weight-complex="normal"/>
    </style:style>
    <style:style style:name="T621" style:family="text">
      <style:text-properties style:font-name="Liberation Serif1" fo:language="ru" fo:country="RU" fo:font-style="normal" style:text-underline-style="none" fo:font-weight="normal" officeooo:rsid="06ff8241" style:font-name-asian="Liberation Mono" style:font-style-asian="normal" style:font-weight-asian="normal" style:font-name-complex="Liberation Mono" style:font-style-complex="normal" style:font-weight-complex="normal"/>
    </style:style>
    <style:style style:name="T622" style:family="text">
      <style:text-properties style:font-name="Liberation Serif1" fo:language="ru" fo:country="RU" fo:font-style="normal" style:text-underline-style="none" fo:font-weight="normal" officeooo:rsid="0700586d" style:font-name-asian="Liberation Mono" style:font-style-asian="normal" style:font-weight-asian="normal" style:font-name-complex="Liberation Mono" style:font-style-complex="normal" style:font-weight-complex="normal"/>
    </style:style>
    <style:style style:name="T623" style:family="text">
      <style:text-properties style:font-name="Liberation Serif1" fo:language="ru" fo:country="RU" fo:font-style="normal" style:text-underline-style="none" fo:font-weight="normal" officeooo:rsid="07012594" style:font-name-asian="Liberation Mono" style:font-style-asian="normal" style:font-weight-asian="normal" style:font-name-complex="Liberation Mono" style:font-style-complex="normal" style:font-weight-complex="normal"/>
    </style:style>
    <style:style style:name="T624" style:family="text">
      <style:text-properties style:font-name="Liberation Serif1" fo:language="ru" fo:country="RU" fo:font-style="normal" style:text-underline-style="none" fo:font-weight="normal" officeooo:rsid="070321dc" style:font-name-asian="Liberation Mono" style:font-style-asian="normal" style:font-weight-asian="normal" style:font-name-complex="Liberation Mono" style:font-style-complex="normal" style:font-weight-complex="normal"/>
    </style:style>
    <style:style style:name="T625" style:family="text">
      <style:text-properties style:font-name="Liberation Serif1" fo:language="ru" fo:country="RU" fo:font-style="normal" style:text-underline-style="none" fo:font-weight="normal" officeooo:rsid="0704bb4c" style:font-name-asian="Liberation Mono" style:font-style-asian="normal" style:font-weight-asian="normal" style:font-name-complex="Liberation Mono" style:font-style-complex="normal" style:font-weight-complex="normal"/>
    </style:style>
    <style:style style:name="T626" style:family="text">
      <style:text-properties style:font-name="Liberation Serif1" fo:language="ru" fo:country="RU" fo:font-style="normal" style:text-underline-style="none" fo:font-weight="normal" officeooo:rsid="07060f41" style:font-name-asian="Liberation Mono" style:font-style-asian="normal" style:font-weight-asian="normal" style:font-name-complex="Liberation Mono" style:font-style-complex="normal" style:font-weight-complex="normal"/>
    </style:style>
    <style:style style:name="T627" style:family="text">
      <style:text-properties style:font-name="Liberation Serif1" fo:language="ru" fo:country="RU" fo:font-style="normal" style:text-underline-style="none" fo:font-weight="normal" officeooo:rsid="0707923a" style:font-name-asian="Liberation Mono" style:font-style-asian="normal" style:font-weight-asian="normal" style:font-name-complex="Liberation Mono" style:font-style-complex="normal" style:font-weight-complex="normal"/>
    </style:style>
    <style:style style:name="T628" style:family="text">
      <style:text-properties style:font-name="Liberation Serif1" fo:language="ru" fo:country="RU" fo:font-style="normal" style:text-underline-style="none" fo:font-weight="normal" officeooo:rsid="0708723e" style:font-name-asian="Liberation Mono" style:font-style-asian="normal" style:font-weight-asian="normal" style:font-name-complex="Liberation Mono" style:font-style-complex="normal" style:font-weight-complex="normal"/>
    </style:style>
    <style:style style:name="T629" style:family="text">
      <style:text-properties style:font-name="Liberation Serif1" fo:language="ru" fo:country="RU" fo:font-style="normal" style:text-underline-style="none" fo:font-weight="normal" officeooo:rsid="0709cf97" style:font-name-asian="Liberation Mono" style:font-style-asian="normal" style:font-weight-asian="normal" style:font-name-complex="Liberation Mono" style:font-style-complex="normal" style:font-weight-complex="normal"/>
    </style:style>
    <style:style style:name="T630" style:family="text">
      <style:text-properties style:font-name="Liberation Serif1" fo:language="ru" fo:country="RU" fo:font-style="normal" style:text-underline-style="none" fo:font-weight="normal" officeooo:rsid="070bbd5e" style:font-name-asian="Liberation Mono" style:font-style-asian="normal" style:font-weight-asian="normal" style:font-name-complex="Liberation Mono" style:font-style-complex="normal" style:font-weight-complex="normal"/>
    </style:style>
    <style:style style:name="T631" style:family="text">
      <style:text-properties style:font-name="Liberation Serif1" fo:language="ru" fo:country="RU" fo:font-style="normal" style:text-underline-style="none" fo:font-weight="normal" officeooo:rsid="070d5f02" style:font-name-asian="Liberation Mono" style:font-style-asian="normal" style:font-weight-asian="normal" style:font-name-complex="Liberation Mono" style:font-style-complex="normal" style:font-weight-complex="normal"/>
    </style:style>
    <style:style style:name="T632" style:family="text">
      <style:text-properties style:font-name="Liberation Serif1" fo:language="ru" fo:country="RU" fo:font-style="normal" style:text-underline-style="none" fo:font-weight="normal" officeooo:rsid="070dfa6c" style:font-name-asian="Liberation Mono" style:font-style-asian="normal" style:font-weight-asian="normal" style:font-name-complex="Liberation Mono" style:font-style-complex="normal" style:font-weight-complex="normal"/>
    </style:style>
    <style:style style:name="T633" style:family="text">
      <style:text-properties style:font-name="Liberation Serif1" fo:language="ru" fo:country="RU" fo:font-style="normal" style:text-underline-style="none" fo:font-weight="normal" officeooo:rsid="070fb7c0" style:font-name-asian="Liberation Mono" style:font-style-asian="normal" style:font-weight-asian="normal" style:font-name-complex="Liberation Mono" style:font-style-complex="normal" style:font-weight-complex="normal"/>
    </style:style>
    <style:style style:name="T634" style:family="text">
      <style:text-properties style:font-name="Liberation Serif1" fo:language="ru" fo:country="RU" fo:font-style="normal" style:text-underline-style="none" fo:font-weight="normal" officeooo:rsid="07116975" style:font-name-asian="Liberation Mono" style:font-style-asian="normal" style:font-weight-asian="normal" style:font-name-complex="Liberation Mono" style:font-style-complex="normal" style:font-weight-complex="normal"/>
    </style:style>
    <style:style style:name="T635" style:family="text">
      <style:text-properties style:font-name="Liberation Serif1" fo:language="ru" fo:country="RU" fo:font-style="normal" style:text-underline-style="none" fo:font-weight="normal" officeooo:rsid="0711937f" style:font-name-asian="Liberation Mono" style:font-style-asian="normal" style:font-weight-asian="normal" style:font-name-complex="Liberation Mono" style:font-style-complex="normal" style:font-weight-complex="normal"/>
    </style:style>
    <style:style style:name="T636" style:family="text">
      <style:text-properties style:font-name="Liberation Serif1" fo:language="ru" fo:country="RU" fo:font-style="normal" style:text-underline-style="none" fo:font-weight="normal" officeooo:rsid="071334b1" style:font-name-asian="Liberation Mono" style:font-style-asian="normal" style:font-weight-asian="normal" style:font-name-complex="Liberation Mono" style:font-style-complex="normal" style:font-weight-complex="normal"/>
    </style:style>
    <style:style style:name="T637" style:family="text">
      <style:text-properties style:font-name="Liberation Serif1" fo:language="ru" fo:country="RU" fo:font-style="normal" style:text-underline-style="none" fo:font-weight="normal" officeooo:rsid="071639d0" style:font-name-asian="Liberation Mono" style:font-style-asian="normal" style:font-weight-asian="normal" style:font-name-complex="Liberation Mono" style:font-style-complex="normal" style:font-weight-complex="normal"/>
    </style:style>
    <style:style style:name="T638" style:family="text">
      <style:text-properties style:font-name="Liberation Serif1" fo:language="ru" fo:country="RU" fo:font-style="normal" style:text-underline-style="none" fo:font-weight="normal" officeooo:rsid="071690a6" style:font-name-asian="Liberation Mono" style:font-style-asian="normal" style:font-weight-asian="normal" style:font-name-complex="Liberation Mono" style:font-style-complex="normal" style:font-weight-complex="normal"/>
    </style:style>
    <style:style style:name="T639" style:family="text">
      <style:text-properties style:font-name="Liberation Serif1" fo:language="ru" fo:country="RU" fo:font-style="normal" style:text-underline-style="none" fo:font-weight="normal" officeooo:rsid="0716edfc" style:font-name-asian="Liberation Mono" style:font-style-asian="normal" style:font-weight-asian="normal" style:font-name-complex="Liberation Mono" style:font-style-complex="normal" style:font-weight-complex="normal"/>
    </style:style>
    <style:style style:name="T640" style:family="text">
      <style:text-properties style:font-name="Liberation Serif1" fo:language="ru" fo:country="RU" fo:font-style="normal" style:text-underline-style="none" fo:font-weight="normal" officeooo:rsid="07186c92" style:font-name-asian="Liberation Mono" style:font-style-asian="normal" style:font-weight-asian="normal" style:font-name-complex="Liberation Mono" style:font-style-complex="normal" style:font-weight-complex="normal"/>
    </style:style>
    <style:style style:name="T641" style:family="text">
      <style:text-properties style:font-name="Liberation Serif1" fo:language="ru" fo:country="RU" fo:font-style="normal" style:text-underline-style="none" fo:font-weight="normal" officeooo:rsid="07193217" style:font-name-asian="Liberation Mono" style:font-style-asian="normal" style:font-weight-asian="normal" style:font-name-complex="Liberation Mono" style:font-style-complex="normal" style:font-weight-complex="normal"/>
    </style:style>
    <style:style style:name="T642" style:family="text">
      <style:text-properties style:font-name="Liberation Serif1" fo:language="ru" fo:country="RU" fo:font-style="normal" style:text-underline-style="none" fo:font-weight="normal" officeooo:rsid="0719f396" style:font-name-asian="Liberation Mono" style:font-style-asian="normal" style:font-weight-asian="normal" style:font-name-complex="Liberation Mono" style:font-style-complex="normal" style:font-weight-complex="normal"/>
    </style:style>
    <style:style style:name="T643" style:family="text">
      <style:text-properties style:font-name="Liberation Serif1" fo:language="ru" fo:country="RU" fo:font-style="normal" style:text-underline-style="none" fo:font-weight="normal" officeooo:rsid="071a3b7b" style:font-name-asian="Liberation Mono" style:font-style-asian="normal" style:font-weight-asian="normal" style:font-name-complex="Liberation Mono" style:font-style-complex="normal" style:font-weight-complex="normal"/>
    </style:style>
    <style:style style:name="T644" style:family="text">
      <style:text-properties style:font-name="Liberation Serif1" fo:language="ru" fo:country="RU" fo:font-style="normal" style:text-underline-style="none" fo:font-weight="normal" officeooo:rsid="071a6f50" style:font-name-asian="Liberation Mono" style:font-style-asian="normal" style:font-weight-asian="normal" style:font-name-complex="Liberation Mono" style:font-style-complex="normal" style:font-weight-complex="normal"/>
    </style:style>
    <style:style style:name="T645" style:family="text">
      <style:text-properties style:font-name="Liberation Serif1" fo:language="ru" fo:country="RU" fo:font-style="normal" style:text-underline-style="none" fo:font-weight="normal" officeooo:rsid="071c2b89" style:font-name-asian="Liberation Mono" style:font-style-asian="normal" style:font-weight-asian="normal" style:font-name-complex="Liberation Mono" style:font-style-complex="normal" style:font-weight-complex="normal"/>
    </style:style>
    <style:style style:name="T646" style:family="text">
      <style:text-properties style:font-name="Liberation Serif1" fo:language="ru" fo:country="RU" fo:font-style="normal" style:text-underline-style="none" fo:font-weight="normal" officeooo:rsid="071de9d6" style:font-name-asian="Liberation Mono" style:font-style-asian="normal" style:font-weight-asian="normal" style:font-name-complex="Liberation Mono" style:font-style-complex="normal" style:font-weight-complex="normal"/>
    </style:style>
    <style:style style:name="T647" style:family="text">
      <style:text-properties style:font-name="Liberation Serif1" fo:language="ru" fo:country="RU" fo:font-style="normal" style:text-underline-style="none" fo:font-weight="normal" officeooo:rsid="071ee7c1" style:font-name-asian="Liberation Mono" style:font-style-asian="normal" style:font-weight-asian="normal" style:font-name-complex="Liberation Mono" style:font-style-complex="normal" style:font-weight-complex="normal"/>
    </style:style>
    <style:style style:name="T648" style:family="text">
      <style:text-properties style:font-name="Liberation Serif1" fo:language="ru" fo:country="RU" fo:font-style="normal" style:text-underline-style="none" fo:font-weight="normal" officeooo:rsid="07207865" style:font-name-asian="Liberation Mono" style:font-style-asian="normal" style:font-weight-asian="normal" style:font-name-complex="Liberation Mono" style:font-style-complex="normal" style:font-weight-complex="normal"/>
    </style:style>
    <style:style style:name="T649" style:family="text">
      <style:text-properties style:font-name="Liberation Serif1" fo:language="ru" fo:country="RU" fo:font-style="normal" style:text-underline-style="none" fo:font-weight="normal" officeooo:rsid="0720ab10" style:font-name-asian="Liberation Mono" style:font-style-asian="normal" style:font-weight-asian="normal" style:font-name-complex="Liberation Mono" style:font-style-complex="normal" style:font-weight-complex="normal"/>
    </style:style>
    <style:style style:name="T650" style:family="text">
      <style:text-properties style:font-name="Liberation Serif1" fo:language="ru" fo:country="RU" fo:font-style="normal" style:text-underline-style="none" fo:font-weight="normal" officeooo:rsid="0721cb95" style:font-name-asian="Liberation Mono" style:font-style-asian="normal" style:font-weight-asian="normal" style:font-name-complex="Liberation Mono" style:font-style-complex="normal" style:font-weight-complex="normal"/>
    </style:style>
    <style:style style:name="T651" style:family="text">
      <style:text-properties style:font-name="Liberation Serif1" fo:language="ru" fo:country="RU" fo:font-style="normal" style:text-underline-style="none" fo:font-weight="normal" officeooo:rsid="0722dcce" style:font-name-asian="Liberation Mono" style:font-style-asian="normal" style:font-weight-asian="normal" style:font-name-complex="Liberation Mono" style:font-style-complex="normal" style:font-weight-complex="normal"/>
    </style:style>
    <style:style style:name="T652" style:family="text">
      <style:text-properties style:font-name="Liberation Serif1" fo:language="ru" fo:country="RU" fo:font-style="normal" style:text-underline-style="none" fo:font-weight="normal" officeooo:rsid="07243eae" style:font-name-asian="Liberation Mono" style:font-style-asian="normal" style:font-weight-asian="normal" style:font-name-complex="Liberation Mono" style:font-style-complex="normal" style:font-weight-complex="normal"/>
    </style:style>
    <style:style style:name="T653" style:family="text">
      <style:text-properties style:font-name="Liberation Serif1" fo:language="ru" fo:country="RU" fo:font-style="normal" style:text-underline-style="none" fo:font-weight="normal" officeooo:rsid="07258b84" style:font-name-asian="Liberation Mono" style:font-style-asian="normal" style:font-weight-asian="normal" style:font-name-complex="Liberation Mono" style:font-style-complex="normal" style:font-weight-complex="normal"/>
    </style:style>
    <style:style style:name="T654" style:family="text">
      <style:text-properties style:font-name="Liberation Serif1" fo:language="ru" fo:country="RU" fo:font-style="normal" style:text-underline-style="none" fo:font-weight="normal" officeooo:rsid="0726b4b1" style:font-name-asian="Liberation Mono" style:font-style-asian="normal" style:font-weight-asian="normal" style:font-name-complex="Liberation Mono" style:font-style-complex="normal" style:font-weight-complex="normal"/>
    </style:style>
    <style:style style:name="T655" style:family="text">
      <style:text-properties style:font-name="Liberation Serif1" fo:language="ru" fo:country="RU" fo:font-style="normal" style:text-underline-style="none" fo:font-weight="normal" officeooo:rsid="07289358" style:font-name-asian="Liberation Mono" style:font-style-asian="normal" style:font-weight-asian="normal" style:font-name-complex="Liberation Mono" style:font-style-complex="normal" style:font-weight-complex="normal"/>
    </style:style>
    <style:style style:name="T656" style:family="text">
      <style:text-properties style:font-name="Liberation Serif1" fo:language="ru" fo:country="RU" fo:font-style="normal" style:text-underline-style="none" fo:font-weight="normal" officeooo:rsid="07290598" style:font-name-asian="Liberation Mono" style:font-style-asian="normal" style:font-weight-asian="normal" style:font-name-complex="Liberation Mono" style:font-style-complex="normal" style:font-weight-complex="normal"/>
    </style:style>
    <style:style style:name="T657" style:family="text">
      <style:text-properties style:font-name="Liberation Serif1" fo:language="ru" fo:country="RU" fo:font-style="normal" style:text-underline-style="none" fo:font-weight="normal" officeooo:rsid="0729aeb7" style:font-name-asian="Liberation Mono" style:font-style-asian="normal" style:font-weight-asian="normal" style:font-name-complex="Liberation Mono" style:font-style-complex="normal" style:font-weight-complex="normal"/>
    </style:style>
    <style:style style:name="T658" style:family="text">
      <style:text-properties style:font-name="Liberation Serif1" fo:language="ru" fo:country="RU" fo:font-style="normal" style:text-underline-style="none" fo:font-weight="normal" officeooo:rsid="072ba2d8" style:font-name-asian="Liberation Mono" style:font-style-asian="normal" style:font-weight-asian="normal" style:font-name-complex="Liberation Mono" style:font-style-complex="normal" style:font-weight-complex="normal"/>
    </style:style>
    <style:style style:name="T659" style:family="text">
      <style:text-properties style:font-name="Liberation Serif1" fo:language="ru" fo:country="RU" fo:font-style="normal" style:text-underline-style="none" fo:font-weight="normal" officeooo:rsid="072c9c59" style:font-name-asian="Liberation Mono" style:font-style-asian="normal" style:font-weight-asian="normal" style:font-name-complex="Liberation Mono" style:font-style-complex="normal" style:font-weight-complex="normal"/>
    </style:style>
    <style:style style:name="T660" style:family="text">
      <style:text-properties style:font-name="Liberation Serif1" fo:language="ru" fo:country="RU" fo:font-style="normal" style:text-underline-style="none" fo:font-weight="normal" officeooo:rsid="072d5b1d" style:font-name-asian="Liberation Mono" style:font-style-asian="normal" style:font-weight-asian="normal" style:font-name-complex="Liberation Mono" style:font-style-complex="normal" style:font-weight-complex="normal"/>
    </style:style>
    <style:style style:name="T661" style:family="text">
      <style:text-properties style:font-name="Liberation Serif1" fo:language="ru" fo:country="RU" fo:font-style="normal" style:text-underline-style="none" fo:font-weight="normal" officeooo:rsid="072d7781" style:font-name-asian="Liberation Mono" style:font-style-asian="normal" style:font-weight-asian="normal" style:font-name-complex="Liberation Mono" style:font-style-complex="normal" style:font-weight-complex="normal"/>
    </style:style>
    <style:style style:name="T662" style:family="text">
      <style:text-properties style:font-name="Liberation Serif1" fo:language="ru" fo:country="RU" fo:font-style="normal" style:text-underline-style="none" fo:font-weight="normal" officeooo:rsid="072db8dc" style:font-name-asian="Liberation Mono" style:font-style-asian="normal" style:font-weight-asian="normal" style:font-name-complex="Liberation Mono" style:font-style-complex="normal" style:font-weight-complex="normal"/>
    </style:style>
    <style:style style:name="T663" style:family="text">
      <style:text-properties style:font-name="Liberation Serif1" fo:language="ru" fo:country="RU" fo:font-style="normal" style:text-underline-style="none" fo:font-weight="normal" officeooo:rsid="072f310a" style:font-name-asian="Liberation Mono" style:font-style-asian="normal" style:font-weight-asian="normal" style:font-name-complex="Liberation Mono" style:font-style-complex="normal" style:font-weight-complex="normal"/>
    </style:style>
    <style:style style:name="T664" style:family="text">
      <style:text-properties style:font-name="Liberation Serif1" fo:language="ru" fo:country="RU" fo:font-style="normal" style:text-underline-style="none" fo:font-weight="normal" officeooo:rsid="073035fc" style:font-name-asian="Liberation Mono" style:font-style-asian="normal" style:font-weight-asian="normal" style:font-name-complex="Liberation Mono" style:font-style-complex="normal" style:font-weight-complex="normal"/>
    </style:style>
    <style:style style:name="T665" style:family="text">
      <style:text-properties style:font-name="Liberation Serif1" fo:language="ru" fo:country="RU" fo:font-style="normal" style:text-underline-style="none" fo:font-weight="normal" officeooo:rsid="07305f33" style:font-name-asian="Liberation Mono" style:font-style-asian="normal" style:font-weight-asian="normal" style:font-name-complex="Liberation Mono" style:font-style-complex="normal" style:font-weight-complex="normal"/>
    </style:style>
    <style:style style:name="T666" style:family="text">
      <style:text-properties style:font-name="Liberation Serif1" fo:language="ru" fo:country="RU" fo:font-style="normal" style:text-underline-style="none" fo:font-weight="normal" officeooo:rsid="07324cdc" style:font-name-asian="Liberation Mono" style:font-style-asian="normal" style:font-weight-asian="normal" style:font-name-complex="Liberation Mono" style:font-style-complex="normal" style:font-weight-complex="normal"/>
    </style:style>
    <style:style style:name="T667" style:family="text">
      <style:text-properties style:font-name="Liberation Serif1" fo:language="ru" fo:country="RU" fo:font-style="normal" style:text-underline-style="none" fo:font-weight="normal" officeooo:rsid="0732891e" style:font-name-asian="Liberation Mono" style:font-style-asian="normal" style:font-weight-asian="normal" style:font-name-complex="Liberation Mono" style:font-style-complex="normal" style:font-weight-complex="normal"/>
    </style:style>
    <style:style style:name="T668" style:family="text">
      <style:text-properties style:font-name="Liberation Serif1" fo:language="ru" fo:country="RU" fo:font-style="normal" style:text-underline-style="none" fo:font-weight="normal" officeooo:rsid="07343a59" style:font-name-asian="Liberation Mono" style:font-style-asian="normal" style:font-weight-asian="normal" style:font-name-complex="Liberation Mono" style:font-style-complex="normal" style:font-weight-complex="normal"/>
    </style:style>
    <style:style style:name="T669" style:family="text">
      <style:text-properties style:font-name="Liberation Serif1" fo:language="ru" fo:country="RU" fo:font-style="normal" style:text-underline-style="none" fo:font-weight="normal" officeooo:rsid="0735b411" style:font-name-asian="Liberation Mono" style:font-style-asian="normal" style:font-weight-asian="normal" style:font-name-complex="Liberation Mono" style:font-style-complex="normal" style:font-weight-complex="normal"/>
    </style:style>
    <style:style style:name="T670" style:family="text">
      <style:text-properties style:font-name="Liberation Serif1" fo:language="ru" fo:country="RU" fo:font-style="normal" style:text-underline-style="none" fo:font-weight="normal" officeooo:rsid="0735f5cb" style:font-name-asian="Liberation Mono" style:font-style-asian="normal" style:font-weight-asian="normal" style:font-name-complex="Liberation Mono" style:font-style-complex="normal" style:font-weight-complex="normal"/>
    </style:style>
    <style:style style:name="T671" style:family="text">
      <style:text-properties style:font-name="Liberation Serif1" fo:language="ru" fo:country="RU" fo:font-style="normal" style:text-underline-style="none" fo:font-weight="normal" officeooo:rsid="0737a25a" style:font-name-asian="Liberation Mono" style:font-style-asian="normal" style:font-weight-asian="normal" style:font-name-complex="Liberation Mono" style:font-style-complex="normal" style:font-weight-complex="normal"/>
    </style:style>
    <style:style style:name="T672" style:family="text">
      <style:text-properties style:font-name="Liberation Serif1" fo:language="ru" fo:country="RU" fo:font-style="normal" style:text-underline-style="none" fo:font-weight="normal" officeooo:rsid="0738c9e9" style:font-name-asian="Liberation Mono" style:font-style-asian="normal" style:font-weight-asian="normal" style:font-name-complex="Liberation Mono" style:font-style-complex="normal" style:font-weight-complex="normal"/>
    </style:style>
    <style:style style:name="T673" style:family="text">
      <style:text-properties style:font-name="Liberation Serif1" fo:language="ru" fo:country="RU" fo:font-style="normal" style:text-underline-style="none" fo:font-weight="normal" officeooo:rsid="073a54e2" style:font-name-asian="Liberation Mono" style:font-style-asian="normal" style:font-weight-asian="normal" style:font-name-complex="Liberation Mono" style:font-style-complex="normal" style:font-weight-complex="normal"/>
    </style:style>
    <style:style style:name="T674" style:family="text">
      <style:text-properties style:font-name="Liberation Serif1" fo:language="ru" fo:country="RU" fo:font-style="normal" style:text-underline-style="none" fo:font-weight="normal" officeooo:rsid="073b646e" style:font-name-asian="Liberation Mono" style:font-style-asian="normal" style:font-weight-asian="normal" style:font-name-complex="Liberation Mono" style:font-style-complex="normal" style:font-weight-complex="normal"/>
    </style:style>
    <style:style style:name="T675" style:family="text">
      <style:text-properties style:font-name="Liberation Serif1" fo:language="ru" fo:country="RU" fo:font-style="normal" style:text-underline-style="none" fo:font-weight="normal" officeooo:rsid="073c173f" style:font-name-asian="Liberation Mono" style:font-style-asian="normal" style:font-weight-asian="normal" style:font-name-complex="Liberation Mono" style:font-style-complex="normal" style:font-weight-complex="normal"/>
    </style:style>
    <style:style style:name="T676" style:family="text">
      <style:text-properties style:font-name="Liberation Serif1" fo:language="ru" fo:country="RU" fo:font-style="normal" style:text-underline-style="none" fo:font-weight="normal" officeooo:rsid="073c44f0" style:font-name-asian="Liberation Mono" style:font-style-asian="normal" style:font-weight-asian="normal" style:font-name-complex="Liberation Mono" style:font-style-complex="normal" style:font-weight-complex="normal"/>
    </style:style>
    <style:style style:name="T677" style:family="text">
      <style:text-properties style:font-name="Liberation Serif1" fo:language="ru" fo:country="RU" fo:font-style="normal" style:text-underline-style="none" fo:font-weight="normal" officeooo:rsid="073ce1fe" style:font-name-asian="Liberation Mono" style:font-style-asian="normal" style:font-weight-asian="normal" style:font-name-complex="Liberation Mono" style:font-style-complex="normal" style:font-weight-complex="normal"/>
    </style:style>
    <style:style style:name="T678" style:family="text">
      <style:text-properties style:font-name="Liberation Serif1" fo:language="ru" fo:country="RU" fo:font-style="normal" style:text-underline-style="none" fo:font-weight="normal" officeooo:rsid="073dcf22" style:font-name-asian="Liberation Mono" style:font-style-asian="normal" style:font-weight-asian="normal" style:font-name-complex="Liberation Mono" style:font-style-complex="normal" style:font-weight-complex="normal"/>
    </style:style>
    <style:style style:name="T679" style:family="text">
      <style:text-properties style:font-name="Liberation Serif1" fo:language="ru" fo:country="RU" fo:font-style="normal" style:text-underline-style="none" fo:font-weight="normal" officeooo:rsid="073f1fb5" style:font-name-asian="Liberation Mono" style:font-style-asian="normal" style:font-weight-asian="normal" style:font-name-complex="Liberation Mono" style:font-style-complex="normal" style:font-weight-complex="normal"/>
    </style:style>
    <style:style style:name="T680" style:family="text">
      <style:text-properties style:font-name="Liberation Serif1" fo:language="ru" fo:country="RU" fo:font-style="normal" style:text-underline-style="none" fo:font-weight="normal" officeooo:rsid="07404155" style:font-name-asian="Liberation Mono" style:font-style-asian="normal" style:font-weight-asian="normal" style:font-name-complex="Liberation Mono" style:font-style-complex="normal" style:font-weight-complex="normal"/>
    </style:style>
    <style:style style:name="T681" style:family="text">
      <style:text-properties style:font-name="Liberation Serif1" fo:language="ru" fo:country="RU" fo:font-style="normal" style:text-underline-style="none" fo:font-weight="normal" officeooo:rsid="0740bd81" style:font-name-asian="Liberation Mono" style:font-style-asian="normal" style:font-weight-asian="normal" style:font-name-complex="Liberation Mono" style:font-style-complex="normal" style:font-weight-complex="normal"/>
    </style:style>
    <style:style style:name="T682" style:family="text">
      <style:text-properties style:font-name="Liberation Serif1" fo:language="ru" fo:country="RU" fo:font-style="normal" style:text-underline-style="none" fo:font-weight="normal" officeooo:rsid="07428c11" style:font-name-asian="Liberation Mono" style:font-style-asian="normal" style:font-weight-asian="normal" style:font-name-complex="Liberation Mono" style:font-style-complex="normal" style:font-weight-complex="normal"/>
    </style:style>
    <style:style style:name="T683" style:family="text">
      <style:text-properties style:font-name="Liberation Serif1" fo:language="ru" fo:country="RU" fo:font-style="normal" style:text-underline-style="none" fo:font-weight="normal" officeooo:rsid="0742eef0" style:font-name-asian="Liberation Mono" style:font-style-asian="normal" style:font-weight-asian="normal" style:font-name-complex="Liberation Mono" style:font-style-complex="normal" style:font-weight-complex="normal"/>
    </style:style>
    <style:style style:name="T684" style:family="text">
      <style:text-properties style:font-name="Liberation Serif1" fo:language="ru" fo:country="RU" fo:font-style="normal" style:text-underline-style="none" fo:font-weight="normal" officeooo:rsid="07449053" style:font-name-asian="Liberation Mono" style:font-style-asian="normal" style:font-weight-asian="normal" style:font-name-complex="Liberation Mono" style:font-style-complex="normal" style:font-weight-complex="normal"/>
    </style:style>
    <style:style style:name="T685" style:family="text">
      <style:text-properties style:font-name="Liberation Serif1" fo:language="ru" fo:country="RU" fo:font-style="normal" style:text-underline-style="none" fo:font-weight="normal" officeooo:rsid="0745a8f9" style:font-name-asian="Liberation Mono" style:font-style-asian="normal" style:font-weight-asian="normal" style:font-name-complex="Liberation Mono" style:font-style-complex="normal" style:font-weight-complex="normal"/>
    </style:style>
    <style:style style:name="T686" style:family="text">
      <style:text-properties style:font-name="Liberation Serif1" fo:language="ru" fo:country="RU" fo:font-style="normal" style:text-underline-style="none" fo:font-weight="normal" officeooo:rsid="0746caf0" style:font-name-asian="Liberation Mono" style:font-style-asian="normal" style:font-weight-asian="normal" style:font-name-complex="Liberation Mono" style:font-style-complex="normal" style:font-weight-complex="normal"/>
    </style:style>
    <style:style style:name="T687" style:family="text">
      <style:text-properties style:font-name="Liberation Serif1" fo:language="ru" fo:country="RU" fo:font-style="normal" style:text-underline-style="none" fo:font-weight="normal" officeooo:rsid="0747169f" style:font-name-asian="Liberation Mono" style:font-style-asian="normal" style:font-weight-asian="normal" style:font-name-complex="Liberation Mono" style:font-style-complex="normal" style:font-weight-complex="normal"/>
    </style:style>
    <style:style style:name="T688" style:family="text">
      <style:text-properties style:font-name="Liberation Serif1" fo:language="ru" fo:country="RU" fo:font-style="normal" style:text-underline-style="none" fo:font-weight="normal" officeooo:rsid="0747f58c" style:font-name-asian="Liberation Mono" style:font-style-asian="normal" style:font-weight-asian="normal" style:font-name-complex="Liberation Mono" style:font-style-complex="normal" style:font-weight-complex="normal"/>
    </style:style>
    <style:style style:name="T689" style:family="text">
      <style:text-properties style:font-name="Liberation Serif1" fo:language="ru" fo:country="RU" fo:font-style="normal" style:text-underline-style="none" fo:font-weight="normal" officeooo:rsid="07481e5b" style:font-name-asian="Liberation Mono" style:font-style-asian="normal" style:font-weight-asian="normal" style:font-name-complex="Liberation Mono" style:font-style-complex="normal" style:font-weight-complex="normal"/>
    </style:style>
    <style:style style:name="T690" style:family="text">
      <style:text-properties style:font-name="Liberation Serif1" fo:language="ru" fo:country="RU" fo:font-style="normal" style:text-underline-style="none" fo:font-weight="normal" officeooo:rsid="074933c4" style:font-name-asian="Liberation Mono" style:font-style-asian="normal" style:font-weight-asian="normal" style:font-name-complex="Liberation Mono" style:font-style-complex="normal" style:font-weight-complex="normal"/>
    </style:style>
    <style:style style:name="T691" style:family="text">
      <style:text-properties style:font-name="Liberation Serif1" fo:language="ru" fo:country="RU" fo:font-style="normal" style:text-underline-style="none" fo:font-weight="normal" officeooo:rsid="074ae276" style:font-name-asian="Liberation Mono" style:font-style-asian="normal" style:font-weight-asian="normal" style:font-name-complex="Liberation Mono" style:font-style-complex="normal" style:font-weight-complex="normal"/>
    </style:style>
    <style:style style:name="T692" style:family="text">
      <style:text-properties style:font-name="Liberation Serif1" fo:language="ru" fo:country="RU" fo:font-style="normal" style:text-underline-style="none" fo:font-weight="normal" officeooo:rsid="074b4d4f" style:font-name-asian="Liberation Mono" style:font-style-asian="normal" style:font-weight-asian="normal" style:font-name-complex="Liberation Mono" style:font-style-complex="normal" style:font-weight-complex="normal"/>
    </style:style>
    <style:style style:name="T693" style:family="text">
      <style:text-properties style:font-name="Liberation Serif1" fo:language="ru" fo:country="RU" fo:font-style="normal" style:text-underline-style="none" fo:font-weight="normal" officeooo:rsid="074ce45a" style:font-name-asian="Liberation Mono" style:font-style-asian="normal" style:font-weight-asian="normal" style:font-name-complex="Liberation Mono" style:font-style-complex="normal" style:font-weight-complex="normal"/>
    </style:style>
    <style:style style:name="T694" style:family="text">
      <style:text-properties style:font-name="Liberation Serif1" fo:language="ru" fo:country="RU" fo:font-style="normal" style:text-underline-style="none" fo:font-weight="normal" officeooo:rsid="074e1fbf" style:font-name-asian="Liberation Mono" style:font-style-asian="normal" style:font-weight-asian="normal" style:font-name-complex="Liberation Mono" style:font-style-complex="normal" style:font-weight-complex="normal"/>
    </style:style>
    <style:style style:name="T695" style:family="text">
      <style:text-properties style:font-name="Liberation Serif1" fo:language="ru" fo:country="RU" fo:font-style="normal" style:text-underline-style="none" fo:font-weight="normal" officeooo:rsid="074f6980" style:font-name-asian="Liberation Mono" style:font-style-asian="normal" style:font-weight-asian="normal" style:font-name-complex="Liberation Mono" style:font-style-complex="normal" style:font-weight-complex="normal"/>
    </style:style>
    <style:style style:name="T696" style:family="text">
      <style:text-properties style:font-name="Liberation Serif1" fo:language="ru" fo:country="RU" fo:font-style="normal" style:text-underline-style="none" fo:font-weight="normal" officeooo:rsid="07509c73" style:font-name-asian="Liberation Mono" style:font-style-asian="normal" style:font-weight-asian="normal" style:font-name-complex="Liberation Mono" style:font-style-complex="normal" style:font-weight-complex="normal"/>
    </style:style>
    <style:style style:name="T697" style:family="text">
      <style:text-properties style:font-name="Liberation Serif1" fo:language="ru" fo:country="RU" fo:font-style="normal" style:text-underline-style="none" fo:font-weight="normal" officeooo:rsid="0751bb5e" style:font-name-asian="Liberation Mono" style:font-style-asian="normal" style:font-weight-asian="normal" style:font-name-complex="Liberation Mono" style:font-style-complex="normal" style:font-weight-complex="normal"/>
    </style:style>
    <style:style style:name="T698" style:family="text">
      <style:text-properties style:font-name="Liberation Serif1" fo:language="ru" fo:country="RU" fo:font-style="normal" style:text-underline-style="none" fo:font-weight="normal" officeooo:rsid="0753b951" style:font-name-asian="Liberation Mono" style:font-style-asian="normal" style:font-weight-asian="normal" style:font-name-complex="Liberation Mono" style:font-style-complex="normal" style:font-weight-complex="normal"/>
    </style:style>
    <style:style style:name="T699" style:family="text">
      <style:text-properties style:font-name="Liberation Serif1" fo:language="ru" fo:country="RU" fo:font-style="normal" style:text-underline-style="none" fo:font-weight="normal" officeooo:rsid="0754773d" style:font-name-asian="Liberation Mono" style:font-style-asian="normal" style:font-weight-asian="normal" style:font-name-complex="Liberation Mono" style:font-style-complex="normal" style:font-weight-complex="normal"/>
    </style:style>
    <style:style style:name="T700" style:family="text">
      <style:text-properties style:font-name="Liberation Serif1" fo:language="ru" fo:country="RU" fo:font-style="normal" style:text-underline-style="none" fo:font-weight="normal" officeooo:rsid="0754798f" style:font-name-asian="Liberation Mono" style:font-style-asian="normal" style:font-weight-asian="normal" style:font-name-complex="Liberation Mono" style:font-style-complex="normal" style:font-weight-complex="normal"/>
    </style:style>
    <style:style style:name="T701" style:family="text">
      <style:text-properties style:font-name="Liberation Serif1" fo:language="ru" fo:country="RU" fo:font-style="normal" style:text-underline-style="none" fo:font-weight="normal" officeooo:rsid="07564368" style:font-name-asian="Liberation Mono" style:font-style-asian="normal" style:font-weight-asian="normal" style:font-name-complex="Liberation Mono" style:font-style-complex="normal" style:font-weight-complex="normal"/>
    </style:style>
    <style:style style:name="T702" style:family="text">
      <style:text-properties style:font-name="Liberation Serif1" fo:language="ru" fo:country="RU" fo:font-style="normal" style:text-underline-style="none" fo:font-weight="normal" officeooo:rsid="0756f0a3" style:font-name-asian="Liberation Mono" style:font-style-asian="normal" style:font-weight-asian="normal" style:font-name-complex="Liberation Mono" style:font-style-complex="normal" style:font-weight-complex="normal"/>
    </style:style>
    <style:style style:name="T703" style:family="text">
      <style:text-properties style:font-name="Liberation Serif1" fo:language="ru" fo:country="RU" fo:font-style="normal" style:text-underline-style="none" fo:font-weight="normal" officeooo:rsid="07586405" style:font-name-asian="Liberation Mono" style:font-style-asian="normal" style:font-weight-asian="normal" style:font-name-complex="Liberation Mono" style:font-style-complex="normal" style:font-weight-complex="normal"/>
    </style:style>
    <style:style style:name="T704" style:family="text">
      <style:text-properties style:font-name="Liberation Serif1" fo:language="ru" fo:country="RU" fo:font-style="normal" style:text-underline-style="none" fo:font-weight="normal" officeooo:rsid="07586a9e" style:font-name-asian="Liberation Mono" style:font-style-asian="normal" style:font-weight-asian="normal" style:font-name-complex="Liberation Mono" style:font-style-complex="normal" style:font-weight-complex="normal"/>
    </style:style>
    <style:style style:name="T705" style:family="text">
      <style:text-properties style:font-name="Liberation Serif1" fo:language="ru" fo:country="RU" fo:font-style="normal" style:text-underline-style="none" fo:font-weight="normal" officeooo:rsid="0758af53" style:font-name-asian="Liberation Mono" style:font-style-asian="normal" style:font-weight-asian="normal" style:font-name-complex="Liberation Mono" style:font-style-complex="normal" style:font-weight-complex="normal"/>
    </style:style>
    <style:style style:name="T706" style:family="text">
      <style:text-properties style:font-name="Liberation Serif1" fo:language="ru" fo:country="RU" fo:font-style="normal" style:text-underline-style="none" fo:font-weight="normal" officeooo:rsid="075986ed" style:font-name-asian="Liberation Mono" style:font-style-asian="normal" style:font-weight-asian="normal" style:font-name-complex="Liberation Mono" style:font-style-complex="normal" style:font-weight-complex="normal"/>
    </style:style>
    <style:style style:name="T707" style:family="text">
      <style:text-properties style:font-name="Liberation Serif1" fo:language="ru" fo:country="RU" fo:font-style="normal" style:text-underline-style="none" fo:font-weight="normal" officeooo:rsid="075afb35" style:font-name-asian="Liberation Mono" style:font-style-asian="normal" style:font-weight-asian="normal" style:font-name-complex="Liberation Mono" style:font-style-complex="normal" style:font-weight-complex="normal"/>
    </style:style>
    <style:style style:name="T708" style:family="text">
      <style:text-properties style:font-name="Liberation Serif1" fo:language="ru" fo:country="RU" fo:font-style="normal" style:text-underline-style="none" fo:font-weight="normal" officeooo:rsid="075bbfe6" style:font-name-asian="Liberation Mono" style:font-style-asian="normal" style:font-weight-asian="normal" style:font-name-complex="Liberation Mono" style:font-style-complex="normal" style:font-weight-complex="normal"/>
    </style:style>
    <style:style style:name="T709" style:family="text">
      <style:text-properties style:font-name="Liberation Serif1" fo:language="ru" fo:country="RU" fo:font-style="normal" style:text-underline-style="none" fo:font-weight="normal" officeooo:rsid="075dbe7e" style:font-name-asian="Liberation Mono" style:font-style-asian="normal" style:font-weight-asian="normal" style:font-name-complex="Liberation Mono" style:font-style-complex="normal" style:font-weight-complex="normal"/>
    </style:style>
    <style:style style:name="T710" style:family="text">
      <style:text-properties style:font-name="Liberation Serif1" fo:language="ru" fo:country="RU" fo:font-style="normal" style:text-underline-style="none" fo:font-weight="normal" officeooo:rsid="075e3768" style:font-name-asian="Liberation Mono" style:font-style-asian="normal" style:font-weight-asian="normal" style:font-name-complex="Liberation Mono" style:font-style-complex="normal" style:font-weight-complex="normal"/>
    </style:style>
    <style:style style:name="T711" style:family="text">
      <style:text-properties style:font-name="Liberation Serif1" fo:language="ru" fo:country="RU" fo:font-style="normal" style:text-underline-style="none" fo:font-weight="normal" officeooo:rsid="075ebac4" style:font-name-asian="Liberation Mono" style:font-style-asian="normal" style:font-weight-asian="normal" style:font-name-complex="Liberation Mono" style:font-style-complex="normal" style:font-weight-complex="normal"/>
    </style:style>
    <style:style style:name="T712" style:family="text">
      <style:text-properties style:font-name="Liberation Serif1" fo:language="ru" fo:country="RU" fo:font-style="normal" style:text-underline-style="none" fo:font-weight="normal" officeooo:rsid="07601a8b" style:font-name-asian="Liberation Mono" style:font-style-asian="normal" style:font-weight-asian="normal" style:font-name-complex="Liberation Mono" style:font-style-complex="normal" style:font-weight-complex="normal"/>
    </style:style>
    <style:style style:name="T713" style:family="text">
      <style:text-properties style:font-name="Liberation Serif1" fo:language="ru" fo:country="RU" fo:font-style="normal" style:text-underline-style="none" fo:font-weight="normal" officeooo:rsid="0760cc72" style:font-name-asian="Liberation Mono" style:font-style-asian="normal" style:font-weight-asian="normal" style:font-name-complex="Liberation Mono" style:font-style-complex="normal" style:font-weight-complex="normal"/>
    </style:style>
    <style:style style:name="T714" style:family="text">
      <style:text-properties style:font-name="Liberation Serif1" fo:language="ru" fo:country="RU" fo:font-style="normal" style:text-underline-style="none" fo:font-weight="normal" officeooo:rsid="0760e71d" style:font-name-asian="Liberation Mono" style:font-style-asian="normal" style:font-weight-asian="normal" style:font-name-complex="Liberation Mono" style:font-style-complex="normal" style:font-weight-complex="normal"/>
    </style:style>
    <style:style style:name="T715" style:family="text">
      <style:text-properties style:font-name="Liberation Serif1" fo:language="ru" fo:country="RU" fo:font-style="normal" style:text-underline-style="none" fo:font-weight="normal" officeooo:rsid="07614d9b" style:font-name-asian="Liberation Mono" style:font-style-asian="normal" style:font-weight-asian="normal" style:font-name-complex="Liberation Mono" style:font-style-complex="normal" style:font-weight-complex="normal"/>
    </style:style>
    <style:style style:name="T716" style:family="text">
      <style:text-properties style:font-name="Liberation Serif1" fo:language="ru" fo:country="RU" fo:font-style="normal" style:text-underline-style="none" fo:font-weight="normal" officeooo:rsid="0761c2a9" style:font-name-asian="Liberation Mono" style:font-style-asian="normal" style:font-weight-asian="normal" style:font-name-complex="Liberation Mono" style:font-style-complex="normal" style:font-weight-complex="normal"/>
    </style:style>
    <style:style style:name="T717" style:family="text">
      <style:text-properties style:font-name="Liberation Serif1" fo:language="ru" fo:country="RU" fo:font-style="normal" style:text-underline-style="none" fo:font-weight="normal" officeooo:rsid="076284f0" style:font-name-asian="Liberation Mono" style:font-style-asian="normal" style:font-weight-asian="normal" style:font-name-complex="Liberation Mono" style:font-style-complex="normal" style:font-weight-complex="normal"/>
    </style:style>
    <style:style style:name="T718" style:family="text">
      <style:text-properties style:font-name="Liberation Serif1" fo:language="ru" fo:country="RU" fo:font-style="normal" style:text-underline-style="none" fo:font-weight="normal" officeooo:rsid="0763f5b4" style:font-name-asian="Liberation Mono" style:font-style-asian="normal" style:font-weight-asian="normal" style:font-name-complex="Liberation Mono" style:font-style-complex="normal" style:font-weight-complex="normal"/>
    </style:style>
    <style:style style:name="T719" style:family="text">
      <style:text-properties style:font-name="Liberation Serif1" fo:language="ru" fo:country="RU" fo:font-style="normal" style:text-underline-style="none" fo:font-weight="normal" officeooo:rsid="076547a4" style:font-name-asian="Liberation Mono" style:font-style-asian="normal" style:font-weight-asian="normal" style:font-name-complex="Liberation Mono" style:font-style-complex="normal" style:font-weight-complex="normal"/>
    </style:style>
    <style:style style:name="T720" style:family="text">
      <style:text-properties style:font-name="Liberation Serif1" fo:language="ru" fo:country="RU" fo:font-style="normal" style:text-underline-style="none" fo:font-weight="normal" officeooo:rsid="076634bf" style:font-name-asian="Liberation Mono" style:font-style-asian="normal" style:font-weight-asian="normal" style:font-name-complex="Liberation Mono" style:font-style-complex="normal" style:font-weight-complex="normal"/>
    </style:style>
    <style:style style:name="T721" style:family="text">
      <style:text-properties style:font-name="Liberation Serif1" fo:language="ru" fo:country="RU" fo:font-style="normal" style:text-underline-style="none" fo:font-weight="normal" officeooo:rsid="0766ac39" style:font-name-asian="Liberation Mono" style:font-style-asian="normal" style:font-weight-asian="normal" style:font-name-complex="Liberation Mono" style:font-style-complex="normal" style:font-weight-complex="normal"/>
    </style:style>
    <style:style style:name="T722" style:family="text">
      <style:text-properties style:font-name="Liberation Serif1" fo:language="ru" fo:country="RU" fo:font-style="normal" style:text-underline-style="none" fo:font-weight="normal" officeooo:rsid="076837b1" style:font-name-asian="Liberation Mono" style:font-style-asian="normal" style:font-weight-asian="normal" style:font-name-complex="Liberation Mono" style:font-style-complex="normal" style:font-weight-complex="normal"/>
    </style:style>
    <style:style style:name="T723" style:family="text">
      <style:text-properties style:font-name="Liberation Serif1" fo:language="ru" fo:country="RU" fo:font-style="normal" style:text-underline-style="none" fo:font-weight="normal" officeooo:rsid="0769e30c" style:font-name-asian="Liberation Mono" style:font-style-asian="normal" style:font-weight-asian="normal" style:font-name-complex="Liberation Mono" style:font-style-complex="normal" style:font-weight-complex="normal"/>
    </style:style>
    <style:style style:name="T724" style:family="text">
      <style:text-properties style:font-name="Liberation Serif1" fo:language="ru" fo:country="RU" fo:font-style="normal" style:text-underline-style="none" fo:font-weight="normal" officeooo:rsid="076a9c1b" style:font-name-asian="Liberation Mono" style:font-style-asian="normal" style:font-weight-asian="normal" style:font-name-complex="Liberation Mono" style:font-style-complex="normal" style:font-weight-complex="normal"/>
    </style:style>
    <style:style style:name="T725" style:family="text">
      <style:text-properties style:font-name="Liberation Serif1" fo:language="ru" fo:country="RU" fo:font-style="normal" style:text-underline-style="none" fo:font-weight="normal" officeooo:rsid="076d56be" style:font-name-asian="Liberation Mono" style:font-style-asian="normal" style:font-weight-asian="normal" style:font-name-complex="Liberation Mono" style:font-style-complex="normal" style:font-weight-complex="normal"/>
    </style:style>
    <style:style style:name="T726" style:family="text">
      <style:text-properties style:font-name="Liberation Serif1" fo:language="ru" fo:country="RU" fo:font-style="normal" style:text-underline-style="none" fo:font-weight="normal" officeooo:rsid="076edd1a" style:font-name-asian="Liberation Mono" style:font-style-asian="normal" style:font-weight-asian="normal" style:font-name-complex="Liberation Mono" style:font-style-complex="normal" style:font-weight-complex="normal"/>
    </style:style>
    <style:style style:name="T727" style:family="text">
      <style:text-properties style:font-name="Liberation Serif1" fo:language="ru" fo:country="RU" fo:font-style="normal" style:text-underline-style="none" fo:font-weight="normal" officeooo:rsid="076f1124" style:font-name-asian="Liberation Mono" style:font-style-asian="normal" style:font-weight-asian="normal" style:font-name-complex="Liberation Mono" style:font-style-complex="normal" style:font-weight-complex="normal"/>
    </style:style>
    <style:style style:name="T728" style:family="text">
      <style:text-properties style:font-name="Liberation Serif1" fo:language="ru" fo:country="RU" fo:font-style="normal" style:text-underline-style="none" fo:font-weight="normal" officeooo:rsid="0770443c" style:font-name-asian="Liberation Mono" style:font-style-asian="normal" style:font-weight-asian="normal" style:font-name-complex="Liberation Mono" style:font-style-complex="normal" style:font-weight-complex="normal"/>
    </style:style>
    <style:style style:name="T729" style:family="text">
      <style:text-properties style:font-name="Liberation Serif1" fo:language="ru" fo:country="RU" fo:font-style="normal" style:text-underline-style="none" fo:font-weight="normal" officeooo:rsid="0770da4b" style:font-name-asian="Liberation Mono" style:font-style-asian="normal" style:font-weight-asian="normal" style:font-name-complex="Liberation Mono" style:font-style-complex="normal" style:font-weight-complex="normal"/>
    </style:style>
    <style:style style:name="T730" style:family="text">
      <style:text-properties style:font-name="Liberation Serif1" fo:language="ru" fo:country="RU" fo:font-style="normal" style:text-underline-style="none" fo:font-weight="normal" officeooo:rsid="07716f3d" style:font-name-asian="Liberation Mono" style:font-style-asian="normal" style:font-weight-asian="normal" style:font-name-complex="Liberation Mono" style:font-style-complex="normal" style:font-weight-complex="normal"/>
    </style:style>
    <style:style style:name="T731" style:family="text">
      <style:text-properties style:font-name="Liberation Serif1" fo:language="ru" fo:country="RU" fo:font-style="normal" style:text-underline-style="none" fo:font-weight="normal" officeooo:rsid="0771866b" style:font-name-asian="Liberation Mono" style:font-style-asian="normal" style:font-weight-asian="normal" style:font-name-complex="Liberation Mono" style:font-style-complex="normal" style:font-weight-complex="normal"/>
    </style:style>
    <style:style style:name="T732" style:family="text">
      <style:text-properties style:font-name="Liberation Serif1" fo:language="ru" fo:country="RU" fo:font-style="normal" style:text-underline-style="none" fo:font-weight="normal" officeooo:rsid="0772a56a" style:font-name-asian="Liberation Mono" style:font-style-asian="normal" style:font-weight-asian="normal" style:font-name-complex="Liberation Mono" style:font-style-complex="normal" style:font-weight-complex="normal"/>
    </style:style>
    <style:style style:name="T733" style:family="text">
      <style:text-properties style:font-name="Liberation Serif1" fo:language="ru" fo:country="RU" fo:font-style="normal" style:text-underline-style="none" fo:font-weight="normal" officeooo:rsid="0773e420" style:font-name-asian="Liberation Mono" style:font-style-asian="normal" style:font-weight-asian="normal" style:font-name-complex="Liberation Mono" style:font-style-complex="normal" style:font-weight-complex="normal"/>
    </style:style>
    <style:style style:name="T734" style:family="text">
      <style:text-properties style:font-name="Liberation Serif1" fo:language="ru" fo:country="RU" fo:font-style="normal" style:text-underline-style="none" fo:font-weight="normal" officeooo:rsid="07742073" style:font-name-asian="Liberation Mono" style:font-style-asian="normal" style:font-weight-asian="normal" style:font-name-complex="Liberation Mono" style:font-style-complex="normal" style:font-weight-complex="normal"/>
    </style:style>
    <style:style style:name="T735" style:family="text">
      <style:text-properties style:font-name="Liberation Serif1" fo:language="ru" fo:country="RU" fo:font-style="normal" style:text-underline-style="none" fo:font-weight="normal" officeooo:rsid="07746030" style:font-name-asian="Liberation Mono" style:font-style-asian="normal" style:font-weight-asian="normal" style:font-name-complex="Liberation Mono" style:font-style-complex="normal" style:font-weight-complex="normal"/>
    </style:style>
    <style:style style:name="T736" style:family="text">
      <style:text-properties style:font-name="Liberation Serif1" fo:language="ru" fo:country="RU" fo:font-style="normal" style:text-underline-style="none" fo:font-weight="normal" officeooo:rsid="0774e2e1" style:font-name-asian="Liberation Mono" style:font-style-asian="normal" style:font-weight-asian="normal" style:font-name-complex="Liberation Mono" style:font-style-complex="normal" style:font-weight-complex="normal"/>
    </style:style>
    <style:style style:name="T737" style:family="text">
      <style:text-properties style:font-name="Liberation Serif1" fo:language="ru" fo:country="RU" fo:font-style="normal" style:text-underline-style="none" fo:font-weight="normal" officeooo:rsid="07759356" style:font-name-asian="Liberation Mono" style:font-style-asian="normal" style:font-weight-asian="normal" style:font-name-complex="Liberation Mono" style:font-style-complex="normal" style:font-weight-complex="normal"/>
    </style:style>
    <style:style style:name="T738" style:family="text">
      <style:text-properties style:font-name="Liberation Serif1" fo:language="ru" fo:country="RU" fo:font-style="normal" style:text-underline-style="none" fo:font-weight="normal" officeooo:rsid="07768109" style:font-name-asian="Liberation Mono" style:font-style-asian="normal" style:font-weight-asian="normal" style:font-name-complex="Liberation Mono" style:font-style-complex="normal" style:font-weight-complex="normal"/>
    </style:style>
    <style:style style:name="T739" style:family="text">
      <style:text-properties style:font-name="Liberation Serif1" fo:language="ru" fo:country="RU" fo:font-style="normal" style:text-underline-style="none" fo:font-weight="normal" officeooo:rsid="07780787" style:font-name-asian="Liberation Mono" style:font-style-asian="normal" style:font-weight-asian="normal" style:font-name-complex="Liberation Mono" style:font-style-complex="normal" style:font-weight-complex="normal"/>
    </style:style>
    <style:style style:name="T740" style:family="text">
      <style:text-properties style:font-name="Liberation Serif1" fo:language="ru" fo:country="RU" fo:font-style="normal" style:text-underline-style="none" fo:font-weight="normal" officeooo:rsid="0778ea79" style:font-name-asian="Liberation Mono" style:font-style-asian="normal" style:font-weight-asian="normal" style:font-name-complex="Liberation Mono" style:font-style-complex="normal" style:font-weight-complex="normal"/>
    </style:style>
    <style:style style:name="T741" style:family="text">
      <style:text-properties style:font-name="Liberation Serif1" fo:language="ru" fo:country="RU" fo:font-style="normal" style:text-underline-style="none" fo:font-weight="normal" officeooo:rsid="07791942" style:font-name-asian="Liberation Mono" style:font-style-asian="normal" style:font-weight-asian="normal" style:font-name-complex="Liberation Mono" style:font-style-complex="normal" style:font-weight-complex="normal"/>
    </style:style>
    <style:style style:name="T742" style:family="text">
      <style:text-properties style:font-name="Liberation Serif1" fo:language="ru" fo:country="RU" fo:font-style="normal" style:text-underline-style="none" fo:font-weight="normal" officeooo:rsid="07795807" style:font-name-asian="Liberation Mono" style:font-style-asian="normal" style:font-weight-asian="normal" style:font-name-complex="Liberation Mono" style:font-style-complex="normal" style:font-weight-complex="normal"/>
    </style:style>
    <style:style style:name="T743" style:family="text">
      <style:text-properties style:font-name="Liberation Serif1" fo:language="ru" fo:country="RU" fo:font-style="normal" style:text-underline-style="none" fo:font-weight="normal" officeooo:rsid="0779e0fc" style:font-name-asian="Liberation Mono" style:font-style-asian="normal" style:font-weight-asian="normal" style:font-name-complex="Liberation Mono" style:font-style-complex="normal" style:font-weight-complex="normal"/>
    </style:style>
    <style:style style:name="T744" style:family="text">
      <style:text-properties style:font-name="Liberation Serif1" fo:language="ru" fo:country="RU" fo:font-style="normal" style:text-underline-style="none" fo:font-weight="normal" officeooo:rsid="077a5529" style:font-name-asian="Liberation Mono" style:font-style-asian="normal" style:font-weight-asian="normal" style:font-name-complex="Liberation Mono" style:font-style-complex="normal" style:font-weight-complex="normal"/>
    </style:style>
    <style:style style:name="T745" style:family="text">
      <style:text-properties style:font-name="Liberation Serif1" fo:language="ru" fo:country="RU" fo:font-style="normal" style:text-underline-style="none" fo:font-weight="normal" officeooo:rsid="077ad088" style:font-name-asian="Liberation Mono" style:font-style-asian="normal" style:font-weight-asian="normal" style:font-name-complex="Liberation Mono" style:font-style-complex="normal" style:font-weight-complex="normal"/>
    </style:style>
    <style:style style:name="T746" style:family="text">
      <style:text-properties style:font-name="Liberation Serif1" fo:language="ru" fo:country="RU" fo:font-style="normal" style:text-underline-style="none" fo:font-weight="normal" officeooo:rsid="077c3001" style:font-name-asian="Liberation Mono" style:font-style-asian="normal" style:font-weight-asian="normal" style:font-name-complex="Liberation Mono" style:font-style-complex="normal" style:font-weight-complex="normal"/>
    </style:style>
    <style:style style:name="T747" style:family="text">
      <style:text-properties style:font-name="Liberation Serif1" fo:language="ru" fo:country="RU" fo:font-style="normal" style:text-underline-style="none" fo:font-weight="normal" officeooo:rsid="077cb263" style:font-name-asian="Liberation Mono" style:font-style-asian="normal" style:font-weight-asian="normal" style:font-name-complex="Liberation Mono" style:font-style-complex="normal" style:font-weight-complex="normal"/>
    </style:style>
    <style:style style:name="T748" style:family="text">
      <style:text-properties style:font-name="Liberation Serif1" fo:language="ru" fo:country="RU" fo:font-style="normal" style:text-underline-style="none" fo:font-weight="normal" officeooo:rsid="077d7e52" style:font-name-asian="Liberation Mono" style:font-style-asian="normal" style:font-weight-asian="normal" style:font-name-complex="Liberation Mono" style:font-style-complex="normal" style:font-weight-complex="normal"/>
    </style:style>
    <style:style style:name="T749" style:family="text">
      <style:text-properties style:font-name="Liberation Serif1" fo:language="ru" fo:country="RU" fo:font-style="normal" style:text-underline-style="none" fo:font-weight="normal" officeooo:rsid="077f0e02" style:font-name-asian="Liberation Mono" style:font-style-asian="normal" style:font-weight-asian="normal" style:font-name-complex="Liberation Mono" style:font-style-complex="normal" style:font-weight-complex="normal"/>
    </style:style>
    <style:style style:name="T750" style:family="text">
      <style:text-properties style:font-name="Liberation Serif1" fo:language="ru" fo:country="RU" fo:font-style="normal" style:text-underline-style="none" fo:font-weight="normal" officeooo:rsid="07807ea2" style:font-name-asian="Liberation Mono" style:font-style-asian="normal" style:font-weight-asian="normal" style:font-name-complex="Liberation Mono" style:font-style-complex="normal" style:font-weight-complex="normal"/>
    </style:style>
    <style:style style:name="T751" style:family="text">
      <style:text-properties style:font-name="Liberation Serif1" fo:language="ru" fo:country="RU" fo:font-style="normal" style:text-underline-style="none" fo:font-weight="normal" officeooo:rsid="078107f7" style:font-name-asian="Liberation Mono" style:font-style-asian="normal" style:font-weight-asian="normal" style:font-name-complex="Liberation Mono" style:font-style-complex="normal" style:font-weight-complex="normal"/>
    </style:style>
    <style:style style:name="T752" style:family="text">
      <style:text-properties style:font-name="Liberation Serif1" fo:language="ru" fo:country="RU" fo:font-style="normal" style:text-underline-style="none" fo:font-weight="normal" officeooo:rsid="07818b3c" style:font-name-asian="Liberation Mono" style:font-style-asian="normal" style:font-weight-asian="normal" style:font-name-complex="Liberation Mono" style:font-style-complex="normal" style:font-weight-complex="normal"/>
    </style:style>
    <style:style style:name="T753" style:family="text">
      <style:text-properties style:font-name="Liberation Serif1" fo:language="ru" fo:country="RU" fo:font-style="normal" style:text-underline-style="none" fo:font-weight="normal" officeooo:rsid="07822ee5" style:font-name-asian="Liberation Mono" style:font-style-asian="normal" style:font-weight-asian="normal" style:font-name-complex="Liberation Mono" style:font-style-complex="normal" style:font-weight-complex="normal"/>
    </style:style>
    <style:style style:name="T754" style:family="text">
      <style:text-properties style:font-name="Liberation Serif1" fo:language="ru" fo:country="RU" fo:font-style="normal" style:text-underline-style="none" fo:font-weight="normal" officeooo:rsid="07826133" style:font-name-asian="Liberation Mono" style:font-style-asian="normal" style:font-weight-asian="normal" style:font-name-complex="Liberation Mono" style:font-style-complex="normal" style:font-weight-complex="normal"/>
    </style:style>
    <style:style style:name="T755" style:family="text">
      <style:text-properties style:font-name="Liberation Serif1" fo:language="ru" fo:country="RU" fo:font-style="normal" style:text-underline-style="none" fo:font-weight="normal" officeooo:rsid="0784220b" style:font-name-asian="Liberation Mono" style:font-style-asian="normal" style:font-weight-asian="normal" style:font-name-complex="Liberation Mono" style:font-style-complex="normal" style:font-weight-complex="normal"/>
    </style:style>
    <style:style style:name="T756" style:family="text">
      <style:text-properties style:font-name="Liberation Serif1" fo:language="ru" fo:country="RU" fo:font-style="normal" style:text-underline-style="none" fo:font-weight="normal" officeooo:rsid="078578ea" style:font-name-asian="Liberation Mono" style:font-style-asian="normal" style:font-weight-asian="normal" style:font-name-complex="Liberation Mono" style:font-style-complex="normal" style:font-weight-complex="normal"/>
    </style:style>
    <style:style style:name="T757" style:family="text">
      <style:text-properties style:font-name="Liberation Serif1" fo:language="ru" fo:country="RU" fo:font-style="normal" style:text-underline-style="none" fo:font-weight="normal" officeooo:rsid="0785dbf4" style:font-name-asian="Liberation Mono" style:font-style-asian="normal" style:font-weight-asian="normal" style:font-name-complex="Liberation Mono" style:font-style-complex="normal" style:font-weight-complex="normal"/>
    </style:style>
    <style:style style:name="T758" style:family="text">
      <style:text-properties style:font-name="Liberation Serif1" fo:language="ru" fo:country="RU" fo:font-style="normal" style:text-underline-style="none" fo:font-weight="normal" officeooo:rsid="0787381c" style:font-name-asian="Liberation Mono" style:font-style-asian="normal" style:font-weight-asian="normal" style:font-name-complex="Liberation Mono" style:font-style-complex="normal" style:font-weight-complex="normal"/>
    </style:style>
    <style:style style:name="T759" style:family="text">
      <style:text-properties style:font-name="Liberation Serif1" fo:language="ru" fo:country="RU" fo:font-style="normal" style:text-underline-style="none" fo:font-weight="normal" officeooo:rsid="07880b52" style:font-name-asian="Liberation Mono" style:font-style-asian="normal" style:font-weight-asian="normal" style:font-name-complex="Liberation Mono" style:font-style-complex="normal" style:font-weight-complex="normal"/>
    </style:style>
    <style:style style:name="T760" style:family="text">
      <style:text-properties style:font-name="Liberation Serif1" fo:language="ru" fo:country="RU" fo:font-style="normal" style:text-underline-style="none" fo:font-weight="normal" officeooo:rsid="07891aa8" style:font-name-asian="Liberation Mono" style:font-style-asian="normal" style:font-weight-asian="normal" style:font-name-complex="Liberation Mono" style:font-style-complex="normal" style:font-weight-complex="normal"/>
    </style:style>
    <style:style style:name="T761" style:family="text">
      <style:text-properties style:font-name="Liberation Serif1" fo:language="ru" fo:country="RU" fo:font-style="normal" style:text-underline-style="none" fo:font-weight="normal" officeooo:rsid="0789b60f" style:font-name-asian="Liberation Mono" style:font-style-asian="normal" style:font-weight-asian="normal" style:font-name-complex="Liberation Mono" style:font-style-complex="normal" style:font-weight-complex="normal"/>
    </style:style>
    <style:style style:name="T762" style:family="text">
      <style:text-properties style:font-name="Liberation Serif1" fo:language="ru" fo:country="RU" fo:font-style="normal" style:text-underline-style="none" fo:font-weight="normal" officeooo:rsid="078ab00b" style:font-name-asian="Liberation Mono" style:font-style-asian="normal" style:font-weight-asian="normal" style:font-name-complex="Liberation Mono" style:font-style-complex="normal" style:font-weight-complex="normal"/>
    </style:style>
    <style:style style:name="T763" style:family="text">
      <style:text-properties style:font-name="Liberation Serif1" fo:language="ru" fo:country="RU" fo:font-style="normal" style:text-underline-style="none" fo:font-weight="normal" officeooo:rsid="078c7007" style:font-name-asian="Liberation Mono" style:font-style-asian="normal" style:font-weight-asian="normal" style:font-name-complex="Liberation Mono" style:font-style-complex="normal" style:font-weight-complex="normal"/>
    </style:style>
    <style:style style:name="T764" style:family="text">
      <style:text-properties style:font-name="Liberation Serif1" fo:language="ru" fo:country="RU" fo:font-style="normal" style:text-underline-style="none" fo:font-weight="normal" officeooo:rsid="078e3b1f" style:font-name-asian="Liberation Mono" style:font-style-asian="normal" style:font-weight-asian="normal" style:font-name-complex="Liberation Mono" style:font-style-complex="normal" style:font-weight-complex="normal"/>
    </style:style>
    <style:style style:name="T765" style:family="text">
      <style:text-properties style:font-name="Liberation Serif1" fo:language="ru" fo:country="RU" fo:font-style="normal" style:text-underline-style="none" fo:font-weight="normal" officeooo:rsid="078f13f7" style:font-name-asian="Liberation Mono" style:font-style-asian="normal" style:font-weight-asian="normal" style:font-name-complex="Liberation Mono" style:font-style-complex="normal" style:font-weight-complex="normal"/>
    </style:style>
    <style:style style:name="T766" style:family="text">
      <style:text-properties style:font-name="Liberation Serif1" fo:language="ru" fo:country="RU" fo:font-style="normal" style:text-underline-style="none" fo:font-weight="normal" officeooo:rsid="0790a6e0" style:font-name-asian="Liberation Mono" style:font-style-asian="normal" style:font-weight-asian="normal" style:font-name-complex="Liberation Mono" style:font-style-complex="normal" style:font-weight-complex="normal"/>
    </style:style>
    <style:style style:name="T767" style:family="text">
      <style:text-properties style:font-name="Liberation Serif1" fo:language="ru" fo:country="RU" fo:font-style="normal" style:text-underline-style="none" fo:font-weight="normal" officeooo:rsid="07927bcb" style:font-name-asian="Liberation Mono" style:font-style-asian="normal" style:font-weight-asian="normal" style:font-name-complex="Liberation Mono" style:font-style-complex="normal" style:font-weight-complex="normal"/>
    </style:style>
    <style:style style:name="T768" style:family="text">
      <style:text-properties style:font-name="Liberation Serif1" fo:language="ru" fo:country="RU" fo:font-style="normal" style:text-underline-style="none" fo:font-weight="normal" officeooo:rsid="0794a854" style:font-name-asian="Liberation Mono" style:font-style-asian="normal" style:font-weight-asian="normal" style:font-name-complex="Liberation Mono" style:font-style-complex="normal" style:font-weight-complex="normal"/>
    </style:style>
    <style:style style:name="T769" style:family="text">
      <style:text-properties style:font-name="Liberation Serif1" fo:language="ru" fo:country="RU" fo:font-style="normal" style:text-underline-style="none" fo:font-weight="normal" officeooo:rsid="0796033f" style:font-name-asian="Liberation Mono" style:font-style-asian="normal" style:font-weight-asian="normal" style:font-name-complex="Liberation Mono" style:font-style-complex="normal" style:font-weight-complex="normal"/>
    </style:style>
    <style:style style:name="T770" style:family="text">
      <style:text-properties style:font-name="Liberation Serif1" fo:language="ru" fo:country="RU" fo:font-style="normal" style:text-underline-style="none" fo:font-weight="normal" officeooo:rsid="079783a3" style:font-name-asian="Liberation Mono" style:font-style-asian="normal" style:font-weight-asian="normal" style:font-name-complex="Liberation Mono" style:font-style-complex="normal" style:font-weight-complex="normal"/>
    </style:style>
    <style:style style:name="T771" style:family="text">
      <style:text-properties style:font-name="Liberation Serif1" fo:language="ru" fo:country="RU" fo:font-style="normal" style:text-underline-style="none" fo:font-weight="normal" officeooo:rsid="07978c6b" style:font-name-asian="Liberation Mono" style:font-style-asian="normal" style:font-weight-asian="normal" style:font-name-complex="Liberation Mono" style:font-style-complex="normal" style:font-weight-complex="normal"/>
    </style:style>
    <style:style style:name="T772" style:family="text">
      <style:text-properties style:font-name="Liberation Serif1" fo:language="ru" fo:country="RU" fo:font-style="normal" style:text-underline-style="none" fo:font-weight="normal" officeooo:rsid="07994829" style:font-name-asian="Liberation Mono" style:font-style-asian="normal" style:font-weight-asian="normal" style:font-name-complex="Liberation Mono" style:font-style-complex="normal" style:font-weight-complex="normal"/>
    </style:style>
    <style:style style:name="T773" style:family="text">
      <style:text-properties style:font-name="Liberation Serif1" fo:language="ru" fo:country="RU" fo:font-style="normal" style:text-underline-style="none" fo:font-weight="normal" officeooo:rsid="079ae9bc" style:font-name-asian="Liberation Mono" style:font-style-asian="normal" style:font-weight-asian="normal" style:font-name-complex="Liberation Mono" style:font-style-complex="normal" style:font-weight-complex="normal"/>
    </style:style>
    <style:style style:name="T774" style:family="text">
      <style:text-properties style:font-name="Liberation Serif1" fo:language="ru" fo:country="RU" fo:font-style="normal" style:text-underline-style="none" fo:font-weight="normal" officeooo:rsid="079c5ffe" style:font-name-asian="Liberation Mono" style:font-style-asian="normal" style:font-weight-asian="normal" style:font-name-complex="Liberation Mono" style:font-style-complex="normal" style:font-weight-complex="normal"/>
    </style:style>
    <style:style style:name="T775" style:family="text">
      <style:text-properties style:font-name="Liberation Serif1" fo:language="ru" fo:country="RU" fo:font-style="normal" style:text-underline-style="none" fo:font-weight="normal" officeooo:rsid="079db9bf" style:font-name-asian="Liberation Mono" style:font-style-asian="normal" style:font-weight-asian="normal" style:font-name-complex="Liberation Mono" style:font-style-complex="normal" style:font-weight-complex="normal"/>
    </style:style>
    <style:style style:name="T776" style:family="text">
      <style:text-properties style:font-name="Liberation Serif1" fo:language="ru" fo:country="RU" fo:font-style="normal" style:text-underline-style="none" fo:font-weight="normal" officeooo:rsid="079e0584" style:font-name-asian="Liberation Mono" style:font-style-asian="normal" style:font-weight-asian="normal" style:font-name-complex="Liberation Mono" style:font-style-complex="normal" style:font-weight-complex="normal"/>
    </style:style>
    <style:style style:name="T777" style:family="text">
      <style:text-properties style:font-name="Liberation Serif1" fo:language="ru" fo:country="RU" fo:font-style="normal" style:text-underline-style="none" fo:font-weight="normal" officeooo:rsid="079e2d49" style:font-name-asian="Liberation Mono" style:font-style-asian="normal" style:font-weight-asian="normal" style:font-name-complex="Liberation Mono" style:font-style-complex="normal" style:font-weight-complex="normal"/>
    </style:style>
    <style:style style:name="T778" style:family="text">
      <style:text-properties style:font-name="Liberation Serif1" fo:language="ru" fo:country="RU" fo:font-style="normal" style:text-underline-style="none" fo:font-weight="normal" officeooo:rsid="079f69d2" style:font-name-asian="Liberation Mono" style:font-style-asian="normal" style:font-weight-asian="normal" style:font-name-complex="Liberation Mono" style:font-style-complex="normal" style:font-weight-complex="normal"/>
    </style:style>
    <style:style style:name="T779" style:family="text">
      <style:text-properties style:font-name="Liberation Serif1" fo:language="ru" fo:country="RU" fo:font-style="normal" style:text-underline-style="none" fo:font-weight="normal" officeooo:rsid="079fb097" style:font-name-asian="Liberation Mono" style:font-style-asian="normal" style:font-weight-asian="normal" style:font-name-complex="Liberation Mono" style:font-style-complex="normal" style:font-weight-complex="normal"/>
    </style:style>
    <style:style style:name="T780" style:family="text">
      <style:text-properties style:font-name="Liberation Serif1" fo:language="ru" fo:country="RU" fo:font-style="normal" style:text-underline-style="none" fo:font-weight="normal" officeooo:rsid="07a1a381" style:font-name-asian="Liberation Mono" style:font-style-asian="normal" style:font-weight-asian="normal" style:font-name-complex="Liberation Mono" style:font-style-complex="normal" style:font-weight-complex="normal"/>
    </style:style>
    <style:style style:name="T781" style:family="text">
      <style:text-properties style:font-name="Liberation Serif1" fo:language="ru" fo:country="RU" fo:font-style="normal" style:text-underline-style="none" fo:font-weight="normal" officeooo:rsid="07a2f6c5" style:font-name-asian="Liberation Mono" style:font-style-asian="normal" style:font-weight-asian="normal" style:font-name-complex="Liberation Mono" style:font-style-complex="normal" style:font-weight-complex="normal"/>
    </style:style>
    <style:style style:name="T782" style:family="text">
      <style:text-properties style:font-name="Liberation Serif1" fo:language="ru" fo:country="RU" fo:font-style="normal" style:text-underline-style="none" fo:font-weight="normal" officeooo:rsid="07a33e1a" style:font-name-asian="Liberation Mono" style:font-style-asian="normal" style:font-weight-asian="normal" style:font-name-complex="Liberation Mono" style:font-style-complex="normal" style:font-weight-complex="normal"/>
    </style:style>
    <style:style style:name="T783" style:family="text">
      <style:text-properties style:font-name="Liberation Serif1" fo:language="ru" fo:country="RU" fo:font-style="normal" style:text-underline-style="none" fo:font-weight="normal" officeooo:rsid="07a46c26" style:font-name-asian="Liberation Mono" style:font-style-asian="normal" style:font-weight-asian="normal" style:font-name-complex="Liberation Mono" style:font-style-complex="normal" style:font-weight-complex="normal"/>
    </style:style>
    <style:style style:name="T784" style:family="text">
      <style:text-properties style:font-name="Liberation Serif1" fo:language="ru" fo:country="RU" fo:font-style="normal" style:text-underline-style="none" fo:font-weight="normal" officeooo:rsid="07a64656" style:font-name-asian="Liberation Mono" style:font-style-asian="normal" style:font-weight-asian="normal" style:font-name-complex="Liberation Mono" style:font-style-complex="normal" style:font-weight-complex="normal"/>
    </style:style>
    <style:style style:name="T785" style:family="text">
      <style:text-properties style:font-name="Liberation Serif1" fo:language="ru" fo:country="RU" fo:font-style="normal" style:text-underline-style="none" fo:font-weight="normal" officeooo:rsid="07a74728" style:font-name-asian="Liberation Mono" style:font-style-asian="normal" style:font-weight-asian="normal" style:font-name-complex="Liberation Mono" style:font-style-complex="normal" style:font-weight-complex="normal"/>
    </style:style>
    <style:style style:name="T786" style:family="text">
      <style:text-properties style:font-name="Liberation Serif1" fo:language="ru" fo:country="RU" fo:font-style="normal" style:text-underline-style="none" fo:font-weight="normal" officeooo:rsid="07a77275" style:font-name-asian="Liberation Mono" style:font-style-asian="normal" style:font-weight-asian="normal" style:font-name-complex="Liberation Mono" style:font-style-complex="normal" style:font-weight-complex="normal"/>
    </style:style>
    <style:style style:name="T787" style:family="text">
      <style:text-properties style:font-name="Liberation Serif1" fo:language="ru" fo:country="RU" fo:font-style="normal" style:text-underline-style="none" fo:font-weight="normal" officeooo:rsid="07a8c2a5" style:font-name-asian="Liberation Mono" style:font-style-asian="normal" style:font-weight-asian="normal" style:font-name-complex="Liberation Mono" style:font-style-complex="normal" style:font-weight-complex="normal"/>
    </style:style>
    <style:style style:name="T788" style:family="text">
      <style:text-properties style:font-name="Liberation Serif1" fo:language="ru" fo:country="RU" fo:font-style="normal" style:text-underline-style="none" fo:font-weight="normal" officeooo:rsid="07a92a19" style:font-name-asian="Liberation Mono" style:font-style-asian="normal" style:font-weight-asian="normal" style:font-name-complex="Liberation Mono" style:font-style-complex="normal" style:font-weight-complex="normal"/>
    </style:style>
    <style:style style:name="T789" style:family="text">
      <style:text-properties style:font-name="Liberation Serif1" fo:language="ru" fo:country="RU" fo:font-style="normal" style:text-underline-style="none" fo:font-weight="normal" officeooo:rsid="07aa64a9" style:font-name-asian="Liberation Mono" style:font-style-asian="normal" style:font-weight-asian="normal" style:font-name-complex="Liberation Mono" style:font-style-complex="normal" style:font-weight-complex="normal"/>
    </style:style>
    <style:style style:name="T790" style:family="text">
      <style:text-properties style:font-name="Liberation Serif1" fo:language="ru" fo:country="RU" fo:font-style="normal" style:text-underline-style="none" fo:font-weight="normal" officeooo:rsid="07aa772e" style:font-name-asian="Liberation Mono" style:font-style-asian="normal" style:font-weight-asian="normal" style:font-name-complex="Liberation Mono" style:font-style-complex="normal" style:font-weight-complex="normal"/>
    </style:style>
    <style:style style:name="T791" style:family="text">
      <style:text-properties style:font-name="Liberation Serif1" fo:language="ru" fo:country="RU" fo:font-style="normal" style:text-underline-style="none" fo:font-weight="normal" officeooo:rsid="07ab0e43" style:font-name-asian="Liberation Mono" style:font-style-asian="normal" style:font-weight-asian="normal" style:font-name-complex="Liberation Mono" style:font-style-complex="normal" style:font-weight-complex="normal"/>
    </style:style>
    <style:style style:name="T792" style:family="text">
      <style:text-properties style:font-name="Liberation Serif1" fo:language="ru" fo:country="RU" fo:font-style="normal" style:text-underline-style="none" fo:font-weight="normal" officeooo:rsid="07ac13b0" style:font-name-asian="Liberation Mono" style:font-style-asian="normal" style:font-weight-asian="normal" style:font-name-complex="Liberation Mono" style:font-style-complex="normal" style:font-weight-complex="normal"/>
    </style:style>
    <style:style style:name="T793" style:family="text">
      <style:text-properties style:font-name="Liberation Serif1" fo:language="ru" fo:country="RU" fo:font-style="normal" style:text-underline-style="none" fo:font-weight="normal" officeooo:rsid="07adc9e3" style:font-name-asian="Liberation Mono" style:font-style-asian="normal" style:font-weight-asian="normal" style:font-name-complex="Liberation Mono" style:font-style-complex="normal" style:font-weight-complex="normal"/>
    </style:style>
    <style:style style:name="T794" style:family="text">
      <style:text-properties style:font-name="Liberation Serif1" fo:language="ru" fo:country="RU" fo:font-style="normal" style:text-underline-style="none" fo:font-weight="normal" officeooo:rsid="07af5c8e" style:font-name-asian="Liberation Mono" style:font-style-asian="normal" style:font-weight-asian="normal" style:font-name-complex="Liberation Mono" style:font-style-complex="normal" style:font-weight-complex="normal"/>
    </style:style>
    <style:style style:name="T795" style:family="text">
      <style:text-properties style:font-name="Liberation Serif1" fo:language="ru" fo:country="RU" fo:font-style="normal" style:text-underline-style="none" fo:font-weight="normal" officeooo:rsid="07afed32" style:font-name-asian="Liberation Mono" style:font-style-asian="normal" style:font-weight-asian="normal" style:font-name-complex="Liberation Mono" style:font-style-complex="normal" style:font-weight-complex="normal"/>
    </style:style>
    <style:style style:name="T796" style:family="text">
      <style:text-properties style:font-name="Liberation Serif1" fo:language="ru" fo:country="RU" fo:font-style="normal" style:text-underline-style="none" fo:font-weight="normal" officeooo:rsid="07b0eebb" style:font-name-asian="Liberation Mono" style:font-style-asian="normal" style:font-weight-asian="normal" style:font-name-complex="Liberation Mono" style:font-style-complex="normal" style:font-weight-complex="normal"/>
    </style:style>
    <style:style style:name="T797" style:family="text">
      <style:text-properties style:font-name="Liberation Serif1" fo:language="ru" fo:country="RU" fo:font-style="normal" style:text-underline-style="none" fo:font-weight="normal" officeooo:rsid="07b20cc5" style:font-name-asian="Liberation Mono" style:font-style-asian="normal" style:font-weight-asian="normal" style:font-name-complex="Liberation Mono" style:font-style-complex="normal" style:font-weight-complex="normal"/>
    </style:style>
    <style:style style:name="T798" style:family="text">
      <style:text-properties style:font-name="Liberation Serif1" fo:language="ru" fo:country="RU" fo:font-style="normal" style:text-underline-style="none" fo:font-weight="normal" officeooo:rsid="07b32c49" style:font-name-asian="Liberation Mono" style:font-style-asian="normal" style:font-weight-asian="normal" style:font-name-complex="Liberation Mono" style:font-style-complex="normal" style:font-weight-complex="normal"/>
    </style:style>
    <style:style style:name="T799" style:family="text">
      <style:text-properties style:font-name="Liberation Serif1" fo:language="ru" fo:country="RU" fo:font-style="normal" style:text-underline-style="none" fo:font-weight="normal" officeooo:rsid="07b415ba" style:font-name-asian="Liberation Mono" style:font-style-asian="normal" style:font-weight-asian="normal" style:font-name-complex="Liberation Mono" style:font-style-complex="normal" style:font-weight-complex="normal"/>
    </style:style>
    <style:style style:name="T800" style:family="text">
      <style:text-properties style:font-name="Liberation Serif1" fo:language="ru" fo:country="RU" fo:font-style="normal" style:text-underline-style="none" fo:font-weight="normal" officeooo:rsid="07b4b00f" style:font-name-asian="Liberation Mono" style:font-style-asian="normal" style:font-weight-asian="normal" style:font-name-complex="Liberation Mono" style:font-style-complex="normal" style:font-weight-complex="normal"/>
    </style:style>
    <style:style style:name="T801" style:family="text">
      <style:text-properties style:font-name="Liberation Serif1" fo:language="ru" fo:country="RU" fo:font-style="normal" style:text-underline-style="none" fo:font-weight="normal" officeooo:rsid="07b648de" style:font-name-asian="Liberation Mono" style:font-style-asian="normal" style:font-weight-asian="normal" style:font-name-complex="Liberation Mono" style:font-style-complex="normal" style:font-weight-complex="normal"/>
    </style:style>
    <style:style style:name="T802" style:family="text">
      <style:text-properties style:font-name="Liberation Serif1" fo:language="ru" fo:country="RU" fo:font-style="normal" style:text-underline-style="none" fo:font-weight="normal" officeooo:rsid="07b781f9" style:font-name-asian="Liberation Mono" style:font-style-asian="normal" style:font-weight-asian="normal" style:font-name-complex="Liberation Mono" style:font-style-complex="normal" style:font-weight-complex="normal"/>
    </style:style>
    <style:style style:name="T803" style:family="text">
      <style:text-properties style:font-name="Liberation Serif1" fo:language="ru" fo:country="RU" fo:font-style="normal" style:text-underline-style="none" fo:font-weight="normal" officeooo:rsid="07b8a8dc" style:font-name-asian="Liberation Mono" style:font-style-asian="normal" style:font-weight-asian="normal" style:font-name-complex="Liberation Mono" style:font-style-complex="normal" style:font-weight-complex="normal"/>
    </style:style>
    <style:style style:name="T804" style:family="text">
      <style:text-properties style:font-name="Liberation Serif1" fo:language="ru" fo:country="RU" fo:font-style="normal" style:text-underline-style="none" fo:font-weight="normal" officeooo:rsid="07ba52b3" style:font-name-asian="Liberation Mono" style:font-style-asian="normal" style:font-weight-asian="normal" style:font-name-complex="Liberation Mono" style:font-style-complex="normal" style:font-weight-complex="normal"/>
    </style:style>
    <style:style style:name="T805" style:family="text">
      <style:text-properties style:font-name="Liberation Serif1" fo:language="ru" fo:country="RU" fo:font-style="normal" style:text-underline-style="none" fo:font-weight="normal" officeooo:rsid="07be4663" style:font-name-asian="Liberation Mono" style:font-style-asian="normal" style:font-weight-asian="normal" style:font-name-complex="Liberation Mono" style:font-style-complex="normal" style:font-weight-complex="normal"/>
    </style:style>
    <style:style style:name="T806" style:family="text">
      <style:text-properties style:font-name="Liberation Serif1" fo:language="ru" fo:country="RU" fo:font-style="normal" style:text-underline-style="none" fo:font-weight="normal" officeooo:rsid="07be7a29" style:font-name-asian="Liberation Mono" style:font-style-asian="normal" style:font-weight-asian="normal" style:font-name-complex="Liberation Mono" style:font-style-complex="normal" style:font-weight-complex="normal"/>
    </style:style>
    <style:style style:name="T807" style:family="text">
      <style:text-properties style:font-name="Liberation Serif1" fo:language="ru" fo:country="RU" fo:font-style="normal" style:text-underline-style="none" fo:font-weight="normal" officeooo:rsid="07bf697d" style:font-name-asian="Liberation Mono" style:font-style-asian="normal" style:font-weight-asian="normal" style:font-name-complex="Liberation Mono" style:font-style-complex="normal" style:font-weight-complex="normal"/>
    </style:style>
    <style:style style:name="T808" style:family="text">
      <style:text-properties style:font-name="Liberation Serif1" fo:language="ru" fo:country="RU" fo:font-style="normal" style:text-underline-style="none" fo:font-weight="normal" officeooo:rsid="07bfb08d" style:font-name-asian="Liberation Mono" style:font-style-asian="normal" style:font-weight-asian="normal" style:font-name-complex="Liberation Mono" style:font-style-complex="normal" style:font-weight-complex="normal"/>
    </style:style>
    <style:style style:name="T809" style:family="text">
      <style:text-properties style:font-name="Liberation Serif1" fo:language="ru" fo:country="RU" fo:font-style="normal" style:text-underline-style="none" fo:font-weight="normal" officeooo:rsid="07c03045" style:font-name-asian="Liberation Mono" style:font-style-asian="normal" style:font-weight-asian="normal" style:font-name-complex="Liberation Mono" style:font-style-complex="normal" style:font-weight-complex="normal"/>
    </style:style>
    <style:style style:name="T810" style:family="text">
      <style:text-properties style:font-name="Liberation Serif1" fo:language="ru" fo:country="RU" fo:font-style="normal" style:text-underline-style="none" fo:font-weight="normal" officeooo:rsid="07c35eb1" style:font-name-asian="Liberation Mono" style:font-style-asian="normal" style:font-weight-asian="normal" style:font-name-complex="Liberation Mono" style:font-style-complex="normal" style:font-weight-complex="normal"/>
    </style:style>
    <style:style style:name="T811" style:family="text">
      <style:text-properties style:font-name="Liberation Serif1" fo:language="ru" fo:country="RU" fo:font-style="normal" style:text-underline-style="none" fo:font-weight="normal" officeooo:rsid="07c3ab62" style:font-name-asian="Liberation Mono" style:font-style-asian="normal" style:font-weight-asian="normal" style:font-name-complex="Liberation Mono" style:font-style-complex="normal" style:font-weight-complex="normal"/>
    </style:style>
    <style:style style:name="T812" style:family="text">
      <style:text-properties style:font-name="Liberation Serif1" fo:language="ru" fo:country="RU" fo:font-style="normal" style:text-underline-style="none" fo:font-weight="normal" officeooo:rsid="07c4332c" style:font-name-asian="Liberation Mono" style:font-style-asian="normal" style:font-weight-asian="normal" style:font-name-complex="Liberation Mono" style:font-style-complex="normal" style:font-weight-complex="normal"/>
    </style:style>
    <style:style style:name="T813" style:family="text">
      <style:text-properties style:font-name="Liberation Serif1" fo:language="ru" fo:country="RU" fo:font-style="normal" style:text-underline-style="none" fo:font-weight="normal" officeooo:rsid="07c4d7c3" style:font-name-asian="Liberation Mono" style:font-style-asian="normal" style:font-weight-asian="normal" style:font-name-complex="Liberation Mono" style:font-style-complex="normal" style:font-weight-complex="normal"/>
    </style:style>
    <style:style style:name="T814" style:family="text">
      <style:text-properties style:font-name="Liberation Serif1" fo:language="ru" fo:country="RU" fo:font-style="normal" style:text-underline-style="none" fo:font-weight="normal" officeooo:rsid="07c6a08a" style:font-name-asian="Liberation Mono" style:font-style-asian="normal" style:font-weight-asian="normal" style:font-name-complex="Liberation Mono" style:font-style-complex="normal" style:font-weight-complex="normal"/>
    </style:style>
    <style:style style:name="T815" style:family="text">
      <style:text-properties style:font-name="Liberation Serif1" fo:language="ru" fo:country="RU" fo:font-style="normal" style:text-underline-style="none" fo:font-weight="normal" officeooo:rsid="07c73318" style:font-name-asian="Liberation Mono" style:font-style-asian="normal" style:font-weight-asian="normal" style:font-name-complex="Liberation Mono" style:font-style-complex="normal" style:font-weight-complex="normal"/>
    </style:style>
    <style:style style:name="T816" style:family="text">
      <style:text-properties style:font-name="Liberation Serif1" fo:language="ru" fo:country="RU" fo:font-style="normal" style:text-underline-style="none" fo:font-weight="normal" officeooo:rsid="07c9195f" style:font-name-asian="Liberation Mono" style:font-style-asian="normal" style:font-weight-asian="normal" style:font-name-complex="Liberation Mono" style:font-style-complex="normal" style:font-weight-complex="normal"/>
    </style:style>
    <style:style style:name="T817" style:family="text">
      <style:text-properties style:font-name="Liberation Serif1" fo:language="ru" fo:country="RU" fo:font-style="normal" style:text-underline-style="none" fo:font-weight="normal" officeooo:rsid="07cb0730" style:font-name-asian="Liberation Mono" style:font-style-asian="normal" style:font-weight-asian="normal" style:font-name-complex="Liberation Mono" style:font-style-complex="normal" style:font-weight-complex="normal"/>
    </style:style>
    <style:style style:name="T818" style:family="text">
      <style:text-properties style:font-name="Liberation Serif1" fo:language="ru" fo:country="RU" fo:font-style="normal" style:text-underline-style="none" fo:font-weight="normal" officeooo:rsid="07cc1e67" style:font-name-asian="Liberation Mono" style:font-style-asian="normal" style:font-weight-asian="normal" style:font-name-complex="Liberation Mono" style:font-style-complex="normal" style:font-weight-complex="normal"/>
    </style:style>
    <style:style style:name="T819" style:family="text">
      <style:text-properties style:font-name="Liberation Serif1" fo:language="ru" fo:country="RU" fo:font-style="normal" style:text-underline-style="none" fo:font-weight="normal" officeooo:rsid="07cd6b03" style:font-name-asian="Liberation Mono" style:font-style-asian="normal" style:font-weight-asian="normal" style:font-name-complex="Liberation Mono" style:font-style-complex="normal" style:font-weight-complex="normal"/>
    </style:style>
    <style:style style:name="T820" style:family="text">
      <style:text-properties style:font-name="Liberation Serif1" fo:language="ru" fo:country="RU" fo:font-style="normal" style:text-underline-style="none" fo:font-weight="normal" officeooo:rsid="07cf4328" style:font-name-asian="Liberation Mono" style:font-style-asian="normal" style:font-weight-asian="normal" style:font-name-complex="Liberation Mono" style:font-style-complex="normal" style:font-weight-complex="normal"/>
    </style:style>
    <style:style style:name="T821" style:family="text">
      <style:text-properties style:font-name="Liberation Serif1" fo:language="ru" fo:country="RU" fo:font-style="normal" style:text-underline-style="none" fo:font-weight="normal" officeooo:rsid="07d075c7" style:font-name-asian="Liberation Mono" style:font-style-asian="normal" style:font-weight-asian="normal" style:font-name-complex="Liberation Mono" style:font-style-complex="normal" style:font-weight-complex="normal"/>
    </style:style>
    <style:style style:name="T822" style:family="text">
      <style:text-properties style:font-name="Liberation Serif1" fo:language="ru" fo:country="RU" fo:font-style="normal" style:text-underline-style="none" fo:font-weight="bold" officeooo:rsid="07807ea2" style:font-name-asian="Liberation Mono" style:font-style-asian="normal" style:font-weight-asian="bold" style:font-name-complex="Liberation Mono" style:font-style-complex="normal" style:font-weight-complex="bold"/>
    </style:style>
    <style:style style:name="T823" style:family="text">
      <style:text-properties style:font-name="Liberation Serif1" fo:language="ru" fo:country="RU" fo:font-style="italic" style:font-style-asian="italic" style:font-style-complex="italic"/>
    </style:style>
    <style:style style:name="T824" style:family="text">
      <style:text-properties style:font-name="Liberation Serif1" fo:language="ru" fo:country="RU" fo:font-style="italic" officeooo:rsid="012a2dd4" style:font-style-asian="italic" style:font-style-complex="italic"/>
    </style:style>
    <style:style style:name="T825" style:family="text">
      <style:text-properties style:font-name="Liberation Serif1" fo:language="ru" fo:country="RU" fo:font-style="italic" officeooo:rsid="012a79d9" style:font-style-asian="italic" style:font-style-complex="italic"/>
    </style:style>
    <style:style style:name="T826"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827"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828"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829"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830"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831"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832"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833"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834"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835"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836"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837" style:family="text">
      <style:text-properties style:font-name="Liberation Serif1" fo:language="ru" fo:country="RU" fo:font-style="italic" style:text-underline-style="none" fo:font-weight="normal" officeooo:rsid="06039e06" style:font-name-asian="Liberation Mono" style:font-style-asian="italic" style:font-weight-asian="normal" style:font-name-complex="Liberation Mono" style:font-style-complex="italic" style:font-weight-complex="normal"/>
    </style:style>
    <style:style style:name="T838" style:family="text">
      <style:text-properties style:font-name="Liberation Serif1" fo:language="ru" fo:country="RU" fo:font-style="italic" style:text-underline-style="none" fo:font-weight="normal" officeooo:rsid="06059dcb" style:font-name-asian="Liberation Mono" style:font-style-asian="italic" style:font-weight-asian="normal" style:font-name-complex="Liberation Mono" style:font-style-complex="italic" style:font-weight-complex="normal"/>
    </style:style>
    <style:style style:name="T839" style:family="text">
      <style:text-properties style:font-name="Liberation Serif1" fo:language="ru" fo:country="RU" fo:font-style="italic" style:text-underline-style="none" fo:font-weight="normal" officeooo:rsid="060d6298" style:font-name-asian="Liberation Mono" style:font-style-asian="italic" style:font-weight-asian="normal" style:font-name-complex="Liberation Mono" style:font-style-complex="italic" style:font-weight-complex="normal"/>
    </style:style>
    <style:style style:name="T840" style:family="text">
      <style:text-properties style:font-name="Liberation Serif1" fo:language="ru" fo:country="RU" fo:font-style="italic" style:text-underline-style="none" fo:font-weight="normal" officeooo:rsid="061e17b3" style:font-name-asian="Liberation Mono" style:font-style-asian="italic" style:font-weight-asian="normal" style:font-name-complex="Liberation Mono" style:font-style-complex="italic" style:font-weight-complex="normal"/>
    </style:style>
    <style:style style:name="T841" style:family="text">
      <style:text-properties style:font-name="Liberation Serif1" fo:language="ru" fo:country="RU" fo:font-style="italic" style:text-underline-style="none" fo:font-weight="normal" officeooo:rsid="0622e897" style:font-name-asian="Liberation Mono" style:font-style-asian="italic" style:font-weight-asian="normal" style:font-name-complex="Liberation Mono" style:font-style-complex="italic" style:font-weight-complex="normal"/>
    </style:style>
    <style:style style:name="T842" style:family="text">
      <style:text-properties style:font-name="Liberation Serif1" fo:language="ru" fo:country="RU" fo:font-style="italic" style:text-underline-style="none" fo:font-weight="normal" officeooo:rsid="062dba83" style:font-name-asian="Liberation Mono" style:font-style-asian="italic" style:font-weight-asian="normal" style:font-name-complex="Liberation Mono" style:font-style-complex="italic" style:font-weight-complex="normal"/>
    </style:style>
    <style:style style:name="T843" style:family="text">
      <style:text-properties style:font-name="Liberation Serif1" fo:language="ru" fo:country="RU" fo:font-style="italic" style:text-underline-style="none" fo:font-weight="normal" officeooo:rsid="0629609d" style:font-name-asian="Liberation Mono" style:font-style-asian="italic" style:font-weight-asian="normal" style:font-name-complex="Liberation Mono" style:font-style-complex="italic" style:font-weight-complex="normal"/>
    </style:style>
    <style:style style:name="T844" style:family="text">
      <style:text-properties style:font-name="Liberation Serif1" fo:language="ru" fo:country="RU" fo:font-style="italic" style:text-underline-style="none" fo:font-weight="normal" officeooo:rsid="062e1178" style:font-name-asian="Liberation Mono" style:font-style-asian="italic" style:font-weight-asian="normal" style:font-name-complex="Liberation Mono" style:font-style-complex="italic" style:font-weight-complex="normal"/>
    </style:style>
    <style:style style:name="T845" style:family="text">
      <style:text-properties style:font-name="Liberation Serif1" fo:language="ru" fo:country="RU" fo:font-style="italic" style:text-underline-style="none" fo:font-weight="normal" officeooo:rsid="062f2dc2" style:font-name-asian="Liberation Mono" style:font-style-asian="italic" style:font-weight-asian="normal" style:font-name-complex="Liberation Mono" style:font-style-complex="italic" style:font-weight-complex="normal"/>
    </style:style>
    <style:style style:name="T846" style:family="text">
      <style:text-properties style:font-name="Liberation Serif1" fo:language="ru" fo:country="RU" fo:font-style="italic" style:text-underline-style="none" fo:font-weight="normal" officeooo:rsid="063308e2" style:font-name-asian="Liberation Mono" style:font-style-asian="italic" style:font-weight-asian="normal" style:font-name-complex="Liberation Mono" style:font-style-complex="italic" style:font-weight-complex="normal"/>
    </style:style>
    <style:style style:name="T847" style:family="text">
      <style:text-properties style:font-name="Liberation Serif1" fo:language="ru" fo:country="RU" fo:font-style="italic" style:text-underline-style="none" fo:font-weight="normal" officeooo:rsid="0634de97" style:font-name-asian="Liberation Mono" style:font-style-asian="italic" style:font-weight-asian="normal" style:font-name-complex="Liberation Mono" style:font-style-complex="italic" style:font-weight-complex="normal"/>
    </style:style>
    <style:style style:name="T848" style:family="text">
      <style:text-properties style:font-name="Liberation Serif1" fo:language="ru" fo:country="RU" fo:font-style="italic" style:text-underline-style="none" fo:font-weight="normal" officeooo:rsid="0650c8ca" style:font-name-asian="Liberation Mono" style:font-style-asian="italic" style:font-weight-asian="normal" style:font-name-complex="Liberation Mono" style:font-style-complex="italic" style:font-weight-complex="normal"/>
    </style:style>
    <style:style style:name="T849" style:family="text">
      <style:text-properties style:font-name="Liberation Serif1" fo:language="ru" fo:country="RU" fo:font-style="italic" style:text-underline-style="none" fo:font-weight="normal" officeooo:rsid="0653121e" style:font-name-asian="Liberation Mono" style:font-style-asian="italic" style:font-weight-asian="normal" style:font-name-complex="Liberation Mono" style:font-style-complex="italic" style:font-weight-complex="normal"/>
    </style:style>
    <style:style style:name="T850" style:family="text">
      <style:text-properties style:font-name="Liberation Serif1" fo:language="ru" fo:country="RU" fo:font-style="italic" style:text-underline-style="none" fo:font-weight="normal" officeooo:rsid="067018ca" style:font-name-asian="Liberation Mono" style:font-style-asian="italic" style:font-weight-asian="normal" style:font-name-complex="Liberation Mono" style:font-style-complex="italic" style:font-weight-complex="normal"/>
    </style:style>
    <style:style style:name="T851" style:family="text">
      <style:text-properties style:font-name="Liberation Serif1" fo:language="ru" fo:country="RU" fo:font-style="italic" style:text-underline-style="none" fo:font-weight="normal" officeooo:rsid="0670c15a" style:font-name-asian="Liberation Mono" style:font-style-asian="italic" style:font-weight-asian="normal" style:font-name-complex="Liberation Mono" style:font-style-complex="italic" style:font-weight-complex="normal"/>
    </style:style>
    <style:style style:name="T852" style:family="text">
      <style:text-properties style:font-name="Liberation Serif1" fo:language="ru" fo:country="RU" fo:font-style="italic" style:text-underline-style="none" fo:font-weight="normal" officeooo:rsid="06746756" style:font-name-asian="Liberation Mono" style:font-style-asian="italic" style:font-weight-asian="normal" style:font-name-complex="Liberation Mono" style:font-style-complex="italic" style:font-weight-complex="normal"/>
    </style:style>
    <style:style style:name="T853" style:family="text">
      <style:text-properties style:font-name="Liberation Serif1" fo:language="ru" fo:country="RU" fo:font-style="italic" style:text-underline-style="none" fo:font-weight="normal" officeooo:rsid="06800653" style:font-name-asian="Liberation Mono" style:font-style-asian="italic" style:font-weight-asian="normal" style:font-name-complex="Liberation Mono" style:font-style-complex="italic" style:font-weight-complex="normal"/>
    </style:style>
    <style:style style:name="T854" style:family="text">
      <style:text-properties style:font-name="Liberation Serif1" fo:language="ru" fo:country="RU" fo:font-style="italic" style:text-underline-style="none" fo:font-weight="normal" officeooo:rsid="06842cf1" style:font-name-asian="Liberation Mono" style:font-style-asian="italic" style:font-weight-asian="normal" style:font-name-complex="Liberation Mono" style:font-style-complex="italic" style:font-weight-complex="normal"/>
    </style:style>
    <style:style style:name="T855" style:family="text">
      <style:text-properties style:font-name="Liberation Serif1" fo:language="ru" fo:country="RU" fo:font-style="italic" style:text-underline-style="none" fo:font-weight="normal" officeooo:rsid="068462d0" style:font-name-asian="Liberation Mono" style:font-style-asian="italic" style:font-weight-asian="normal" style:font-name-complex="Liberation Mono" style:font-style-complex="italic" style:font-weight-complex="normal"/>
    </style:style>
    <style:style style:name="T856" style:family="text">
      <style:text-properties style:font-name="Liberation Serif1" fo:language="ru" fo:country="RU" fo:font-style="italic" style:text-underline-style="none" fo:font-weight="normal" officeooo:rsid="0687ae69" style:font-name-asian="Liberation Mono" style:font-style-asian="italic" style:font-weight-asian="normal" style:font-name-complex="Liberation Mono" style:font-style-complex="italic" style:font-weight-complex="normal"/>
    </style:style>
    <style:style style:name="T857" style:family="text">
      <style:text-properties style:font-name="Liberation Serif1" fo:language="ru" fo:country="RU" fo:font-style="italic" style:text-underline-style="none" fo:font-weight="normal" officeooo:rsid="068d5eef" style:font-name-asian="Liberation Mono" style:font-style-asian="italic" style:font-weight-asian="normal" style:font-name-complex="Liberation Mono" style:font-style-complex="italic" style:font-weight-complex="normal"/>
    </style:style>
    <style:style style:name="T858" style:family="text">
      <style:text-properties style:font-name="Liberation Serif1" fo:language="ru" fo:country="RU" fo:font-style="italic" style:text-underline-style="none" fo:font-weight="normal" officeooo:rsid="068f3c79" style:font-name-asian="Liberation Mono" style:font-style-asian="italic" style:font-weight-asian="normal" style:font-name-complex="Liberation Mono" style:font-style-complex="italic" style:font-weight-complex="normal"/>
    </style:style>
    <style:style style:name="T859" style:family="text">
      <style:text-properties style:font-name="Liberation Serif1" fo:language="ru" fo:country="RU" fo:font-style="italic" style:text-underline-style="none" fo:font-weight="normal" officeooo:rsid="0690a375" style:font-name-asian="Liberation Mono" style:font-style-asian="italic" style:font-weight-asian="normal" style:font-name-complex="Liberation Mono" style:font-style-complex="italic" style:font-weight-complex="normal"/>
    </style:style>
    <style:style style:name="T860" style:family="text">
      <style:text-properties style:font-name="Liberation Serif1" fo:language="ru" fo:country="RU" fo:font-style="italic" style:text-underline-style="none" fo:font-weight="normal" officeooo:rsid="0699620b" style:font-name-asian="Liberation Mono" style:font-style-asian="italic" style:font-weight-asian="normal" style:font-name-complex="Liberation Mono" style:font-style-complex="italic" style:font-weight-complex="normal"/>
    </style:style>
    <style:style style:name="T861" style:family="text">
      <style:text-properties style:font-name="Liberation Serif1" fo:language="ru" fo:country="RU" fo:font-style="italic" style:text-underline-style="none" fo:font-weight="normal" officeooo:rsid="069ffebe" style:font-name-asian="Liberation Mono" style:font-style-asian="italic" style:font-weight-asian="normal" style:font-name-complex="Liberation Mono" style:font-style-complex="italic" style:font-weight-complex="normal"/>
    </style:style>
    <style:style style:name="T862" style:family="text">
      <style:text-properties style:font-name="Liberation Serif1" fo:language="ru" fo:country="RU" fo:font-style="italic" style:text-underline-style="none" fo:font-weight="normal" officeooo:rsid="06a379f2" style:font-name-asian="Liberation Mono" style:font-style-asian="italic" style:font-weight-asian="normal" style:font-name-complex="Liberation Mono" style:font-style-complex="italic" style:font-weight-complex="normal"/>
    </style:style>
    <style:style style:name="T863" style:family="text">
      <style:text-properties style:font-name="Liberation Serif1" fo:language="ru" fo:country="RU" fo:font-style="italic" style:text-underline-style="none" fo:font-weight="normal" officeooo:rsid="06a3b099" style:font-name-asian="Liberation Mono" style:font-style-asian="italic" style:font-weight-asian="normal" style:font-name-complex="Liberation Mono" style:font-style-complex="italic" style:font-weight-complex="normal"/>
    </style:style>
    <style:style style:name="T864" style:family="text">
      <style:text-properties style:font-name="Liberation Serif1" fo:language="ru" fo:country="RU" fo:font-style="italic" style:text-underline-style="none" fo:font-weight="normal" officeooo:rsid="06a51e66" style:font-name-asian="Liberation Mono" style:font-style-asian="italic" style:font-weight-asian="normal" style:font-name-complex="Liberation Mono" style:font-style-complex="italic" style:font-weight-complex="normal"/>
    </style:style>
    <style:style style:name="T865" style:family="text">
      <style:text-properties style:font-name="Liberation Serif1" fo:language="ru" fo:country="RU" fo:font-style="italic" style:text-underline-style="none" fo:font-weight="normal" officeooo:rsid="06a5f740" style:font-name-asian="Liberation Mono" style:font-style-asian="italic" style:font-weight-asian="normal" style:font-name-complex="Liberation Mono" style:font-style-complex="italic" style:font-weight-complex="normal"/>
    </style:style>
    <style:style style:name="T866" style:family="text">
      <style:text-properties style:font-name="Liberation Serif1" fo:language="ru" fo:country="RU" fo:font-style="italic" style:text-underline-style="none" fo:font-weight="normal" officeooo:rsid="06a7cf33" style:font-name-asian="Liberation Mono" style:font-style-asian="italic" style:font-weight-asian="normal" style:font-name-complex="Liberation Mono" style:font-style-complex="italic" style:font-weight-complex="normal"/>
    </style:style>
    <style:style style:name="T867" style:family="text">
      <style:text-properties style:font-name="Liberation Serif1" fo:language="ru" fo:country="RU" fo:font-style="italic" style:text-underline-style="none" fo:font-weight="normal" officeooo:rsid="06a99a77" style:font-name-asian="Liberation Mono" style:font-style-asian="italic" style:font-weight-asian="normal" style:font-name-complex="Liberation Mono" style:font-style-complex="italic" style:font-weight-complex="normal"/>
    </style:style>
    <style:style style:name="T868" style:family="text">
      <style:text-properties style:font-name="Liberation Serif1" fo:language="ru" fo:country="RU" fo:font-style="italic" style:text-underline-style="none" fo:font-weight="normal" officeooo:rsid="06ad8546" style:font-name-asian="Liberation Mono" style:font-style-asian="italic" style:font-weight-asian="normal" style:font-name-complex="Liberation Mono" style:font-style-complex="italic" style:font-weight-complex="normal"/>
    </style:style>
    <style:style style:name="T869" style:family="text">
      <style:text-properties style:font-name="Liberation Serif1" fo:language="ru" fo:country="RU" fo:font-style="italic" style:text-underline-style="none" fo:font-weight="normal" officeooo:rsid="06b00726" style:font-name-asian="Liberation Mono" style:font-style-asian="italic" style:font-weight-asian="normal" style:font-name-complex="Liberation Mono" style:font-style-complex="italic" style:font-weight-complex="normal"/>
    </style:style>
    <style:style style:name="T870" style:family="text">
      <style:text-properties style:font-name="Liberation Serif1" fo:language="ru" fo:country="RU" fo:font-style="italic" style:text-underline-style="none" fo:font-weight="normal" officeooo:rsid="06b8898b" style:font-name-asian="Liberation Mono" style:font-style-asian="italic" style:font-weight-asian="normal" style:font-name-complex="Liberation Mono" style:font-style-complex="italic" style:font-weight-complex="normal"/>
    </style:style>
    <style:style style:name="T871" style:family="text">
      <style:text-properties style:font-name="Liberation Serif1" fo:language="ru" fo:country="RU" fo:font-style="italic" style:text-underline-style="none" fo:font-weight="normal" officeooo:rsid="06b9cc7d" style:font-name-asian="Liberation Mono" style:font-style-asian="italic" style:font-weight-asian="normal" style:font-name-complex="Liberation Mono" style:font-style-complex="italic" style:font-weight-complex="normal"/>
    </style:style>
    <style:style style:name="T872" style:family="text">
      <style:text-properties style:font-name="Liberation Serif1" fo:language="ru" fo:country="RU" fo:font-style="italic" style:text-underline-style="none" fo:font-weight="normal" officeooo:rsid="06c06940" style:font-name-asian="Liberation Mono" style:font-style-asian="italic" style:font-weight-asian="normal" style:font-name-complex="Liberation Mono" style:font-style-complex="italic" style:font-weight-complex="normal"/>
    </style:style>
    <style:style style:name="T873" style:family="text">
      <style:text-properties style:font-name="Liberation Serif1" fo:language="ru" fo:country="RU" fo:font-style="italic" style:text-underline-style="none" fo:font-weight="normal" officeooo:rsid="06c23144" style:font-name-asian="Liberation Mono" style:font-style-asian="italic" style:font-weight-asian="normal" style:font-name-complex="Liberation Mono" style:font-style-complex="italic" style:font-weight-complex="normal"/>
    </style:style>
    <style:style style:name="T874" style:family="text">
      <style:text-properties style:font-name="Liberation Serif1" fo:language="ru" fo:country="RU" fo:font-style="italic" style:text-underline-style="none" fo:font-weight="normal" officeooo:rsid="06c3737f" style:font-name-asian="Liberation Mono" style:font-style-asian="italic" style:font-weight-asian="normal" style:font-name-complex="Liberation Mono" style:font-style-complex="italic" style:font-weight-complex="normal"/>
    </style:style>
    <style:style style:name="T875" style:family="text">
      <style:text-properties style:font-name="Liberation Serif1" fo:language="ru" fo:country="RU" fo:font-style="italic" style:text-underline-style="none" fo:font-weight="normal" officeooo:rsid="06cdda07" style:font-name-asian="Liberation Mono" style:font-style-asian="italic" style:font-weight-asian="normal" style:font-name-complex="Liberation Mono" style:font-style-complex="italic" style:font-weight-complex="normal"/>
    </style:style>
    <style:style style:name="T876" style:family="text">
      <style:text-properties style:font-name="Liberation Serif1" fo:language="ru" fo:country="RU" fo:font-style="italic" style:text-underline-style="none" fo:font-weight="normal" officeooo:rsid="06d0b803" style:font-name-asian="Liberation Mono" style:font-style-asian="italic" style:font-weight-asian="normal" style:font-name-complex="Liberation Mono" style:font-style-complex="italic" style:font-weight-complex="normal"/>
    </style:style>
    <style:style style:name="T877" style:family="text">
      <style:text-properties style:font-name="Liberation Serif1" fo:language="ru" fo:country="RU" fo:font-style="italic" style:text-underline-style="none" fo:font-weight="normal" officeooo:rsid="06ddb13b" style:font-name-asian="Liberation Mono" style:font-style-asian="italic" style:font-weight-asian="normal" style:font-name-complex="Liberation Mono" style:font-style-complex="italic" style:font-weight-complex="normal"/>
    </style:style>
    <style:style style:name="T878" style:family="text">
      <style:text-properties style:font-name="Liberation Serif1" fo:language="ru" fo:country="RU" fo:font-style="italic" style:text-underline-style="none" fo:font-weight="normal" officeooo:rsid="06e237d7" style:font-name-asian="Liberation Mono" style:font-style-asian="italic" style:font-weight-asian="normal" style:font-name-complex="Liberation Mono" style:font-style-complex="italic" style:font-weight-complex="normal"/>
    </style:style>
    <style:style style:name="T879" style:family="text">
      <style:text-properties style:font-name="Liberation Serif1" fo:language="ru" fo:country="RU" fo:font-style="italic" style:text-underline-style="none" fo:font-weight="normal" officeooo:rsid="06eaa433" style:font-name-asian="Liberation Mono" style:font-style-asian="italic" style:font-weight-asian="normal" style:font-name-complex="Liberation Mono" style:font-style-complex="italic" style:font-weight-complex="normal"/>
    </style:style>
    <style:style style:name="T880" style:family="text">
      <style:text-properties style:font-name="Liberation Serif1" fo:language="ru" fo:country="RU" fo:font-style="italic" style:text-underline-style="none" fo:font-weight="normal" officeooo:rsid="06f56b77" style:font-name-asian="Liberation Mono" style:font-style-asian="italic" style:font-weight-asian="normal" style:font-name-complex="Liberation Mono" style:font-style-complex="italic" style:font-weight-complex="normal"/>
    </style:style>
    <style:style style:name="T881" style:family="text">
      <style:text-properties style:font-name="Liberation Serif1" fo:language="ru" fo:country="RU" fo:font-style="italic" style:text-underline-style="none" fo:font-weight="normal" officeooo:rsid="06f8ce28" style:font-name-asian="Liberation Mono" style:font-style-asian="italic" style:font-weight-asian="normal" style:font-name-complex="Liberation Mono" style:font-style-complex="italic" style:font-weight-complex="normal"/>
    </style:style>
    <style:style style:name="T882" style:family="text">
      <style:text-properties style:font-name="Liberation Serif1" fo:language="ru" fo:country="RU" fo:font-style="italic" style:text-underline-style="none" fo:font-weight="normal" officeooo:rsid="07186c92" style:font-name-asian="Liberation Mono" style:font-style-asian="italic" style:font-weight-asian="normal" style:font-name-complex="Liberation Mono" style:font-style-complex="italic" style:font-weight-complex="normal"/>
    </style:style>
    <style:style style:name="T883" style:family="text">
      <style:text-properties style:font-name="Liberation Serif1" fo:language="ru" fo:country="RU" fo:font-style="italic" style:text-underline-style="none" fo:font-weight="normal" officeooo:rsid="07193217" style:font-name-asian="Liberation Mono" style:font-style-asian="italic" style:font-weight-asian="normal" style:font-name-complex="Liberation Mono" style:font-style-complex="italic" style:font-weight-complex="normal"/>
    </style:style>
    <style:style style:name="T884" style:family="text">
      <style:text-properties style:font-name="Liberation Serif1" fo:language="ru" fo:country="RU" fo:font-style="italic" style:text-underline-style="none" fo:font-weight="normal" officeooo:rsid="0719f396" style:font-name-asian="Liberation Mono" style:font-style-asian="italic" style:font-weight-asian="normal" style:font-name-complex="Liberation Mono" style:font-style-complex="italic" style:font-weight-complex="normal"/>
    </style:style>
    <style:style style:name="T885" style:family="text">
      <style:text-properties style:font-name="Liberation Serif1" fo:language="ru" fo:country="RU" fo:font-style="italic" style:text-underline-style="none" fo:font-weight="normal" officeooo:rsid="071a3b7b" style:font-name-asian="Liberation Mono" style:font-style-asian="italic" style:font-weight-asian="normal" style:font-name-complex="Liberation Mono" style:font-style-complex="italic" style:font-weight-complex="normal"/>
    </style:style>
    <style:style style:name="T886" style:family="text">
      <style:text-properties style:font-name="Liberation Serif1" fo:language="ru" fo:country="RU" fo:font-style="italic" style:text-underline-style="none" fo:font-weight="normal" officeooo:rsid="072c9c59" style:font-name-asian="Liberation Mono" style:font-style-asian="italic" style:font-weight-asian="normal" style:font-name-complex="Liberation Mono" style:font-style-complex="italic" style:font-weight-complex="normal"/>
    </style:style>
    <style:style style:name="T887" style:family="text">
      <style:text-properties style:font-name="Liberation Serif1" fo:language="ru" fo:country="RU" fo:font-style="italic" style:text-underline-style="none" fo:font-weight="normal" officeooo:rsid="073c44f0" style:font-name-asian="Liberation Mono" style:font-style-asian="italic" style:font-weight-asian="normal" style:font-name-complex="Liberation Mono" style:font-style-complex="italic" style:font-weight-complex="normal"/>
    </style:style>
    <style:style style:name="T888" style:family="text">
      <style:text-properties style:font-name="Liberation Serif1" fo:language="ru" fo:country="RU" fo:font-style="italic" style:text-underline-style="none" fo:font-weight="normal" officeooo:rsid="0740bd81" style:font-name-asian="Liberation Mono" style:font-style-asian="italic" style:font-weight-asian="normal" style:font-name-complex="Liberation Mono" style:font-style-complex="italic" style:font-weight-complex="normal"/>
    </style:style>
    <style:style style:name="T889" style:family="text">
      <style:text-properties style:font-name="Liberation Serif1" fo:language="ru" fo:country="RU" fo:font-style="italic" style:text-underline-style="none" fo:font-weight="normal" officeooo:rsid="0742eef0" style:font-name-asian="Liberation Mono" style:font-style-asian="italic" style:font-weight-asian="normal" style:font-name-complex="Liberation Mono" style:font-style-complex="italic" style:font-weight-complex="normal"/>
    </style:style>
    <style:style style:name="T890" style:family="text">
      <style:text-properties style:font-name="Liberation Serif1" fo:language="ru" fo:country="RU" fo:font-style="italic" style:text-underline-style="none" fo:font-weight="normal" officeooo:rsid="07449053" style:font-name-asian="Liberation Mono" style:font-style-asian="italic" style:font-weight-asian="normal" style:font-name-complex="Liberation Mono" style:font-style-complex="italic" style:font-weight-complex="normal"/>
    </style:style>
    <style:style style:name="T891" style:family="text">
      <style:text-properties style:font-name="Liberation Serif1" fo:language="ru" fo:country="RU" fo:font-style="italic" style:text-underline-style="none" fo:font-weight="normal" officeooo:rsid="0751bb5e" style:font-name-asian="Liberation Mono" style:font-style-asian="italic" style:font-weight-asian="normal" style:font-name-complex="Liberation Mono" style:font-style-complex="italic" style:font-weight-complex="normal"/>
    </style:style>
    <style:style style:name="T892" style:family="text">
      <style:text-properties style:font-name="Liberation Serif1" fo:language="ru" fo:country="RU" fo:font-style="italic" style:text-underline-style="none" fo:font-weight="normal" officeooo:rsid="07614d9b" style:font-name-asian="Liberation Mono" style:font-style-asian="italic" style:font-weight-asian="normal" style:font-name-complex="Liberation Mono" style:font-style-complex="italic" style:font-weight-complex="normal"/>
    </style:style>
    <style:style style:name="T893" style:family="text">
      <style:text-properties style:font-name="Liberation Serif1" fo:language="ru" fo:country="RU" fo:font-style="italic" style:text-underline-style="none" fo:font-weight="normal" officeooo:rsid="0778ea79" style:font-name-asian="Liberation Mono" style:font-style-asian="italic" style:font-weight-asian="normal" style:font-name-complex="Liberation Mono" style:font-style-complex="italic" style:font-weight-complex="normal"/>
    </style:style>
    <style:style style:name="T894" style:family="text">
      <style:text-properties style:font-name="Liberation Serif1" fo:language="ru" fo:country="RU" fo:font-style="italic" style:text-underline-style="none" fo:font-weight="normal" officeooo:rsid="07791942" style:font-name-asian="Liberation Mono" style:font-style-asian="italic" style:font-weight-asian="normal" style:font-name-complex="Liberation Mono" style:font-style-complex="italic" style:font-weight-complex="normal"/>
    </style:style>
    <style:style style:name="T895" style:family="text">
      <style:text-properties style:font-name="Liberation Serif1" fo:language="ru" fo:country="RU" fo:font-style="italic" style:text-underline-style="none" fo:font-weight="normal" officeooo:rsid="078578ea" style:font-name-asian="Liberation Mono" style:font-style-asian="italic" style:font-weight-asian="normal" style:font-name-complex="Liberation Mono" style:font-style-complex="italic" style:font-weight-complex="normal"/>
    </style:style>
    <style:style style:name="T896" style:family="text">
      <style:text-properties style:font-name="Liberation Serif1" fo:language="ru" fo:country="RU" fo:font-style="italic" style:text-underline-style="none" fo:font-weight="normal" officeooo:rsid="07aa64a9" style:font-name-asian="Liberation Mono" style:font-style-asian="italic" style:font-weight-asian="normal" style:font-name-complex="Liberation Mono" style:font-style-complex="italic" style:font-weight-complex="normal"/>
    </style:style>
    <style:style style:name="T897" style:family="text">
      <style:text-properties style:font-name="Liberation Serif1" fo:language="ru" fo:country="RU" fo:font-style="italic" style:text-underline-style="none" fo:font-weight="normal" officeooo:rsid="07ba52b3" style:font-name-asian="Liberation Mono" style:font-style-asian="italic" style:font-weight-asian="normal" style:font-name-complex="Liberation Mono" style:font-style-complex="italic" style:font-weight-complex="normal"/>
    </style:style>
    <style:style style:name="T898" style:family="text">
      <style:text-properties style:font-name="Liberation Serif1" fo:language="ru" fo:country="RU" fo:font-style="italic" style:text-underline-style="none" fo:font-weight="normal" officeooo:rsid="07cb0730" style:font-name-asian="Liberation Mono" style:font-style-asian="italic" style:font-weight-asian="normal" style:font-name-complex="Liberation Mono" style:font-style-complex="italic" style:font-weight-complex="normal"/>
    </style:style>
    <style:style style:name="T899"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900"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901"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902"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903"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904"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905"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906"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907"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908"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909"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910"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911"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912"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913"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914"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915"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916"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917"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918"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919"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920"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921"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922"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923"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924"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925"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926"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927"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928"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929"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930"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931"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932"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933"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934"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935"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936"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937"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938"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939"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940"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941"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942"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943"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944"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945"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946"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947"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948"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949"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950"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951"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952"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953"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954"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955"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956"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957"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958"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959"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960"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961"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962"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963"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964"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965"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966"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967"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968"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969"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970"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971"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972"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973"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974"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975"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976"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977"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978"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979"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980"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981"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982"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983"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984"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985"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986"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987"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988"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989"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990"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991"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992"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993"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994"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995"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996"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997"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998"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999"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1000"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1001"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1002"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1003"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1004"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1005"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1006"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1007"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1008"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1009"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1010"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1011"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1012"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1013"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1014"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1015"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1016"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1017"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1018"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1019"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1020"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1021"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1022"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1023"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1024"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1025"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1026"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1027"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1028"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1029"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1030"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1031"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1032"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1033"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1034"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1035"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1036"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1037"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1038"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1039"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1040"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1041"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1042"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1043"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1044"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1045"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1046"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1047"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1048"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1049"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1050"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1051"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1052"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1053"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1054"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1055"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1056"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1057"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1058"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1059"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1060"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1061"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1062"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1063"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1064"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1065"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1066"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1067"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1068"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1069"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1070"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1071"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1072"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1073"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1074"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1075"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1076"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1077"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1078"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1079"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1080"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1081"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1082"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1083"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1084"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1085"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1086"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1087"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1088"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1089"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1090"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1091"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1092"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1093"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1094"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1095"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1096"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1097"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1098"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1099"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1100"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1101"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1102"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1103"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1104"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1105"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1106"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1107"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1108"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1109"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1110"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1111"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1112"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1113"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1114"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1115"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1116"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1117"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1118"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1119"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1120"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1121"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1122"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1123"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1124"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1125"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1126"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1127"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1128"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1129"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1130"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1131"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1132"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1133"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1134"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1135"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1136"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1137"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1138"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1139"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1140"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1141"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1142"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1143"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1144" style:family="text">
      <style:text-properties officeooo:rsid="013fa35b"/>
    </style:style>
    <style:style style:name="T1145" style:family="text">
      <style:text-properties officeooo:rsid="014505b5"/>
    </style:style>
    <style:style style:name="T1146" style:family="text">
      <style:text-properties officeooo:rsid="014902d8"/>
    </style:style>
    <style:style style:name="T1147" style:family="text">
      <style:text-properties officeooo:rsid="014a27e7"/>
    </style:style>
    <style:style style:name="T1148" style:family="text">
      <style:text-properties officeooo:rsid="014e6d1b"/>
    </style:style>
    <style:style style:name="T1149" style:family="text">
      <style:text-properties officeooo:rsid="014f8b5b"/>
    </style:style>
    <style:style style:name="T1150" style:family="text">
      <style:text-properties officeooo:rsid="01513594"/>
    </style:style>
    <style:style style:name="T1151" style:family="text">
      <style:text-properties officeooo:rsid="01550fb3"/>
    </style:style>
    <style:style style:name="T1152" style:family="text">
      <style:text-properties officeooo:rsid="015b9ba0"/>
    </style:style>
    <style:style style:name="T1153" style:family="text">
      <style:text-properties officeooo:rsid="0162a5bc"/>
    </style:style>
    <style:style style:name="T1154" style:family="text">
      <style:text-properties officeooo:rsid="016947b1"/>
    </style:style>
    <style:style style:name="T1155" style:family="text">
      <style:text-properties officeooo:rsid="01697e0b"/>
    </style:style>
    <style:style style:name="T1156" style:family="text">
      <style:text-properties officeooo:rsid="016f763d"/>
    </style:style>
    <style:style style:name="T1157" style:family="text">
      <style:text-properties officeooo:rsid="01735a37"/>
    </style:style>
    <style:style style:name="T1158" style:family="text">
      <style:text-properties officeooo:rsid="0176735d"/>
    </style:style>
    <style:style style:name="T1159" style:family="text">
      <style:text-properties officeooo:rsid="0177ff5d"/>
    </style:style>
    <style:style style:name="T1160" style:family="text">
      <style:text-properties officeooo:rsid="017fe353"/>
    </style:style>
    <style:style style:name="T1161" style:family="text">
      <style:text-properties officeooo:rsid="01850e20"/>
    </style:style>
    <style:style style:name="T1162" style:family="text">
      <style:text-properties officeooo:rsid="01875499"/>
    </style:style>
    <style:style style:name="T1163" style:family="text">
      <style:text-properties officeooo:rsid="0189c69e"/>
    </style:style>
    <style:style style:name="T1164" style:family="text">
      <style:text-properties officeooo:rsid="018e2a11"/>
    </style:style>
    <style:style style:name="T1165" style:family="text">
      <style:text-properties officeooo:rsid="01932064"/>
    </style:style>
    <style:style style:name="T1166" style:family="text">
      <style:text-properties officeooo:rsid="0193ec39"/>
    </style:style>
    <style:style style:name="T1167" style:family="text">
      <style:text-properties officeooo:rsid="01948e23"/>
    </style:style>
    <style:style style:name="T1168" style:family="text">
      <style:text-properties officeooo:rsid="019c08b0"/>
    </style:style>
    <style:style style:name="T1169" style:family="text">
      <style:text-properties officeooo:rsid="019d1ad0"/>
    </style:style>
    <style:style style:name="T1170" style:family="text">
      <style:text-properties officeooo:rsid="019f95f7"/>
    </style:style>
    <style:style style:name="T1171" style:family="text">
      <style:text-properties officeooo:rsid="01a26031"/>
    </style:style>
    <style:style style:name="T1172" style:family="text">
      <style:text-properties officeooo:rsid="01a8ed59"/>
    </style:style>
    <style:style style:name="T1173" style:family="text">
      <style:text-properties officeooo:rsid="01ab72f7"/>
    </style:style>
    <style:style style:name="T1174" style:family="text">
      <style:text-properties officeooo:rsid="01b06fb7"/>
    </style:style>
    <style:style style:name="T1175" style:family="text">
      <style:text-properties officeooo:rsid="01b1f69c"/>
    </style:style>
    <style:style style:name="T1176" style:family="text">
      <style:text-properties officeooo:rsid="01bbae20"/>
    </style:style>
    <style:style style:name="T1177" style:family="text">
      <style:text-properties officeooo:rsid="01bf0653"/>
    </style:style>
    <style:style style:name="T1178" style:family="text">
      <style:text-properties officeooo:rsid="01c81895"/>
    </style:style>
    <style:style style:name="T1179" style:family="text">
      <style:text-properties officeooo:rsid="01cf215b"/>
    </style:style>
    <style:style style:name="T1180" style:family="text">
      <style:text-properties officeooo:rsid="01d144e9"/>
    </style:style>
    <style:style style:name="T1181" style:family="text">
      <style:text-properties officeooo:rsid="01d493f2"/>
    </style:style>
    <style:style style:name="T1182" style:family="text">
      <style:text-properties officeooo:rsid="01d7861b"/>
    </style:style>
    <style:style style:name="T1183" style:family="text">
      <style:text-properties officeooo:rsid="01dd6289"/>
    </style:style>
    <style:style style:name="T1184" style:family="text">
      <style:text-properties officeooo:rsid="01df413e"/>
    </style:style>
    <style:style style:name="T1185" style:family="text">
      <style:text-properties officeooo:rsid="01e0ab2c"/>
    </style:style>
    <style:style style:name="T1186" style:family="text">
      <style:text-properties officeooo:rsid="01e19b93"/>
    </style:style>
    <style:style style:name="T1187" style:family="text">
      <style:text-properties officeooo:rsid="01e2c670"/>
    </style:style>
    <style:style style:name="T1188" style:family="text">
      <style:text-properties officeooo:rsid="01e3d738"/>
    </style:style>
    <style:style style:name="T1189" style:family="text">
      <style:text-properties officeooo:rsid="01e6efc0"/>
    </style:style>
    <style:style style:name="T1190" style:family="text">
      <style:text-properties officeooo:rsid="01e7243a"/>
    </style:style>
    <style:style style:name="T1191" style:family="text">
      <style:text-properties officeooo:rsid="01e77783"/>
    </style:style>
    <style:style style:name="T1192" style:family="text">
      <style:text-properties officeooo:rsid="01ebffad"/>
    </style:style>
    <style:style style:name="T1193" style:family="text">
      <style:text-properties officeooo:rsid="01ed3b8d"/>
    </style:style>
    <style:style style:name="T1194" style:family="text">
      <style:text-properties officeooo:rsid="01ef452b"/>
    </style:style>
    <style:style style:name="T1195" style:family="text">
      <style:text-properties officeooo:rsid="01f036a0"/>
    </style:style>
    <style:style style:name="T1196" style:family="text">
      <style:text-properties officeooo:rsid="01f0ea24"/>
    </style:style>
    <style:style style:name="T1197" style:family="text">
      <style:text-properties officeooo:rsid="01f23090"/>
    </style:style>
    <style:style style:name="T1198" style:family="text">
      <style:text-properties officeooo:rsid="01f636db"/>
    </style:style>
    <style:style style:name="T1199" style:family="text">
      <style:text-properties officeooo:rsid="01f95a93"/>
    </style:style>
    <style:style style:name="T1200" style:family="text">
      <style:text-properties officeooo:rsid="01fec762"/>
    </style:style>
    <style:style style:name="T1201" style:family="text">
      <style:text-properties officeooo:rsid="0201c564"/>
    </style:style>
    <style:style style:name="T1202" style:family="text">
      <style:text-properties officeooo:rsid="020293e3"/>
    </style:style>
    <style:style style:name="T1203" style:family="text">
      <style:text-properties officeooo:rsid="0205adbf"/>
    </style:style>
    <style:style style:name="T1204" style:family="text">
      <style:text-properties officeooo:rsid="020cc7df"/>
    </style:style>
    <style:style style:name="T1205" style:family="text">
      <style:text-properties officeooo:rsid="02114a32"/>
    </style:style>
    <style:style style:name="T1206" style:family="text">
      <style:text-properties officeooo:rsid="02129022"/>
    </style:style>
    <style:style style:name="T1207" style:family="text">
      <style:text-properties officeooo:rsid="0214533b"/>
    </style:style>
    <style:style style:name="T1208" style:family="text">
      <style:text-properties officeooo:rsid="021711f3"/>
    </style:style>
    <style:style style:name="T1209" style:family="text">
      <style:text-properties officeooo:rsid="02193e7f"/>
    </style:style>
    <style:style style:name="T1210" style:family="text">
      <style:text-properties officeooo:rsid="02199297"/>
    </style:style>
    <style:style style:name="T1211" style:family="text">
      <style:text-properties officeooo:rsid="0221d8a7"/>
    </style:style>
    <style:style style:name="T1212" style:family="text">
      <style:text-properties officeooo:rsid="0225be5e"/>
    </style:style>
    <style:style style:name="T1213" style:family="text">
      <style:text-properties officeooo:rsid="0226f4ce"/>
    </style:style>
    <style:style style:name="T1214" style:family="text">
      <style:text-properties officeooo:rsid="0227d0c5"/>
    </style:style>
    <style:style style:name="T1215" style:family="text">
      <style:text-properties officeooo:rsid="022927b8"/>
    </style:style>
    <style:style style:name="T1216" style:family="text">
      <style:text-properties officeooo:rsid="022ad238"/>
    </style:style>
    <style:style style:name="T1217" style:family="text">
      <style:text-properties officeooo:rsid="022e36ff"/>
    </style:style>
    <style:style style:name="T1218" style:family="text">
      <style:text-properties officeooo:rsid="023171b8"/>
    </style:style>
    <style:style style:name="T1219" style:family="text">
      <style:text-properties officeooo:rsid="0231b24c"/>
    </style:style>
    <style:style style:name="T1220" style:family="text">
      <style:text-properties officeooo:rsid="02334ceb"/>
    </style:style>
    <style:style style:name="T1221" style:family="text">
      <style:text-properties officeooo:rsid="02343bde"/>
    </style:style>
    <style:style style:name="T1222" style:family="text">
      <style:text-properties officeooo:rsid="02362e0d"/>
    </style:style>
    <style:style style:name="T1223" style:family="text">
      <style:text-properties officeooo:rsid="02371e3c"/>
    </style:style>
    <style:style style:name="T1224" style:family="text">
      <style:text-properties officeooo:rsid="02387068"/>
    </style:style>
    <style:style style:name="T1225" style:family="text">
      <style:text-properties officeooo:rsid="0239b0fe"/>
    </style:style>
    <style:style style:name="T1226" style:family="text">
      <style:text-properties officeooo:rsid="023d1519"/>
    </style:style>
    <style:style style:name="T1227" style:family="text">
      <style:text-properties officeooo:rsid="023f862e"/>
    </style:style>
    <style:style style:name="T1228" style:family="text">
      <style:text-properties officeooo:rsid="023f9a96"/>
    </style:style>
    <style:style style:name="T1229" style:family="text">
      <style:text-properties officeooo:rsid="023fb3ee"/>
    </style:style>
    <style:style style:name="T1230" style:family="text">
      <style:text-properties officeooo:rsid="02423a70"/>
    </style:style>
    <style:style style:name="T1231" style:family="text">
      <style:text-properties officeooo:rsid="024321c4"/>
    </style:style>
    <style:style style:name="T1232" style:family="text">
      <style:text-properties officeooo:rsid="024580d4"/>
    </style:style>
    <style:style style:name="T1233" style:family="text">
      <style:text-properties officeooo:rsid="02466825"/>
    </style:style>
    <style:style style:name="T1234" style:family="text">
      <style:text-properties officeooo:rsid="0249ff24"/>
    </style:style>
    <style:style style:name="T1235" style:family="text">
      <style:text-properties officeooo:rsid="024a992d"/>
    </style:style>
    <style:style style:name="T1236" style:family="text">
      <style:text-properties officeooo:rsid="024e1eee"/>
    </style:style>
    <style:style style:name="T1237" style:family="text">
      <style:text-properties officeooo:rsid="024ffbc7"/>
    </style:style>
    <style:style style:name="T1238" style:family="text">
      <style:text-properties officeooo:rsid="02508050"/>
    </style:style>
    <style:style style:name="T1239" style:family="text">
      <style:text-properties officeooo:rsid="0250d4d2"/>
    </style:style>
    <style:style style:name="T1240" style:family="text">
      <style:text-properties officeooo:rsid="0253a56a"/>
    </style:style>
    <style:style style:name="T1241" style:family="text">
      <style:text-properties officeooo:rsid="02595af3"/>
    </style:style>
    <style:style style:name="T1242" style:family="text">
      <style:text-properties officeooo:rsid="0259ca07"/>
    </style:style>
    <style:style style:name="T1243" style:family="text">
      <style:text-properties officeooo:rsid="025a9308"/>
    </style:style>
    <style:style style:name="T1244" style:family="text">
      <style:text-properties officeooo:rsid="025c6f68"/>
    </style:style>
    <style:style style:name="T1245" style:family="text">
      <style:text-properties officeooo:rsid="025e3220"/>
    </style:style>
    <style:style style:name="T1246" style:family="text">
      <style:text-properties officeooo:rsid="025e6a9b"/>
    </style:style>
    <style:style style:name="T1247" style:family="text">
      <style:text-properties fo:font-weight="bold" officeooo:rsid="025e6a9b" style:font-weight-asian="bold" style:font-weight-complex="bold"/>
    </style:style>
    <style:style style:name="T1248" style:family="text">
      <style:text-properties officeooo:rsid="025f653e"/>
    </style:style>
    <style:style style:name="T1249" style:family="text">
      <style:text-properties officeooo:rsid="025f9e0e"/>
    </style:style>
    <style:style style:name="T1250" style:family="text">
      <style:text-properties officeooo:rsid="0261823d"/>
    </style:style>
    <style:style style:name="T1251" style:family="text">
      <style:text-properties officeooo:rsid="026387cf"/>
    </style:style>
    <style:style style:name="T1252" style:family="text">
      <style:text-properties officeooo:rsid="026c6c18"/>
    </style:style>
    <style:style style:name="T1253" style:family="text">
      <style:text-properties officeooo:rsid="026c7df2"/>
    </style:style>
    <style:style style:name="T1254" style:family="text">
      <style:text-properties officeooo:rsid="026da8dd"/>
    </style:style>
    <style:style style:name="T1255" style:family="text">
      <style:text-properties officeooo:rsid="02705c20"/>
    </style:style>
    <style:style style:name="T1256" style:family="text">
      <style:text-properties officeooo:rsid="02711161"/>
    </style:style>
    <style:style style:name="T1257" style:family="text">
      <style:text-properties officeooo:rsid="0272cd7d"/>
    </style:style>
    <style:style style:name="T1258" style:family="text">
      <style:text-properties officeooo:rsid="02746f80"/>
    </style:style>
    <style:style style:name="T1259" style:family="text">
      <style:text-properties officeooo:rsid="0274d108"/>
    </style:style>
    <style:style style:name="T1260" style:family="text">
      <style:text-properties officeooo:rsid="0275ee16"/>
    </style:style>
    <style:style style:name="T1261" style:family="text">
      <style:text-properties officeooo:rsid="0277a205"/>
    </style:style>
    <style:style style:name="T1262" style:family="text">
      <style:text-properties officeooo:rsid="0277a842"/>
    </style:style>
    <style:style style:name="T1263" style:family="text">
      <style:text-properties officeooo:rsid="027822db"/>
    </style:style>
    <style:style style:name="T1264" style:family="text">
      <style:text-properties officeooo:rsid="02797e3a"/>
    </style:style>
    <style:style style:name="T1265" style:family="text">
      <style:text-properties officeooo:rsid="027ae545"/>
    </style:style>
    <style:style style:name="T1266" style:family="text">
      <style:text-properties officeooo:rsid="027c7ed5"/>
    </style:style>
    <style:style style:name="T1267" style:family="text">
      <style:text-properties officeooo:rsid="02812dc4"/>
    </style:style>
    <style:style style:name="T1268" style:family="text">
      <style:text-properties officeooo:rsid="02823829"/>
    </style:style>
    <style:style style:name="T1269" style:family="text">
      <style:text-properties officeooo:rsid="0284908a"/>
    </style:style>
    <style:style style:name="T1270" style:family="text">
      <style:text-properties officeooo:rsid="028537f3"/>
    </style:style>
    <style:style style:name="T1271" style:family="text">
      <style:text-properties officeooo:rsid="02880feb"/>
    </style:style>
    <style:style style:name="T1272" style:family="text">
      <style:text-properties officeooo:rsid="028bf133"/>
    </style:style>
    <style:style style:name="T1273" style:family="text">
      <style:text-properties officeooo:rsid="028dc2d7"/>
    </style:style>
    <style:style style:name="T1274" style:family="text">
      <style:text-properties officeooo:rsid="02939d2c"/>
    </style:style>
    <style:style style:name="T1275" style:family="text">
      <style:text-properties officeooo:rsid="0294fac7"/>
    </style:style>
    <style:style style:name="T1276" style:family="text">
      <style:text-properties officeooo:rsid="0295b27c"/>
    </style:style>
    <style:style style:name="T1277" style:family="text">
      <style:text-properties officeooo:rsid="0296fd06"/>
    </style:style>
    <style:style style:name="T1278" style:family="text">
      <style:text-properties officeooo:rsid="029a31c6"/>
    </style:style>
    <style:style style:name="T1279" style:family="text">
      <style:text-properties officeooo:rsid="029f3352"/>
    </style:style>
    <style:style style:name="T1280" style:family="text">
      <style:text-properties officeooo:rsid="02a250e8"/>
    </style:style>
    <style:style style:name="T1281" style:family="text">
      <style:text-properties officeooo:rsid="02b2b881"/>
    </style:style>
    <style:style style:name="T1282" style:family="text">
      <style:text-properties officeooo:rsid="02b3b5c2"/>
    </style:style>
    <style:style style:name="T1283" style:family="text">
      <style:text-properties officeooo:rsid="02b7a1fc"/>
    </style:style>
    <style:style style:name="T1284" style:family="text">
      <style:text-properties officeooo:rsid="02ba7fc8"/>
    </style:style>
    <style:style style:name="T1285" style:family="text">
      <style:text-properties officeooo:rsid="02bf0e31"/>
    </style:style>
    <style:style style:name="T1286" style:family="text">
      <style:text-properties officeooo:rsid="02c1a870"/>
    </style:style>
    <style:style style:name="T1287" style:family="text">
      <style:text-properties officeooo:rsid="02c347d7"/>
    </style:style>
    <style:style style:name="T1288" style:family="text">
      <style:text-properties officeooo:rsid="02c75f43"/>
    </style:style>
    <style:style style:name="T1289" style:family="text">
      <style:text-properties officeooo:rsid="02c8d3e9"/>
    </style:style>
    <style:style style:name="T1290" style:family="text">
      <style:text-properties officeooo:rsid="02ce1f04"/>
    </style:style>
    <style:style style:name="T1291" style:family="text">
      <style:text-properties officeooo:rsid="02ceda63"/>
    </style:style>
    <style:style style:name="T1292" style:family="text">
      <style:text-properties officeooo:rsid="02d094e6"/>
    </style:style>
    <style:style style:name="T1293" style:family="text">
      <style:text-properties officeooo:rsid="02d1fcc5"/>
    </style:style>
    <style:style style:name="T1294" style:family="text">
      <style:text-properties officeooo:rsid="02d2982e"/>
    </style:style>
    <style:style style:name="T1295" style:family="text">
      <style:text-properties officeooo:rsid="02d40163"/>
    </style:style>
    <style:style style:name="T1296" style:family="text">
      <style:text-properties officeooo:rsid="02d4e167"/>
    </style:style>
    <style:style style:name="T1297" style:family="text">
      <style:text-properties officeooo:rsid="02d76b85"/>
    </style:style>
    <style:style style:name="T1298" style:family="text">
      <style:text-properties officeooo:rsid="02d7e4bb"/>
    </style:style>
    <style:style style:name="T1299" style:family="text">
      <style:text-properties officeooo:rsid="02da2fd7"/>
    </style:style>
    <style:style style:name="T1300" style:family="text">
      <style:text-properties officeooo:rsid="02dd7efe"/>
    </style:style>
    <style:style style:name="T1301" style:family="text">
      <style:text-properties officeooo:rsid="02deab72"/>
    </style:style>
    <style:style style:name="T1302" style:family="text">
      <style:text-properties officeooo:rsid="02e2c4cc"/>
    </style:style>
    <style:style style:name="T1303" style:family="text">
      <style:text-properties officeooo:rsid="02ec21e7"/>
    </style:style>
    <style:style style:name="T1304" style:family="text">
      <style:text-properties officeooo:rsid="02ecd7cb"/>
    </style:style>
    <style:style style:name="T1305" style:family="text">
      <style:text-properties officeooo:rsid="02ef3e2a"/>
    </style:style>
    <style:style style:name="T1306" style:family="text">
      <style:text-properties officeooo:rsid="02efdce3"/>
    </style:style>
    <style:style style:name="T1307" style:family="text">
      <style:text-properties officeooo:rsid="02f46446"/>
    </style:style>
    <style:style style:name="T1308" style:family="text">
      <style:text-properties officeooo:rsid="02f5343f"/>
    </style:style>
    <style:style style:name="T1309" style:family="text">
      <style:text-properties officeooo:rsid="02f6c291"/>
    </style:style>
    <style:style style:name="T1310" style:family="text">
      <style:text-properties officeooo:rsid="02f8919f"/>
    </style:style>
    <style:style style:name="T1311" style:family="text">
      <style:text-properties officeooo:rsid="02f93ab7"/>
    </style:style>
    <style:style style:name="T1312" style:family="text">
      <style:text-properties officeooo:rsid="02fc82ed"/>
    </style:style>
    <style:style style:name="T1313" style:family="text">
      <style:text-properties officeooo:rsid="02fcd843"/>
    </style:style>
    <style:style style:name="T1314" style:family="text">
      <style:text-properties officeooo:rsid="03067ab1"/>
    </style:style>
    <style:style style:name="T1315" style:family="text">
      <style:text-properties officeooo:rsid="030f65e3"/>
    </style:style>
    <style:style style:name="T1316" style:family="text">
      <style:text-properties officeooo:rsid="03114010"/>
    </style:style>
    <style:style style:name="T1317" style:family="text">
      <style:text-properties officeooo:rsid="031249dc"/>
    </style:style>
    <style:style style:name="T1318" style:family="text">
      <style:text-properties officeooo:rsid="031378df"/>
    </style:style>
    <style:style style:name="T1319" style:family="text">
      <style:text-properties officeooo:rsid="03154bf8"/>
    </style:style>
    <style:style style:name="T1320" style:family="text">
      <style:text-properties officeooo:rsid="03159ecd"/>
    </style:style>
    <style:style style:name="T1321" style:family="text">
      <style:text-properties officeooo:rsid="0317d492"/>
    </style:style>
    <style:style style:name="T1322" style:family="text">
      <style:text-properties officeooo:rsid="031a2707"/>
    </style:style>
    <style:style style:name="T1323" style:family="text">
      <style:text-properties officeooo:rsid="031a6967"/>
    </style:style>
    <style:style style:name="T1324" style:family="text">
      <style:text-properties officeooo:rsid="031b36b3"/>
    </style:style>
    <style:style style:name="T1325" style:family="text">
      <style:text-properties officeooo:rsid="031c4163"/>
    </style:style>
    <style:style style:name="T1326" style:family="text">
      <style:text-properties officeooo:rsid="0325cdd3"/>
    </style:style>
    <style:style style:name="T1327" style:family="text">
      <style:text-properties officeooo:rsid="0327b48c"/>
    </style:style>
    <style:style style:name="T1328" style:family="text">
      <style:text-properties officeooo:rsid="03287fde"/>
    </style:style>
    <style:style style:name="T1329" style:family="text">
      <style:text-properties officeooo:rsid="032e6ea2"/>
    </style:style>
    <style:style style:name="T1330" style:family="text">
      <style:text-properties officeooo:rsid="03300cad"/>
    </style:style>
    <style:style style:name="T1331" style:family="text">
      <style:text-properties officeooo:rsid="03351614"/>
    </style:style>
    <style:style style:name="T1332" style:family="text">
      <style:text-properties officeooo:rsid="0335c972"/>
    </style:style>
    <style:style style:name="T1333" style:family="text">
      <style:text-properties officeooo:rsid="03424e36"/>
    </style:style>
    <style:style style:name="T1334" style:family="text">
      <style:text-properties officeooo:rsid="0347328d"/>
    </style:style>
    <style:style style:name="T1335" style:family="text">
      <style:text-properties officeooo:rsid="0351327f"/>
    </style:style>
    <style:style style:name="T1336" style:family="text">
      <style:text-properties officeooo:rsid="035d6708"/>
    </style:style>
    <style:style style:name="T1337" style:family="text">
      <style:text-properties officeooo:rsid="035f7425"/>
    </style:style>
    <style:style style:name="T1338" style:family="text">
      <style:text-properties officeooo:rsid="036d26e2"/>
    </style:style>
    <style:style style:name="T1339" style:family="text">
      <style:text-properties officeooo:rsid="037edca1"/>
    </style:style>
    <style:style style:name="T1340" style:family="text">
      <style:text-properties officeooo:rsid="038c89aa"/>
    </style:style>
    <style:style style:name="T1341" style:family="text">
      <style:text-properties officeooo:rsid="038ef054"/>
    </style:style>
    <style:style style:name="T1342" style:family="text">
      <style:text-properties officeooo:rsid="03932579"/>
    </style:style>
    <style:style style:name="T1343" style:family="text">
      <style:text-properties officeooo:rsid="03976937"/>
    </style:style>
    <style:style style:name="T1344" style:family="text">
      <style:text-properties officeooo:rsid="03992279"/>
    </style:style>
    <style:style style:name="T1345" style:family="text">
      <style:text-properties officeooo:rsid="039cd4e1"/>
    </style:style>
    <style:style style:name="T1346" style:family="text">
      <style:text-properties officeooo:rsid="039eea51"/>
    </style:style>
    <style:style style:name="T1347" style:family="text">
      <style:text-properties officeooo:rsid="03a4d788"/>
    </style:style>
    <style:style style:name="T1348" style:family="text">
      <style:text-properties officeooo:rsid="03a93435"/>
    </style:style>
    <style:style style:name="T1349" style:family="text">
      <style:text-properties officeooo:rsid="03b0ee69"/>
    </style:style>
    <style:style style:name="T1350" style:family="text">
      <style:text-properties officeooo:rsid="03b27331"/>
    </style:style>
    <style:style style:name="T1351" style:family="text">
      <style:text-properties officeooo:rsid="03b512ad"/>
    </style:style>
    <style:style style:name="T1352" style:family="text">
      <style:text-properties officeooo:rsid="03b654d3"/>
    </style:style>
    <style:style style:name="T1353" style:family="text">
      <style:text-properties officeooo:rsid="03b68b4b"/>
    </style:style>
    <style:style style:name="T1354" style:family="text">
      <style:text-properties officeooo:rsid="03b86da5"/>
    </style:style>
    <style:style style:name="T1355" style:family="text">
      <style:text-properties officeooo:rsid="03c0abc5"/>
    </style:style>
    <style:style style:name="T1356" style:family="text">
      <style:text-properties officeooo:rsid="03c1e515"/>
    </style:style>
    <style:style style:name="T1357" style:family="text">
      <style:text-properties officeooo:rsid="03c5486b"/>
    </style:style>
    <style:style style:name="T1358" style:family="text">
      <style:text-properties officeooo:rsid="03c7958c"/>
    </style:style>
    <style:style style:name="T1359" style:family="text">
      <style:text-properties officeooo:rsid="03c982de"/>
    </style:style>
    <style:style style:name="T1360" style:family="text">
      <style:text-properties officeooo:rsid="03cf2e5c"/>
    </style:style>
    <style:style style:name="T1361" style:family="text">
      <style:text-properties officeooo:rsid="03d1b535"/>
    </style:style>
    <style:style style:name="T1362" style:family="text">
      <style:text-properties officeooo:rsid="03d84817"/>
    </style:style>
    <style:style style:name="T1363" style:family="text">
      <style:text-properties officeooo:rsid="03e59b48"/>
    </style:style>
    <style:style style:name="T1364" style:family="text">
      <style:text-properties officeooo:rsid="03e7870e"/>
    </style:style>
    <style:style style:name="T1365" style:family="text">
      <style:text-properties officeooo:rsid="03e7ca3c"/>
    </style:style>
    <style:style style:name="T1366" style:family="text">
      <style:text-properties officeooo:rsid="03e8d58c"/>
    </style:style>
    <style:style style:name="T1367" style:family="text">
      <style:text-properties officeooo:rsid="03e9c910"/>
    </style:style>
    <style:style style:name="T1368" style:family="text">
      <style:text-properties officeooo:rsid="03f1121f"/>
    </style:style>
    <style:style style:name="T1369" style:family="text">
      <style:text-properties officeooo:rsid="03f65a15"/>
    </style:style>
    <style:style style:name="T1370" style:family="text">
      <style:text-properties officeooo:rsid="03fbbb24"/>
    </style:style>
    <style:style style:name="T1371" style:family="text">
      <style:text-properties officeooo:rsid="040601e0"/>
    </style:style>
    <style:style style:name="T1372" style:family="text">
      <style:text-properties officeooo:rsid="040a2a8b"/>
    </style:style>
    <style:style style:name="T1373" style:family="text">
      <style:text-properties officeooo:rsid="040da7db"/>
    </style:style>
    <style:style style:name="T1374" style:family="text">
      <style:text-properties officeooo:rsid="040ea4a9"/>
    </style:style>
    <style:style style:name="T1375" style:family="text">
      <style:text-properties officeooo:rsid="04114933"/>
    </style:style>
    <style:style style:name="T1376" style:family="text">
      <style:text-properties officeooo:rsid="041664b1"/>
    </style:style>
    <style:style style:name="T1377" style:family="text">
      <style:text-properties officeooo:rsid="04185270"/>
    </style:style>
    <style:style style:name="T1378" style:family="text">
      <style:text-properties officeooo:rsid="041a035b"/>
    </style:style>
    <style:style style:name="T1379" style:family="text">
      <style:text-properties officeooo:rsid="042463fa"/>
    </style:style>
    <style:style style:name="T1380" style:family="text">
      <style:text-properties officeooo:rsid="0428e50e"/>
    </style:style>
    <style:style style:name="T1381" style:family="text">
      <style:text-properties officeooo:rsid="042a81b8"/>
    </style:style>
    <style:style style:name="T1382" style:family="text">
      <style:text-properties officeooo:rsid="042ef3be"/>
    </style:style>
    <style:style style:name="T1383" style:family="text">
      <style:text-properties officeooo:rsid="0430b161"/>
    </style:style>
    <style:style style:name="T1384" style:family="text">
      <style:text-properties officeooo:rsid="043659f4"/>
    </style:style>
    <style:style style:name="T1385" style:family="text">
      <style:text-properties officeooo:rsid="04800dce"/>
    </style:style>
    <style:style style:name="T1386" style:family="text">
      <style:text-properties style:font-name="Liberation Serif"/>
    </style:style>
    <style:style style:name="T1387" style:family="text">
      <style:text-properties style:font-name="Liberation Serif" officeooo:rsid="0481af48" style:font-name-asian="Liberation Mono" style:font-name-complex="Liberation Mono"/>
    </style:style>
    <style:style style:name="T1388" style:family="text">
      <style:text-properties style:font-name="Liberation Serif" officeooo:rsid="0483a52b"/>
    </style:style>
    <style:style style:name="T1389" style:family="text">
      <style:text-properties style:font-name="Liberation Serif" officeooo:rsid="048490d1"/>
    </style:style>
    <style:style style:name="T1390" style:family="text">
      <style:text-properties style:font-name="Liberation Serif" officeooo:rsid="0485ab4b"/>
    </style:style>
    <style:style style:name="T1391" style:family="text">
      <style:text-properties style:font-name="Liberation Serif" officeooo:rsid="0485b6ee"/>
    </style:style>
    <style:style style:name="T1392" style:family="text">
      <style:text-properties style:font-name="Liberation Serif" officeooo:rsid="04875461"/>
    </style:style>
    <style:style style:name="T1393" style:family="text">
      <style:text-properties style:font-name="Liberation Serif" officeooo:rsid="0488d145"/>
    </style:style>
    <style:style style:name="T1394" style:family="text">
      <style:text-properties style:font-name="Liberation Serif" officeooo:rsid="04898598"/>
    </style:style>
    <style:style style:name="T1395" style:family="text">
      <style:text-properties style:font-name="Liberation Serif" officeooo:rsid="0489b1aa"/>
    </style:style>
    <style:style style:name="T1396" style:family="text">
      <style:text-properties style:font-name="Liberation Serif" fo:font-style="italic" officeooo:rsid="0489b1aa" style:font-style-asian="italic" style:font-style-complex="italic"/>
    </style:style>
    <style:style style:name="T1397" style:family="text">
      <style:text-properties style:font-name="Liberation Serif" fo:font-style="italic" officeooo:rsid="048a4ce0" style:font-style-asian="italic" style:font-style-complex="italic"/>
    </style:style>
    <style:style style:name="T1398" style:family="text">
      <style:text-properties style:font-name="Liberation Serif" fo:font-style="italic" officeooo:rsid="048bdace" style:font-style-asian="italic" style:font-style-complex="italic"/>
    </style:style>
    <style:style style:name="T1399" style:family="text">
      <style:text-properties style:font-name="Liberation Serif" fo:font-style="italic" officeooo:rsid="048c95cb" style:font-style-asian="italic" style:font-style-complex="italic"/>
    </style:style>
    <style:style style:name="T1400" style:family="text">
      <style:text-properties style:font-name="Liberation Serif" fo:font-style="italic" officeooo:rsid="049ac1ec" style:font-style-asian="italic" style:font-style-complex="italic"/>
    </style:style>
    <style:style style:name="T1401" style:family="text">
      <style:text-properties style:font-name="Liberation Serif" fo:font-style="italic" fo:font-weight="normal" officeooo:rsid="0495e563" style:font-style-asian="italic" style:font-weight-asian="normal" style:font-style-complex="italic" style:font-weight-complex="normal"/>
    </style:style>
    <style:style style:name="T1402" style:family="text">
      <style:text-properties style:font-name="Liberation Serif" fo:font-style="italic" fo:font-weight="normal" officeooo:rsid="0499271b" style:font-style-asian="italic" style:font-weight-asian="normal" style:font-style-complex="italic" style:font-weight-complex="normal"/>
    </style:style>
    <style:style style:name="T1403" style:family="text">
      <style:text-properties style:font-name="Liberation Serif" fo:font-style="normal" officeooo:rsid="0489b1aa" style:font-style-asian="normal" style:font-style-complex="normal"/>
    </style:style>
    <style:style style:name="T1404" style:family="text">
      <style:text-properties style:font-name="Liberation Serif" fo:font-style="normal" officeooo:rsid="048a4ce0" style:font-style-asian="normal" style:font-style-complex="normal"/>
    </style:style>
    <style:style style:name="T1405" style:family="text">
      <style:text-properties style:font-name="Liberation Serif" fo:font-style="normal" officeooo:rsid="048bcdc3" style:font-style-asian="normal" style:font-style-complex="normal"/>
    </style:style>
    <style:style style:name="T1406" style:family="text">
      <style:text-properties style:font-name="Liberation Serif" fo:font-style="normal" officeooo:rsid="048bdace" style:font-style-asian="normal" style:font-style-complex="normal"/>
    </style:style>
    <style:style style:name="T1407" style:family="text">
      <style:text-properties style:font-name="Liberation Serif" fo:font-style="normal" officeooo:rsid="048c95cb" style:font-style-asian="normal" style:font-style-complex="normal"/>
    </style:style>
    <style:style style:name="T1408" style:family="text">
      <style:text-properties style:font-name="Liberation Serif" fo:font-style="normal" officeooo:rsid="049ac1ec" style:font-style-asian="normal" style:font-style-complex="normal"/>
    </style:style>
    <style:style style:name="T1409" style:family="text">
      <style:text-properties style:font-name="Liberation Serif" fo:font-style="normal" officeooo:rsid="049badc2" style:font-style-asian="normal" style:font-style-complex="normal"/>
    </style:style>
    <style:style style:name="T1410" style:family="text">
      <style:text-properties style:font-name="Liberation Serif" fo:font-style="normal" fo:font-weight="bold" officeooo:rsid="0483a52b" style:font-style-asian="normal" style:font-weight-asian="bold" style:font-style-complex="normal" style:font-weight-complex="bold"/>
    </style:style>
    <style:style style:name="T1411" style:family="text">
      <style:text-properties style:font-name="Liberation Serif" fo:font-style="normal" fo:font-weight="normal" officeooo:rsid="048c95cb" style:font-style-asian="normal" style:font-weight-asian="normal" style:font-style-complex="normal" style:font-weight-complex="normal"/>
    </style:style>
    <style:style style:name="T1412" style:family="text">
      <style:text-properties style:font-name="Liberation Serif" fo:font-style="normal" fo:font-weight="normal" officeooo:rsid="048bdace" style:font-style-asian="normal" style:font-weight-asian="normal" style:font-style-complex="normal" style:font-weight-complex="normal"/>
    </style:style>
    <style:style style:name="T1413" style:family="text">
      <style:text-properties style:font-name="Liberation Serif" fo:font-style="normal" fo:font-weight="normal" officeooo:rsid="048e039a" style:font-style-asian="normal" style:font-weight-asian="normal" style:font-style-complex="normal" style:font-weight-complex="normal"/>
    </style:style>
    <style:style style:name="T1414" style:family="text">
      <style:text-properties style:font-name="Liberation Serif" fo:font-style="normal" fo:font-weight="normal" officeooo:rsid="0494f4be" style:font-style-asian="normal" style:font-weight-asian="normal" style:font-style-complex="normal" style:font-weight-complex="normal"/>
    </style:style>
    <style:style style:name="T1415" style:family="text">
      <style:text-properties style:font-name="Liberation Serif" fo:font-style="normal" fo:font-weight="normal" officeooo:rsid="049527bf" style:font-style-asian="normal" style:font-weight-asian="normal" style:font-style-complex="normal" style:font-weight-complex="normal"/>
    </style:style>
    <style:style style:name="T1416" style:family="text">
      <style:text-properties style:font-name="Liberation Serif" fo:font-style="normal" fo:font-weight="normal" officeooo:rsid="0495e563" style:font-style-asian="normal" style:font-weight-asian="normal" style:font-style-complex="normal" style:font-weight-complex="normal"/>
    </style:style>
    <style:style style:name="T1417" style:family="text">
      <style:text-properties style:font-name="Liberation Serif" fo:font-style="normal" fo:font-weight="normal" officeooo:rsid="049618ad" style:font-style-asian="normal" style:font-weight-asian="normal" style:font-style-complex="normal" style:font-weight-complex="normal"/>
    </style:style>
    <style:style style:name="T1418" style:family="text">
      <style:text-properties style:font-name="Liberation Serif" fo:font-style="normal" fo:font-weight="normal" officeooo:rsid="04962972" style:font-style-asian="normal" style:font-weight-asian="normal" style:font-style-complex="normal" style:font-weight-complex="normal"/>
    </style:style>
    <style:style style:name="T1419" style:family="text">
      <style:text-properties style:font-name="Liberation Serif" fo:font-style="normal" fo:font-weight="normal" officeooo:rsid="0497f370" style:font-style-asian="normal" style:font-weight-asian="normal" style:font-style-complex="normal" style:font-weight-complex="normal"/>
    </style:style>
    <style:style style:name="T1420" style:family="text">
      <style:text-properties style:font-name="Liberation Serif" fo:font-style="normal" fo:font-weight="normal" officeooo:rsid="0499271b" style:font-style-asian="normal" style:font-weight-asian="normal" style:font-style-complex="normal" style:font-weight-complex="normal"/>
    </style:style>
    <style:style style:name="T1421" style:family="text">
      <style:text-properties style:font-name="Liberation Serif" fo:font-style="normal" fo:font-weight="normal" officeooo:rsid="049ac1ec" style:font-style-asian="normal" style:font-weight-asian="normal" style:font-style-complex="normal" style:font-weight-complex="normal"/>
    </style:style>
    <style:style style:name="T1422" style:family="text">
      <style:text-properties style:font-name="Liberation Serif" fo:font-style="normal" fo:font-weight="normal" officeooo:rsid="049badc2" style:font-style-asian="normal" style:font-weight-asian="normal" style:font-style-complex="normal" style:font-weight-complex="normal"/>
    </style:style>
    <style:style style:name="T1423" style:family="text">
      <style:text-properties style:font-name="Liberation Serif" officeooo:rsid="049ac1ec"/>
    </style:style>
    <style:style style:name="T1424" style:family="text">
      <style:text-properties officeooo:rsid="0624d679"/>
    </style:style>
    <style:style style:name="T1425" style:family="text">
      <style:text-properties officeooo:rsid="0714b3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561">Природа не знает уничтожения; ей известно лишь превращение. Всё, чему меня научила наука, и продолжает учить, подтверждает мо<text:span text:style-name="T1150">ю</text:span> убеждённость в продолжении нашего духовного <text:span text:style-name="T1425">бытия</text:span>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5">Тронулись</text:span>. Потянулись цепочкой, покидая вокзал, покидая центр города, <text:span text:style-name="T95">покатили через</text:span> его старые, <text:span text:style-name="T4">заброшенные</text:span> районы. <text:span text:style-name="T96">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98">Поезд</text:span> остановил<text:span text:style-name="T99">ся</text:span>. Дальше <text:span text:style-name="T99">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4">ё</text:span> невидим<text:span text:style-name="T94">о</text:span>е <text:span text:style-name="T94">помещение</text:span> с другими. Не видно не зги, да, <text:span text:style-name="T97">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2">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2">, приятель….»</text:span></text:p>
      <text:p text:style-name="P272">Выхода нет. Лежи и жди, лежи тихо, не двигайся. <text:span text:style-name="T93">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1">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2">стиснув пустые или полупустые бутылки, этот развесился на стуле, тот </text:span><text:span text:style-name="T151">свернулся</text:span><text:span text:style-name="T102"> калачиком в холодном камине, те раскинулись на диванах, на пыльных коврах, в шезлонгах на разных уровнях громадного зала, </text:span><text:span text:style-name="T104">храпя</text:span><text:span text:style-name="T102"> и сопя на все лады самоповторным хором, покуда свет Лондона, зимний тягучий свет, ширится в </text:span><text:span text:style-name="T105">вертикальных</text:span><text:span text:style-name="T103"> </text:span><text:span text:style-name="T105">переплётах </text:span><text:span text:style-name="T103">окон, </text:span><text:span text:style-name="T104">ширится в слоях вчерашнего дыма, что всё ещё висит, редея, с навощённых балок потолка. </text:span><text:span text:style-name="T105">А</text:span><text:span text:style-name="T104"> эти распростёртые горизонтал</text:span><text:span text:style-name="T105">ы</text:span><text:span text:style-name="T104">, товарищи по оружию, </text:span><text:span text:style-name="T105">что </text:span><text:span text:style-name="T104">разрумянились, как компашка голландских мужиков, </text:span><text:span text:style-name="T105">которые</text:span><text:span text:style-name="T104"> видят </text:span><text:span text:style-name="T105">в снах</text:span><text:span text:style-name="T104"> своё воскрешении в следующие пару минут.</text:span></text:p>
      <text:p text:style-name="P274"><text:span text:style-name="T104">Е</text:span><text:span text:style-name="T100">го </text:span><text:span text:style-name="T105">звание</text:span><text:span text:style-name="T100"> капитан, </text:span><text:span text:style-name="T105">имя</text:span><text:span text:style-name="T100"> Джефри («Пират») Прентис. </text:span><text:span text:style-name="T106">Он ук</text:span><text:span text:style-name="T118">рыт</text:span><text:span text:style-name="T106"> т</text:span><text:span text:style-name="T118">ёплым</text:span><text:span text:style-name="T106">ым одеялом, <text:s/></text:span><text:span text:style-name="T118">шотландская расцветка из</text:span><text:span text:style-name="T106"> оранжевого, ржавого, алого. У его черепа такое ощущение, словно он из металла. </text:span></text:p>
      <text:p text:style-name="P275"><text:span text:style-name="T120">Прямиком</text:span><text:span text:style-name="T100"> над ним, на высоте четырёх метров, Тэди Блот вот-вот свалится с балкончика музыкантов, выбрав для падения </text:span><text:span text:style-name="T107">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08">воткнутый в задний карман, который как-то там зацепился—</text:span></text:p>
      <text:p text:style-name="P276"><text:span text:style-name="T100">На этот момент Пирату уже удалось сесть на своей узкой холостяцкой кровати и зыркнуть вверх. Как ужасно. </text:span><text:span text:style-name="T118">Просто</text:span><text:span text:style-name="T100"> ужасно бля… </text:span><text:span text:style-name="T118">вверху раздался</text:span><text:span text:style-name="T100"> треск материи. </text:span><text:span text:style-name="T109">Подготовка к выполнению спецзаданий выработала в нём быстроту реакций. </text:span><text:span text:style-name="T119">С</text:span><text:span text:style-name="T109">прыг</text:span><text:span text:style-name="T119">нув</text:span><text:span text:style-name="T109"> с кровати,</text:span><text:span text:style-name="T119"> он</text:span><text:span text:style-name="T109"> ударом ноги посылает её кат</text:span><text:span text:style-name="T119">ну</text:span><text:span text:style-name="T109">ться на своих колёсиках в направлении Блота. </text:span><text:span text:style-name="T119">Оборвавшись</text:span><text:span text:style-name="T109">, Блот шмякнулся точно посерёдке под громкий звяк пружин сетки. Одна ножка отлетела. «</text:span><text:span text:style-name="T110">Добро</text:span><text:span text:style-name="T121">е</text:span><text:span text:style-name="T110"> утро»</text:span><text:span text:style-name="T111">,–</text:span><text:span text:style-name="T110"> отметил Пират. </text:span><text:span text:style-name="T112">Блот кратко улыбнулся и снова уснул, уютно укутавшись в одеяло Пирата.</text:span></text:p>
      <text:p text:style-name="P277"><text:span text:style-name="T112">Б</text:span><text:span text:style-name="T100">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3">и увлекался культивацией фармацевтических растений на крыше здания (недавно молодой Осби Фил возродил эту традицию),</text:span><text:span text:style-name="T114"> слишком мало, чтоб выдержать туманы и мороз и в основном возвращались, в виде фрагментов </text:span><text:span text:style-name="T118">специфичных</text:span><text:span text:style-name="T114"> алкалоидов, в почву на крыше, так же как и удобрение от троицы призовых Вессекских свиноматок размещённых там </text:span><text:span text:style-name="T121">восприемником</text:span><text:span text:style-name="T115"> Роспа, </text:span><text:span text:style-name="T116">и опавшие листья многих декоративных деревьев </text:span><text:span text:style-name="T117">трансплантированных на крышу </text:span><text:span text:style-name="T116">последующими обитателями,</text:span><text:span text:style-name="T121">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2">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2">дефицитом военного времени на бананы, </text:span><text:span text:style-name="T128">решил соорудить на крыше стеклянную оранжерею и </text:span><text:span text:style-name="T122">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2">П</text:span><text:span text:style-name="T100">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0">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27">а </text:span><text:span text:style-name="T100">электростанци</text:span><text:span text:style-name="T127">и</text:span><text:span text:style-name="T100"> и нефтеперегонный за нею </text:span><text:span text:style-name="T126">проступают</text:span><text:span text:style-name="T123"> чётко: трубы, сифоны, башни, </text:span><text:span text:style-name="T125">колонны</text:span><text:span text:style-name="T123">, </text:span><text:span text:style-name="T124">круч</text:span><text:span text:style-name="T126">ен</text:span><text:span text:style-name="T124">ные</text:span><text:span text:style-name="T123"> </text:span><text:span text:style-name="T125">клубы</text:span><text:span text:style-name="T123"> пара и дыма….</text:span></text:p>
      <text:p text:style-name="P279"><text:span text:style-name="T123">– </text:span><text:span text:style-name="T129">Ххахх!</text:span><text:span text:style-name="T123">– </text:span><text:span text:style-name="T129">Пират в беззвучном рёве следит как его выдох всплывает над парапетами, «ххахх!» <text:s/>Верхушки крыш в утреннем танце. </text:span><text:span text:style-name="T130">Его гигантские вязки бананов, </text:span><text:span text:style-name="T132">сияюще</text:span><text:span text:style-name="T130"> жёлты</text:span><text:span text:style-name="T133">х</text:span><text:span text:style-name="T130">, влажно зелёны</text:span><text:span text:style-name="T133">х</text:span><text:span text:style-name="T130">. </text:span><text:span text:style-name="T131">Его друзья внизу предвкушают в своих снах Банановый Завтрак. Этот надраенный день обещает быть не хуже, чем любой—</text:span></text:p>
      <text:p text:style-name="P280"><text:span text:style-name="T100">Так ли? Далеко на востоке, в самом низу розовеющего неба что-то сверкнуло, очень ярко. </text:span><text:span text:style-name="T134">Новая звезда, совсем незаметная. Он опирается на парапет, всматриваясь. </text:span><text:span text:style-name="T135">Искорка точки уже превратилась в белую вертикальную чёрточку. </text:span><text:span text:style-name="T136">Должно быть уже где-то над Северным морем… не ближе… внизу ледяные поля и холодное пятно солнца….</text:span></text:p>
      <text:p text:style-name="P281"><text:span text:style-name="T100">Что это? </text:span><text:span text:style-name="T137">Такого раньше не бывало. Но Пират всё равно знает что. Он видел филь</text:span><text:span text:style-name="T139">м</text:span><text:span text:style-name="T137">, всего пару недель назад… это след испарения. Уже на ширину пальца выше. И это не самолёт. Отвесно вверх самолёт не запускают. </text:span><text:span text:style-name="T138">Это новая, и всё ещё Самая Секретная, немецкая ракета бомба.</text:span></text:p>
      <text:p text:style-name="P279"><text:span text:style-name="T123">– </text:span><text:span text:style-name="T138">Входящая почта.</text:span><text:span text:style-name="T123">– </text:span><text:span text:style-name="T138">он произнёс это или только подумал? </text:span><text:span text:style-name="T139">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39">О? </text:span><text:span text:style-name="T100">Никаких о: за дугой поверхности земного шара, к востоку, солнце </text:span><text:span text:style-name="T140">оттуда</text:span><text:span text:style-name="T100">, только что взошло над Голландией, ударяет в выхлопные пары ракеты, все </text:span><text:span text:style-name="T140">эти </text:span><text:span text:style-name="T100">капли, кристалы, заставля</text:span><text:span text:style-name="T140">ет</text:span><text:span text:style-name="T100"> ярко блестеть через море….</text:span></text:p>
      <text:p text:style-name="P283"><text:span text:style-name="T100">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1">к</text:span><text:span text:style-name="T100">ета будет тут прежде, чем Пират увидит восход солнца.</text:span></text:p>
      <text:p text:style-name="P283"><text:span text:style-name="T100">След, смазанный, слегка порванный натрое, висит в небе. </text:span><text:span text:style-name="T141">Сама ракета, уже как чисто баллистический снаряд, поднялась выше. Теперь невидима.</text:span></text:p>
      <text:p text:style-name="P284"><text:span text:style-name="T100">Может надо что-то сделать… дозвониться в штаб в Станморе, должны засечь её радарами над Проливом</text:span><text:span text:style-name="T131">—</text:span><text:span text:style-name="T100">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0">Собирай бананы. Он топает по чёрному компосту </text:span><text:span text:style-name="T143">в </text:span><text:span text:style-name="T100">оранжере</text:span><text:span text:style-name="T143">ю</text:span><text:span text:style-name="T100">.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0">….</text:span></text:p>
      <text:p text:style-name="P286"><text:soft-page-break/><text:span text:style-name="T100">Каркас пронизан дневным светом, молочные стёкла благодушно лучатся вниз. Откуда тут быть зиме</text:span><text:span text:style-name="T131">—</text:span><text:span text:style-name="T100">даже </text:span><text:span text:style-name="T142">этой</text:span><text:span text:style-name="T131">—</text:span><text:span text:style-name="T142">достаточно</text:span><text:span text:style-name="T100"> суровой чтобы состарить это железо, которое может петь на ветру, </text:span><text:span text:style-name="T142">или за</text:span><text:span text:style-name="T143">ст</text:span><text:span text:style-name="T142">ить эти окна, что открываются в другую пору года, обманно сохранённую?</text:span></text:p>
      <text:p text:style-name="P287"><text:span text:style-name="T142">П</text:span><text:span text:style-name="T100">ират взглядывает на свои часы. Не с чего отсчитать. Поры лица начинает пощипывать. </text:span><text:span text:style-name="T144">Стирая все мысли</text:span><text:span text:style-name="T131">—</text:span><text:span text:style-name="T144">как учат коммандос</text:span><text:span text:style-name="T131">—</text:span><text:span text:style-name="T144">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4">О</text:span><text:span text:style-name="T100">братно в зиму. Бывший след напрочь исчез с неба. Кожу Пирата покрыл пот холодный почти как лёд. </text:span></text:p>
      <text:p text:style-name="P288"><text:span text:style-name="T100">Какое-то время уходит, чтобы закурить сигарету. Он не услышит как </text:span><text:span text:style-name="T145">долетит</text:span><text:span text:style-name="T100"> эта штука. </text:span><text:span text:style-name="T145">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0">Что если попадёт точнёхонько</text:span><text:span text:style-name="T131">—</text:span><text:span text:style-name="T100">ах, нет</text:span><text:span text:style-name="T131">—</text:span><text:span text:style-name="T100">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96">уж</text:span> не вспомнить… Нарезать бананы кусками. За<text:span text:style-name="T204">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5">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5">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4">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97">С</text:span>транн<text:span text:style-name="T197">ый вид</text:span>, нет? С тех пор всё тихо, а ты слышал? Наверно, недолёт. В море, что ли.</text:p>
      <text:p text:style-name="P3">– <text:span text:style-name="T197">Десять минут?</text:span>– <text:span text:style-name="T197">пытается свериться со своими часами.</text:span></text:p>
      <text:p text:style-name="P3">– <text:span text:style-name="T197">Не меньше.</text:span>– <text:span text:style-name="T197">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98">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98">.»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99">Не кисни,</text:span>– <text:span text:style-name="T199">говорит Блот пробираясь обратно к разваленной койке.</text:span>– <text:span text:style-name="T199">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0">и каждая может свалиться на него</text:span>. <text:span text:style-name="T200">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1">А ну-ка,</text:span> оторв<text:span text:style-name="T201">и</text:span> сво<text:span text:style-name="T201">ю жопу</text:span> от пола,</text:p>
      <text:p text:style-name="P8">(пожуй банан-чик)</text:p>
      <text:p text:style-name="P8">Зубы почисть и вперёд, на войну!</text:p>
      <text:p text:style-name="P8"><text:span text:style-name="T201">Махни</text:span> на прощанье спящей стране,</text:p>
      <text:p text:style-name="P8">И мечт<text:span text:style-name="T201">ам пошли</text:span> поцелуй,</text:p>
      <text:p text:style-name="P8">Скажи Мисс Гребл,</text:p>
      <text:p text:style-name="P8">У тебя не стоит,</text:p>
      <text:p text:style-name="P8"><text:span text:style-name="T202">И не</text:span> встанет до самой Победы, о,</text:p>
      <text:p text:style-name="P8">Но <text:span text:style-name="T202">потом </text:span>на гражданке всё <text:span text:style-name="T202">будет</text:span> торчком,</text:p>
      <text:p text:style-name="P8">(пожуй банан-чик)</text:p>
      <text:p text:style-name="P9">Вино шипучее, девульки жгучие<text:span text:style-name="T202">—</text:span></text:p>
      <text:p text:style-name="P10">Осталось лишь пару немчур победить,</text:p>
      <text:p text:style-name="P10">Так улыбнись пошире, <text:span text:style-name="T202">улыбкой лучшей в мире,</text:span></text:p>
      <text:p text:style-name="P11">И не заставляй нас повторять—</text:p>
      <text:p text:style-name="P10"><text:span text:style-name="T202">Тебе пора</text:span> от пола жопу <text:span text:style-name="T202">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3">налитый в верхнюю ёмкость</text:span> пароварки Пирата, <text:span text:style-name="T203">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06">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5">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07">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08">(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09">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0">Твой работодатель.</text:span></text:p>
      <text:p text:style-name="P18">– <text:span text:style-name="T210">Это нечестно,</text:span>– <text:span text:style-name="T210">стонет Пират,</text:span>– <text:span text:style-name="T210">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1">Доставлено изумительным способом,»</text:span>– <text:span text:style-name="T211">голос повышен и раздражён,</text:span>– «<text:span text:style-name="T211">никто из </text:span><text:span text:style-name="T11">моих</text:span><text:span text:style-name="T211"> знакомых так не умничает. </text:span><text:span text:style-name="T11">Мне</text:span><text:span text:style-name="T211">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2">С подъёмом <text:s/>солнца, утро кажется всё холоднее. Облака всё же начали собираться. </text:span><text:soft-page-break/><text:span text:style-name="T212">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16"> чем</text:span> титьк<text:span text:style-name="T216">и <text:s/></text:span>ведьмы!</text:p>
      <text:p text:style-name="P24">Холодней ведра </text:p>
      <text:p text:style-name="P24">пингвиньего дерьма!</text:p>
      <text:p text:style-name="P24">Холодней, <text:span text:style-name="T216">чем</text:span> шерст<text:span text:style-name="T216">ь</text:span></text:p>
      <text:p text:style-name="P24"><text:s/>на заднице полярного медведя!</text:p>
      <text:p text:style-name="P23"><text:span text:style-name="T217">И даже</text:span>, <text:span text:style-name="T216">чем</text:span> иней на фужере</text:p>
      <text:p text:style-name="P24">шампанско<text:span text:style-name="T216">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4">Ну, здрасьте, хе-хе, опять наплывает на Пирата его Состояние, когда меньше всего ждал, как обычно</text:span>—<text:span text:style-name="T215">тут можно упомянуть о том, что в досье Пирата Прентиса отмечено как странный дар</text:span>—<text:span text:style-name="T215">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3">—</text:span>я<text:span text:style-name="T213">—</text:span>тот</text:p>
      <text:p text:style-name="P26">Самый, кто бредёт сквозь их фан-тази-и!</text:p>
      <text:p text:style-name="P26">Переживаю вместо них<text:span text:style-name="T213">—</text:span></text:p>
      <text:p text:style-name="P28">Даже когда на девушку я вла-зи-ю<text:span text:style-name="T213">—</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18">в одной октаве</text:span>]</text:p>
      <text:p text:style-name="P29">И мне по барабану, что опааааасно это,</text:p>
      <text:p text:style-name="P29">Опасность – крыша, с которой я упал давным-давно<text:span text:style-name="T213">—</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3">—</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19">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19">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19">.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19">,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0">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1">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1">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2">Наконец, в один <text:s/>истинно Шерлок Холмсовский лондонский вечер, на Пирата несомненно пахн</text:span><text:span text:style-name="T223">у́</text:span><text:span text:style-name="T222">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2">.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5">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5">т</text:span>фортах, <text:span text:style-name="T245">пока в другой сфере лорд Осмо продолжает </text:span><text:span text:style-name="T14">ассимилироваться</text:span><text:span text:style-name="T245">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46">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46">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46">, как бы… в себя, обратно…» «Какие-нибудь, типа, </text:span><text:span text:style-name="T15">звуки</text:span><text:span text:style-name="T246">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46">!.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46">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46">! Сметает весь наблюдательный пункт потоком какой-то отвратительно оранжевой слякоти, которая </text:span><text:span text:style-name="T15">переваривает</text:span><text:span text:style-name="T246"> несчастных—но вместо криков только хохот, им </text:span><text:span text:style-name="T248">это</text:span><text:span text:style-name="T15"> по кайфу</text:span><text:span text:style-name="T246">….</text:span></text:p>
      <text:p text:style-name="P38">Задание Пирата/Осмо наладить связь с Аденоидом. <text:span text:style-name="T251">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1">.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27">Каждый день на протяжении <text:s/>2</text:span>½ <text:span text:style-name="T252">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28">—</text:span><text:span text:style-name="T229">подтаскивая белую субстанцию коробами, по очереди, по соседним лестницам, чтобы </text:span><text:span text:style-name="T230">швырять</text:span><text:span text:style-name="T229"> по </text:span><text:span text:style-name="T230">колышливому</text:span><text:span text:style-name="T229"> гланд</text:span><text:span text:style-name="T230">оподобному</text:span><text:span text:style-name="T229"> и </text:span><text:span text:style-name="T230">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30">В</text:span><text:span text:style-name="T226">сё же у лорда Блатрарда Осмо смог наконец уделять всё своё время Нови Пазару. В начале 1939, его обнаружили утонувшим </text:span><text:span text:style-name="T244">при загадочных обстоятельствах </text:span><text:span text:style-name="T226">в ванне </text:span><text:span text:style-name="T244">на</text:span><text:span text:style-name="T226">пол</text:span><text:span text:style-name="T244">не</text:span><text:span text:style-name="T226">н</text:span><text:span text:style-name="T244">н</text:span><text:span text:style-name="T226">ой тапиочн</text:span><text:span text:style-name="T244">ым</text:span><text:span text:style-name="T226"> пудинг</text:span><text:span text:style-name="T244">ом</text:span><text:span text:style-name="T226">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1">мечущимся в их постелях от его грандиозности</text:span><text:span text:style-name="T228">—</text:span><text:span text:style-name="T232">хотя</text:span><text:span text:style-name="T231">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3">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3">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26">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3">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3">П</text:span><text:span text:style-name="T226">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4">многие уже оприходовали вторую или третью кружку или фужер, что </text:span><text:span text:style-name="T235">создаёт тут</text:span><text:span text:style-name="T234"> некую ауру отчаяния. </text:span><text:span text:style-name="T236">Но сейчас</text:span><text:span text:style-name="T235">, минуя вход обложенный мешками с песком (временные пирамиды </text:span><text:span text:style-name="T236">воздвигнутые для слишком любопытных</text:span><text:span text:style-name="T235">), </text:span><text:span text:style-name="T236">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26">Добродушная, резинкожвачная, девушка-очкарик на контроле приглашающе махнула ему, чтоб подымался дальше по лестнице. </text:span><text:span text:style-name="T237">Адьютанты в плотно-шерстяном расходятся по коридорам по совещаниям, замы-завы, час-другой </text:span><text:span text:style-name="T238">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39">ТОТСССГ</text:span><text:span text:style-name="T238">….</text:span></text:p>
      <text:p text:style-name="P297"><text:span text:style-name="T238">С</text:span><text:span text:style-name="T226">тарое здание поделено распорядителями трущоб войны. ТОТСССГ сокращение от «</text:span><text:span text:style-name="T238">Т</text:span><text:span text:style-name="T226">ехнические Отделы Трансакций Союзных Сил по Северной Германии». </text:span><text:span text:style-name="T240">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1">Блот заглядывает в кабинет своего старого друга по Колледжу Исуса в Кембридже. </text:span><text:span text:style-name="T242">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26">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3">Столы их поставлены под прямым углом, так что и не не посмотреть в глаза <text:s/>друг к другу, пока не скрипнешь стулом на 90</text:span><text:span text:style-name="T255">°. </text:span><text:span text:style-name="T256">Стол Тантиви аккуратен, у Слотропа жуткая свалка, где и чёрт ногу сломит. Он не </text:span><text:span text:style-name="T257">рас</text:span><text:span text:style-name="T256">чищался до столешницы с 1942. </text:span><text:span text:style-name="T258">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59">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60">кнопки, огрызки ручек, обломки карандашей всех цветов и оттенков включая так-трудно-находимые гелиотропный и горчичный, </text:span><text:span text:style-name="T283">Скользкий</text:span><text:span text:style-name="T260"> Вяз Таблетки Тейя от Горла, присланные мамой Слотропа, Налиной, аж из Масачусетса, кусочки лент, бечёвок, мела… </text:span><text:span text:style-name="T261">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2">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2">не пробовать.) </text:span><text:span text:style-name="T263">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4">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5">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66">ТОТСССГ </text:span><text:span text:style-name="T265">в конце коридора</text:span><text:span text:style-name="T267">—</text:span><text:span text:style-name="T265">технический словарь немецкого языка, </text:span><text:span text:style-name="T824">Специальный Справочник</text:span><text:span text:style-name="T265"> или </text:span><text:span text:style-name="T824">План Города</text:span><text:span text:style-name="T265"> изданный МИДом</text:span><text:span text:style-name="T267">—</text:span><text:span text:style-name="T268">и обычно</text:span><text:span text:style-name="T265">, </text:span><text:span text:style-name="T268">если не утащили или не выброшен, номер </text:span><text:span text:style-name="T825">Новости Мира</text:span><text:span text:style-name="T268"> тоже где-нибудь воткнут</text:span><text:span text:style-name="T267">—</text:span><text:span text:style-name="T268">Слотроп заядлый читатель.</text:span></text:p>
      <text:p text:style-name="P299"><text:span text:style-name="T254">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67">—</text:span><text:span text:style-name="T254">кто-то заглянет, просто роняешь камеру в раскрытую пла</text:span><text:span text:style-name="T269">н</text:span><text:span text:style-name="T254">шетку </text:span><text:span text:style-name="T269">где банановый сэндвич смягчает падение, маскирует подозрительный звук и заснятую кассету данных, всё враз.</text:span></text:p>
      <text:p text:style-name="P300"><text:span text:style-name="T270">Жаль, что тот кто платит за эт</text:span><text:span text:style-name="T271">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4">е</text:span><text:span text:style-name="T271">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4"> </text:span><text:span text:style-name="T271">Сэлли</text:span><text:span text:style-name="T267">—</text:span><text:span text:style-name="T271">тут в основном красный и синий</text:span><text:span text:style-name="T267">—</text:span><text:span text:style-name="T272">гроздь возле Тауэр-Хилла, фиолетовый сплошняк вокруг Кове</text:span><text:span text:style-name="T273">н</text:span><text:span text:style-name="T272">т Гарден, туманность перетекает в Мэйфэйр, Сохо, и дальше к Вимбли и наверх к Хэмпстед-Хит</text:span><text:span text:style-name="T267">—</text:span><text:span text:style-name="T272">в любом направлении расходится это небесное мерцание частью отклеившихся звёзд из Каролин, Марий, Анн, Сюзан, Элизабет.</text:span></text:p>
      <text:p text:style-name="P301"><text:span text:style-name="T272">Н</text:span><text:span text:style-name="T254">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823">(мы знаем, что вы учились вместе, но задействовать его было бы рискованно)</text:span><text:span text:style-name="T254">,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66">ТОТСССГ </text:span><text:span text:style-name="T254">разрушений причинённых ракетами-бомбами</text:span><text:span text:style-name="T267">—</text:span><text:span text:style-name="T275">и в путешествиях по места смерти</text:span><text:span text:style-name="T254"> у него явно оставалось время, чтоб </text:span><text:span text:style-name="T275">и</text:span><text:span text:style-name="T254"> за девушками гоняться. </text:span><text:span text:style-name="T276">Если есть какая-то причина клеить эти бумажные звезды каждую пару дней, то он о ней не распространяется</text:span><text:span text:style-name="T267">—</text:span><text:span text:style-name="T276">она, похоже, не для посторонних. Карту видит только лишь Тантиви и тот </text:span><text:span text:style-name="T277">относится к ней со снисходительностью</text:span><text:span text:style-name="T276"> дружелюбного антрополога: «Какая-то разновидность безвредного хобби Янка»,– </text:span><text:span text:style-name="T277">говорит он своему другу Блоту. «</text:span><text:span text:style-name="T278">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80">всё ещё </text:span><text:span text:style-name="T278">аппетитной мамочки, </text:span><text:span text:style-name="T280">и </text:span><text:span text:style-name="T278">о ставке в целый фунт </text:span><text:span text:style-name="T279">на игру Блеквуд-Престон в Норт-Енде, </text:span><text:span text:style-name="T280">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80">Л</text:span><text:span text:style-name="T254">адно. Дело сделано. Планшетку застегнул, лампу выключил и поставил где была. Может успеет перехватить Тантиви в М</text:span><text:span text:style-name="T282">еханике</text:span><text:span text:style-name="T254"> И К</text:span><text:span text:style-name="T282">оленвале</text:span><text:span text:style-name="T254">,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1">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144">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145">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144">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144">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146">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147">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148">Боже, не должно же </text:span><text:span text:style-name="T17">так</text:span><text:span text:style-name="T1148"> продолжаться….</text:span></text:p>
      <text:p text:style-name="P47">– <text:span text:style-name="T1149">Кстати, Слотроп, у тебя уже одна во рту.</text:span></text:p>
      <text:p text:style-name="P48">– <text:span text:style-name="T1149">Это от нервов,</text:span>– <text:span text:style-name="T1149">Слотроп всё равно <text:s/>прикуривает.</text:span></text:p>
      <text:p text:style-name="P48">– <text:span text:style-name="T1149">Ну, только </text:span><text:span text:style-name="T18">не мои</text:span><text:span text:style-name="T1149">,</text:span>– <text:span text:style-name="T1149">упрашивает Тантиви.</text:span></text:p>
      <text:p text:style-name="P49"><text:soft-page-break/>– <text:span text:style-name="T1149">Две за раз, видал?</text:span>– <text:span text:style-name="T1149">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151">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151">,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149">—</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149">—</text:span>как можно! Никто не видит эту карту, кроме Тантиви, <text:span text:style-name="T1152">к тому же, Исусе, они </text:span><text:span text:style-name="T20">все</text:span><text:span text:style-name="T1152">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153">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153">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153">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153">.</text:span></text:p>
      <text:p text:style-name="P53">И всё же Слотроп продолжает свою карту ежедневно, с дурацкой неотступность. В лучшем случае, она дань течению <text:span text:style-name="T1155">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156">И что дальше?</text:span>– <text:span text:style-name="T1156">От Слотропа ни звука. </text:span>– <text:span text:style-name="T1156">Эти две твои морячки… когда увидели тебя...</text:span>– <text:span text:style-name="T1156">И тут он замечает, что Слотроп, вместо того, чтоб продолжить рассказ, трясётся. Да, он дрожал и перед этим, тут холодно, но не настолько же.</text:span>– <text:span text:style-name="T1156">Слотроп!</text:span></text:p>
      <text:p text:style-name="P54">– <text:span text:style-name="T1156">Я не пойму. Исусе.</text:span>– <text:span text:style-name="T1156">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154">– </text:span>Их не слышно, когда на подходе.</text:p>
      <text:p text:style-name="P58">Тантиви знает кто эти «они». Он отводит глаза. Недолгое молчание.</text:p>
      <text:p text:style-name="P55">– <text:span text:style-name="T1157">Конечно, не слышно, у них скорость больше скорости звука.</text:span></text:p>
      <text:p text:style-name="P55">– <text:span text:style-name="T1157">Да, но—я не про то,</text:span>– <text:span text:style-name="T1157">слова вырываются между волнами дрожи.</text:span>– <text:span text:style-name="T1157">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157"> слышишь.</text:span></text:p>
      <text:p text:style-name="P55">– <text:span text:style-name="T1157">То же самсое и в пехоте. Сам знаешь. Никогда не слышишь ту, которая в тебя.</text:span></text:p>
      <text:p text:style-name="P55">– <text:span text:style-name="T1157">У, но—</text:span></text:p>
      <text:p text:style-name="P55">– <text:span text:style-name="T1157">Считай, что это такая большая пуля, Слотроп. С плавниками.</text:span></text:p>
      <text:p text:style-name="P55">– <text:span text:style-name="T1157">Исусе,</text:span>– <text:span text:style-name="T1157">зубы стучат,</text:span>– <text:span text:style-name="T1157">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158">в </text:span>попыт<text:span text:style-name="T1158">ке</text:span> развеять и снять её.<text:span text:style-name="T1154">– </text:span>Может тебе стоит посмотреть места, где они взрывались….</text:p>
      <text:p text:style-name="P56">– <text:span text:style-name="T1158">Зачем? От них же ничего не остаётся. Не так разве?</text:span></text:p>
      <text:p text:style-name="P56">– <text:span text:style-name="T1158">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157">—</text:span>каждое утро<text:span text:style-name="T1157">—</text:span>кто-то из Гражданской Обороны направлял в ТОТСССГ <text:span text:style-name="T1159">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159">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157">—</text:span>всё, что он мог предложить <text:span text:style-name="T1424">Скользкий</text:span> Вяз Тэя. Он чувствовал себя идиотом. <text:span text:style-name="T1160">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160">—</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161">Да, такое может пригодиться,</text:span>– Тантиви<text:span text:style-name="T1161"> позабавлено посматривает на него, </text:span>– <text:span text:style-name="T1161">верное дело, особенно в бою, знаешь, </text:span><text:span text:style-name="T23">просимулировать</text:span><text:span text:style-name="T1161"> что-то в таком роде. Полный верняк. Назови это «боевая паранойя» или типа того. Но— </text:span></text:p>
      <text:p text:style-name="P57">– <text:span text:style-name="T1161">Кто симулирует?</text:span>– <text:span text:style-name="T1161">закуривает сигарету, встряхивая чубом в дыму,</text:span>– <text:span text:style-name="T1161">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160">—</text:span>вдруг газы, взрыв, и после никаких следов… без предупреждения, Слово тебе на ухо, а потом вечная тишь. <text:span text:style-name="T1162">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163">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1163">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163">– Нет, это </text:span><text:span text:style-name="T24">не</text:span><text:span text:style-name="T1163">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163">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161">—</text:span>это империальное присутствие, что живёт и движется. Люди пересекали улицы и площади, направляясь во все стороны. Автобусы <text:span text:style-name="T1164">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161">—</text:span>что такое? да, точно, загляни в его армейские трусы, зашевелился в <text:span text:style-name="T5">эрекции</text:span>, вот-вот торчком вспрыгнет<text:span text:style-name="T1161">—</text:span>Боже праведный, а <text:span text:style-name="T5">это</text:span> вдруг с чего?</text:p>
      <text:p text:style-name="P67"><text:span text:style-name="T1165">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1165">?)</text:span> </text:p>
      <text:p text:style-name="P68">На старом аспидном сланце надгробного камня на кладбище Конгрегационалистской церкви дома в Минчборо, штат Масачусетс, <text:span text:style-name="T1166">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1167">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1168">засольщики</text:span> и <text:span text:style-name="T1168">коптильщики</text:span> <text:span text:style-name="T1168">бекона</text:span>, <text:span text:style-name="T1168">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1169">—</text:span>хотя всё это начало скисать примерно в те времена, или около того, когда Эмили Дикинсон писала:</text:p>
      <text:p text:style-name="P76"/>
      <text:p text:style-name="P76"><text:span text:style-name="T1170">Падение</text:span> дьявольский труд,</text:p>
      <text:p text:style-name="P77">Ведётся <text:span text:style-name="T1170">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1169">—</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1169">—</text:span>рядом с затопленными карьерами и холмами из-под <text:span text:style-name="T1172">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1171">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1172">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1173">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1169">—</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1174">давно заснули</text:span>, а взрослые пили кофе и рассказывали друг другу какие пожары они видели в другие <text:span text:style-name="T1174">годы</text:span>.</text:p>
      <text:p text:style-name="P83">Но это что за сияние? Какие призраки тут командуют? Что если в следующий момент всё <text:span text:style-name="T1175">заслонит</text:span> <text:span text:style-name="T1175">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1169">—</text:span><text:span text:style-name="T26">небо прямо сейчас</text:span><text:span text:style-name="T1169">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1183">меди</text:span>, пылает газовый <text:s/>факел, ровно и <text:span text:style-name="T1176">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1177">священнослужители</text:span>, <text:span text:style-name="T1177">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1177">– Всё дело в контроле. Всё это пошло из-за одной трудности: контроль. Впервые он оказался </text:span><text:span text:style-name="T28">внутри</text:span><text:span text:style-name="T1177">,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1177">– Рынок уже не нуждается в управлении Невидимой Рукой, но может теперь </text:span><text:span text:style-name="T28">создавать себя</text:span><text:span text:style-name="T1177"> сам—свою логику, импульс, стиль, </text:span><text:span text:style-name="T28">изнутри</text:span><text:span text:style-name="T1177">.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1177">.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1178">Гонит белиберду Успенского,</text:span>– <text:span text:style-name="T1178">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1178">,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1178"> месте почти наверняка.</text:span></text:p>
      <text:p text:style-name="P108">Джессика стоит недалеко от стола для сеанса <text:span text:style-name="T1179">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1180">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1184">классно так</text:span> <text:span text:style-name="T1184">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1184">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1181">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1181">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1182">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1177">– Ха,– </text:span><text:span text:style-name="T28">это</text:span><text:span text:style-name="T1177">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1177">– А какое </text:span><text:span text:style-name="T28">самое</text:span><text:span text:style-name="T1177">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1185">Кстати, а где это ваш молодой безумец?</text:span></text:p>
      <text:p text:style-name="P100">– <text:span text:style-name="T1185">Роджер с капитаном Прентисом.</text:span>– <text:span text:style-name="T1185">неопределённый взмах руки.</text:span>– <text:span text:style-name="T1186">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1187">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1188">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1187">—</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1189">Генерал-майор, вы не можете поддерживать такое.</text:span></text:p>
      <text:p text:style-name="P101">– <text:span text:style-name="T1189">Мы следим за ним круглые сутки. Физически, расположение он не покидает, это точно.</text:span></text:p>
      <text:p text:style-name="P102"><text:soft-page-break/>– <text:span text:style-name="T1190">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1190">Гитлер так и делает.</text:span></text:p>
      <text:p text:style-name="P102">– <text:span text:style-name="T1190">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1191">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1191">,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1191">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1192">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1192">Этого вообще не понять,</text:span>– <text:span text:style-name="T1192">говорил Роджер Мехико,</text:span>– <text:span text:style-name="T1193">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1193">указывая на медиума, который в другом конце комнаты болтает с Гевином Трефойлом,</text:span>– <text:span text:style-name="T1193">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1193"> фашизма…</text:span></text:p>
      <text:p text:style-name="P104">– <text:span text:style-name="T1194">Полегче, Мехико, ты опять теряешь старую добрую объективность—человеку науки это не к лицу. Это уж совсем не по-научному.</text:span></text:p>
      <text:p text:style-name="P105">– <text:span text:style-name="T1195">Придурок. И ты за них. Ты не почувствовал, когда заходил сюда сегодня? Это громадное болотище паранойи.</text:span></text:p>
      <text:p text:style-name="P106">– <text:span text:style-name="T1195">Это мой дар, кто спорит,</text:span>– <text:span text:style-name="T1195">зная, что скажет резкость, Пират пытается сперва загладить,</text:span>– <text:span text:style-name="T1196">но не знаю готов ли я к таким </text:span><text:span text:style-name="T35">разнообразным</text:span><text:span text:style-name="T1196"> её проявлениям….</text:span></text:p>
      <text:p text:style-name="P106">– <text:span text:style-name="T1196">А, Прентис.</text:span>– Н<text:span text:style-name="T1196">и бровью не повел. Терпимость. А.</text:span></text:p>
      <text:p text:style-name="P107">– <text:span text:style-name="T1197">Ты бы зашёл, пусть доктор Грост проверит на своей ЭЭГ.</text:span></text:p>
      <text:p text:style-name="P107">– <text:span text:style-name="T1197">Ладно, как только выберу время.</text:span>– <text:span text:style-name="T1197">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1198">том </text:span>чь<text:span text:style-name="T1198">я</text:span> капитуляци<text:span text:style-name="T1198">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1199">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1199">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text:span text:style-name="T1200">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1201">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1202">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1201">—</text:span>всё равно 98% заражены венерическими болезнями<text:span text:style-name="T1201">—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1203">ый, как</text:span> он чувствовал, <text:span text:style-name="T1203">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1203">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1203">, знать, как знал Пират, о чём </text:span><text:span text:style-name="T36">на самом деле</text:span><text:span text:style-name="T1203">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1204">То-то и </text:span><text:span text:style-name="T37">оно,</text:span><text:span text:style-name="T1204">»–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1204">,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1205">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1206"> и вправду пират,</text:span>– <text:span text:style-name="T1206">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1207">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1210">ецах</text:span>, бегали по всей станции, глотали <text:span text:style-name="T1210">свои</text:span> предот<text:span text:style-name="T1209">ъ</text:span>ездные шоколадки и выстраивались <text:span text:style-name="T1210">в ряд </text:span>для новых фото. Белое как тальк лицо Скорпии <text:span text:style-name="T1208">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1211">сгорбившись, как Дракула, в своём Бербери, Джессика в миллионах крохотных капелек, мягкой сетью осевших на </text:span><text:soft-page-break/><text:span text:style-name="T1211">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1212">У нас их называют «служащими,»</text:span>– <text:span text:style-name="T1212">отвечает Роджер,</text:span>– <text:span text:style-name="T1212">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1213">в скулящей матрице стресса—</text:span></text:p>
      <text:p text:style-name="P140">– Бедный Роджер, бедный ягнёночек, попал на такую бяку войну.</text:p>
      <text:p text:style-name="P137">– <text:span text:style-name="T1213">Ну, ладно,</text:span>– <text:span text:style-name="T1213">его голова трясётся в пене «б» или «п», что отказывается взорваться,</text:span>– <text:span text:style-name="T1213">ууух, какая ты умная, да,</text:span>– <text:span text:style-name="T1213">Роджер в бешенстве, руки бросили руль, помогая словам выйти, «дворники» ползают по стеклу, прищёлкивая,</text:span>– <text:span text:style-name="T1214">когда-никогда вы сбиваете робота-бомбу, ты и твой друг, дорогой Нутрия—</text:span></text:p>
      <text:p text:style-name="P137">– <text:s/><text:span text:style-name="T1214">Бобёр.</text:span></text:p>
      <text:p text:style-name="P138">– <text:span text:style-name="T1214">Точно, и весь тот превосходный боевой дух, которым вы так славитесь, но что-то не слыхать, чтоб вы сбивали </text:span><text:span text:style-name="T38">ракеты</text:span><text:span text:style-name="T1214">, ха-ха!</text:span>– <text:span text:style-name="T1214">выдаёт свою самую злую улыбку, жмуря глаза и наморщив нос,</text:span>– <text:span text:style-name="T1215">больше, чем я, больше, чем Пойнтсмен, ну, и кто </text:span><text:span text:style-name="T39">теперь</text:span><text:span text:style-name="T1215"> лучше кого, дорогуша?</text:span>– <text:span text:style-name="T1215">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1216">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1216">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1216">—</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1217">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1221">крутым</text:span> знакомством», в Т<text:span text:style-name="T1221">а</text:span>нбридж-Веллз, в его сердцевине 18-го столетия, Роджер гнал свой подержанный Ягуар, а Джессика на обочине неотразимо бор<text:span text:style-name="T1221">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1217">—</text:span></text:p>
      <text:p text:style-name="P144">– <text:span text:style-name="T1219">Ну, ты даёшь, красавица,</text:span>– <text:span text:style-name="T1219">провизжав тормозами,</text:span>– <text:span text:style-name="T1219">Тут тебе не закулисье старой Мельницы, знаешь ли.</text:span></text:p>
      <text:p text:style-name="P151"><text:soft-page-break/>Она знала. «Гм,»<text:span text:style-name="T1218">– </text:span>упавшая прядка, щекоча её нос, добавила больше, чем обычно, едкости в её ответ:<text:span text:style-name="T1218">– «</text:span>Я не знала, что маленьких мальчиков пускают в такие места».</text:p>
      <text:p text:style-name="P145">– <text:span text:style-name="T1220">Как я вижу,</text:span>– <text:span text:style-name="T1220">уже научившись не замечать подобных замечаний по поводу его внешности,</text:span>– <text:span text:style-name="T1220">девочкам из твоего звена скаутов, ещё никто не позвонил.</text:span></text:p>
      <text:p text:style-name="P145">– <text:span text:style-name="T1220">Мне двадцать.</text:span></text:p>
      <text:p text:style-name="P145">– <text:span text:style-name="T1220">Ура, тогда имеешь полное право прокатиться на этом Ягуаре аж до Лондона.</text:span></text:p>
      <text:p text:style-name="P145">– <text:span text:style-name="T1220">Мне в другую сторон. Почти в Гастингс.</text:span></text:p>
      <text:p text:style-name="P145">– <text:span text:style-name="T1220">Ну, тогда туда и обратно.</text:span></text:p>
      <text:p text:style-name="P152">Убирая волосы со своего лица:<text:span text:style-name="T1218">– </text:span>А твоя мама знает, как ты себя ведёшь <text:span text:style-name="T5">не</text:span> дома?</text:p>
      <text:p text:style-name="P145">– <text:span text:style-name="T1220">Моя мама война,</text:span>– <text:span text:style-name="T1220">провозглашает Роджер Мехико, склоняясь, чтобы открыть дверь.</text:span></text:p>
      <text:p text:style-name="P146">– <text:span text:style-name="T1221">Это странно слышать,</text:span>– <text:span text:style-name="T1221">маленькая заляпанная туфелька повременила на подножке.</text:span></text:p>
      <text:p text:style-name="P146">– <text:span text:style-name="T1221">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1222">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1223">Я в твоей власти,</text:span>– <text:s/><text:span text:style-name="T1223">вскрикивает она.</text:span>– <text:span text:style-name="T41">Полностью</text:span><text:span text:style-name="T1223">.</text:span></text:p>
      <text:p text:style-name="P148">– <text:span text:style-name="T1224">Гм,</text:span>– <text:span text:style-name="T1224">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1225">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1226">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1226">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1226">бомбардировщиков… да </text:span><text:span text:style-name="T42">что угодно</text:span><text:span text:style-name="T1226">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1235">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1227">—</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1227">—</text:span></text:p>
      <text:p text:style-name="P149">– <text:span text:style-name="T1228">Кто они?</text:span></text:p>
      <text:p text:style-name="P160">Роджер пожимает плечами, «они» для них достаточно:<text:span text:style-name="T1218">– </text:span>Не слишком <text:span text:style-name="T1232">дружелюбная</text:span> компашка.</text:p>
      <text:p text:style-name="P150">– <text:span text:style-name="T1229">Кто бы говорил!</text:span>– <text:s/><text:span text:style-name="T1229">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1230">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1231">злой, усталый, это уже перестало его задевать… значение</text:span><text:span text:style-name="T44"> эн</text:span><text:span text:style-name="T1231"> может быть разным для каждого из нас, но, извини меня: рано или поздно….</text:span></text:p>
      <text:p text:style-name="P163">И помимо изнеможения от всего есть ещё и это. <text:span text:style-name="T1233">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1233">—</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1234">День начинается с чашки горячего и сигареты за маленьким столом с поломанной ножкой, которую Роджер починил, временно,</text:span> <text:span text:style-name="T1234">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1234">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1236">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1237">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1239">щ</text:span>е в погребе. <text:span text:style-name="T1239">Невозможно всунуться</text:span> <text:span text:style-name="T1239">в унитаз даже чтоб развязать его ёбаный </text:span><text:span text:style-name="T45">ботинок</text:span><text:span text:style-name="T1239">….</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1238">—</text:span>затем прихрамывая, <text:span text:style-name="T1242">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1240">ц</text:span>елевшего дома, от которого начинаются развалины. Если он с доктором перекинулись словом, сейчас ни один не подаёт вида. <text:span text:style-name="T1240">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1240">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1242">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1243">Обниматься?</text:span>– <text:span text:style-name="T1243">Роджер вот-вот завопит.</text:span>– <text:span text:style-name="T46">Обниматься</text:span><text:span text:style-name="T5">?</text:span></text:p>
      <text:p text:style-name="P170">– <text:span text:style-name="T1243">Мехико.</text:span>– <text:span text:style-name="T1243">Это доктор опять, на ноге унитаз, вязаный шлем перекошен.</text:span></text:p>
      <text:p text:style-name="P171">– <text:span text:style-name="T1243">Опаньки! Ходить не мешает? Наверняка, да… сюда, просуньте в дверь, ага, так, хорошо,</text:span>– <text:span text:style-name="T1244"><text:s text:c="2"/>закрыв обратно дверь вокруг лодыжки Пойнтсмена, Роджер привалился к бедру Джессики,</text:span>– <text:span text:style-name="T1244">теперь тяните, со всей силы, как можете.</text:span></text:p>
      <text:p text:style-name="P291"><text:span text:style-name="T146">Думая </text:span><text:span text:style-name="T47">молодой прохиндей</text:span><text:span text:style-name="T146"> и </text:span><text:span text:style-name="T47">издевается придурок, </text:span><text:span text:style-name="T146">доктор откачивается назад, кряхтит, унитаз ворочается туда-сюда. Удерживая дверь, Роджер внимательно уставился в место заглота ноги.</text:span><text:span text:style-name="T147">–</text:span><text:span text:style-name="T146"> Сюда бы немного вазелина, тогда бы мы</text:span><text:span text:style-name="T148">—</text:span><text:span text:style-name="T146">что-нибудь скользкое. Стоп! Держите</text:span><text:span text:style-name="T150">сь</text:span><text:span text:style-name="T146"> так, Пойнстмен, есть способ… </text:span><text:span text:style-name="T149">Он уже под машиной, импульсивный парень, отыскивает заглушку картера, когда Пойнтсмен, наконец, может выговорить:</text:span><text:span text:style-name="T147">– </text:span><text:span text:style-name="T149">Нет </text:span><text:span text:style-name="T48">времени</text:span><text:span text:style-name="T149">, Мехико, он убежит, он убежит. </text:span></text:p>
      <text:p text:style-name="P172"><text:span text:style-name="T1245">– Точно,</text:span>– <text:span text:style-name="T1246">опять на ногах, нашаривает фонарик в кармане.</text:span>– <text:span text:style-name="T1246">Я напугаю его светом, а вы поджидайте с сеткой. Сможете дойти? Нехорошо если свалитесь, или ещё что, когда он рванёт смыться.</text:span></text:p>
      <text:p text:style-name="P172">– <text:span text:style-name="T1246">Ради бога,</text:span>– <text:span text:style-name="T1246">Пойнтсмен бухает вслед за ним в развалины,</text:span>– <text:span text:style-name="T1247"><text:s/></text:span><text:span text:style-name="T249">не напугайте его, Мехико, тут не сафари в Кении, он нужен нам близким к норме, насколько возможно.</text:span></text:p>
      <text:p text:style-name="P175"><text:span text:style-name="T247">К норме? </text:span><text:span text:style-name="T91">К норме?</text:span></text:p>
      <text:p text:style-name="P176"><text:span text:style-name="T250">– </text:span><text:span text:style-name="T247">Ясно</text:span><text:span text:style-name="T91">,</text:span><text:span text:style-name="T250">– </text:span><text:span text:style-name="T247">откликается Роджер, сигналя ему фонариком, короткий-длинный-короткий.</text:span></text:p>
      <text:p text:style-name="P173">– <text:span text:style-name="T1248">Посмотрим,</text:span>– <text:span text:style-name="T1248">бормочет Джессика, на цыпочках за ними следом.</text:span></text:p>
      <text:p text:style-name="P174">– <text:span text:style-name="T1249">Давай, приятель,</text:span>– <text:span text:style-name="T1249">уговаривает Роджер,</text:span>– <text:span text:style-name="T1249">тут для тебя бутылочка </text:span><text:span text:style-name="T49">эфира</text:span><text:span text:style-name="T1249">.</text:span>– <text:s/><text:span text:style-name="T1249">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1250">Так это ж м-с Насбом!</text:span>– <text:span text:style-name="T1250">вскрикивает Роджер, точь-в-точь как это делает Фред Ален передачах Би-Би-Си, по средам.</text:span></text:p>
      <text:p text:style-name="P174">– <text:span text:style-name="T1250">А шо, ты може думал шо то </text:span><text:span text:style-name="T50">Лесси</text:span><text:span text:style-name="T1250">?</text:span>– <text:span text:style-name="T1250">отвечает пёс.</text:span></text:p>
      <text:p text:style-name="P177">Роджер чувствует крепкий запах паров эфира, начиная свой осторожный спуск в погреб.<text:span text:style-name="T1241">–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1251">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1251">!–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1251">—</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1251">—</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1253">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1252">—</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1254">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1255">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1256">не </text:span>оставляя ничего кроме дождя, что льётся со всех скатов и завитков в надписи <text:span text:style-name="T1256">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1257">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1258">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1260">у</text:span> (это его общее имя для любого пациента—дай три круга бегом вокруг здания, <text:span text:style-name="T1260">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1261">Не </text:span><text:span text:style-name="T52">очень</text:span><text:span text:style-name="T1261"> хорошо выглядишь.</text:span></text:p>
      <text:p text:style-name="P193">– <text:span text:style-name="T1261">А, этот старый ублюдок, он меня вывел. Каждый </text:span><text:span text:style-name="T52">день</text:span><text:span text:style-name="T1261"> схватываемся, Спектро, я уже не...</text:span>– <text:span text:style-name="T1262">хмурится вниз на свои очки, которые протирает рубашкой,</text:span>– <text:span text:style-name="T1262">в этом чёртовом Падинге больше, чем могу понять… всегда подбросит какой-нибудь свой… старческий сюрпризик.</text:span></text:p>
      <text:p text:style-name="P194">– <text:span text:style-name="T1263">Так это возраст такой, Право же.</text:span></text:p>
      <text:p text:style-name="P195">– <text:span text:style-name="T1264">Ну, это <text:s/>я б ещё стерпел, но он такой, чёрт побери</text:span>—<text:span text:style-name="T1264">такой </text:span><text:span text:style-name="T53">ублюдок</text:span><text:span text:style-name="T1264">, он никогда не </text:span><text:span text:style-name="T53">спит</text:span><text:span text:style-name="T1264">, он </text:span><text:span text:style-name="T53">придумывает</text:span><text:span text:style-name="T1264"> как ещё…</text:span></text:p>
      <text:p text:style-name="P195"><text:soft-page-break/>– <text:span text:style-name="T1265">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1265">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1266">Мне это не нравится, Пойнтсмен. Если уж спрашиваешь.</text:span></text:p>
      <text:p text:style-name="P197">– <text:span text:style-name="T1266">Почему нет?</text:span>– <text:s/><text:span text:style-name="T1266">Молчание.</text:span>– <text:s/><text:span text:style-name="T1267">Неэтично?</text:span></text:p>
      <text:p text:style-name="P197">– <text:s/><text:span text:style-name="T1267">Да, ради бога. А </text:span><text:span text:style-name="T55">это</text:span><text:span text:style-name="T1267"> этично?</text:span>– <text:span text:style-name="T1267">подняв руку к двери в палату, в почти фашистском салюте.</text:span>– <text:span text:style-name="T1267">Нет, я думаю об обоснованности эксперимента. Не нахожу доводов. Тут всего один человек.</text:span></text:p>
      <text:p text:style-name="P197">– <text:span text:style-name="T1267">Этот Слотроп. Ты знаешь о нём. Даже Мехико считает… о, самый обычный. Предзнание. Психокинез. У них свои проблемы, в </text:span><text:span text:style-name="T55">той</text:span><text:span text:style-name="T1267">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1259">– </text:span>Если бы он не был одним из <text:span text:style-name="T1280">подопечных</text:span> Ласло Джамфа, <text:span text:style-name="T1268">твой интерес к нему был бы столь же </text:span>настойчив?</text:p>
      <text:p text:style-name="P198">– <text:span text:style-name="T1268">Ну, конечно.</text:span></text:p>
      <text:p text:style-name="P198">– <text:s/><text:span text:style-name="T1268">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1268">—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1269">Спектро качает головой:</text:span>– <text:span text:style-name="T1270">Ты ставишь реакцию прежде стимула.</text:span></text:p>
      <text:p text:style-name="P200">– <text:span text:style-name="T1270">Вовсе нет. Сам подумай. Он гуляет и может ч</text:span><text:span text:style-name="T56">увствовать их приближение</text:span><text:span text:style-name="T1270"> за несколько дней. Но это рефлекс. Реакция на что-то пребывающее вокруг</text:span><text:span text:style-name="T56">. </text:span><text:span text:style-name="T1270">С нашим слишком грубым строением, мы не в состоянии ощутить это, а </text:span><text:span text:style-name="T56">Слотроп</text:span><text:span text:style-name="T1270"> </text:span><text:span text:style-name="T56">может</text:span><text:span text:style-name="T1270">.</text:span></text:p>
      <text:p text:style-name="P201">– Но это и есть экстрасенсорность.</text:p>
      <text:p text:style-name="P212"><text:span text:style-name="T1259">– А почему бы не сказать «ощутимый намёк, на который</text:span> <text:span text:style-name="T1271">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1271">—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1271">—</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1272">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1272">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1273">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1273">,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1273"> и ответ </text:span><text:span text:style-name="T59">доверься нам,</text:span><text:span text:style-name="T1273">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1274">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1277">раздорожье</text:span> (<text:span text:style-name="T1277">по</text:span> прибы<text:span text:style-name="T1277">тии</text:span> на эт<text:span text:style-name="T1277">у имитацию</text:span> паркет<text:span text:style-name="T1277">а</text:span> с нашлёпками жевательной резинки зашмыганной до черноты, с пятнами ночной блевотины, светло-жёлт<text:span text:style-name="T1276">ой</text:span>, прозрачн<text:span text:style-name="T1276">ой</text:span> как флюиды богов, <text:span text:style-name="T1275">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1277">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1278">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1278">—</text:span>да, гигантская каракатица из фильмов ужасов по имени Григори: серый, слизистый, <text:span text:style-name="T1279">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1259">– </text:span>Мне <text:span text:style-name="T5">постоянно</text:span> говорят завести животное.<text:span text:style-name="T1259">–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1259"> смог жить с такой тварью?</text:span></text:p>
      <text:p text:style-name="P213"><text:span text:style-name="T1259">–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1259">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1259">–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1259"> на </text:span><text:span text:style-name="T60">реверсивно</text:span><text:span text:style-name="T1259">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1259">–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1259">.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1281">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1282">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1283">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1284">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1285">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1286">Почему твои уравнения только для ангелов, Роджер? Почему </text:span><text:span text:style-name="T61">мы</text:span><text:span text:style-name="T1286"> не можем снизу повлиять?Какое-нибудь уравнение, чтоб мы <text:s/>смогли найти более безопасное место?</text:span></text:p>
      <text:p text:style-name="P235">– <text:span text:style-name="T1287">Как меня угораздило попасть,</text:span>– <text:span text:style-name="T1287">его дежурный сочувственный ответ,</text:span>– <text:span text:style-name="T1287">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1288">как</text:span> предпис<text:span text:style-name="T1288">ано</text:span> учебниками про уравнение Поиссона. <text:span text:style-name="T1289">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1290">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1290">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1292">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1293">А вы могли бы… </text:span><text:span text:style-name="T62">сказать</text:span><text:span text:style-name="T1293">,</text:span>– <text:span text:style-name="T1293">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1293">из этой вашей карты, в какие места безопаснее всего заходить, безопаснее от ракет.</text:span></text:p>
      <text:p text:style-name="P240">– <text:span text:style-name="T1293">Нет.</text:span></text:p>
      <text:p text:style-name="P240">– <text:span text:style-name="T1293">Но позвольте—</text:span></text:p>
      <text:p text:style-name="P240">– <text:span text:style-name="T1293">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1294">Но квадраты, которые уже получили несколько попаданий, я имею в виду—</text:span></text:p>
      <text:p text:style-name="P241">– <text:span text:style-name="T1295">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1296">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1296">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1297">Римляне,</text:span>– <text:span text:style-name="T1297">Роджер и его преподобие д-р Де ла Нут однажды вечером напились вместе,</text:span>–<text:span text:style-name="T1297">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1291">– </text:span>Интересно,<text:span text:style-name="T1291">– </text:span>обшаривая свои карманы, один за другим, чёрт, никогда когда надо<text:span text:style-name="T1294">—</text:span>а, вот, наконец-то:<text:span text:style-name="T1291">– </text:span>последует ли этот случай уравнению Поиссон… посмотрим…</text:p>
      <text:p text:style-name="P257"><text:soft-page-break/><text:span text:style-name="T1291">– </text:span>Ехико,<text:span text:style-name="T1291">– </text:span>подавшись вперёд с явной враждебностью.<text:span text:style-name="T1291">– </text:span>Проросшие стебли они применяли для лечения больных. <text:span text:style-name="T1298">У</text:span> них <text:span text:style-name="T1298">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1299"><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1291">– <text:s/></text:span>Ну. Прекрати.</text:p>
      <text:p text:style-name="P245">– <text:span text:style-name="T1300">Иногда...</text:span>–<text:span text:style-name="T1300">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1301">Вы хотите сказать, он не заплатил…,</text:span>– <text:span text:style-name="T1301">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1302">Чем больше </text:span>V-2 <text:span text:style-name="T1302">ждут запуска оттуда, чтоб долететь сюда,</text:span>– <text:span text:style-name="T1302">сказал капитан Прентис,</text:span>– <text:span text:style-name="T1302">тем больше у него шансов получить свою. Конечно же, нельзя сказать, что он не вносит минимальной платы. Но кто из нас нет.</text:span></text:p>
      <text:p text:style-name="P248">– <text:span text:style-name="T1302">Ну,</text:span>–<text:span text:style-name="T1302"> покивал Роджер позднее, когда она ему рассказала, глаза притуманились, обдумывая то, что он услышал,</text:span>– <text:span text:style-name="T1302">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1303">Я знала, что ты рассердишься,</text:span>– <text:s/><text:span text:style-name="T1303">пробормотала она.</text:span></text:p>
      <text:p text:style-name="P249">– <text:span text:style-name="T1304">Я не сержусь. Нисколько. Так дешевле. Но как в таком случае, он хочет,</text:span>– <text:span text:style-name="T1304">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1304">«ну, что вы все хотите от меня, день за днём работаю среди полных лунатиков,»</text:span>– <text:span text:style-name="T1304">Джессика, вздыхая о боже, подтягивает свои красивые ноги </text:span><text:soft-page-break/><text:span text:style-name="T1304">вверх на кресло,</text:span>– «<text:span text:style-name="T1305">они верят в жизнь после смерти, о связи от-сознания-к-сознанию, в пророчества, ясновидение, телепортацию—они </text:span><text:span text:style-name="T64">верят</text:span><text:span text:style-name="T1305">, Джес! и—и—,»</text:span>– <text:span text:style-name="T1305">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1305">,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1306">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1307">Как это всё было? До войны?</text:span>– <text:s/><text:span text:style-name="T1307">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1308">Ну, в общем,</text:span>– <text:span text:style-name="T1308">скрипучим голосом старого пердуна, парализованная рука тянется щипнуть её за грудь самым мерзкоим образом, какой он знает,</text:span>– <text:span text:style-name="T1308">это, девонька, зависит от того </text:span><text:span text:style-name="T65">какую</text:span><text:span text:style-name="T1308"> войну, ты </text:span><text:span text:style-name="T65">имеешь в виду</text:span><text:span text:style-name="T1308">.</text:span>– <text:span text:style-name="T1308">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1308">Брось, Роджер. Я серьёзно. Я не помню.</text:span>– <text:span text:style-name="T1309">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1309">…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1310">Я помню только, что это было глупо. Просто потрясающе глупо. Ничего не происходило. Ах, да Эдвард VIII отрёкся. Он полюбил—</text:span></text:p>
      <text:p text:style-name="P252">– <text:span text:style-name="T1310">Это я знаю. Читаю журналы. Но на что это было </text:span><text:span text:style-name="T67">похоже</text:span><text:span text:style-name="T1310">?</text:span></text:p>
      <text:p text:style-name="P252">– <text:span text:style-name="T1310">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1311">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1312">Ничего такого, что пропало бы полностью, чего я больше не смогу найти.</text:span></text:p>
      <text:p text:style-name="P253"><text:soft-page-break/>– <text:span text:style-name="T1312">Даже так. А по </text:span><text:span text:style-name="T68">моим</text:span><text:span text:style-name="T1312"> воспоминаниям—</text:span></text:p>
      <text:p text:style-name="P253">– <text:s/><text:span text:style-name="T1312">Ну, и?</text:span>– <text:span text:style-name="T1312">Они оба улыбаются.</text:span></text:p>
      <text:p text:style-name="P253">– <text:span text:style-name="T1312">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1313">А кто-то постоянно плачет, уа, уа...,</text:span>– <text:span text:style-name="T1313">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1314">ш</text:span>ла в дверь <text:span text:style-name="T1314">через</text:span> кухн<text:span text:style-name="T1314">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1324">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1352">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562">Искренне Ваш,</text:p>
      <text:p text:style-name="P562">лейт. Тайрон Слотроп</text:p>
      <text:p text:style-name="P304"/>
      <text:p text:style-name="P564">Общая Почта</text:p>
      <text:p text:style-name="P564">Кеноша, Виск., США</text:p>
      <text:p text:style-name="P305">несколькими днями позже</text:p>
      <text:p text:style-name="P305"/>
      <text:p text:style-name="P305">Тайрон<text:span text:style-name="T1352">у</text:span> Слотроп<text:span text:style-name="T1352">у</text:span>, Эскв.</text:p>
      <text:p text:style-name="Standard"><text:span text:style-name="T1324">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563">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1353">с</text:span>делал «Кеношу», паренёк.</text:p>
      <text:p text:style-name="P306"/>
      <text:p text:style-name="P306">(2.1) Х.Ю.: Блин! Я делал все те танцы, я делал «Кика <text:span text:style-name="T1324">В</text:span>ок<text:span text:style-name="T1324">а</text:span>», и я делал «Линди» тоже!</text:p>
      <text:p text:style-name="P307"><text:tab/><text:span text:style-name="T1315">С.Т.В.: <text:s/></text:span>Спорим, ты никогда не <text:span text:style-name="T1353">с</text:span>делал «<text:span text:style-name="T1315">П</text:span>ар<text:span text:style-name="T1316">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1316">П</text:span>арень из Кеноши <text:span text:style-name="T1316">и на секунду не подумал будто </text:span><text:span text:style-name="T69">ты…</text:span></text:p>
      <text:p text:style-name="P309"/>
      <text:p text:style-name="P310">(3.1) Старший (изумлённо): <text:span text:style-name="T1315">Тебя? Да, никогда! </text:span>Чтоб П<text:span text:style-name="T1315">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1317">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1318">один</text:span> cc <text:span text:style-name="T1318">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1319">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1320">Мой</text:span> кулак <text:span text:style-name="T1320">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1325">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1321">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1323">Я в</text:span> жизн<text:span text:style-name="T1323">и</text:span> не слыхал столь-сладких-звуков,</text:p>
      <text:p text:style-name="P317"><text:span text:style-name="T1322">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1326">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1327">зачем вот так вот сразу…</text:span></text:p>
      <text:p text:style-name="P321">Белые ребята из колледжа, орут заказы <text:span text:style-name="T1333">групке</text:span> джазменов на возвышении. Голоса из восточных частных школ, выговаривая «жопа» чуть округляют губы и получается «жёпя»… они <text:span text:style-name="T1333">оттягиваются</text:span>, отрываются. <text:span text:style-name="T1328">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1329">й</text:span> <text:span text:style-name="T1329">уборной</text:span> Бального Зала Роузленд он млеет коленопреклонённый над туалетным унитазом, <text:span text:style-name="T1329">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1329">, отвратную </text:span><text:span text:style-name="T70">дыру! </text:span><text:span text:style-name="T1330">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1330">,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1331">Вслед</text:span>? <text:span text:style-name="T1332">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1332">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1332">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1334">распускают</text:span> его пояс, <text:s/>расстёгивают <text:span text:style-name="T1334">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1334">,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1335">а другие прокряхтят, эх жаль, но Слотроп не сказал ни так: ни эдак, потому что он особо ничего не </text:span><text:span text:style-name="T74">чувствует</text:span><text:span text:style-name="T1335">. А и его потерянную гармошку </text:span><text:span text:style-name="T74">всё ещё</text:span><text:span text:style-name="T1335"> нигде не видно. Свет тут внизу тёмно серый и </text:span><text:soft-page-break/><text:span text:style-name="T1335">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1335">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1336">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1337">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1337">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1338">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1339">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1340">У</text:span>же <text:span text:style-name="T1340">не помнишь</text:span> Красного Малкольма, <text:span text:style-name="T1340">что</text:span> наверху <text:span text:style-name="T1340">остался,</text:span></text:p>
      <text:p text:style-name="P333">В причёске Красный Дьявол до Волос Дорвался…</text:p>
      <text:p text:style-name="P333"/>
      <text:p text:style-name="P334">Ну, <text:span text:style-name="T1342">и</text:span> вот <text:span text:style-name="T1342">этот самый</text:span> Крачфилд, или Крочфилд, западопроходец. Не «архитипический» западопроходец, но <text:span text:style-name="T5">единственный</text:span>. <text:span text:style-name="T1341">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1341">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565">Долин<text:span text:style-name="T1344">ы</text:span> Красной Реки</text:p>
      <text:p text:style-name="P338">В унитаз, говорят, тебя смыло<text:span text:style-name="T152">—</text:span></text:p>
      <text:p text:style-name="P337">Присядь, отдохни, <text:span text:style-name="T1343">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1345">а </text:span>у женщин ноги волосатые, всё им отдай или взорвут <text:span text:style-name="T1345">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1346">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1347">И так далее, и так далее, по одному от всего, он Белый Йобмен в </text:span><text:span text:style-name="T5">terre mauvaise</text:span> <text:span text:style-name="T1347">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1347">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1347">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1348">Ах, Крачфилд,– вскидывая руку,– как мило, что ты явился.</text:span></text:p>
      <text:p text:style-name="P348">– <text:span text:style-name="T1348">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1348">.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1349">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1349">Тогда как же все остальные? Бостон. Лондон. Те что живут в городах. Те люди реальны или как?</text:span></text:p>
      <text:p text:style-name="P349">Отв.: <text:span text:style-name="T1349">Некоторые реальны, а некоторые нет.</text:span></text:p>
      <text:p text:style-name="P349">Вопр.: <text:span text:style-name="T1349">Ну, а реальные, они нужны? или не нужны?</text:span></text:p>
      <text:p text:style-name="P350">Отв.: <text:span text:style-name="T1349">Это зависит от того, что вы имеете в виду.</text:span></text:p>
      <text:p text:style-name="P349">Вопр.: <text:span text:style-name="T1349">Блядь, я ничего не имею в виду.</text:span></text:p>
      <text:p text:style-name="P349">Отв.: <text:span text:style-name="T1349">Зато </text:span><text:span text:style-name="T77">мы</text:span><text:span text:style-name="T1349"> имеем.</text:span></text:p>
      <text:p text:style-name="P349"><text:s/><text:span text:style-name="T1350">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1350">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1351">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1354">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566">—<text:span text:style-name="T1355">Проф. Др. Ласло Джамф, «Криптосем» (рекламная </text:span></text:p>
      <text:p text:style-name="P567">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1356">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1357">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1357"> Они знают?</text:span></text:p>
      <text:p text:style-name="P359">– <text:span text:style-name="T1358">Тсс,</text:span>– <text:s/><text:span text:style-name="T1359">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1360">Я оставлю его. Мы переедем жить тут. Будем всё время заниматься любовью. Я твоя, я всегда </text:span><text:soft-page-break/><text:span text:style-name="T1360">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1361">ической </text:span>транспозиции, <text:span text:style-name="T1361">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1362">непрестанными письменами на стенах было WAS TUST DU FÜR </text:span>DIE FRONT, FÜR DEN SIEG? WAS HAST DU HEUTE FÜR DEUTSCHLAND GETAN? <text:span text:style-name="T1362">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1363">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1366">что из</text:span>лива<text:span text:style-name="T1366">ет</text:span> каждый день беспроволочной истории в песню, <text:span text:style-name="T1366">на фоне </text:span>закат<text:span text:style-name="T1366">ов</text:span> над променадом, глазниц линз постоянно меняющи<text:span text:style-name="T1366">х</text:span>ся в свете моря, <text:span text:style-name="T1366">который</text:span> разливается то <text:span text:style-name="T1366">буйно</text:span>, то <text:span text:style-name="T1366">утихомирено</text:span> в небе, аспирина на ночь—т<text:span text:style-name="T1365">о</text:span>лько прыжо<text:span text:style-name="T1365">к</text:span> Ле Фройда <text:span text:style-name="T1365">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1364">—</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1367">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1368">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1373">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1369">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1369">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1369">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1370">состояние</text:span>, чьим гражданином он начал себя чувствовать, <text:span text:style-name="T1370">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1370">—</text:span>Падинг может только оглядываться и стараться быть повежливее. Не такой рослый, как его отец, <text:span text:style-name="T1371">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1371">—</text:span>призван из отставки в 1940, задействован в новом качестве, не только на поле боя<text:span text:style-name="T1371">—</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1371">—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1372">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1374">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1375">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1377">по причине</text:span> хронической патологии <text:span text:style-name="T1377">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1376">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1378">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1378">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1378">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1379">ё</text:span>н лишь в некоторых кабинетах. <text:span text:style-name="T1379">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1381">ля</text:span>торы и метрономы Неда Пойнтсмена. <text:span text:style-name="T1380">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1382">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1383">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138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138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1384">Эт-от старык не име-эт стыд,</text:span>– <text:span text:style-name="T1384">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1384">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1384"> картошки, конечно же, не какой-нибудь заумный «Сюрприз!», какая-то намятая кашица вся лиловая из </text:span><text:span text:style-name="T83">гранатов</text:span><text:span text:style-name="T1384">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1384">! что это? беф </text:span><text:span text:style-name="T83">rissolé? </text:span><text:span text:style-name="T1384">фаршированный беф </text:span><text:span text:style-name="T83">rissolé?</text:span><text:span text:style-name="T138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3">не напоминают обычную «Жабу», а скорее </text:span><text:span text:style-name="T154">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4">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5">затем возможно долгий отчёт о всех его финансовых затруднениях, всех, </text:span><text:span text:style-name="T157">начиная со</text:span><text:span text:style-name="T155"> времён ещё даже предшествовавших возникновению Электра Хаус Груп… </text:span><text:span text:style-name="T156">о его междоусобицах, которые он вёл </text:span><text:span text:style-name="T157">своими</text:span><text:span text:style-name="T156"> письмами в </text:span><text:span text:style-name="T86">Таймз</text:span><text:span text:style-name="T156"> против критиков Хайга….</text:span></text:p>
      <text:p text:style-name="P387"><text:span text:style-name="T156">И </text:span><text:span text:style-name="T100">все они </text:span><text:span text:style-name="T5">сидели</text:span><text:span text:style-name="T100"> там под очень высокими почернелыми </text:span><text:span text:style-name="T158">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59">с пятнами печени на коже бригадного генерала Падинга</text:span><text:span text:style-name="T158">—</text:span><text:span text:style-name="T160">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0">Д-</text:span><text:span text:style-name="T100">р Рожавёлги чувствует, что вполне мог бы и быть, если бы ребята «разыграли свои карты правильно». </text:span><text:span text:style-name="T161">Главная задача сейчас выжить</text:span><text:span text:style-name="T158">—</text:span><text:span text:style-name="T161">пережить жуткий интерфейс Дня Победы, жить в светлом новом После Войны </text:span><text:span text:style-name="T162">сохраняя чувства и память здравыми. Нельзя допустить, чтобы ПРПУК отправился под молот с остальным блеющим стадом. </text:span><text:span text:style-name="T163">Должен подняться, и чертовски скоро, способный сплотить их в фалангу, в сконцентрированную точку света, некий лидер или </text:span><text:soft-page-break/><text:span text:style-name="T163">программа достаточно мощная, чтобы продолжать её ещё кто знает сколько лет После Войны. </text:span><text:span text:style-name="T164">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5">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66">ко</text:span><text:span text:style-name="T165"> хватит времени и ресурсов….</text:span></text:p>
      <text:p text:style-name="P389"><text:span text:style-name="T100">Нужно ли пояснять, что главную ставку д-р Рожавёлги делает на этот последний проект, вокруг фигуры лейтенанта Слотропа? </text:span><text:span text:style-name="T167">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68">Служебный стол содрогнулся. «Напри-мэр: его Мине</text:span><text:span text:style-name="T87">со</text:span><text:span text:style-name="T168">-та, Мул-тэ-фазык Лыч-ност-ный Пере-чэн чрэз-вы-чаэно нерав-но-мэрны, всегда <text:s text:c="2"/></text:span><text:span text:style-name="T169">к псико-паты</text:span><text:span text:style-name="T170">чн</text:span><text:span text:style-name="T169">и и нездоро-вы скло-ност.</text:span></text:p>
      <text:p text:style-name="P390"><text:span text:style-name="T169">О</text:span><text:span text:style-name="T100">днако, преподобный д-р Де ла Нут не любит ММЛП:– «Рожа, разве имеются весы для измерения межличностных </text:span><text:span text:style-name="T171">характерных черт?» Орлиный нос пробует, пробует, глаза опущены в политичной кротости. </text:span><text:span text:style-name="T100">–«</text:span><text:span text:style-name="T171">А для </text:span><text:span text:style-name="T88">общечеловеческих</text:span><text:span text:style-name="T171"> ценностей. Вера, честность, любовь? Имеются ли—простите мою особую настойчивость—весы религиозности, вообще?</text:span></text:p>
      <text:p text:style-name="P394"><text:span text:style-name="T100">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4">—</text:span><text:span text:style-name="T100">тесты времён до Войны—кажутся Полу Де ла Нут более гуманными. </text:span><text:span text:style-name="T172">Похоже всё, что определяют тесты ММЛП, это станет ли человек хорошим солдатом, или плохим солдатом.</text:span></text:p>
      <text:p text:style-name="P391"><text:span text:style-name="T172">– На солдат нынче большой спрос, преподобный Доктор,</text:span><text:span text:style-name="T100">– </text:span><text:span text:style-name="T172">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2">– Имэн-но почэму,</text:span><text:span text:style-name="T100">– </text:span><text:span text:style-name="T172">впрыгивает Рожавёлги,</text:span><text:span text:style-name="T100">– </text:span><text:span text:style-name="T172">мы тепэр предлага-эм дат Слотропу совэр-шэнно ын-ной рода тэст. </text:span><text:span text:style-name="T173">Мы разраба-ты-ваэм для нэго так называ-эм <text:s/>проэктыв-ни тэст. </text:span><text:span text:style-name="T174">Наибол-шэ знакоми примэр этот тип, ест Роршач кляксы. Основни тэория ест, когда мы предлага-эт </text:span><text:span text:style-name="T175">не-струк-туры-ровани стимулюс, </text:span><text:span text:style-name="T176">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2">– </text:span><text:span text:style-name="T176">Брови движутся милю в час, необычайно плавная изысканная жестикуляция рук, напоминающая</text:span><text:span text:style-name="T164">—</text:span><text:span text:style-name="T177">скорее всего, так и задумано, но кто упрекнёт Рожу за использование случая</text:span><text:span text:style-name="T164">—</text:span><text:span text:style-name="T177">одного из самых знаменитых его земляков, хотя имеются и нежелательные побочные эффекты: сотрудники, которые клянутся, что видели </text:span><text:span text:style-name="T178">его </text:span><text:span text:style-name="T177">ползущим вниз головой по северному фасаду «Белого Посещения», например. «</text:span><text:span text:style-name="T178">И-так мы в пол-ном сог-ла-сыи, Преподобны Доктор. Тэст, как ММЛП, в дан-ны слу-чай, не-адекват-эн. </text:span><text:span text:style-name="T179">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2">– </text:span><text:span text:style-name="T180">Должен заметить, это не похоже на вашу чашку чая, Пойнсмен,</text:span><text:span text:style-name="T172">– </text:span><text:span text:style-name="T180">улыбается д-р Аарон Тровстер.</text:span><text:span text:style-name="T172">– </text:span><text:span text:style-name="T180">У вас, по большей части, стимулы структурированы.</text:span></text:p>
      <text:p text:style-name="P393"><text:span text:style-name="T172">– </text:span><text:span text:style-name="T180">Ну, скажем, я нахожу в этом некое постыдное очарование.</text:span></text:p>
      <text:p text:style-name="P393"><text:span text:style-name="T172">– </text:span><text:span text:style-name="T180">Нет, не скажем. Не говорите мне, будто вы не собираетесь приложить свою милую Павловскую руку к этому всему.</text:span></text:p>
      <text:p text:style-name="P393"><text:span text:style-name="T172">– </text:span><text:span text:style-name="T180">Ну, отчасти, Тровстер, отчасти. Раз уж вы затронули. Мы </text:span><text:span text:style-name="T89">тоже</text:span><text:span text:style-name="T180"> рассчитываем на весьма структурированны</text:span><text:span text:style-name="T181">й</text:span><text:span text:style-name="T180"> стимул. </text:span><text:span text:style-name="T181">Тот самый, фактически, что вызвал наш интерес. Мы хотим подвергнуть Слотропа немецкой ракете….</text:span></text:p>
      <text:p text:style-name="P395"><text:soft-page-break/><text:span text:style-name="T181">В</text:span><text:span text:style-name="T100">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2">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3">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4">ц</text:span><text:span text:style-name="T183">ентричность вигов доведена в этом доме до самых нездоровых крайностей. </text:span><text:span text:style-name="T184">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5">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86">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87">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88">прежде , чем уступить лиственницам и вязам: утки, бутылки, улитки и всадники в стиплчейзе сходят на нет у дороги с железным ограждением </text:span><text:span text:style-name="T189">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2">натасканные</text:span><text:span text:style-name="T189"> и смертельные, следят за тобой из перелесков. Вскоре, когда подступает вечер, редкие горькие снежинки начинают </text:span><text:span text:style-name="T193">падать</text:span><text:span text:style-name="T189">.</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89">А </text:span><text:span text:style-name="T100">будешь ерепениться, пошлём тебя обратно к д-ру Джамф</text:span><text:span text:style-name="T190">у</text:span><text:span text:style-name="T100">!</text:span></text:p>
      <text:p text:style-name="P397"><text:span text:style-name="T100"><text:s/>Джамф </text:span><text:span text:style-name="T194">укоренил</text:span><text:span text:style-name="T100"> в нём рефлекс, и выбросил стимул.</text:span></text:p>
      <text:p text:style-name="P398"><text:span text:style-name="T100">Похоже д-р Джамф сегодня проверял твою </text:span><text:span text:style-name="T191">пипетку</text:span><text:span text:style-name="T100">, а?</text:span></text:p>
      <text:p text:style-name="center-norm">—<text:span text:style-name="T90">Нейл Носпикер </text:span><text:span text:style-name="T1385">50,000 Оскорблений, </text:span><text:span text:style-name="Source_20_Text"><text:span text:style-name="T1387">§ 6.72</text:span></text:span></text:p>
      <text:p text:style-name="P568"><text:span text:style-name="Source_20_Text"><text:span text:style-name="T1387">«Невежа Недоросль», Найлан Смит Прес,</text:span></text:span></text:p>
      <text:p text:style-name="P568"><text:span text:style-name="Source_20_Text"><text:span text:style-name="T1387">Кембридж (Массач.) 1933</text:span></text:span></text:p>
      <text:p text:style-name="P568"><text:span text:style-name="Source_20_Text"><text:span text:style-name="T1387"/></text:span></text:p>
      <text:p text:style-name="P399"><text:span text:style-name="Source_20_Text"><text:span text:style-name="T1388">Падинг: Но не слишком ли это—</text:span></text:span></text:p>
      <text:p text:style-name="Standard"><text:span text:style-name="Source_20_Text"><text:span text:style-name="T1386">Пойнтсмен: </text:span></text:span><text:span text:style-name="Source_20_Text"><text:span text:style-name="T1388">Сэр?</text:span></text:span></text:p>
      <text:p text:style-name="P399"><text:span text:style-name="Source_20_Text"><text:span text:style-name="T1388">Падинг: Разве это не убого, Пойнтсмен? Так вот вмешиваться в сознание другого человека?</text:span></text:span></text:p>
      <text:p text:style-name="P399"><text:span text:style-name="Source_20_Text"><text:span text:style-name="T1388">Пойнтсмен: </text:span></text:span><text:span text:style-name="Source_20_Text"><text:span text:style-name="T1389">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1388">Падинг: </text:span></text:span><text:span text:style-name="Source_20_Text"><text:span text:style-name="T1389">Мы не можем, Пойнтсмен, это зверство</text:span></text:span></text:p>
      <text:p text:style-name="P400"><text:soft-page-break/><text:span text:style-name="Source_20_Text"><text:span text:style-name="T1388">Пойнтсмен:</text:span></text:span><text:span text:style-name="Source_20_Text"><text:span text:style-name="T1389">Но американцы уже им занимались! разве не ясно? Не то, чтобы мы совращали девственницу, или что</text:span></text:span><text:span text:style-name="Source_20_Text"><text:span text:style-name="T1388">—</text:span></text:span></text:p>
      <text:p text:style-name="P400"><text:span text:style-name="Source_20_Text"><text:span text:style-name="T1388">Падинг: </text:span></text:span><text:span text:style-name="Source_20_Text"><text:span text:style-name="T1389">Так что нам делать это потому, что американцы делают так? Позволим им совратить нас?</text:span></text:span></text:p>
      <text:p text:style-name="P401"><text:span text:style-name="Source_20_Text"><text:span text:style-name="T1390">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1392">будь то </text:span></text:span><text:span text:style-name="Source_20_Text"><text:span text:style-name="T1390">даже <text:s/>мехово</text:span></text:span><text:span text:style-name="Source_20_Text"><text:span text:style-name="T1392">е</text:span></text:span><text:span text:style-name="Source_20_Text"><text:span text:style-name="T1390"> боа его матери, то Джамф, конечно же, сможет </text:span></text:span><text:span text:style-name="Source_20_Text"><text:span text:style-name="T1392">сделать</text:span></text:span><text:span text:style-name="Source_20_Text"><text:span text:style-name="T1390"> то же самое своему Дитю Тайрону относительно младенческого </text:span></text:span><text:span text:style-name="Source_20_Text"><text:span text:style-name="T1391">полового</text:span></text:span><text:span text:style-name="Source_20_Text"><text:span text:style-name="T1390"> рефлекса. </text:span></text:span><text:span text:style-name="Source_20_Text"><text:span text:style-name="T1392">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1393">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1423">э</text:span></text:span><text:span text:style-name="Source_20_Text"><text:span text:style-name="T1393">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1394">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1394">Однако, эрекция либо есть, либо нет. Элегантная бинарность. </text:span></text:span><text:span text:style-name="Source_20_Text"><text:span text:style-name="T1395">Задание наблюдения может исполнить даже </text:span></text:span><text:span text:style-name="Source_20_Text"><text:span text:style-name="T1396">студент</text:span></text:span><text:span text:style-name="Source_20_Text"><text:span text:style-name="T1395">.</text:span></text:span></text:p>
      <text:p text:style-name="P403"><text:span text:style-name="Source_20_Text"><text:span text:style-name="T1395">Безусловный стимул = поглаживание пениса антисептичным ватным тампоном.</text:span></text:span></text:p>
      <text:p text:style-name="P403"><text:span text:style-name="Source_20_Text"><text:span text:style-name="T1395">Безусловная реакция = эрекция.</text:span></text:span></text:p>
      <text:p text:style-name="P403"><text:span text:style-name="Source_20_Text"><text:span text:style-name="T1395">Условный стимул =</text:span></text:span><text:span text:style-name="Source_20_Text"><text:span text:style-name="T1396"> х.</text:span></text:span></text:p>
      <text:p text:style-name="P403"><text:span text:style-name="Source_20_Text"><text:span text:style-name="T1403">Условный рефлекс = эрекция в присутствии </text:span></text:span><text:span text:style-name="Source_20_Text"><text:span text:style-name="T1396">х</text:span></text:span><text:span text:style-name="Source_20_Text"><text:span text:style-name="T1403">, поглаживание уже не нужно, всё, что требуется это только </text:span></text:span><text:span text:style-name="Source_20_Text"><text:span text:style-name="T1396">х</text:span></text:span><text:span text:style-name="Source_20_Text"><text:span text:style-name="T1403">.</text:span></text:span></text:p>
      <text:p text:style-name="P404"><text:span text:style-name="Source_20_Text"><text:span text:style-name="T1404">Значит </text:span></text:span><text:span text:style-name="Source_20_Text"><text:span text:style-name="T1397">х</text:span></text:span><text:span text:style-name="Source_20_Text"><text:span text:style-name="T1404">? а что такое </text:span></text:span><text:span text:style-name="Source_20_Text"><text:span text:style-name="T1397">х</text:span></text:span><text:span text:style-name="Source_20_Text"><text:span text:style-name="T140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1405">полностью совпадает со</text:span></text:span><text:span text:style-name="Source_20_Text"><text:span text:style-name="T1404"> </text:span></text:span><text:span text:style-name="Source_20_Text"><text:span text:style-name="T1405">средней </text:span></text:span><text:span text:style-name="Source_20_Text"><text:span text:style-name="T1404">длин</text:span></text:span><text:span text:style-name="Source_20_Text"><text:span text:style-name="T1405">ой отражённой</text:span></text:span><text:span text:style-name="Source_20_Text"><text:span text:style-name="T1404"> в отчете Джамфа об эрекции Дитя Т.</text:span></text:span></text:p>
      <text:p text:style-name="P405"><text:span text:style-name="Source_20_Text"><text:span text:style-name="T1405">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1408">подавить</text:span></text:span><text:span text:style-name="Source_20_Text"><text:span text:style-name="T1405">»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1408">подавлении</text:span></text:span><text:span text:style-name="Source_20_Text"><text:span text:style-name="T1405"> условного рефлекса, нам следует также понять, </text:span></text:span><text:span text:style-name="Source_20_Text"><text:span text:style-name="T1406">что </text:span></text:span><text:span text:style-name="Source_20_Text"><text:span text:style-name="T1408">за</text:span></text:span><text:span text:style-name="Source_20_Text"><text:span text:style-name="T1406">тухани</text:span></text:span><text:span text:style-name="Source_20_Text"><text:span text:style-name="T1408">е </text:span></text:span><text:span text:style-name="Source_20_Text"><text:span text:style-name="T1406">может продолжаться </text:span></text:span><text:span text:style-name="Source_20_Text"><text:span text:style-name="T1398">за пределы</text:span></text:span><text:span text:style-name="Source_20_Text"><text:span text:style-name="T1406">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1398">скрытое </text:span></text:span><text:span text:style-name="Source_20_Text"><text:span text:style-name="T1400">подавление</text:span></text:span><text:span text:style-name="Source_20_Text"><text:span text:style-name="T1398"> за пределы нуля.</text:span></text:span><text:span text:style-name="Source_20_Text"><text:span text:style-name="T1406">» Курсив м-ра Пойнтсмена.</text:span></text:span></text:p>
      <text:p text:style-name="P409"><text:span text:style-name="Source_20_Text"><text:span text:style-name="T1407">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1399"> х</text:span></text:span><text:span text:style-name="Source_20_Text"><text:span text:style-name="T1407">, </text:span></text:span><text:span text:style-name="Source_20_Text"><text:span text:style-name="T1409">и </text:span></text:span><text:span text:style-name="Source_20_Text"><text:span text:style-name="T1407">прекратил на этом? Может он забыл</text:span></text:span><text:span text:style-name="Source_20_Text"><text:span text:style-name="T1410">—</text:span></text:span><text:span text:style-name="Source_20_Text"><text:span text:style-name="T1411">или проигнорировал</text:span></text:span><text:span text:style-name="Source_20_Text"><text:span text:style-name="T1410">—«</text:span></text:span><text:span text:style-name="Source_20_Text"><text:span text:style-name="T1412">скрытое </text:span></text:span><text:span text:style-name="Source_20_Text"><text:span text:style-name="T1422">подавление</text:span></text:span><text:span text:style-name="Source_20_Text"><text:span text:style-name="T1412"> за пределы нуля»? </text:span></text:span><text:span text:style-name="Source_20_Text"><text:span text:style-name="T1411">Если проигнорировал, то почему? Что может сказать Национальный Совет по Исследованиям </text:span></text:span><text:span text:style-name="Source_20_Text"><text:span text:style-name="T1422">по этому поводу</text:span></text:span><text:span text:style-name="Source_20_Text"><text:span text:style-name="T1411">?</text:span></text:span></text:p>
      <text:p text:style-name="P406"><text:soft-page-break/><text:span text:style-name="Source_20_Text"><text:span text:style-name="T1413">Когда Слотроп был открыт, в конце 1944, «Белым Посещением»</text:span></text:span><text:span text:style-name="Source_20_Text"><text:span text:style-name="T1410">—</text:span></text:span><text:span text:style-name="Source_20_Text"><text:span text:style-name="T1413">хотя многие там уже знали его как знаменитого Дитя Тайрона</text:span></text:span><text:span text:style-name="Source_20_Text"><text:span text:style-name="T1410">—</text:span></text:span><text:span text:style-name="Source_20_Text"><text:span text:style-name="T1413">подобно открыти</text:span></text:span><text:span text:style-name="Source_20_Text"><text:span text:style-name="T1414">ю</text:span></text:span><text:span text:style-name="Source_20_Text"><text:span text:style-name="T1413"> Нового Света, разные люди сочли, что они открыли разные вещи.</text:span></text:span></text:p>
      <text:p text:style-name="P407"><text:span text:style-name="Source_20_Text"><text:span text:style-name="T141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1415">само </text:span></text:span><text:span text:style-name="Source_20_Text"><text:span text:style-name="T1414">слово: </text:span></text:span><text:span text:style-name="Source_20_Text"><text:span text:style-name="T1415">это взрывное «т» вслед за «с», переходит</text:span></text:span><text:span text:style-name="Source_20_Text"><text:span text:style-name="T1414">—</text:span></text:span><text:span text:style-name="Source_20_Text"><text:span text:style-name="T1415">за пределом своего нуля</text:span></text:span><text:span text:style-name="Source_20_Text"><text:span text:style-name="T1414">—</text:span></text:span><text:span text:style-name="Source_20_Text"><text:span text:style-name="T1415">в иную область.</text:span></text:span></text:p>
      <text:p text:style-name="P407"><text:span text:style-name="Source_20_Text"><text:span text:style-name="T1415">Ролло Грост </text:span></text:span><text:span text:style-name="Source_20_Text"><text:span text:style-name="T1422">называет</text:span></text:span><text:span text:style-name="Source_20_Text"><text:span text:style-name="T1415">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1415">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1416">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1401">звездой</text:span></text:span><text:span text:style-name="Source_20_Text"><text:span text:style-name="T1416">, </text:span></text:span><text:span text:style-name="Source_20_Text"><text:span text:style-name="T1417">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1422">Именно от</text:span></text:span><text:span text:style-name="Source_20_Text"><text:span text:style-name="T1418"> карт</text:span></text:span><text:span text:style-name="Source_20_Text"><text:span text:style-name="T1422">ы</text:span></text:span><text:span text:style-name="Source_20_Text"><text:span text:style-name="T1418"> все они впадают в ужас, </text:span></text:span><text:span text:style-name="Source_20_Text"><text:span text:style-name="T1422">той </text:span></text:span><text:span text:style-name="Source_20_Text"><text:span text:style-name="T1418">карт</text:span></text:span><text:span text:style-name="Source_20_Text"><text:span text:style-name="T1422">ы</text:span></text:span><text:span text:style-name="Source_20_Text"><text:span text:style-name="T1418">, </text:span></text:span><text:span text:style-name="Source_20_Text"><text:span text:style-name="T1422">где</text:span></text:span><text:span text:style-name="Source_20_Text"><text:span text:style-name="T1418"> Слотроп держал <text:s/>учёт своих девушек. </text:span></text:span><text:span text:style-name="Source_20_Text"><text:span text:style-name="T1419">Звёзды рассыпаны в дистрибуции Поиссона, </text:span></text:span><text:span text:style-name="Source_20_Text"><text:span text:style-name="T1420">как на карте</text:span></text:span><text:span text:style-name="Source_20_Text"><text:span text:style-name="T1419"> ракетны</text:span></text:span><text:span text:style-name="Source_20_Text"><text:span text:style-name="T1420">х</text:span></text:span><text:span text:style-name="Source_20_Text"><text:span text:style-name="T1419"> удар</text:span></text:span><text:span text:style-name="Source_20_Text"><text:span text:style-name="T1420">ов</text:span></text:span><text:span text:style-name="Source_20_Text"><text:span text:style-name="T1419"> на карте </text:span></text:span><text:span text:style-name="Source_20_Text"><text:span text:style-name="T1420">составляемой </text:span></text:span><text:span text:style-name="Source_20_Text"><text:span text:style-name="T1419">Мехико о Блице роботов.</text:span></text:span></text:p>
      <text:p text:style-name="P408"><text:span text:style-name="Source_20_Text"><text:span text:style-name="T1422">Да</text:span></text:span><text:span text:style-name="Source_20_Text"><text:span text:style-name="T1420">, </text:span></text:span><text:span text:style-name="Source_20_Text"><text:span text:style-name="T1422">но</text:span></text:span><text:span text:style-name="Source_20_Text"><text:span text:style-name="T1420">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1420">Весьма удачно, Слотроп ставил даты на свои звёзды. Звезда всегда появляется </text:span></text:span><text:span text:style-name="Source_20_Text"><text:span text:style-name="T1402">до</text:span></text:span><text:span text:style-name="Source_20_Text"><text:span text:style-name="T1420">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1421">Средняя продолжительность оттяжки 4 </text:span></text:span><text:span text:style-name="Source_20_Text"><text:span text:style-name="T899">½ дней.</text:span></text:span></text:p>
      <text:p text:style-name="P410"><text:span text:style-name="Source_20_Text"><text:span text:style-name="T899">Допустим, рассуждает Пойнтсмен, что стимулом </text:span></text:span><text:span text:style-name="Source_20_Text"><text:span text:style-name="T1104">х</text:span></text:span><text:span text:style-name="Source_20_Text"><text:span text:style-name="T899"> у Джамфа служил какой-то громкий шум, как </text:span></text:span><text:span text:style-name="Source_20_Text"><text:span text:style-name="T900">и</text:span></text:span><text:span text:style-name="Source_20_Text"><text:span text:style-name="T899"> в эксперименте Ватсона-Райнера. Допустим, что, в случае Слотропа, рефлекс эрекции не был окончательно подавлен. </text:span></text:span><text:span text:style-name="Source_20_Text"><text:span text:style-name="T900">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901">затем пауза и тишина, нарастающее напряжённость и—взрыв. Бац, эрекция. </text:span></text:span><text:span text:style-name="Source_20_Text"><text:span text:style-name="T902">Но, о, нет. Слотроп получает эрекцию, когда последовательность направлена </text:span></text:span><text:span text:style-name="Source_20_Text"><text:span text:style-name="T1105">вспять</text:span></text:span><text:span text:style-name="Source_20_Text"><text:span text:style-name="T902">. </text:span></text:span><text:span text:style-name="Source_20_Text"><text:span text:style-name="T903">Сперва взрыв, затем звук приближения: </text:span></text:span><text:span text:style-name="Source_20_Text"><text:span text:style-name="T900">V-</text:span></text:span><text:span text:style-name="Source_20_Text"><text:span text:style-name="T903">2.</text:span></text:span></text:p>
      <text:p text:style-name="P411"><text:span text:style-name="Source_20_Text"><text:span text:style-name="T904">И всё-таки стимулом, каким-то образом </text:span></text:span><text:span text:style-name="Source_20_Text"><text:span text:style-name="T1106">должна</text:span></text:span><text:span text:style-name="Source_20_Text"><text:span text:style-name="T904">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905">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906">самой</text:span></text:span><text:span text:style-name="Source_20_Text"><text:span text:style-name="T905"> бирже, </text:span></text:span><text:span text:style-name="Source_20_Text"><text:span text:style-name="T906">о</text:span></text:span><text:span text:style-name="Source_20_Text"><text:span text:style-name="T905"> </text:span></text:span><text:span text:style-name="Source_20_Text"><text:span text:style-name="T906">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907">чёрт побери, какой намёк под самым нашим носом у нас не хватает ума, или смелости, заметить?…</text:span></text:span></text:p>
      <text:p text:style-name="P412"><text:span text:style-name="Source_20_Text"><text:span text:style-name="T908">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908">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908">Они шагают вдоль присыпанных снегом собачьих вол</text:span></text:span><text:span text:style-name="Source_20_Text"><text:span text:style-name="T909">ь</text:span></text:span><text:span text:style-name="Source_20_Text"><text:span text:style-name="T908">еров, </text:span></text:span><text:span text:style-name="Source_20_Text"><text:span text:style-name="T909">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910">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910">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911">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911">Теперь, зная, что без толку: </text:span></text:span><text:span text:style-name="Source_20_Text"><text:span text:style-name="T910">–«</text:span></text:span><text:span text:style-name="Source_20_Text"><text:span text:style-name="T911">Пойнтсмен, а что если Эдвин Трикл прав? Это ПК. Что если Слотроп—даже не осознавая—</text:span></text:span><text:span text:style-name="Source_20_Text"><text:span text:style-name="T1107">заставляет</text:span></text:span><text:span text:style-name="Source_20_Text"><text:span text:style-name="T911"> их падать именно там?»</text:span></text:span></text:p>
      <text:p text:style-name="P414"><text:span text:style-name="Source_20_Text"><text:span text:style-name="T910">– </text:span></text:span><text:span text:style-name="Source_20_Text"><text:span text:style-name="T911">Ну, тогда у вас есть кое-что, не так ли.</text:span></text:span></text:p>
      <text:p text:style-name="P414"><text:span text:style-name="Source_20_Text"><text:span text:style-name="T910">– </text:span></text:span><text:span text:style-name="Source_20_Text"><text:span text:style-name="T911">Но… зачем ему. Если они падают </text:span></text:span><text:span text:style-name="Source_20_Text"><text:span text:style-name="T912">т</text:span></text:span><text:span text:style-name="Source_20_Text"><text:span text:style-name="T911">ам где он был—</text:span></text:span></text:p>
      <text:p text:style-name="P414"><text:span text:style-name="Source_20_Text"><text:span text:style-name="T910">– </text:span></text:span><text:span text:style-name="Source_20_Text"><text:span text:style-name="T911">Может он ненавидит женщин.</text:span></text:span></text:p>
      <text:p text:style-name="P414"><text:span text:style-name="Source_20_Text"><text:span text:style-name="T910">– </text:span></text:span><text:span text:style-name="Source_20_Text"><text:span text:style-name="T911">Нет, я серьёзно.</text:span></text:span></text:p>
      <text:p text:style-name="P414"><text:span text:style-name="Source_20_Text"><text:span text:style-name="T910">– </text:span></text:span><text:span text:style-name="Source_20_Text"><text:span text:style-name="T912">Мехико. Вас это действительно трогает?</text:span></text:span></text:p>
      <text:p text:style-name="P414"><text:span text:style-name="Source_20_Text"><text:span text:style-name="T910">– </text:span></text:span><text:span text:style-name="Source_20_Text"><text:span text:style-name="T912">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912">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911">—</text:span></text:span><text:span text:style-name="Source_20_Text"><text:span text:style-name="T913">остальная массы тронута обесцвеченным розовым или пурпурным…. </text:span></text:span><text:span text:style-name="Source_20_Text"><text:span text:style-name="T914">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918">улавливает</text:span></text:span><text:span text:style-name="Source_20_Text"><text:span text:style-name="T914"> все подвернувшиеся плоскости в монотонный туско-серый. Самолёты плывут дальше, чинно, </text:span></text:span><text:span text:style-name="Source_20_Text"><text:span text:style-name="T915">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916">Пойнтсмен обсуждал паранойю и «идею противоположностей». Он чиркал восклицательные знаки и </text:span></text:span><text:span text:style-name="Source_20_Text"><text:span text:style-name="T1108">как верно </text:span></text:span><text:span text:style-name="Source_20_Text"><text:span text:style-name="T916">в Книге по всем полям открытого письма Паавлова к Жане насчёт </text:span></text:span><text:span text:style-name="Source_20_Text"><text:span text:style-name="T1108">ощущений внешнего воздействия </text:span></text:span><text:span text:style-name="Source_20_Text"><text:span text:style-name="T916">и в </text:span></text:span><text:span text:style-name="Source_20_Text"><text:span text:style-name="T917">Г</text:span></text:span><text:span text:style-name="Source_20_Text"><text:span text:style-name="T916">лаве LV, «Попытка физиологической интерпретации </text:span></text:span><text:span text:style-name="Source_20_Text"><text:span text:style-name="T917">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918">)</text:span></text:span><text:span text:style-name="Source_20_Text"><text:span text:style-name="T917">. </text:span></text:span><text:span text:style-name="Source_20_Text"><text:span text:style-name="T918">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919">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920">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920">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921">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922">уже</text:span></text:span><text:span text:style-name="Source_20_Text"><text:span text:style-name="T921"> проходил </text:span></text:span><text:span text:style-name="Source_20_Text"><text:span text:style-name="T922">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923">о</text:span></text:span><text:span text:style-name="Source_20_Text"><text:span text:style-name="T922">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923">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922">—</text:span></text:span><text:span text:style-name="Source_20_Text"><text:span text:style-name="T923">эти агенты Синдиката, которому она тоже должна платить</text:span></text:span><text:span text:style-name="Source_20_Text"><text:span text:style-name="T922">—</text:span></text:span><text:span text:style-name="Source_20_Text"><text:span text:style-name="T923">ждут в центральн</text:span></text:span><text:span text:style-name="Source_20_Text"><text:span text:style-name="T924">ом зале</text:span></text:span><text:span text:style-name="Source_20_Text"><text:span text:style-name="T923">, пока он под</text:span></text:span><text:span text:style-name="Source_20_Text"><text:span text:style-name="T924">тягивается</text:span></text:span><text:span text:style-name="Source_20_Text"><text:span text:style-name="T923"> ближе… </text:span></text:span><text:span text:style-name="Source_20_Text"><text:span text:style-name="T924">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910">– </text:span></text:span><text:span text:style-name="Source_20_Text"><text:span text:style-name="T925">Пьер Жане</text:span></text:span><text:span text:style-name="Source_20_Text"><text:span text:style-name="T922">—</text:span></text:span><text:span text:style-name="Source_20_Text"><text:span text:style-name="T925">он иногда вещал как восточный мистик. Никогда по настоящему не понял противоположност</text:span></text:span><text:span text:style-name="Source_20_Text"><text:span text:style-name="T926">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922">—</text:span></text:span><text:span text:style-name="Source_20_Text"><text:span text:style-name="T926">Последнее прибежище неисправим</text:span></text:span><text:span text:style-name="Source_20_Text"><text:span text:style-name="T927">ых</text:span></text:span><text:span text:style-name="Source_20_Text"><text:span text:style-name="T926"> </text:span></text:span><text:span text:style-name="Source_20_Text"><text:span text:style-name="T927">лодырей,</text:span></text:span><text:span text:style-name="Source_20_Text"><text:span text:style-name="T926"> Мехико, как раз </text:span></text:span><text:span text:style-name="Source_20_Text"><text:span text:style-name="T927">такая вот</text:span></text:span><text:span text:style-name="Source_20_Text"><text:span text:style-name="T926"> йинь-янов</text:span></text:span><text:span text:style-name="Source_20_Text"><text:span text:style-name="T927">а</text:span></text:span><text:span text:style-name="Source_20_Text"><text:span text:style-name="T926"> галиматьи. </text:span></text:span><text:span text:style-name="Source_20_Text"><text:span text:style-name="T927">Способ</text:span></text:span><text:span text:style-name="Source_20_Text"><text:span text:style-name="T926"> </text:span></text:span><text:span text:style-name="Source_20_Text"><text:span text:style-name="T928">увильнуть от</text:span></text:span><text:span text:style-name="Source_20_Text"><text:span text:style-name="T926"> тягот работ</text:span></text:span><text:span text:style-name="Source_20_Text"><text:span text:style-name="T927">ы</text:span></text:span><text:span text:style-name="Source_20_Text"><text:span text:style-name="T926"> в лаб</text:span></text:span><text:span text:style-name="Source_20_Text"><text:span text:style-name="T927">о</text:span></text:span><text:span text:style-name="Source_20_Text"><text:span text:style-name="T926">ратории. </text:span></text:span><text:span text:style-name="Source_20_Text"><text:span text:style-name="T927">Но что он </text:span></text:span><text:span text:style-name="Source_20_Text"><text:span text:style-name="T1109">сказал</text:span></text:span><text:span text:style-name="Source_20_Text"><text:span text:style-name="T927"> этим?</text:span></text:span></text:p>
      <text:p text:style-name="P419"><text:span text:style-name="Source_20_Text"><text:span text:style-name="T910">– </text:span></text:span><text:span text:style-name="Source_20_Text"><text:span text:style-name="T928">Я не хочу вступать в религиозный диспут с вами,</text:span></text:span><text:span text:style-name="Source_20_Text"><text:span text:style-name="T910">– </text:span></text:span><text:span text:style-name="Source_20_Text"><text:span text:style-name="T928">невыспавшийся Мехико сегодня </text:span></text:span><text:span text:style-name="Source_20_Text"><text:span text:style-name="T929">более резок, чем обычно,</text:span></text:span><text:span text:style-name="Source_20_Text"><text:span text:style-name="T910">– </text:span></text:span><text:span text:style-name="Source_20_Text"><text:span text:style-name="T929">но иногда думаю, не чересчур ли вы учёные</text:span></text:span><text:span text:style-name="Source_20_Text"><text:span text:style-name="T922">—</text:span></text:span><text:span text:style-name="Source_20_Text"><text:span text:style-name="T929">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1110">вы</text:span></text:span><text:span text:style-name="Source_20_Text"><text:span text:style-name="T929"> что сказали?</text:span></text:span></text:p>
      <text:p text:style-name="P420"><text:span text:style-name="Source_20_Text"><text:span text:style-name="T930">Подобные диспуты Пойнтсмену тоже не по вкусу. </text:span></text:span><text:span text:style-name="Source_20_Text"><text:span text:style-name="T931">Но он остро взглядывает на этого юного анархиста в его красном шарфе:</text:span></text:span><text:span text:style-name="Source_20_Text"><text:span text:style-name="T910">– «</text:span></text:span><text:span text:style-name="Source_20_Text"><text:span text:style-name="T931">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910">– </text:span></text:span><text:span text:style-name="Source_20_Text"><text:span text:style-name="T932">Это не мой конёк, конечно,</text:span></text:span><text:span text:style-name="Source_20_Text"><text:span text:style-name="T910">– <text:s/></text:span></text:span><text:span text:style-name="Source_20_Text"><text:span text:style-name="T932">Мехико и вправду не хочет обижать, но ведь сколько можно,</text:span></text:span><text:span text:style-name="Source_20_Text"><text:span text:style-name="T910">– </text:span></text:span><text:span text:style-name="Source_20_Text"><text:span text:style-name="T932">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910">– </text:span></text:span><text:span text:style-name="Source_20_Text"><text:span text:style-name="T932">Нет, не «ударить». Отступить. Вам тридцать, молодой человек. «Других углов не существует». Есть лишь вперёд</text:span></text:span><text:span text:style-name="Source_20_Text"><text:span text:style-name="T922">—</text:span></text:span><text:span text:style-name="Source_20_Text"><text:span text:style-name="T932">прямиком</text:span></text:span><text:span text:style-name="Source_20_Text"><text:span text:style-name="T922">—</text:span></text:span><text:span text:style-name="Source_20_Text"><text:span text:style-name="T932">либо назад.</text:span></text:span></text:p>
      <text:p text:style-name="P422"><text:span text:style-name="Source_20_Text"><text:span text:style-name="T933">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933">Пойнтсмен обернулся и… О, Боже. Он улыбается. Есть нечто столь древнее в этом </text:span></text:span><text:span text:style-name="Source_20_Text"><text:span text:style-name="T935">предположении</text:span></text:span><text:span text:style-name="Source_20_Text"><text:span text:style-name="T933"> братства, что—не сейчас, парой месяцев позже, когда весна вступит в свои </text:span></text:span><text:soft-page-break/><text:span text:style-name="Source_20_Text"><text:span text:style-name="T933">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934">Они прекратили шагать. Роджер смотрит в ответ. Анти-Мехико. </text:span></text:span><text:span text:style-name="Source_20_Text"><text:span text:style-name="T935">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910">– </text:span></text:span><text:span text:style-name="Source_20_Text"><text:span text:style-name="T936">У нас обоих есть Слотроп,</text:span></text:span><text:span text:style-name="Source_20_Text"><text:span text:style-name="T910">– </text:span></text:span><text:span text:style-name="Source_20_Text"><text:span text:style-name="T936">вот что только что сказал Пойнтсмен.</text:span></text:span></text:p>
      <text:p text:style-name="P423"><text:span text:style-name="Source_20_Text"><text:span text:style-name="T910">– <text:s/></text:span></text:span><text:span text:style-name="Source_20_Text"><text:span text:style-name="T936">Пойнтсмен</text:span></text:span><text:span text:style-name="Source_20_Text"><text:span text:style-name="T933">—</text:span></text:span><text:span text:style-name="Source_20_Text"><text:span text:style-name="T936">что вам с этого? Кроме славы, я имею в виду.</text:span></text:span></text:p>
      <text:p text:style-name="P424"><text:span text:style-name="Source_20_Text"><text:span text:style-name="T910">– Не</text:span></text:span><text:span text:style-name="Source_20_Text"><text:span text:style-name="T936">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937">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936"> </text:span></text:span><text:span text:style-name="Source_20_Text"><text:span text:style-name="T937">его матери, которая пыталась кастрировать его или что-то там ещё. Я без претензий, Мехико. Я скромный, методичный</text:span></text:span><text:span text:style-name="Source_20_Text"><text:span text:style-name="T936">—</text:span></text:span></text:p>
      <text:p text:style-name="P424"><text:span text:style-name="Source_20_Text"><text:span text:style-name="T910">– </text:span></text:span><text:span text:style-name="Source_20_Text"><text:span text:style-name="T937">Смиренный.</text:span></text:span></text:p>
      <text:p text:style-name="P425"><text:span text:style-name="Source_20_Text"><text:span text:style-name="T910">– </text:span></text:span><text:span text:style-name="Source_20_Text"><text:span text:style-name="T938">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1111">возможно</text:span></text:span><text:span text:style-name="Source_20_Text"><text:span text:style-name="T938">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936">—</text:span></text:span><text:span text:style-name="Source_20_Text"><text:span text:style-name="T938">то быть по сему.</text:span></text:span></text:p>
      <text:p text:style-name="P426"><text:span text:style-name="Source_20_Text"><text:span text:style-name="T910">– </text:span></text:span><text:span text:style-name="Source_20_Text"><text:span text:style-name="T939">И чего вы добиваетесь?</text:span></text:span></text:p>
      <text:p text:style-name="P426"><text:span text:style-name="Source_20_Text"><text:span text:style-name="T910">– </text:span></text:span><text:span text:style-name="Source_20_Text"><text:span text:style-name="T939">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936">—</text:span></text:span><text:span text:style-name="Source_20_Text"><text:span text:style-name="T939">ну, Павлов полагал, что навязчивые идеи и параноидальные мании являются результатом неких</text:span></text:span><text:span text:style-name="Source_20_Text"><text:span text:style-name="T936">—</text:span></text:span><text:span text:style-name="Source_20_Text"><text:span text:style-name="T939">назовём их клетками, нейронами, в мозаике мозга, возбуждённых </text:span></text:span><text:span text:style-name="Source_20_Text"><text:span text:style-name="T940">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939">, </text:span></text:span><text:span text:style-name="Source_20_Text"><text:span text:style-name="T940">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941">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942">к</text:span></text:span><text:span text:style-name="Source_20_Text"><text:span text:style-name="T941">сальной фазой, </text:span></text:span><text:span text:style-name="Source_20_Text"><text:span text:style-name="T942">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943">почему ракеты падают туда, куда падают—хотя признаю, с вашей поддержкой это стало намного проще.</text:span></text:span></text:p>
      <text:p text:style-name="P427"><text:span text:style-name="Source_20_Text"><text:span text:style-name="T910">– </text:span></text:span><text:span text:style-name="Source_20_Text"><text:span text:style-name="T943">Зачем?</text:span></text:span><text:span text:style-name="Source_20_Text"><text:span text:style-name="T910">– <text:s/></text:span></text:span><text:span text:style-name="Source_20_Text"><text:span text:style-name="T943">что пробрало, Мехико?</text:span></text:span><text:span text:style-name="Source_20_Text"><text:span text:style-name="T910">– </text:span></text:span><text:span text:style-name="Source_20_Text"><text:span text:style-name="T943">Зачем я вам нужен?</text:span></text:span></text:p>
      <text:p text:style-name="P427"><text:span text:style-name="Source_20_Text"><text:span text:style-name="T910">– <text:s/></text:span></text:span><text:span text:style-name="Source_20_Text"><text:span text:style-name="T943">Я не знаю. Но вы нужны.</text:span></text:span></text:p>
      <text:p text:style-name="P427"><text:span text:style-name="Source_20_Text"><text:span text:style-name="T910">– </text:span></text:span><text:span text:style-name="Source_20_Text"><text:span text:style-name="T1112">У вас</text:span></text:span><text:span text:style-name="Source_20_Text"><text:span text:style-name="T943"> навязчивая идея.</text:span></text:span></text:p>
      <text:p text:style-name="P427"><text:soft-page-break/><text:span text:style-name="Source_20_Text"><text:span text:style-name="T910">– </text:span></text:span><text:span text:style-name="Source_20_Text"><text:span text:style-name="T943">Мехико.</text:span></text:span><text:span text:style-name="Source_20_Text"><text:span text:style-name="T910">– </text:span></text:span><text:span text:style-name="Source_20_Text"><text:span text:style-name="T943">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910">– <text:s/></text:span></text:span><text:span text:style-name="Source_20_Text"><text:span text:style-name="T943">Помогите мне.</text:span></text:span></text:p>
      <text:p text:style-name="P428"><text:span text:style-name="Source_20_Text"><text:span text:style-name="T944">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1113">Что с девушками? </text:span></text:span><text:span text:style-name="Source_20_Text"><text:span text:style-name="T94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1114"> О, Джесси</text:span></text:span><text:span text:style-name="Source_20_Text"><text:span text:style-name="T945">, уткнувшись лицом в её голую, спящую, замысловато сплетённую из костей и сухожилий спину, </text:span></text:span><text:span text:style-name="Source_20_Text"><text:span text:style-name="T1115">мне не доходит всё это….</text:span></text:span></text:p>
      <text:p text:style-name="P429"><text:span text:style-name="Source_20_Text"><text:span text:style-name="T946">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947">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948">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949">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950">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951">Ты сумасшедший»,</text:span></text:span><text:span text:style-name="Source_20_Text"><text:span text:style-name="T910">– </text:span></text:span><text:span text:style-name="Source_20_Text"><text:span text:style-name="T951">шепчет она. «Я похотливый»,</text:span></text:span><text:span text:style-name="Source_20_Text"><text:span text:style-name="T910">– </text:span></text:span><text:span text:style-name="Source_20_Text"><text:span text:style-name="T951">улыбается он и снова щёлкает её подвязкой, мальчик-и-рогатка.</text:span></text:span></text:p>
      <text:p text:style-name="P431"><text:span text:style-name="Source_20_Text"><text:span text:style-name="T952">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953">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954">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954">Зима в неопределённости</text:span></text:span><text:span text:style-name="Source_20_Text"><text:span text:style-name="T941">—</text:span></text:span><text:span text:style-name="Source_20_Text"><text:span text:style-name="T954">всё небо тусклый светящийся гель. Внизу на пляже, Пойнтсмен выудил рулон туалетной бумаги, </text:span></text:span><text:span text:style-name="Source_20_Text"><text:span text:style-name="T955">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957">язычок</text:span></text:span><text:span text:style-name="Source_20_Text"><text:span text:style-name="T955"> </text:span></text:span><text:soft-page-break/><text:span text:style-name="Source_20_Text"><text:span text:style-name="T955">алого, очень остр</text:span></text:span><text:span text:style-name="Source_20_Text"><text:span text:style-name="T957">ый</text:span></text:span><text:span text:style-name="Source_20_Text"><text:span text:style-name="T955">, оставленные ими следы </text:span></text:span><text:span text:style-name="Source_20_Text"><text:span text:style-name="T956">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957">Мы потеряли их. Никто не слушал тех ранних бесед</text:span></text:span><text:span text:style-name="Source_20_Text"><text:span text:style-name="T941">—</text:span></text:span><text:span text:style-name="Source_20_Text"><text:span text:style-name="T957">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86"><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958">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959">при</text:span></text:span><text:span text:style-name="Source_20_Text"><text:span text:style-name="T958">сутул</text:span></text:span><text:span text:style-name="Source_20_Text"><text:span text:style-name="T959">енность</text:span></text:span><text:span text:style-name="Source_20_Text"><text:span text:style-name="T958"> плеч, <text:s/></text:span></text:span><text:span text:style-name="Source_20_Text"><text:span text:style-name="T960">волосы не резко голландские, нет, а присобраны в модный взлёт вверх </text:span></text:span><text:span text:style-name="Source_20_Text"><text:span text:style-name="T385">под </text:span></text:span><text:span text:style-name="Source_20_Text"><text:span text:style-name="T383">старинн</text:span></text:span><text:span text:style-name="Source_20_Text"><text:span text:style-name="T385">ую</text:span></text:span><text:span text:style-name="Source_20_Text"><text:span text:style-name="T383"> корон</text:span></text:span><text:span text:style-name="Source_20_Text"><text:span text:style-name="T385">у</text:span></text:span><text:span text:style-name="Source_20_Text"><text:span text:style-name="T383"> </text:span></text:span><text:span text:style-name="Source_20_Text"><text:span text:style-name="T384">матового</text:span></text:span><text:span text:style-name="Source_20_Text"><text:span text:style-name="T383"> серебра</text:span></text:span><text:span text:style-name="Source_20_Text"><text:span text:style-name="T960">, </text:span></text:span><text:span text:style-name="Source_20_Text"><text:span text:style-name="T961">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962">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963">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964">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965">на его ребяческую возню с </text:span></text:span><text:span text:style-name="Source_20_Text"><text:span text:style-name="T1116">Amanita muscaria</text:span></text:span><text:span text:style-name="Source_20_Text"><text:span text:style-name="T965"> </text:span></text:span><text:span text:style-name="Source_20_Text"><text:span text:style-name="T966">(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967">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968">умом в её окаймлённых светлыми ресницами глазах, или спрятанными за тёмными стёклами, когда она на улице, </text:span></text:span><text:span text:style-name="Source_20_Text"><text:span text:style-name="T969">остатками младенческой пухлости в ямочках по обе стороны её рта. (Когда совсем рядом, на её почти идеальной коже </text:span></text:span><text:span text:style-name="Source_20_Text"><text:span text:style-name="T970">заметно</text:span></text:span><text:span text:style-name="Source_20_Text"><text:span text:style-name="T969"> лёгкая пудра </text:span></text:span><text:span text:style-name="Source_20_Text"><text:span text:style-name="T970">и шелушение, ресницы капельку подчернены, брови подправлены на два-три волоска).</text:span></text:span></text:p>
      <text:p text:style-name="P435"><text:span text:style-name="Source_20_Text"><text:span text:style-name="T970">Но </text:span></text:span><text:span text:style-name="Source_20_Text"><text:span text:style-name="T1117">что</text:span></text:span><text:span text:style-name="Source_20_Text"><text:span text:style-name="T970"> это надумал юный Осби? </text:span></text:span><text:span text:style-name="Source_20_Text"><text:span text:style-name="T971">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972">Затем он расстилает грибное пюре на тонкий </text:span></text:span><text:span text:style-name="Source_20_Text"><text:span text:style-name="T973">жестяной</text:span></text:span><text:span text:style-name="Source_20_Text"><text:span text:style-name="T972">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973">Пестиком в ступке он </text:span></text:span><text:span text:style-name="Source_20_Text"><text:span text:style-name="T974">растирает</text:span></text:span><text:span text:style-name="Source_20_Text"><text:span text:style-name="T973"> вещество в пыль, </text:span></text:span><text:span text:style-name="Source_20_Text"><text:span text:style-name="T974">чтоб пересыпать</text:span></text:span><text:span text:style-name="Source_20_Text"><text:span text:style-name="T973"> в старую коробку из-под печенья Хантли &amp; Палмерс, </text:span></text:span><text:span text:style-name="Source_20_Text"><text:span text:style-name="T974">придержав лишь на самокрутку, которую сноровисто свернул из </text:span></text:span><text:span text:style-name="Source_20_Text"><text:span text:style-name="T976">лакричной </text:span></text:span><text:span text:style-name="Source_20_Text"><text:span text:style-name="T974">сигаретной бумаги Ризла.</text:span></text:span></text:p>
      <text:p text:style-name="P436"><text:span text:style-name="Source_20_Text"><text:span text:style-name="T974">Но так совпало, что она заглянула как раз в тот момент, когда Осби открывал гулкую печь-духовку. </text:span></text:span><text:span text:style-name="Source_20_Text"><text:span text:style-name="T975">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976">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977">Этот город на все свои исковырянные бомбами </text:span></text:span><text:soft-page-break/><text:span text:style-name="Source_20_Text"><text:span text:style-name="T977">мили: эта неистощимо опутанная жертва… кожа из отблескивающего шифера крыш, копоть на кирпиче залитом </text:span></text:span><text:span text:style-name="Source_20_Text"><text:span text:style-name="T978">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979">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980">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981">ь</text:span></text:span><text:span text:style-name="Source_20_Text"><text:span text:style-name="T980">е, лицо, волосы, руки, стройные икры, </text:span></text:span><text:span text:style-name="Source_20_Text"><text:span text:style-name="T981">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982">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983">неким жестоким образом, о котором никто из них не может догадаться, </text:span></text:span><text:span text:style-name="Source_20_Text"><text:span text:style-name="T982">она принадлежит </text:span></text:span><text:span text:style-name="Source_20_Text"><text:span text:style-name="T983">Печи…</text:span></text:span><text:span text:style-name="Source_20_Text"><text:span text:style-name="T1118"> Der Kinderofen. . . </text:span></text:span><text:span text:style-name="Source_20_Text"><text:span text:style-name="T983">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984">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985">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986">она думает о математической функции, что будет расширяться у неё подобно цветению в серии степеней </text:span></text:span><text:span text:style-name="Source_20_Text"><text:span text:style-name="T1119">без общего </text:span></text:span><text:span text:style-name="Source_20_Text"><text:span text:style-name="T1120">термина, </text:span></text:span><text:span text:style-name="Source_20_Text"><text:span text:style-name="T987">бесконечно, </text:span></text:span><text:span text:style-name="Source_20_Text"><text:span text:style-name="T988">непостижимо, но предсказуемо)… его фраза <text:s/></text:span></text:span><text:span text:style-name="Source_20_Text"><text:span text:style-name="T1121">Padre Ignacio, </text:span></text:span><text:span text:style-name="Source_20_Text"><text:span text:style-name="T988">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989">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990">и то и другое ручная работа пресловутой </text:span></text:span><text:span text:style-name="Source_20_Text"><text:span text:style-name="T1122">Mme.</text:span></text:span><text:span text:style-name="Source_20_Text"><text:span text:style-name="T990">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991">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992">она никогда прежде не </text:span></text:span><text:soft-page-break/><text:span text:style-name="Source_20_Text"><text:span text:style-name="T992">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990">—</text:span></text:span><text:span text:style-name="Source_20_Text"><text:span text:style-name="T992">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993">м шипованного</text:span></text:span><text:span text:style-name="Source_20_Text"><text:span text:style-name="T992"> собачьего ошейника, </text:span></text:span><text:span text:style-name="Source_20_Text"><text:span text:style-name="T993">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994">или к небу, которое ему подменяли потолки, с опущенными глазами, как он чаще всего их и держал</text:span></text:span><text:span text:style-name="Source_20_Text"><text:span text:style-name="T990">—</text:span></text:span><text:span text:style-name="Source_20_Text"><text:span text:style-name="T994">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995">Может быть</text:span></text:span><text:span text:style-name="Source_20_Text"><text:span text:style-name="T994">»,– говорит он ей,– «я обстригу твои волосы». Он улыбается Готфриду:– «</text:span></text:span><text:span text:style-name="Source_20_Text"><text:span text:style-name="T995">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996">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997">Но постриг ли </text:span></text:span><text:span text:style-name="Source_20_Text"><text:span text:style-name="T998">ей </text:span></text:span><text:span text:style-name="Source_20_Text"><text:span text:style-name="T997">Блисеро волосы? Теперь она уже не помнит. </text:span></text:span><text:span text:style-name="Source_20_Text"><text:span text:style-name="T998">Помнится лишь, что пару раз она одевала форму Готфрида (волосы, конечно же) прятала под фуражку), </text:span></text:span><text:span text:style-name="Source_20_Text"><text:span text:style-name="T999">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999">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1000">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1001">абсолютная власть случая, их собственная жалкая случайность здесь, посреди всего….</text:span></text:span></text:p>
      <text:p text:style-name="P439"><text:span text:style-name="Source_20_Text"><text:span text:style-name="T1002">Это небезопасно, даже внутри, в доме...</text:span></text:span><text:span text:style-name="Source_20_Text"><text:span text:style-name="T1003">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1000">—</text:span></text:span><text:span text:style-name="Source_20_Text"><text:span text:style-name="T1003">она бы даже сказала нигилистическим</text:span></text:span><text:span text:style-name="Source_20_Text"><text:span text:style-name="T1000">—</text:span></text:span><text:span text:style-name="Source_20_Text"><text:span text:style-name="T1003">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1004">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1000">—</text:span></text:span><text:span text:style-name="Source_20_Text"><text:span text:style-name="T1004">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1005">прожектора спотыкаются над </text:span></text:span><text:soft-page-break/><text:span text:style-name="Source_20_Text"><text:span text:style-name="T100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100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1006">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1007">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1008">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1009">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1123">резонами</text:span></text:span><text:span text:style-name="Source_20_Text"><text:span text:style-name="T1009">…. «</text:span></text:span><text:span text:style-name="Source_20_Text"><text:span text:style-name="T1010">Желайте перемены»,– сказал однажды Рильке,– «у пламени берите вдохновенье!» В лавр, в соловья, в ветер… </text:span></text:span><text:span text:style-name="Source_20_Text"><text:span text:style-name="T1124">желать</text:span></text:span><text:span text:style-name="Source_20_Text"><text:span text:style-name="T1010">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1011">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1012">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1013">е.</text:span></text:span></text:p>
      <text:p text:style-name="P441"><text:span text:style-name="Source_20_Text"><text:span text:style-name="T1013">Он ничего не может поделать. Посреди умирающего рейха, </text:span></text:span><text:span text:style-name="Source_20_Text"><text:span text:style-name="T1014">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1015">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1014">—</text:span></text:span><text:span text:style-name="Source_20_Text"><text:span text:style-name="T1015">а он знает, что она не может: что по какому-то волшебству, глубже сокровенных резонансов любых слов, </text:span></text:span><text:span text:style-name="Source_20_Text"><text:span text:style-name="T1016">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1014">—</text:span></text:span><text:span text:style-name="Source_20_Text"><text:span text:style-name="T1016">но она придёт… </text:span></text:span><text:span text:style-name="Source_20_Text"><text:span text:style-name="T1125">Und nicht einmal sein Schritt klingt aus dem tonlosen Los. . . . </text:span></text:span><text:span text:style-name="Source_20_Text"><text:span text:style-name="T1017">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1018">только что умерший юноша, обнимает свою Безутешность, свою последнюю связь, </text:span></text:span><text:span text:style-name="Source_20_Text"><text:span text:style-name="T1019">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1126">Ни разу </text:span></text:span><text:span text:style-name="Source_20_Text"><text:span text:style-name="T1127">шаг</text:span></text:span><text:span text:style-name="Source_20_Text"><text:span text:style-name="T1126"> его </text:span></text:span><text:span text:style-name="Source_20_Text"><text:span text:style-name="T1127">не </text:span></text:span><text:span text:style-name="Source_20_Text"><text:span text:style-name="T1128">встретил</text:span></text:span><text:span text:style-name="Source_20_Text"><text:span text:style-name="T1127"> эх</text:span></text:span><text:span text:style-name="Source_20_Text"><text:span text:style-name="T1128">а</text:span></text:span><text:span text:style-name="Source_20_Text"><text:span text:style-name="T1127"> от</text:span></text:span><text:span text:style-name="Source_20_Text"><text:span text:style-name="T1126"> Судьбы безгласной</text:span></text:span><text:span text:style-name="Source_20_Text"><text:span text:style-name="T1019">…. </text:span></text:span><text:span text:style-name="Source_20_Text"><text:span text:style-name="T1020">Это он, Блисеро, взбирается на гору, как и взбирался почти уже 20 лет, задолго до того как принял пламя </text:span></text:span><text:soft-page-break/><text:span text:style-name="Source_20_Text"><text:span text:style-name="T1020">Рейха, со времё</text:span></text:span><text:span text:style-name="Source_20_Text"><text:span text:style-name="T1021">н</text:span></text:span><text:span text:style-name="Source_20_Text"><text:span text:style-name="T1020"> Юго-Запада… в одиночку. </text:span></text:span><text:span text:style-name="Source_20_Text"><text:span text:style-name="T1022">Какой бы плотью не пытался умиротворить Ведьму, людоедку, колдунью, размахивающую орудиями боли</text:span></text:span><text:span text:style-name="Source_20_Text"><text:span text:style-name="T1014">—</text:span></text:span><text:span text:style-name="Source_20_Text"><text:span text:style-name="T1022">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1023">Спортсмен и его умения разные вещи…. </text:span></text:span><text:span text:style-name="Source_20_Text"><text:span text:style-name="T1024">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1025">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1026">импровизированных ударов так невозможно высок, так чётко параболичен, </text:span></text:span><text:span text:style-name="Source_20_Text"><text:span text:style-name="T1027">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1028">он мог удерживать мяч на голове по несколько кварталов напролёт, часами, ноги чётки, как поэтическая строка… </text:span></text:span><text:span text:style-name="Source_20_Text"><text:span text:style-name="T1029">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1025">—</text:span></text:span><text:span text:style-name="Source_20_Text"><text:span text:style-name="T1029">потом, припомнив выражение старого тренера</text:span></text:span><text:span text:style-name="Source_20_Text"><text:span text:style-name="T1025">—«</text:span></text:span><text:span text:style-name="Source_20_Text"><text:span text:style-name="T1029">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1030">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1031">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1129">кто-нибудь</text:span></text:span><text:span text:style-name="Source_20_Text"><text:span text:style-name="T1031"> из них, это сырьё, «хотят Перемены»? </text:span></text:span><text:span text:style-name="Source_20_Text"><text:span text:style-name="T1032">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1033">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1034">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1035">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1036">прочее лишь</text:span></text:span><text:span text:style-name="Source_20_Text"><text:span text:style-name="T1035"> любовная игра перед актом.</text:span></text:span></text:p>
      <text:p text:style-name="P442"><text:span text:style-name="Source_20_Text"><text:span text:style-name="T1037">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1038">он возвращается вновь и вновь</text:span></text:span><text:span text:style-name="Source_20_Text"><text:span text:style-name="T1037"> </text:span></text:span><text:span text:style-name="Source_20_Text"><text:span text:style-name="T1038">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1039">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1040">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1041">в</text:span></text:span><text:span text:style-name="Source_20_Text"><text:span text:style-name="T1040">, </text:span></text:span><text:span text:style-name="Source_20_Text"><text:span text:style-name="T1041">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1042">Увозя в своём ранце экземпляр <text:s/></text:span></text:span><text:span text:style-name="Source_20_Text"><text:span text:style-name="T1130">Duino Elegies</text:span></text:span><text:span text:style-name="Source_20_Text"><text:span text:style-name="T1042">, только что напечатанных, когда он отправлялся на Юго-Запад, подарок </text:span></text:span><text:soft-page-break/><text:span text:style-name="Source_20_Text"><text:span text:style-name="T1042">Матери на причале, запах свежей типографской краски кружил его голову по ночам, </text:span></text:span><text:span text:style-name="Source_20_Text"><text:span text:style-name="T1043">пока старый пароход бороздил тропик за тропиком… </text:span></text:span><text:span text:style-name="Source_20_Text"><text:span text:style-name="T1044">пока созвездия, как новые звёзды </text:span></text:span><text:span text:style-name="Source_20_Text"><text:span text:style-name="T1045">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1046">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1131">мы делать Нджамби Карунга сейчас, омахона…</text:span></text:span><text:span text:style-name="Source_20_Text"><text:span text:style-name="T1046"> </text:span></text:span><text:span text:style-name="Source_20_Text"><text:span text:style-name="T1047">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1048">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1049">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1050">(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1051">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1132">auf Wiedersehen</text:span></text:span><text:span text:style-name="Source_20_Text"><text:span text:style-name="T1051">.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1052">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1133">Bodenplatte</text:span></text:span><text:span text:style-name="Source_20_Text"><text:span text:style-name="T1052">—бетонная плита положенная на обрезки стали—уложена на землю между трёх деревьев </text:span></text:span><text:span text:style-name="Source_20_Text"><text:span text:style-name="T1054">с пометками</text:span></text:span><text:span text:style-name="Source_20_Text"><text:span text:style-name="T1053">, чтобы обеспечить точное направление, 260°, на Лондон. </text:span></text:span><text:span text:style-name="Source_20_Text"><text:span text:style-name="T1054">Отметкой служит грубо н</text:span></text:span><text:span text:style-name="Source_20_Text"><text:span text:style-name="T1053">амалёванн</text:span></text:span><text:span text:style-name="Source_20_Text"><text:span text:style-name="T1054">ая</text:span></text:span><text:span text:style-name="Source_20_Text"><text:span text:style-name="T1053"> мандала, красный круг с жирным чёрным крестом внутри, опозна</text:span></text:span><text:span text:style-name="Source_20_Text"><text:span text:style-name="T1055">ваемая</text:span></text:span><text:span text:style-name="Source_20_Text"><text:span text:style-name="T1053"> как древний символ колеса-солнца, из которого, как говор</text:span></text:span><text:span text:style-name="Source_20_Text"><text:span text:style-name="T1055">ят</text:span></text:span><text:span text:style-name="Source_20_Text"><text:span text:style-name="T1053"> легенд</text:span></text:span><text:span text:style-name="Source_20_Text"><text:span text:style-name="T1055">ы</text:span></text:span><text:span text:style-name="Source_20_Text"><text:span text:style-name="T1053">, ранние христиане выломили свастику, для маскировки своего запретного символа.</text:span></text:span></text:p>
      <text:p text:style-name="P446"><text:span text:style-name="Source_20_Text"><text:span text:style-name="T1056">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1057">Бледно-жёлтые верхушки обрезанных комлей проглядывают вокруг <text:s/></text:span></text:span><text:span text:style-name="Source_20_Text"><text:span text:style-name="T1133">Bodenplatte, </text:span></text:span><text:span text:style-name="Source_20_Text"><text:span text:style-name="T1057">свежие щепки</text:span></text:span><text:span text:style-name="Source_20_Text"><text:span text:style-name="T1134"> </text:span></text:span><text:span text:style-name="Source_20_Text"><text:span text:style-name="T1057">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1058">Блестяще-</text:span></text:span><text:span text:style-name="Source_20_Text"><text:span text:style-name="T1059">ч</text:span></text:span><text:span text:style-name="Source_20_Text"><text:span text:style-name="T1058">ёрный каучук кабелей уползает в лес подключить наземное оборудование к голандской линии на 380 вольт. </text:span></text:span><text:span text:style-name="Source_20_Text"><text:span text:style-name="T1135">Erwartung</text:span></text:span><text:span text:style-name="Source_20_Text"><text:span text:style-name="T1058">. . . .</text:span></text:span></text:p>
      <text:p text:style-name="P447"><text:span text:style-name="Source_20_Text"><text:span text:style-name="T1060">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1061">невинный сбор цветков-воспоминаний. Его </text:span></text:span><text:soft-page-break/><text:span text:style-name="Source_20_Text"><text:span text:style-name="T1061">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1062">одно из названий горечавки с горного склона у Рильке, нордического цвета, принесённой в долины:</text:span></text:span></text:p>
      <text:p text:style-name="P447"><text:span text:style-name="Source_20_Text"><text:span text:style-name="T1062"/></text:span></text:p>
      <text:p text:style-name="P447"><text:span text:style-name="Source_20_Text"><text:span text:style-name="T1136">Bringt doch der Wanderer auch vom Hange des Bergrands nicht eine</text:span></text:span></text:p>
      <text:p text:style-name="P447"><text:span text:style-name="Source_20_Text"><text:span text:style-name="T1136">Hand voll Erde ins Tal, die alle unsägliche, sondern ein erworbenes</text:span></text:span></text:p>
      <text:p text:style-name="P447"><text:span text:style-name="Source_20_Text"><text:span text:style-name="T1136">Wort, reines, den gelben und blaun Enzian.</text:span></text:span></text:p>
      <text:p text:style-name="P447"><text:span text:style-name="Source_20_Text"><text:span text:style-name="T1136"/></text:span></text:p>
      <text:p text:style-name="P447"><text:span text:style-name="Source_20_Text"><text:span text:style-name="T1062">– Омухона… посмотри на меня. Я красный и коричневый… </text:span></text:span><text:span text:style-name="Source_20_Text"><text:span text:style-name="T1136">чёрный</text:span></text:span><text:span text:style-name="Source_20_Text"><text:span text:style-name="T1062">, омухона.</text:span></text:span></text:p>
      <text:p text:style-name="P448"><text:span text:style-name="Source_20_Text"><text:span text:style-name="T1062">– Liebchen, это другой край земли, в Германии ты был бы жёлтым и синим.– Метафизика зеркальных отражений. </text:span></text:span><text:span text:style-name="Source_20_Text"><text:span text:style-name="T1063">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1137">такие</text:span></text:span><text:span text:style-name="Source_20_Text"><text:span text:style-name="T1063">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1064">однако, любое «провидение» исключено</text:span></text:span><text:span text:style-name="Source_20_Text"><text:span text:style-name="T1061">—</text:span></text:span><text:span text:style-name="Source_20_Text"><text:span text:style-name="T1138">запредельность </text:span></text:span><text:span text:style-name="Source_20_Text"><text:span text:style-name="T1064">была чем-то </text:span></text:span><text:span text:style-name="Source_20_Text"><text:span text:style-name="T1075">воздыхающим</text:span></text:span><text:span text:style-name="Source_20_Text"><text:span text:style-name="T1064">,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1065">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1066"><text:s/></text:span></text:span><text:span text:style-name="Source_20_Text"><text:span text:style-name="T1065">чем пророчествовать.</text:span></text:span></text:p>
      <text:p text:style-name="P449"><text:span text:style-name="Source_20_Text"><text:span text:style-name="T1066">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1067">Возможно, чёрная девочка была гением мета-решений—опрокинуть шахматную доску, пр</text:span></text:span><text:span text:style-name="Source_20_Text"><text:span text:style-name="T1068">и</text:span></text:span><text:span text:style-name="Source_20_Text"><text:span text:style-name="T1067">стрелить судью. </text:span></text:span><text:span text:style-name="Source_20_Text"><text:span text:style-name="T1068">Но после такого ранения, разлома, что станет с маленьким царством Печи? Можно ли поправить? </text:span></text:span><text:span text:style-name="Source_20_Text"><text:span text:style-name="T1069">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1069">Готфрид, в клетке, </text:span></text:span><text:span text:style-name="Source_20_Text"><text:span text:style-name="T1070">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1071">ч</text:span></text:span><text:span text:style-name="Source_20_Text"><text:span text:style-name="T1070">айшая невесомая сеточка золота, по его векам уже потянулись странные </text:span></text:span><text:span text:style-name="Source_20_Text"><text:span text:style-name="T1071">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1072">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1073">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1139">пронеси</text:span></text:span><text:span text:style-name="Source_20_Text"><text:span text:style-name="T1073">, набирая скорость до последнего возможного момента, </text:span></text:span><text:span text:style-name="Source_20_Text"><text:span text:style-name="T1139">пронеси</text:span></text:span><text:span text:style-name="Source_20_Text"><text:span text:style-name="T1073"> его единственная молитва на ночь. </text:span></text:span><text:span text:style-name="Source_20_Text"><text:span text:style-name="T1074">Опасность, которая, как он </text:span></text:span><text:soft-page-break/><text:span text:style-name="Source_20_Text"><text:span text:style-name="T1074">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1076">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1077">ты думаешь только—будет что рассказать в столовой, написать домой к </text:span></text:span><text:span text:style-name="Source_20_Text"><text:span text:style-name="T1140">Mutti…</text:span></text:span><text:span text:style-name="Source_20_Text"><text:span text:style-name="T1077">. </text:span></text:span><text:span text:style-name="Source_20_Text"><text:span text:style-name="T1078">Эти ракеты его любимые звери, едва приручённые, часто непослушные, даже могут развернуться. </text:span></text:span><text:span text:style-name="Source_20_Text"><text:span text:style-name="T1079">Он любит их, как любил бы лошадей или танки Тигр, если б туда призвали.</text:span></text:span></text:p>
      <text:p text:style-name="P451"><text:span text:style-name="Source_20_Text"><text:span text:style-name="T1079">Здесь он чувствует, что </text:span></text:span><text:span text:style-name="Source_20_Text"><text:span text:style-name="T1141">пронесло</text:span></text:span><text:span text:style-name="Source_20_Text"><text:span text:style-name="T1079">, тут легко. На что мог бы он надеяться без Войны? </text:span></text:span><text:span text:style-name="Source_20_Text"><text:span text:style-name="T1080">Но участвовать в </text:span></text:span><text:span text:style-name="Source_20_Text"><text:span text:style-name="T1142">таком</text:span></text:span><text:span text:style-name="Source_20_Text"><text:span text:style-name="T1080"> приключении… </text:span></text:span><text:span text:style-name="Source_20_Text"><text:span text:style-name="T1142">Если ты не можешь петь Зигфрид ты всё же можешь нести копьё…</text:span></text:span><text:span text:style-name="Source_20_Text"><text:span text:style-name="T1080"> На каком горном склоне, от какого загорелого любимого лица слышал он эти слова? </text:span></text:span><text:span text:style-name="Source_20_Text"><text:span text:style-name="T1081">Всё что он помнить белый взмыв вверх, квадраты лугов окружённые тучей… </text:span></text:span><text:span text:style-name="Source_20_Text"><text:span text:style-name="T1082">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1083">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1084">теперь слово сука произнесённое особым тоном голоса вызывает у него эрекцию, которую онне может подавить</text:span></text:span><text:span text:style-name="Source_20_Text"><text:span text:style-name="T1083">—</text:span></text:span><text:span text:style-name="Source_20_Text"><text:span text:style-name="T1084">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1085">заговаривать с ним после этого зова в её лице, пробуждает его трепещущим среди ночи, </text:span></text:span><text:span text:style-name="Source_20_Text"><text:span text:style-name="T1086">изнеможённое</text:span></text:span><text:span text:style-name="Source_20_Text"><text:span text:style-name="T1085"> лицо капитана в полуметре, над шёлком серебряных складок, </text:span></text:span><text:span text:style-name="Source_20_Text"><text:span text:style-name="T1086">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1143">смотрела</text:span></text:span><text:span text:style-name="Source_20_Text"><text:span text:style-name="T1086"> на него….</text:span></text:span></text:p>
      <text:p text:style-name="P452"><text:span text:style-name="Source_20_Text"><text:span text:style-name="T1087">Капитан видел её, конечно же. А кто нет? </text:span></text:span><text:span text:style-name="Source_20_Text"><text:span text:style-name="T1088">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1088">– </text:span></text:span><text:span text:style-name="Source_20_Text"><text:span text:style-name="T1089">Но если она вернётся—</text:span></text:span></text:p>
      <text:p text:style-name="P453"><text:span text:style-name="Source_20_Text"><text:span text:style-name="T1088">– </text:span></text:span><text:span text:style-name="Source_20_Text"><text:span text:style-name="T1089">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1090">Твоя розочка расцвела. Тебе стало нечего, даже твой на тот момент невинный рот, терять….</text:span></text:span></text:p>
      <text:p text:style-name="P454"><text:span text:style-name="Source_20_Text"><text:span text:style-name="T1091">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1091">независимо от того, что каждый из них может хотеть. </text:span></text:span><text:span text:style-name="Source_20_Text"><text:span text:style-name="T1092">От того, уйдёт она или останется. </text:span></text:span><text:span text:style-name="Source_20_Text"><text:span text:style-name="T1093">Поэтому когда Катя оставляет игру навсегда, он молчит.</text:span></text:span></text:p>
      <text:p text:style-name="P455"><text:span text:style-name="Source_20_Text"><text:span text:style-name="T1094">Блисеро проклинает её. Швыряет подставку для обуви в дорог</text:span></text:span><text:span text:style-name="Source_20_Text"><text:span text:style-name="T1095">ую картину тер Борха. </text:span></text:span><text:span text:style-name="Source_20_Text"><text:span text:style-name="T1096">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1097">Все сидят в круг, пьют Оude Genever, и чистят сыры. </text:span></text:span><text:span text:style-name="Source_20_Text"><text:span text:style-name="T1098">Рассказывают истории, в основном смешные, из до Войны. </text:span></text:span><text:span text:style-name="Source_20_Text"><text:span text:style-name="T1099">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1100">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1088">– </text:span></text:span><text:span text:style-name="Source_20_Text"><text:span text:style-name="T1101">Извини, но нет, пуля нам понадобится.</text:span></text:span><text:span text:style-name="Source_20_Text"><text:span text:style-name="T1088">– <text:s/></text:span></text:span><text:span text:style-name="Source_20_Text"><text:span text:style-name="T1101">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1088">– </text:span></text:span><text:span text:style-name="Source_20_Text"><text:span text:style-name="T1101">нужна каждая ёбаная пуля. Нам нужна тишина. </text:span></text:span><text:span text:style-name="Source_20_Text"><text:span text:style-name="T1102">У нас нет человека, чтобы избавиться от трупа. Я уже пять минут с тобой потерял,</text:span></text:span><text:span text:style-name="Source_20_Text"><text:span text:style-name="T1088">– <text:s/></text:span></text:span><text:span text:style-name="Source_20_Text"><text:span text:style-name="T1102">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1103">как увязать его </text:span></text:span><text:span text:style-name="Source_20_Text"><text:span text:style-name="T1102">чувств</text:span></text:span><text:span text:style-name="Source_20_Text"><text:span text:style-name="T1103">а</text:span></text:span><text:span text:style-name="Source_20_Text"><text:span text:style-name="T1102"> год назад под прохладной </text:span></text:span><text:span text:style-name="Source_20_Text"><text:span text:style-name="T284">синелью, до того как у него появились все эти мускулы, и эти шрамы на плече и ляжке—</text:span></text:span><text:span text:style-name="Source_20_Text"><text:span text:style-name="T285">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86">Да, местоположение часто менялось. </text:span></text:span><text:span text:style-name="Source_20_Text"><text:span text:style-name="T287">И невозможно было продвинуть её ближе к </text:span></text:span><text:span text:style-name="Source_20_Text"><text:span text:style-name="T288">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89">—</text:span></text:span><text:span text:style-name="Source_20_Text"><text:span text:style-name="T288">три еврейские семьи отправлен на восток</text:span></text:span><text:span text:style-name="Source_20_Text"><text:span text:style-name="T289">—</text:span></text:span><text:span text:style-name="Source_20_Text"><text:span text:style-name="T288">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90">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89">—</text:span></text:span><text:span text:style-name="Source_20_Text"><text:span text:style-name="T290">это же она, нет? Чего же ещё они хотят? </text:span></text:span><text:span text:style-name="Source_20_Text"><text:span text:style-name="T291">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2">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3">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2"> <text:s/></text:span></text:span><text:span text:style-name="Source_20_Text"><text:span text:style-name="T293">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3">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4">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5">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296">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297">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298">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299">– </text:span></text:span><text:span text:style-name="Source_20_Text"><text:span text:style-name="T300">Но куда вы теперь?</text:span></text:span><text:span text:style-name="Source_20_Text"><text:span text:style-name="T299">– </text:span></text:span><text:span text:style-name="Source_20_Text"><text:span text:style-name="T300">Руки обоих в карманах, шарфы плотно затянуты, камни оставле</text:span></text:span><text:span text:style-name="Source_20_Text"><text:span text:style-name="T302">н</text:span></text:span><text:span text:style-name="Source_20_Text"><text:span text:style-name="T300">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299">– </text:span></text:span><text:span text:style-name="Source_20_Text"><text:span text:style-name="T301">Не знаю. Куда м</text:span></text:span><text:span text:style-name="Source_20_Text"><text:span text:style-name="T303">не будет</text:span></text:span><text:span text:style-name="Source_20_Text"><text:span text:style-name="T301"> лучше?</text:span></text:span></text:p>
      <text:p text:style-name="P460"><text:span text:style-name="Source_20_Text"><text:span text:style-name="T299">– «</text:span></text:span><text:span text:style-name="Source_20_Text"><text:span text:style-name="T301">Белое Посещение».</text:span></text:span><text:span text:style-name="Source_20_Text"><text:span text:style-name="T299">– <text:s/></text:span></text:span><text:span text:style-name="Source_20_Text"><text:span text:style-name="T301">Предлагает Пират.</text:span></text:span></text:p>
      <text:p text:style-name="P460"><text:span text:style-name="Source_20_Text"><text:span text:style-name="T299">– «</text:span></text:span><text:span text:style-name="Source_20_Text"><text:span text:style-name="T301">Белое Посещение» неплохо,</text:span></text:span><text:span text:style-name="Source_20_Text"><text:span text:style-name="T299">– </text:span></text:span><text:span text:style-name="Source_20_Text"><text:span text:style-name="T301">сказала она и ступила в пустоту….</text:span></text:span></text:p>
      <text:p text:style-name="P462"><text:span text:style-name="Source_20_Text"><text:span text:style-name="T299">– </text:span></text:span><text:span text:style-name="Source_20_Text"><text:span text:style-name="T304">Осби, я что с ума сошёл?</text:span></text:span><text:span text:style-name="Source_20_Text"><text:span text:style-name="T299">– </text:span></text:span><text:span text:style-name="Source_20_Text"><text:span text:style-name="T304">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5">на корточки</text:span></text:span><text:span text:style-name="Source_20_Text"><text:span text:style-name="T304">, вялая и </text:span></text:span><text:span text:style-name="Source_20_Text"><text:span text:style-name="T305">похоже как распсихованная, в тёмном углу.</text:span></text:span></text:p>
      <text:p text:style-name="P463"><text:span text:style-name="Source_20_Text"><text:span text:style-name="T299">– </text:span></text:span><text:span text:style-name="Source_20_Text"><text:span text:style-name="T305">Конечно, конечно,</text:span></text:span><text:span text:style-name="Source_20_Text"><text:span text:style-name="T299">– </text:span></text:span><text:span text:style-name="Source_20_Text"><text:span text:style-name="T305">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826">Белом Зомби</text:span></text:span><text:span text:style-name="Source_20_Text"><text:span text:style-name="T305">, самый первый фильм, из всех что видел Осби и в определённом смысле последний в его Списке Всех, </text:span></text:span><text:span text:style-name="Source_20_Text"><text:span text:style-name="T306">вместе с </text:span></text:span><text:span text:style-name="Source_20_Text"><text:span text:style-name="T827">Сыном Франкенштейна</text:span></text:span><text:span text:style-name="Source_20_Text"><text:span text:style-name="T306">, </text:span></text:span><text:span text:style-name="Source_20_Text"><text:span text:style-name="T827">Чокнутые Летят в Рио</text:span></text:span><text:span text:style-name="Source_20_Text"><text:span text:style-name="T306"> и, возможно, </text:span></text:span><text:span text:style-name="Source_20_Text"><text:span text:style-name="T827">Дамбо.</text:span></text:span><text:span text:style-name="Source_20_Text"><text:span text:style-name="T306">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299">– </text:span></text:span><text:span text:style-name="Source_20_Text"><text:span text:style-name="T306">Нет,</text:span></text:span><text:span text:style-name="Source_20_Text"><text:span text:style-name="T299">– <text:s/></text:span></text:span><text:span text:style-name="Source_20_Text"><text:span text:style-name="T307">поскольку Пират уже не понял что вообще там Осби говорил,</text:span></text:span><text:span text:style-name="Source_20_Text"><text:span text:style-name="T299">– <text:s/></text:span></text:span><text:span text:style-name="Source_20_Text"><text:span text:style-name="T307">не </text:span></text:span><text:span text:style-name="Source_20_Text"><text:span text:style-name="T299">«</text:span></text:span><text:span text:style-name="Source_20_Text"><text:span text:style-name="T307">конечно, ты сошёл с ума» это не то совсем.…</text:span></text:span></text:p>
      <text:p text:style-name="P464"><text:span text:style-name="Source_20_Text"><text:span text:style-name="T299">– </text:span></text:span><text:span text:style-name="Source_20_Text"><text:span text:style-name="T307">А что?</text:span></text:span><text:span text:style-name="Source_20_Text"><text:span text:style-name="T299">– </text:span></text:span><text:span text:style-name="Source_20_Text"><text:span text:style-name="T307">спрашивает Пират, когда пауза Осби затянулась дольше минуты.</text:span></text:span></text:p>
      <text:p text:style-name="P464"><text:span text:style-name="Source_20_Text"><text:span text:style-name="T299">– <text:s/></text:span></text:span><text:span text:style-name="Source_20_Text"><text:span text:style-name="T307">А?</text:span></text:span><text:span text:style-name="Source_20_Text"><text:span text:style-name="T299">– </text:span></text:span><text:span text:style-name="Source_20_Text"><text:span text:style-name="T307">грит Осби.</text:span></text:span></text:p>
      <text:p text:style-name="P465"><text:span text:style-name="Source_20_Text"><text:span text:style-name="T308">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298">—</text:span></text:span><text:span text:style-name="Source_20_Text"><text:span text:style-name="T308">часто до слёз</text:span></text:span><text:span text:style-name="Source_20_Text"><text:span text:style-name="T298">—</text:span></text:span><text:span text:style-name="Source_20_Text"><text:span text:style-name="T308">и он как-то не совсем понимает того, что говорится, ещё меньше соотнести с самим кристаллом. </text:span></text:span><text:span text:style-name="Source_20_Text"><text:span text:style-name="T309">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298">—</text:span></text:span><text:span text:style-name="Source_20_Text"><text:span text:style-name="T309">а уже потом не моги продолжить в том же духе….</text:span></text:span><text:span text:style-name="Source_20_Text"><text:span text:style-name="T310">Не обязательно, чтоб было резко, с показухой</text:span></text:span><text:span text:style-name="Source_20_Text"><text:span text:style-name="T298">—</text:span></text:span><text:span text:style-name="Source_20_Text"><text:span text:style-name="T310">может придти мягко</text:span></text:span><text:span text:style-name="Source_20_Text"><text:span text:style-name="T298">—</text:span></text:span><text:span text:style-name="Source_20_Text"><text:span text:style-name="T310">и неважно какой счёт, сколько зрителей, какая их коллективная воля, сколько пенальти могут </text:span></text:span><text:soft-page-break/><text:span text:style-name="Source_20_Text"><text:span text:style-name="T310">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828">на хуй</text:span></text:span><text:span text:style-name="Source_20_Text"><text:span text:style-name="T310">, и бросит игру, бросит </text:span></text:span><text:span text:style-name="Source_20_Text"><text:span text:style-name="T311">и всё тут…</text:span></text:span><text:span text:style-name="Source_20_Text"><text:span text:style-name="T310">.</text:span></text:span></text:p>
      <text:p text:style-name="P466"><text:span text:style-name="Source_20_Text"><text:span text:style-name="T299">– </text:span></text:span><text:span text:style-name="Source_20_Text"><text:span text:style-name="T312">Хорошо,</text:span></text:span><text:span text:style-name="Source_20_Text"><text:span text:style-name="T299">– <text:s/></text:span></text:span><text:span text:style-name="Source_20_Text"><text:span text:style-name="T312">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299">– </text:span></text:span><text:span text:style-name="Source_20_Text"><text:span text:style-name="T312">значит это причуда характера, бзик. Как ношение долбанного Мендозы.</text:span></text:span><text:span text:style-name="Source_20_Text"><text:span text:style-name="T299">– <text:s/></text:span></text:span><text:span text:style-name="Source_20_Text"><text:span text:style-name="T312">Все </text:span></text:span><text:span text:style-name="Source_20_Text"><text:span text:style-name="T829">остальные</text:span></text:span><text:span text:style-name="Source_20_Text"><text:span text:style-name="T312"> в Фирме пользуются Стеном, знаете ли. Мендоза весит в три раза больше, никто даже не </text:span></text:span><text:span text:style-name="Source_20_Text"><text:span text:style-name="T830">видал</text:span></text:span><text:span text:style-name="Source_20_Text"><text:span text:style-name="T312"> 7-милиметровых патронов для мексиканского маузера в последнее время, даже и на Портобелло-роуд не найти: </text:span></text:span><text:span text:style-name="Source_20_Text"><text:span text:style-name="T313">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299">– </text:span></text:span><text:span text:style-name="Source_20_Text"><text:span text:style-name="T313"><text:s/>понимашь, всё чем-то лучче, чем-то не,</text:span></text:span><text:span text:style-name="Source_20_Text"><text:span text:style-name="T299">– </text:span></text:span><text:span text:style-name="Source_20_Text"><text:span text:style-name="T313">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299">– </text:span></text:span><text:span text:style-name="Source_20_Text"><text:span text:style-name="T314">Ну, и что, если тяжелее? Это моя </text:span></text:span><text:span text:style-name="Source_20_Text"><text:span text:style-name="T830">причуда</text:span></text:span><text:span text:style-name="Source_20_Text"><text:span text:style-name="T314">. Мне вес без разницы, иначе не вытащил бы девушку обратно, так?</text:span></text:span></text:p>
      <text:p text:style-name="P466"><text:span text:style-name="Source_20_Text"><text:span text:style-name="T299">– </text:span></text:span><text:span text:style-name="Source_20_Text"><text:span text:style-name="T314">Я не твоя подопечная.</text:span></text:span><text:span text:style-name="Source_20_Text"><text:span text:style-name="T299">– </text:span></text:span><text:span text:style-name="Source_20_Text"><text:span text:style-name="T314">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299">– </text:span></text:span><text:span text:style-name="Source_20_Text"><text:span text:style-name="T315">О,</text:span></text:span><text:span text:style-name="Source_20_Text"><text:span text:style-name="T299">– </text:span></text:span><text:span text:style-name="Source_20_Text"><text:span text:style-name="T315">Пират становится простачком,</text:span></text:span><text:span text:style-name="Source_20_Text"><text:span text:style-name="T299">– </text:span></text:span><text:span text:style-name="Source_20_Text"><text:span text:style-name="T315">я за тебя отвечаю, знаешь ли.</text:span></text:span></text:p>
      <text:p text:style-name="P467"><text:span text:style-name="Source_20_Text"><text:span text:style-name="T299">– </text:span></text:span><text:span text:style-name="Source_20_Text"><text:span text:style-name="T315">Счастливая парочка!</text:span></text:span><text:span text:style-name="Source_20_Text"><text:span text:style-name="T299">– </text:span></text:span><text:span text:style-name="Source_20_Text"><text:span text:style-name="T315">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299">– </text:span></text:span><text:span text:style-name="Source_20_Text"><text:span text:style-name="T316">Значит, мне надо было тебя там бросить?</text:span></text:span><text:span text:style-name="Source_20_Text"><text:span text:style-name="T299">– <text:s/></text:span></text:span><text:span text:style-name="Source_20_Text"><text:span text:style-name="T316">И когда она лишь сжала губы, с раздражением:</text:span></text:span><text:span text:style-name="Source_20_Text"><text:span text:style-name="T299">– <text:s/></text:span></text:span><text:span text:style-name="Source_20_Text"><text:span text:style-name="T316">Или ты думаешь кто-то здесь обязан был тебя вытащить?</text:span></text:span></text:p>
      <text:p text:style-name="P468"><text:span text:style-name="Source_20_Text"><text:span text:style-name="T299">– </text:span></text:span><text:span text:style-name="Source_20_Text"><text:span text:style-name="T316">Нет.</text:span></text:span><text:span text:style-name="Source_20_Text"><text:span text:style-name="T299">– </text:span></text:span><text:span text:style-name="Source_20_Text"><text:span text:style-name="T316">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16"/></text:span></text:p>
      <text:p text:style-name="P468"><text:span text:style-name="Source_20_Text"><text:span text:style-name="T831">ic heb u liever dan ên everswîn,</text:span></text:span></text:p>
      <text:p text:style-name="P468"><text:span text:style-name="Source_20_Text"><text:span text:style-name="T831">al waert van finen goude ghewracht</text:span></text:span></text:p>
      <text:p text:style-name="P468"><text:span text:style-name="Source_20_Text"><text:span text:style-name="T316"/></text:span></text:p>
      <text:p text:style-name="P469"><text:span text:style-name="Source_20_Text"><text:span text:style-name="T317">любовь не измерить золотом, ни золотым тельцом, ни, как в этой песне, золотой свиньёй. </text:span></text:span><text:span text:style-name="Source_20_Text"><text:span text:style-name="T318">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4">аркебузу</text:span></text:span><text:span text:style-name="Source_20_Text"><text:span text:style-name="T318"> по эбонитовым лесам, через болота и лавовые потоки, с</text:span></text:span><text:span text:style-name="Source_20_Text"><text:span text:style-name="T319">и</text:span></text:span><text:span text:style-name="Source_20_Text"><text:span text:style-name="T318">стематически убивая местных </text:span></text:span><text:span text:style-name="Source_20_Text"><text:span text:style-name="T319">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20">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21">красновато тлеющий цвет</text:span></text:span><text:span text:style-name="Source_20_Text"><text:span text:style-name="T320">, опаляя жаром щёку, </text:span></text:span><text:span text:style-name="Source_20_Text"><text:span text:style-name="T832">как моё собственное маленькое светило</text:span></text:span><text:span text:style-name="Source_20_Text"><text:span text:style-name="T320">, писал од домой своему старшему брату Хендрику, </text:span></text:span><text:span text:style-name="Source_20_Text"><text:span text:style-name="T832">повелитель моего Знака</text:span></text:span><text:span text:style-name="Source_20_Text"><text:span text:style-name="T320">...</text:span></text:span><text:span text:style-name="Source_20_Text"><text:span text:style-name="T321">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833">что</text:span></text:span><text:span text:style-name="Source_20_Text"><text:span text:style-name="T321"> они вообще годятся?—</text:span></text:span><text:span text:style-name="Source_20_Text"><text:span text:style-name="T322">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3">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4">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5">за</text:span></text:span><text:span text:style-name="Source_20_Text"><text:span text:style-name="T324">бивая <text:s/></text:span></text:span><text:span text:style-name="Source_20_Text"><text:span text:style-name="T325">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1"><text:span text:style-name="Source_20_Text"><text:span text:style-name="T326">Он оставляет додо гнить, терпеть не может их </text:span></text:span><text:span text:style-name="Source_20_Text"><text:span text:style-name="T327">мясо</text:span></text:span><text:span text:style-name="Source_20_Text"><text:span text:style-name="T326">. </text:span></text:span><text:span text:style-name="Source_20_Text"><text:span text:style-name="T327">Обычно, он охотился один. Но зачастую, спустя месяцы, уединённость начинала менять его, менять сами его ощущения</text:span></text:span><text:span text:style-name="Source_20_Text"><text:span text:style-name="T325">—</text:span></text:span><text:span text:style-name="Source_20_Text"><text:span text:style-name="T328">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29">Голоса</text:span></text:span><text:span text:style-name="Source_20_Text"><text:span text:style-name="T325">—</text:span></text:span><text:span text:style-name="Source_20_Text"><text:span text:style-name="T329">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5">—</text:span></text:span><text:span text:style-name="Source_20_Text"><text:span text:style-name="T329">произносят слова спящих, напевно, дуэтно, хором. Ритмы и тембры голландские, но без какого-либо явного смысла. </text:span></text:span><text:span text:style-name="Source_20_Text"><text:span text:style-name="T330">Кроме того, что они, как ему кажется, предупреждают о чём-то… ругают, сердятся, что он не может понять. </text:span></text:span><text:span text:style-name="Source_20_Text"><text:span text:style-name="T331">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3">пошевеливаемом прохладным</text:span></text:span><text:span text:style-name="Source_20_Text"><text:span text:style-name="T332"> юго-восточным ветром… </text:span></text:span><text:span text:style-name="Source_20_Text"><text:span text:style-name="T333">Он следил вдоль ствола час за часом. </text:span></text:span><text:span text:style-name="Source_20_Text"><text:span text:style-name="T334">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5">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36">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72"><text:span text:style-name="Source_20_Text"><text:span text:style-name="T337">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38">потливость</text:span></text:span><text:span text:style-name="Source_20_Text"><text:span text:style-name="T337">, небо наполовину малиновое от вулкана, </text:span></text:span><text:span text:style-name="Source_20_Text"><text:span text:style-name="T338"><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73"><text:span text:style-name="Source_20_Text"><text:span text:style-name="T338">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39">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74"><text:span text:style-name="Source_20_Text"><text:span text:style-name="T340">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40">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41">которого </text:span></text:span><text:span text:style-name="Source_20_Text"><text:span text:style-name="T340">они понимали.</text:span></text:span></text:p>
      <text:p text:style-name="P475"><text:span text:style-name="Source_20_Text"><text:span text:style-name="T341">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76"><text:span text:style-name="Source_20_Text"><text:span text:style-name="T341">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2">и что он помогал <text:s/>уничтожению расы. </text:span></text:span><text:span text:style-name="Source_20_Text"><text:span text:style-name="T343">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4">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3">»</text:span></text:span></text:p>
      <text:p text:style-name="P477"><text:span text:style-name="Source_20_Text"><text:span text:style-name="T34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46">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47">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834">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835">н</text:span></text:span><text:span text:style-name="Source_20_Text"><text:span text:style-name="T834">ь вечную</text:span></text:span><text:span text:style-name="Source_20_Text"><text:span text:style-name="T348">...</text:span></text:span><text:span text:style-name="Source_20_Text"><text:span text:style-name="T349">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78"><text:span text:style-name="Source_20_Text"><text:span text:style-name="T350">Вот наичистейшая форма европейского продвижения. </text:span></text:span><text:span text:style-name="Source_20_Text"><text:span text:style-name="T351">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2">нашего необходимого клинка? </text:span></text:span><text:span text:style-name="Source_20_Text"><text:span text:style-name="T353">Повящённые, теперь они будут кормить нас, посвящённые <text:s/>останки их и помёт будут удобрять наши урожаи. </text:span></text:span><text:span text:style-name="Source_20_Text"><text:span text:style-name="T354">Мы говорили им о «Спасении»? Мы имели в виду вечную жизнь во Граде? </text:span></text:span><text:span text:style-name="Source_20_Text"><text:span text:style-name="T355">Жизнь вечную? </text:span></text:span><text:span text:style-name="Source_20_Text"><text:span text:style-name="T356">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5"> </text:span></text:span><text:span text:style-name="Source_20_Text"><text:span text:style-name="T356">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57">неотделимы. Иначе додо будут только тем, чем кажутся в иллюзорном свете мира</text:span></text:span><text:span text:style-name="Source_20_Text"><text:span text:style-name="T351">—</text:span></text:span><text:span text:style-name="Source_20_Text"><text:span text:style-name="T357">всего лишь нашей дичью. </text:span></text:span><text:span text:style-name="Source_20_Text"><text:span text:style-name="T358">Бог не может быть настолько жестоким.</text:span></text:span></text:p>
      <text:p text:style-name="P479"><text:span text:style-name="Source_20_Text"><text:span text:style-name="T359">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59">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836">его</text:span></text:span><text:span text:style-name="Source_20_Text"><text:span text:style-name="T359"> причуда….»</text:span></text:span></text:p>
      <text:p text:style-name="P480"><text:span text:style-name="Source_20_Text"><text:span text:style-name="T360">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61">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2">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3">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4">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61"> </text:span></text:span><text:span text:style-name="Source_20_Text"><text:span text:style-name="T364">Они летят колцами, концентрическими кольцами на экранах радаров. Операторы называют их «ангелами».</text:span></text:span></text:p>
      <text:p text:style-name="P481"><text:span text:style-name="Source_20_Text"><text:span text:style-name="T364">– </text:span></text:span><text:span text:style-name="Source_20_Text"><text:span text:style-name="T365">Он за тобой увязался,</text:span></text:span><text:span text:style-name="Source_20_Text"><text:span text:style-name="T364">– </text:span></text:span><text:span text:style-name="Source_20_Text"><text:span text:style-name="T365">Осби затягивается мухоморной сигаретой.</text:span></text:span></text:p>
      <text:p text:style-name="P481"><text:span text:style-name="Source_20_Text"><text:span text:style-name="T364">– </text:span></text:span><text:span text:style-name="Source_20_Text"><text:span text:style-name="T365">Да,</text:span></text:span><text:span text:style-name="Source_20_Text"><text:span text:style-name="T364">– </text:span></text:span><text:span text:style-name="Source_20_Text"><text:span text:style-name="T365">Пират инспектирует края сада на крыше, недовольный в закате,</text:span></text:span><text:span text:style-name="Source_20_Text"><text:span text:style-name="T364">– </text:span></text:span><text:span text:style-name="Source_20_Text"><text:span text:style-name="T365">но в это совсем не хочется верить. Хватит с меня и того…</text:span></text:span></text:p>
      <text:p text:style-name="P481"><text:span text:style-name="Source_20_Text"><text:span text:style-name="T364">– </text:span></text:span><text:span text:style-name="Source_20_Text"><text:span text:style-name="T366">И что ты думаешь про неё, вообще.</text:span></text:span></text:p>
      <text:p text:style-name="P482"><text:span text:style-name="Source_20_Text"><text:span text:style-name="T364">– </text:span></text:span><text:span text:style-name="Source_20_Text"><text:span text:style-name="T366">Кто-то может её использовать, я думаю,</text:span></text:span><text:span text:style-name="Source_20_Text"><text:span text:style-name="T364">– </text:span></text:span><text:span text:style-name="Source_20_Text"><text:span text:style-name="T366">решив так вчера на станции Чаринг-Крос, когда она уезжала в «Белое Посещение».</text:span></text:span><text:span text:style-name="Source_20_Text"><text:span text:style-name="T364">– <text:s/></text:span></text:span><text:span text:style-name="Source_20_Text"><text:span text:style-name="T366">Нежданная прибыль кому-то.</text:span></text:span></text:p>
      <text:p text:style-name="P483"><text:span text:style-name="Source_20_Text"><text:span text:style-name="T364">– </text:span></text:span><text:span text:style-name="Source_20_Text"><text:span text:style-name="T367">А </text:span></text:span><text:span text:style-name="Source_20_Text"><text:span text:style-name="T368">ты знаешь </text:span></text:span><text:span text:style-name="Source_20_Text"><text:span text:style-name="T367">что они там надумали?</text:span></text:span></text:p>
      <text:p text:style-name="P484"><text:span text:style-name="Source_20_Text"><text:span text:style-name="T368">Только то, что они замышляют что-то с использованием гигантского осьминога. </text:span></text:span><text:span text:style-name="Source_20_Text"><text:span text:style-name="T369">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70">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71">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2">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3">однако, коммерция нисколько не умалила </text:span></text:span><text:span text:style-name="Source_20_Text"><text:span text:style-name="T372"><text:s/></text:span></text:span><text:span text:style-name="Source_20_Text"><text:span text:style-name="T373">Манеру фон Гёля: теперь она стала более </text:span></text:span><text:span text:style-name="Source_20_Text"><text:span text:style-name="T374">прочувствованной</text:span></text:span><text:span text:style-name="Source_20_Text"><text:span text:style-name="T373">, чем прежде. </text:span></text:span><text:span text:style-name="Source_20_Text"><text:span text:style-name="T375">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76">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77">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77">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78">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76">Schwarzkommando </text:span></text:span><text:span text:style-name="Source_20_Text"><text:span text:style-name="T378">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84"><text:span text:style-name="Source_20_Text"><text:span text:style-name="T378">«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79">лож</text:span></text:span><text:span text:style-name="Source_20_Text"><text:span text:style-name="T378">ить фон Гёль, или даже представить </text:span></text:span><text:span text:style-name="Source_20_Text"><text:span text:style-name="T379">с его тогдашней точки зрения».</text:span></text:span></text:p>
      <text:p text:style-name="P485"><text:span text:style-name="Source_20_Text"><text:span text:style-name="T379">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80">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5">К</text:span></text:span><text:span text:style-name="Source_20_Text"><text:span text:style-name="T381">амера следит как она движется намеренно никуда по комнатам, длинноногая, подростковая широта и </text:span></text:span><text:span text:style-name="Source_20_Text"><text:span text:style-name="T382">при</text:span></text:span><text:span text:style-name="Source_20_Text"><text:span text:style-name="T381">сутул</text:span></text:span><text:span text:style-name="Source_20_Text"><text:span text:style-name="T382">енность</text:span></text:span><text:span text:style-name="Source_20_Text"><text:span text:style-name="T381"> плеч, <text:s/></text:span></text:span><text:span text:style-name="Source_20_Text"><text:span text:style-name="T383">волосы не резко голландские, нет, а присобраны в модный взлёт вверх </text:span></text:span><text:span text:style-name="Source_20_Text"><text:span text:style-name="T385">под </text:span></text:span><text:span text:style-name="Source_20_Text"><text:span text:style-name="T383">старинн</text:span></text:span><text:span text:style-name="Source_20_Text"><text:span text:style-name="T385">ую</text:span></text:span><text:span text:style-name="Source_20_Text"><text:span text:style-name="T383"> корон</text:span></text:span><text:span text:style-name="Source_20_Text"><text:span text:style-name="T385">у</text:span></text:span><text:span text:style-name="Source_20_Text"><text:span text:style-name="T383"> </text:span></text:span><text:span text:style-name="Source_20_Text"><text:span text:style-name="T384">матового</text:span></text:span><text:span text:style-name="Source_20_Text"><text:span text:style-name="T383"> серебра….</text:span></text:span></text:p>
      <text:p text:style-name="P487"><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86">Было очень раннее утро. Он проспотыкался наружу один в улочку мокрого кирпича. К югу заградительные аэростаты, сёрфингисты на утренних перистых, </text:span></text:span><text:span text:style-name="Source_20_Text"><text:span text:style-name="T387">мерцали, розово-жемчужные, в рассвете.</text:span></text:span></text:p>
      <text:p text:style-name="P488"><text:span text:style-name="Source_20_Text"><text:span text:style-name="T387">Они выпустили Слотропа на волю, снова гуляет, блядь, последний шанс на дембель как чокнутому, и он его прошлёпал….</text:span></text:span></text:p>
      <text:p text:style-name="P489"><text:span text:style-name="Source_20_Text"><text:span text:style-name="T388">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text:span></text:span><text:span text:style-name="Source_20_Text"><text:span text:style-name="T389">ТОТСССГ. </text:span></text:span><text:span text:style-name="Source_20_Text"><text:span text:style-name="T390">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text:span></text:span><text:span text:style-name="Source_20_Text"><text:span text:style-name="T391">механизм сдерживания</text:span></text:span><text:span text:style-name="Source_20_Text"><text:span text:style-name="T390"> и до хрена счислений о порядке категоризации старушки, </text:span></text:span><text:span text:style-name="Source_20_Text"><text:span text:style-name="T391">как</text:span></text:span><text:span text:style-name="Source_20_Text"><text:span text:style-name="T390"> отвести её свинью домой через перелаз, </text:span></text:span><text:span text:style-name="Source_20_Text"><text:span text:style-name="T391">а тут, на тебе!</text:span></text:span><text:span text:style-name="Source_20_Text"><text:span text:style-name="T388">—</text:span></text:span><text:span text:style-name="Source_20_Text"><text:span text:style-name="T391">и снова тот же Лондон.</text:span></text:span></text:p>
      <text:p text:style-name="P490"><text:span text:style-name="Source_20_Text"><text:span text:style-name="T392">Но что-то не так… что-то... </text:span></text:span><text:span text:style-name="Source_20_Text"><text:span text:style-name="T837">поменялось</text:span></text:span><text:span text:style-name="Source_20_Text"><text:span text:style-name="T392">… не хочу скулить, братаны, но</text:span></text:span><text:span text:style-name="Source_20_Text"><text:span text:style-name="T388">—</text:span></text:span><text:span text:style-name="Source_20_Text"><text:span text:style-name="T392">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text:span></text:span><text:span text:style-name="Source_20_Text"><text:span text:style-name="T393">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838">что-то</text:span></text:span><text:span text:style-name="Source_20_Text"><text:span text:style-name="T393"> постоянно присутствует в маленькой рамочке, довело до того, что начал оглядываться на другие машины выезжая по утрам на работу. </text:span></text:span><text:span text:style-name="Source_20_Text"><text:span text:style-name="T394">Вещи на его столе в <text:s/></text:span></text:span><text:span text:style-name="Source_20_Text"><text:span text:style-name="T389">ТОТСССГ </text:span></text:span><text:span text:style-name="Source_20_Text"><text:span text:style-name="T394">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P490"><text:span text:style-name="Source_20_Text"><text:span text:style-name="T394">Отсек возле Гросвенор-сквер начинает всё больше смахивать на капкан. Он проводит время, иногда целые дни, бродя по Ист-Енду, вдыхая резкий воздух Темзы, </text:span></text:span><text:span text:style-name="Source_20_Text"><text:span text:style-name="T395">выискивая мста где хвосты не смогут идти следом.</text:span></text:span></text:p>
      <text:p text:style-name="P491"><text:soft-page-break/><text:span text:style-name="Source_20_Text"><text:span text:style-name="T39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text:span></text:span><text:span text:style-name="Source_20_Text"><text:span text:style-name="T398">т</text:span></text:span><text:span text:style-name="Source_20_Text"><text:span text:style-name="T395"> её, э-э, ну, </text:span></text:span><text:span text:style-name="Source_20_Text"><text:span text:style-name="T398">а</text:span></text:span><text:span text:style-name="Source_20_Text"><text:span text:style-name="T395">—Дарлин. </text:span></text:span><text:span text:style-name="Source_20_Text"><text:span text:style-name="T396">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text:span></text:span><text:span text:style-name="Source_20_Text"><text:span text:style-name="T397">фолликулит, хлоазма</text:span></text:span><text:span text:style-name="Source_20_Text"><text:span text:style-name="T396">, </text:span></text:span><text:span text:style-name="Source_20_Text"><text:span text:style-name="T397">и аденома сальных желез, совсем недавно добавилась щепоточка цинги. В общем, вышла за зелёными лимонами для квартирной хозяйки, </text:span></text:span><text:span text:style-name="Source_20_Text"><text:span text:style-name="T398">и тут фрукты начали скакать и сыпаться из её соломенной корзинки и покатились жёлто-зелёные вдоль по улице, </text:span></text:span><text:span text:style-name="Source_20_Text"><text:span text:style-name="T399">молоденькая Дарлин бегом вдогонку в своей шапочке медсестры, её груди как мягкие буфера для этой встречи в сером море города.</text:span></text:span></text:p>
      <text:p text:style-name="P491"><text:span text:style-name="Source_20_Text"><text:span text:style-name="T398">– Ты вернулся! Ах, Тайро</text:span></text:span><text:span text:style-name="Source_20_Text"><text:span text:style-name="T399">н, ты </text:span></text:span><text:span text:style-name="Source_20_Text"><text:span text:style-name="T839">вернулся</text:span></text:span><text:span text:style-name="Source_20_Text"><text:span text:style-name="T398">,</text:span></text:span><text:span text:style-name="Source_20_Text"><text:span text:style-name="T399">–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P491"><text:span text:style-name="Source_20_Text"><text:span text:style-name="T399">– Это я, милая…</text:span></text:span></text:p>
      <text:p text:style-name="P491"><text:span text:style-name="Source_20_Text"><text:span text:style-name="T399">Колея шин в слякоти обернулась жемчугом, мягким жемчугом. Чайки медленно кружат на фоне высоких безоконных </text:span></text:span><text:span text:style-name="Source_20_Text"><text:span text:style-name="T398">кирпичных ст</text:span></text:span><text:span text:style-name="Source_20_Text"><text:span text:style-name="T399">ен</text:span></text:span><text:span text:style-name="Source_20_Text"><text:span text:style-name="T398"> </text:span></text:span><text:span text:style-name="Source_20_Text"><text:span text:style-name="T399">района.</text:span></text:span></text:p>
      <text:p text:style-name="P492"><text:span text:style-name="Source_20_Text"><text:span text:style-name="T400">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text:span></text:span><text:span text:style-name="Source_20_Text"><text:span text:style-name="T403">чик</text:span></text:span><text:span text:style-name="Source_20_Text"><text:span text:style-name="T400"> из цветов.</text:span></text:span></text:p>
      <text:p text:style-name="P493"><text:span text:style-name="Source_20_Text"><text:span text:style-name="T399">– <text:s/></text:span></text:span><text:span text:style-name="Source_20_Text"><text:span text:style-name="T401">Вы заходили, когда у меня была банальная лихорадка,</text:span></text:span><text:span text:style-name="Source_20_Text"><text:span text:style-name="T399">– </text:span></text:span><text:span text:style-name="Source_20_Text"><text:span text:style-name="T401">вспоминает она Слотропа,</text:span></text:span><text:span text:style-name="Source_20_Text"><text:span text:style-name="T399">– </text:span></text:span><text:span text:style-name="Source_20_Text"><text:span text:style-name="T401">мы в тот день заварили чай из полыни.</text:span></text:span><text:span text:style-name="Source_20_Text"><text:span text:style-name="T399">– </text:span></text:span><text:span text:style-name="Source_20_Text"><text:span text:style-name="T401">Ну, конечно, сейчас даже вкус, поднимаясь сквозь подошвы его башмаков, пронимает его. Они переиначивают… должно быть это в</text:span></text:span><text:span text:style-name="Source_20_Text"><text:span text:style-name="T403">н</text:span></text:span><text:span text:style-name="Source_20_Text"><text:span text:style-name="T401">е его памяти… холодный чистый интерьер, девушка и женщина, независимо от его стенографии звёзд… так много осунувшихся девушек, </text:span></text:span><text:span text:style-name="Source_20_Text"><text:span text:style-name="T403">продутых </text:span></text:span><text:span text:style-name="Source_20_Text"><text:span text:style-name="T402">ветр</text:span></text:span><text:span text:style-name="Source_20_Text"><text:span text:style-name="T403">ом </text:span></text:span><text:span text:style-name="Source_20_Text"><text:span text:style-name="T402">набережных, сиделок, прощаний на автобусных остановках, как можно ждать, чтоб он запомнил? но это комната </text:span></text:span><text:span text:style-name="Source_20_Text"><text:span text:style-name="T404">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text:span></text:span><text:span text:style-name="Source_20_Text"><text:span text:style-name="T405">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text:span></text:span><text:span text:style-name="Source_20_Text"><text:span text:style-name="T406">где в прошлый раз дикие астры приветствовали в перепутанице из </text:span></text:span><text:span text:style-name="Source_20_Text"><text:span text:style-name="T407">маленькой </text:span></text:span><text:span text:style-name="Source_20_Text"><text:span text:style-name="T406">вазы сервского фарфора, которую она вместе с Остином нашли давны-давно в магазине на Вардор-стрит….</text:span></text:span></text:p>
      <text:p text:style-name="P494"><text:span text:style-name="Source_20_Text"><text:span text:style-name="T399">– </text:span></text:span><text:span text:style-name="Source_20_Text"><text:span text:style-name="T407">Он был моим здоровьем,</text:span></text:span><text:span text:style-name="Source_20_Text"><text:span text:style-name="T399">– <text:s/></text:span></text:span><text:span text:style-name="Source_20_Text"><text:span text:style-name="T407">часто говорит м-с Квод,</text:span></text:span><text:span text:style-name="Source_20_Text"><text:span text:style-name="T399">– </text:span></text:span><text:span text:style-name="Source_20_Text"><text:span text:style-name="T407">с тех пор как он умер, мне пришлось стать полной ведьмой из чистого самосохранения.</text:span></text:span><text:span text:style-name="Source_20_Text"><text:span text:style-name="T399">– <text:s/></text:span></text:span><text:span text:style-name="Source_20_Text"><text:span text:style-name="T407">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text:span></text:span><text:span text:style-name="Source_20_Text"><text:span text:style-name="T399">– «</text:span></text:span><text:span text:style-name="Source_20_Text"><text:span text:style-name="T407">Тайрон помоги мне снять ту—нет рядом, высокая банка, спасибо милый».—обратно на кухню, скрипнув крахмалом, полыхнув розовым. </text:span></text:span><text:span text:style-name="Source_20_Text"><text:span text:style-name="T399">–«</text:span></text:span><text:span text:style-name="Source_20_Text"><text:span text:style-name="T408">Тут ни у кого нет памяти, кроме меня»,</text:span></text:span><text:span text:style-name="Source_20_Text"><text:span text:style-name="T399">– </text:span></text:span><text:span text:style-name="Source_20_Text"><text:span text:style-name="T408">вздыхает м-с Квод,</text:span></text:span><text:span text:style-name="Source_20_Text"><text:span text:style-name="T399">– «</text:span></text:span><text:span text:style-name="Source_20_Text"><text:span text:style-name="T408">мы помогаем друг другу, как видите.»</text:span></text:span><text:span text:style-name="Source_20_Text"><text:span text:style-name="T399">– </text:span></text:span><text:span text:style-name="Source_20_Text"><text:span text:style-name="T408">Из-под кретонового камуфляжа она достаёт большую вазу с конфетами. </text:span></text:span><text:span text:style-name="Source_20_Text"><text:span text:style-name="T399">– «</text:span></text:span><text:span text:style-name="Source_20_Text"><text:span text:style-name="T408">А теперь,»</text:span></text:span><text:span text:style-name="Source_20_Text"><text:span text:style-name="T399">– <text:s/></text:span></text:span><text:span text:style-name="Source_20_Text"><text:span text:style-name="T408">просияла она к Слотропу,</text:span></text:span><text:span text:style-name="Source_20_Text"><text:span text:style-name="T399">– «</text:span></text:span><text:span text:style-name="Source_20_Text"><text:span text:style-name="T408">Вот: винные желе. Они довоенные».</text:span></text:span></text:p>
      <text:p text:style-name="P495"><text:span text:style-name="Source_20_Text"><text:span text:style-name="T399">– </text:span></text:span><text:span text:style-name="Source_20_Text"><text:span text:style-name="T409">Теперь я вспомнил вас—леди со связями в Министерстве Снабжения!</text:span></text:span><text:span text:style-name="Source_20_Text"><text:span text:style-name="T399">– </text:span></text:span><text:span text:style-name="Source_20_Text"><text:span text:style-name="T410">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text:span></text:span><text:span text:style-name="Source_20_Text"><text:span text:style-name="T411">Мам</text:span></text:span><text:span text:style-name="Source_20_Text"><text:span text:style-name="T410">. </text:span></text:span><text:span text:style-name="Source_20_Text"><text:span text:style-name="T411">Они не такие как мне. Наверно это из-за климата. </text:span></text:span><text:span text:style-name="Source_20_Text"><text:span text:style-name="T412">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840">конфета</text:span></text:span><text:span text:style-name="Source_20_Text"><text:span text:style-name="T412">, Мам! Придумай как скормить одну из них Гитлеру и война закончится </text:span></text:span><text:span text:style-name="Source_20_Text"><text:span text:style-name="T840">завтра</text:span></text:span><text:span text:style-name="Source_20_Text"><text:span text:style-name="T412"> же!» </text:span></text:span><text:span text:style-name="Source_20_Text"><text:span text:style-name="T413">Сейчас он снова лицом к лицу с этими рыжеватыми предметами из </text:span></text:span><text:soft-page-break/><text:span text:style-name="Source_20_Text"><text:span text:style-name="T413">желатина, кивает, как он надеется радостно м-с Квод. На них выпукло написаны имена различных вин.</text:span></text:span></text:p>
      <text:p text:style-name="P496"><text:span text:style-name="Source_20_Text"><text:span text:style-name="T399">– <text:s/></text:span></text:span><text:span text:style-name="Source_20_Text"><text:span text:style-name="T413">И ещё капельку ментола,</text:span></text:span><text:span text:style-name="Source_20_Text"><text:span text:style-name="T399">– </text:span></text:span><text:span text:style-name="Source_20_Text"><text:span text:style-name="T413">м-с Квод закладывает в рот <text:s/>одну.</text:span></text:span><text:span text:style-name="Source_20_Text"><text:span text:style-name="T399">– </text:span></text:span><text:span text:style-name="Source_20_Text"><text:span text:style-name="T413">Прелесть.</text:span></text:span></text:p>
      <text:p text:style-name="P497"><text:span text:style-name="Source_20_Text"><text:span text:style-name="T413">Слотроп наконец выбрал одну с барельефом <text:s/>Lafitte Rothschild и отправляет в свой целовальник:</text:span></text:span><text:span text:style-name="Source_20_Text"><text:span text:style-name="T399">– <text:s/>«</text:span></text:span><text:span text:style-name="Source_20_Text"><text:span text:style-name="T413">О, да. Да. Ммм. Великолепно.»</text:span></text:span></text:p>
      <text:p text:style-name="P498"><text:span text:style-name="Source_20_Text"><text:span text:style-name="T399">– </text:span></text:span><text:span text:style-name="Source_20_Text"><text:span text:style-name="T414">Если вы хотите что-то совсем </text:span></text:span><text:span text:style-name="Source_20_Text"><text:span text:style-name="T841">особенное</text:span></text:span><text:span text:style-name="Source_20_Text"><text:span text:style-name="T414"> попробуйте Бернкаслер Доктор. О! </text:span></text:span><text:span text:style-name="Source_20_Text"><text:span text:style-name="T415">Не вы ли мне принесли тогда те миленькое американские штучки, слизистый вяз.</text:span></text:span></text:p>
      <text:p text:style-name="P498"><text:span text:style-name="Source_20_Text"><text:span text:style-name="T399">– </text:span></text:span><text:span text:style-name="Source_20_Text"><text:span text:style-name="T415">Скользкий вяз. </text:span></text:span><text:span text:style-name="Source_20_Text"><text:span text:style-name="T416">Какая жалость, они вчера кончились.</text:span></text:span></text:p>
      <text:p text:style-name="P499"><text:span text:style-name="Source_20_Text"><text:span text:style-name="T417">Входит Дарин с горячим чайником и тремя чашками на подносе.</text:span></text:span></text:p>
      <text:p text:style-name="P499"><text:span text:style-name="Source_20_Text"><text:span text:style-name="T399">– </text:span></text:span><text:span text:style-name="Source_20_Text"><text:span text:style-name="T417">Что тут?</text:span></text:span><text:span text:style-name="Source_20_Text"><text:span text:style-name="T399">– </text:span></text:span><text:span text:style-name="Source_20_Text"><text:span text:style-name="T417">Слотроп малость поспешно.</text:span></text:span></text:p>
      <text:p text:style-name="P500"><text:span text:style-name="Source_20_Text"><text:span text:style-name="T399">– </text:span></text:span><text:span text:style-name="Source_20_Text"><text:span text:style-name="T418">Тебе лучше не знать, Тайрон.</text:span></text:span></text:p>
      <text:p text:style-name="P501"><text:span text:style-name="Source_20_Text"><text:span text:style-name="T399">– </text:span></text:span><text:span text:style-name="Source_20_Text"><text:span text:style-name="T418">Это точно,</text:span></text:span><text:span text:style-name="Source_20_Text"><text:span text:style-name="T399">– <text:s/></text:span></text:span><text:span text:style-name="Source_20_Text"><text:span text:style-name="T418">после первого глотка, жалея, что она мало добавила лимонного сока, или хоть чего-нибудь, чтоб убит основной вкус, убийственно горький. </text:span></text:span><text:span text:style-name="Source_20_Text"><text:span text:style-name="T419">Эти люди и впрямь сумасшедшие. И без сахара, есес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text:span></text:span><text:span text:style-name="Source_20_Text"><text:span text:style-name="T399">– «</text:span></text:span><text:span text:style-name="Source_20_Text"><text:span text:style-name="T419">О, я думала мы от них всех избавились </text:span></text:span><text:span text:style-name="Source_20_Text"><text:span text:style-name="T420">от всех тех—«Жильберт <text:s/>&amp; Саливан неподдельное наслаждение»—года </text:span></text:span><text:span text:style-name="Source_20_Text"><text:span text:style-name="T843">два</text:span></text:span><text:span text:style-name="Source_20_Text"><text:span text:style-name="T420"> назад.»</text:span></text:span><text:span text:style-name="Source_20_Text"><text:span text:style-name="T399">– </text:span></text:span><text:span text:style-name="Source_20_Text"><text:span text:style-name="T428">как раз в тот</text:span></text:span><text:span text:style-name="Source_20_Text"><text:span text:style-name="T420"> в момент, когда Слотроп </text:span></text:span><text:span text:style-name="Source_20_Text"><text:span text:style-name="T421">достигает тягуче-жидкую сердцевину со вкусом майонеза и корок апельсина.</text:span></text:span></text:p>
      <text:p text:style-name="P502"><text:span text:style-name="Source_20_Text"><text:span text:style-name="T399">– </text:span></text:span><text:span text:style-name="Source_20_Text"><text:span text:style-name="T422">Вы забрали <text:s/>последнюю из моих Мармеладный Сюрпризов!</text:span></text:span><text:span text:style-name="Source_20_Text"><text:span text:style-name="T399">– <text:s/></text:span></text:span><text:span text:style-name="Source_20_Text"><text:span text:style-name="T422">вскрикивает м-с Квод, с быстротой фокусника доставая сладость в форме яйца мягко зелёного цвета, всю усыпанную лавандовым типографским шрифтом.</text:span></text:span><text:span text:style-name="Source_20_Text"><text:span text:style-name="T399">– </text:span></text:span><text:span text:style-name="Source_20_Text"><text:span text:style-name="T422">И за это не получите ни одной кремовой рабарбы.</text:span></text:span><text:span text:style-name="Source_20_Text"><text:span text:style-name="T399">– </text:span></text:span><text:span text:style-name="Source_20_Text"><text:span text:style-name="T422">И вся та штука исчезает в её рту.</text:span></text:span></text:p>
      <text:p text:style-name="P503"><text:span text:style-name="Source_20_Text"><text:span text:style-name="T399">– </text:span></text:span><text:span text:style-name="Source_20_Text"><text:span text:style-name="T423">Так мне и надо,</text:span></text:span><text:span text:style-name="Source_20_Text"><text:span text:style-name="T399">– </text:span></text:span><text:span text:style-name="Source_20_Text"><text:span text:style-name="T423">говорит Слотроп, удивляясь что он этим хотел сказать, прихлёбывая чай из трав, чтобы снять вкус конфеты из майонеза—чёрт! </text:span></text:span><text:span text:style-name="Source_20_Text"><text:span text:style-name="T425">и</text:span></text:span><text:span text:style-name="Source_20_Text"><text:span text:style-name="T423"> это было ошибкой, точно, потому что его рот снова наполняет <text:s/>жутк</text:span></text:span><text:span text:style-name="Source_20_Text"><text:span text:style-name="T425">ая</text:span></text:span><text:span text:style-name="Source_20_Text"><text:span text:style-name="T423"> алкалоидн</text:span></text:span><text:span text:style-name="Source_20_Text"><text:span text:style-name="T425">ая</text:span></text:span><text:span text:style-name="Source_20_Text"><text:span text:style-name="T423"> разрух</text:span></text:span><text:span text:style-name="Source_20_Text"><text:span text:style-name="T425">а</text:span></text:span><text:span text:style-name="Source_20_Text"><text:span text:style-name="T423">, аж до самого мягкого нёба, </text:span></text:span><text:span text:style-name="Source_20_Text"><text:span text:style-name="T425">гд</text:span></text:span><text:span text:style-name="Source_20_Text"><text:span text:style-name="T423">е она и осе</text:span></text:span><text:span text:style-name="Source_20_Text"><text:span text:style-name="T425">ла</text:span></text:span><text:span text:style-name="Source_20_Text"><text:span text:style-name="T423">. Дарлин, сочувственная Соловушка, подаёт ему твёрдую красную конфету в форме малины… мм, как ни странно, у неё даже вкус малины, хотя </text:span></text:span><text:span text:style-name="Source_20_Text"><text:span text:style-name="T424">не может снять всё ту горечь. </text:span></text:span><text:span text:style-name="Source_20_Text"><text:span text:style-name="T426">Нетерпеливо, вгрызается он и уже по ходу знает, ёбаный идиот, что опять нарвался, </text:span></text:span><text:span text:style-name="Source_20_Text"><text:span text:style-name="T427">по языку разливается самая жуткая кристаллиновая концентрация, Боже, наверное это сама нитритная кислота.</text:span></text:span><text:span text:style-name="Source_20_Text"><text:span text:style-name="T399">– </text:span></text:span><text:span text:style-name="Source_20_Text"><text:span text:style-name="T428">Ой-йой, эта уж вправду </text:span></text:span><text:span text:style-name="Source_20_Text"><text:span text:style-name="T842">кисленькая</text:span></text:span><text:span text:style-name="Source_20_Text"><text:span text:style-name="T428">.</text:span></text:span><text:span text:style-name="Source_20_Text"><text:span text:style-name="T399">– </text:span></text:span><text:span text:style-name="Source_20_Text"><text:span text:style-name="T429">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844">не видит</text:span></text:span><text:span text:style-name="Source_20_Text"><text:span text:style-name="T429">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text:span></text:span><text:span text:style-name="Source_20_Text"><text:span text:style-name="T430">М-с Квод тем временем занята поглощением, кусочек за кусочечком, пироженого </text:span></text:span><text:span text:style-name="Source_20_Text"><text:span text:style-name="T845"><text:s/>petit four</text:span></text:span><text:span text:style-name="Source_20_Text"><text:span text:style-name="T430"> из вишни с хинином. </text:span></text:span><text:span text:style-name="Source_20_Text"><text:span text:style-name="T431">Она излучает </text:span></text:span><text:span text:style-name="Source_20_Text"><text:span text:style-name="T432">довольство</text:span></text:span><text:span text:style-name="Source_20_Text"><text:span text:style-name="T431"> на молодых людей по ту сторону вазы с конфетами. </text:span></text:span><text:span text:style-name="Source_20_Text"><text:span text:style-name="T433">Слотроп, забывшись, снова тянется к чаю. Теперь не получается галантно увильнуть. </text:span></text:span><text:span text:style-name="Source_20_Text"><text:span text:style-name="T434">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846">чавк</text:span></text:span><text:span text:style-name="Source_20_Text"><text:span text:style-name="T43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P504"><text:span text:style-name="Source_20_Text"><text:span text:style-name="T434">– </text:span></text:span><text:span text:style-name="Source_20_Text"><text:span text:style-name="T435">Вот вы и догадались!</text:span></text:span><text:span text:style-name="Source_20_Text"><text:span text:style-name="T434">– <text:s/></text:span></text:span><text:span text:style-name="Source_20_Text"><text:span text:style-name="T435">М-с Квод машет ему пёстрым конгломератом из корня имбиря, ириски и <text:s/>семени аниса,</text:span></text:span><text:span text:style-name="Source_20_Text"><text:span text:style-name="T434">– </text:span></text:span><text:span text:style-name="Source_20_Text"><text:span text:style-name="T435">понимаете всегда надо наслаждаться внешним </text:span></text:span><text:span text:style-name="Source_20_Text"><text:span text:style-name="T847">видом</text:span></text:span><text:span text:style-name="Source_20_Text"><text:span text:style-name="T435">. И почему вы, американцы, такие импульсивные?</text:span></text:span></text:p>
      <text:p text:style-name="P504"><text:span text:style-name="Source_20_Text"><text:span text:style-name="T434">– </text:span></text:span><text:span text:style-name="Source_20_Text"><text:span text:style-name="T435">Ну,</text:span></text:span><text:span text:style-name="Source_20_Text"><text:span text:style-name="T434">– <text:s/></text:span></text:span><text:span text:style-name="Source_20_Text"><text:span text:style-name="T435">бормочет,</text:span></text:span><text:span text:style-name="Source_20_Text"><text:span text:style-name="T434">– </text:span></text:span><text:span text:style-name="Source_20_Text"><text:span text:style-name="T435">обычно мы не доходим до чего-то более сложного, чем плитки Херши, понимаете…</text:span></text:span></text:p>
      <text:p text:style-name="P504"><text:span text:style-name="Source_20_Text"><text:span text:style-name="T434">– </text:span></text:span><text:span text:style-name="Source_20_Text"><text:span text:style-name="T435">О, попробуй это!</text:span></text:span><text:span text:style-name="Source_20_Text"><text:span text:style-name="T434">– </text:span></text:span><text:span text:style-name="Source_20_Text"><text:span text:style-name="T435">кричит Дарлин ухватившись за горло и качаясь на него.</text:span></text:span></text:p>
      <text:p text:style-name="P505"><text:soft-page-break/><text:span text:style-name="Source_20_Text"><text:span text:style-name="T434">– </text:span></text:span><text:span text:style-name="Source_20_Text"><text:span text:style-name="T436">Ух-ты, это наверняка что-то,</text:span></text:span><text:span text:style-name="Source_20_Text"><text:span text:style-name="T434">– <text:s/></text:span></text:span><text:span text:style-name="Source_20_Text"><text:span text:style-name="T436">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P506"><text:span text:style-name="Source_20_Text"><text:span text:style-name="T434">– </text:span></text:span><text:span text:style-name="Source_20_Text"><text:span text:style-name="T437">Ну, давай,</text:span></text:span><text:span text:style-name="Source_20_Text"><text:span text:style-name="T434">– <text:s/></text:span></text:span><text:span text:style-name="Source_20_Text"><text:span text:style-name="T437">Дарлин ухватив его руку с конфетой, пытается засунуть в его рот.</text:span></text:span></text:p>
      <text:p text:style-name="P507"><text:span text:style-name="Source_20_Text"><text:span text:style-name="T434">– <text:s/></text:span></text:span><text:span text:style-name="Source_20_Text"><text:span text:style-name="T438">Да, просто, знаешь, смотрю на вид, как советует м-с Квод.</text:span></text:span></text:p>
      <text:p text:style-name="P507"><text:span text:style-name="Source_20_Text"><text:span text:style-name="T434">– </text:span></text:span><text:span text:style-name="Source_20_Text"><text:span text:style-name="T438">Но плющить в руке не честно, </text:span></text:span><text:span text:style-name="Source_20_Text"><text:span text:style-name="T439">Тайрон</text:span></text:span><text:span text:style-name="Source_20_Text"><text:span text:style-name="T438">.</text:span></text:span></text:p>
      <text:p text:style-name="P508"><text:span text:style-name="Source_20_Text"><text:span text:style-name="T440">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text:span></text:span><text:span text:style-name="Source_20_Text"><text:span text:style-name="T441">от к</text:span></text:span><text:span text:style-name="Source_20_Text"><text:span text:style-name="T444">а</text:span></text:span><text:span text:style-name="Source_20_Text"><text:span text:style-name="T441">мфорных испарений, глаза слезятся, язык в неизбывном холокосте. Кубеб? Ему случалось лишь курить эту дрянь.</text:span></text:span><text:span text:style-name="Source_20_Text"><text:span text:style-name="T434">– <text:s/></text:span></text:span><text:span text:style-name="Source_20_Text"><text:span text:style-name="T441">Отравлен...</text:span></text:span><text:span text:style-name="Source_20_Text"><text:span text:style-name="T434">– </text:span></text:span><text:span text:style-name="Source_20_Text"><text:span text:style-name="T441">удаётся ему выстонать.</text:span></text:span></text:p>
      <text:p text:style-name="P508"><text:span text:style-name="Source_20_Text"><text:span text:style-name="T434">– </text:span></text:span><text:span text:style-name="Source_20_Text"><text:span text:style-name="T441">Ну, же, по-мужски,</text:span></text:span><text:span text:style-name="Source_20_Text"><text:span text:style-name="T434">– </text:span></text:span><text:span text:style-name="Source_20_Text"><text:span text:style-name="T441">советует м-с Квод.</text:span></text:span></text:p>
      <text:p text:style-name="P508"><text:span text:style-name="Source_20_Text"><text:span text:style-name="T434">– <text:s/></text:span></text:span><text:span text:style-name="Source_20_Text"><text:span text:style-name="T441">Да,</text:span></text:span><text:span text:style-name="Source_20_Text"><text:span text:style-name="T434">– </text:span></text:span><text:span text:style-name="Source_20_Text"><text:span text:style-name="T441">Дарин через слои обсосанной карамели,</text:span></text:span><text:span text:style-name="Source_20_Text"><text:span text:style-name="T434">– </text:span></text:span><text:span text:style-name="Source_20_Text"><text:span text:style-name="T441">не забывай, война идёт. Давай, милый, отрой ротик.</text:span></text:span></text:p>
      <text:p text:style-name="P510"><text:span text:style-name="Source_20_Text"><text:span text:style-name="T442">Сквозь слёзы он </text:span></text:span><text:span text:style-name="Source_20_Text"><text:span text:style-name="T444">н</text:span></text:span><text:span text:style-name="Source_20_Text"><text:span text:style-name="T442">е может толком разглядеть, но слышит, как м-с Квод напротив за столом </text:span></text:span><text:span text:style-name="Source_20_Text"><text:span text:style-name="T443">долдонит:</text:span></text:span><text:span text:style-name="Source_20_Text"><text:span text:style-name="T434">– «</text:span></text:span><text:span text:style-name="Source_20_Text"><text:span text:style-name="T443">Ням, ням, ням»,</text:span></text:span><text:span text:style-name="Source_20_Text"><text:span text:style-name="T434">– <text:s/></text:span></text:span><text:span text:style-name="Source_20_Text"><text:span text:style-name="T443">а Дарин </text:span></text:span><text:span text:style-name="Source_20_Text"><text:span text:style-name="T444">давится</text:span></text:span><text:span text:style-name="Source_20_Text"><text:span text:style-name="T443"> смехом. Это большущее и мягкое, как зефир, но почему-то—если только у него всерьёз не сдвинулись мозги—по вкусу похоже на джин. </text:span></text:span><text:span text:style-name="Source_20_Text"><text:span text:style-name="T434">– </text:span></text:span><text:span text:style-name="Source_20_Text"><text:span text:style-name="T443">Эа шо,</text:span></text:span><text:span text:style-name="Source_20_Text"><text:span text:style-name="T434">–</text:span></text:span><text:span text:style-name="Source_20_Text"><text:span text:style-name="T443"> спрашивает он непрожёванно.</text:span></text:span></text:p>
      <text:p text:style-name="P509"><text:span text:style-name="Source_20_Text"><text:span text:style-name="T434">– </text:span></text:span><text:span text:style-name="Source_20_Text"><text:span text:style-name="T443">Джиновый зефир,</text:span></text:span><text:span text:style-name="Source_20_Text"><text:span text:style-name="T434">– </text:span></text:span><text:span text:style-name="Source_20_Text"><text:span text:style-name="T443">грит м-с Квод.</text:span></text:span></text:p>
      <text:p text:style-name="P509"><text:span text:style-name="Source_20_Text"><text:span text:style-name="T434">– </text:span></text:span><text:span text:style-name="Source_20_Text"><text:span text:style-name="T443">Аааа…</text:span></text:span></text:p>
      <text:p text:style-name="P511"><text:span text:style-name="Source_20_Text"><text:span text:style-name="T434">– </text:span></text:span><text:span text:style-name="Source_20_Text"><text:span text:style-name="T445">О, это ещё что, попробуйте одну такую...</text:span></text:span><text:span text:style-name="Source_20_Text"><text:span text:style-name="T434">– </text:span></text:span><text:span text:style-name="Source_20_Text"><text:span text:style-name="T445">Его зубы </text:span></text:span><text:span text:style-name="Source_20_Text"><text:span text:style-name="T446">с</text:span></text:span><text:span text:style-name="Source_20_Text"><text:span text:style-name="T445"> како</text:span></text:span><text:span text:style-name="Source_20_Text"><text:span text:style-name="T446">й</text:span></text:span><text:span text:style-name="Source_20_Text"><text:span text:style-name="T445">-то </text:span></text:span><text:span text:style-name="Source_20_Text"><text:span text:style-name="T446">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P511"><text:span text:style-name="Source_20_Text"><text:span text:style-name="T434">– </text:span></text:span><text:span text:style-name="Source_20_Text"><text:span text:style-name="T446">Ещё чаю?</text:span></text:span><text:span text:style-name="Source_20_Text"><text:span text:style-name="T434">– </text:span></text:span><text:span text:style-name="Source_20_Text"><text:span text:style-name="T446">предлагает Дарин. Слотроп в безудержном кашле, вдохнув малость той начинки из долек.</text:span></text:span></text:p>
      <text:p text:style-name="P512"><text:span text:style-name="Source_20_Text"><text:span text:style-name="T434">– </text:span></text:span><text:span text:style-name="Source_20_Text"><text:span text:style-name="T447">Нехороший кашель,</text:span></text:span><text:span text:style-name="Source_20_Text"><text:span text:style-name="T434">– </text:span></text:span><text:span text:style-name="Source_20_Text"><text:span text:style-name="T447">м-с Квод предлагает коробочку тех невероятных английских капель от кашля, Меггезон,</text:span></text:span><text:span text:style-name="Source_20_Text"><text:span text:style-name="T434">– <text:s/></text:span></text:span><text:span text:style-name="Source_20_Text"><text:span text:style-name="T447">Дарлин, чая просто чудесный, я чувствую как моя цинга проходит, просто чувствую.</text:span></text:span></text:p>
      <text:p text:style-name="P512"><text:span text:style-name="Source_20_Text"><text:span text:style-name="T447">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text:span></text:span><text:span text:style-name="Source_20_Text"><text:span text:style-name="T448">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P513"><text:span text:style-name="Source_20_Text"><text:span text:style-name="T449">Даже час спустя привкус Меггезона не проходит, в воздухе призрак мяты. </text:span></text:span><text:span text:style-name="Source_20_Text"><text:span text:style-name="T450">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text:span></text:span><text:span text:style-name="Source_20_Text"><text:span text:style-name="T451">была Райское Пламя,та знаменитая сладость по дорогой цене и переменчивого вкуса</text:span></text:span><text:span text:style-name="Source_20_Text"><text:span text:style-name="T450">—</text:span></text:span><text:span text:style-name="Source_20_Text"><text:span text:style-name="T451">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text:span></text:span><text:span text:style-name="Source_20_Text"><text:span text:style-name="T450">—</text:span></text:span><text:span text:style-name="Source_20_Text"><text:span text:style-name="T451">напоминают описание ядовитых и одуряющих газов в тренировочных инструкциях, «кисло-сладкий баклажан» самое, пожалуй, длинное на данный момент. </text:span></text:span><text:span text:style-name="Source_20_Text"><text:span text:style-name="T452">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52">банок затуманенных временем, среди других подобных предметов, иногда просто одна конфета на всю банку, </text:span></text:span><text:span text:style-name="Source_20_Text"><text:span text:style-name="T453">почти скрытая окружающими турмалинами в немецком золоте, резные эбонитовые напёрстки из прошлого столетия, шпильки, </text:span></text:span><text:span text:style-name="Source_20_Text"><text:span text:style-name="T454">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text:span></text:span><text:span text:style-name="Source_20_Text"><text:span text:style-name="T455">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P514"><text:span text:style-name="Source_20_Text"><text:span text:style-name="T456">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text:span></text:span><text:span text:style-name="Source_20_Text"><text:span text:style-name="T457">в гущу рододендроном и нежданного дождя, Остин кричит </text:span></text:span><text:span text:style-name="Source_20_Text"><text:span text:style-name="T849">Прикоснитесь к</text:span></text:span><text:span text:style-name="Source_20_Text"><text:span text:style-name="T848"> <text:s/>её горл</text:span></text:span><text:span text:style-name="Source_20_Text"><text:span text:style-name="T849">у</text:span></text:span><text:span text:style-name="Source_20_Text"><text:span text:style-name="T848">, Величество. </text:span></text:span><text:span text:style-name="Source_20_Text"><text:span text:style-name="T849">Прикоснитесь</text:span></text:span><text:span text:style-name="Source_20_Text"><text:span text:style-name="T848">!</text:span></text:span><text:span text:style-name="Source_20_Text"><text:span text:style-name="T457">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text:span></text:span><text:span text:style-name="Source_20_Text"><text:span text:style-name="T459">е</text:span></text:span><text:span text:style-name="Source_20_Text"><text:span text:style-name="T457">тся к ней сквозь дождь </text:span></text:span><text:span text:style-name="Source_20_Text"><text:span text:style-name="T458">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text:span></text:span><text:span text:style-name="Source_20_Text"><text:span text:style-name="T459">лёгкое…</text:span></text:span><text:span text:style-name="Source_20_Text"><text:span text:style-name="T458"> </text:span></text:span><text:span text:style-name="Source_20_Text"><text:span text:style-name="T459">прикосновение…</text:span></text:span></text:p>
      <text:p text:style-name="P515"><text:span text:style-name="Source_20_Text"><text:span text:style-name="T849">Вспышка молнии—</text:span></text:span></text:p>
      <text:p text:style-name="P516"><text:span text:style-name="Source_20_Text"><text:span text:style-name="T459">И Слотроп зевает: </text:span></text:span><text:span text:style-name="Source_20_Text"><text:span text:style-name="T434">– </text:span></text:span><text:span text:style-name="Source_20_Text"><text:span text:style-name="T459">Который час?</text:span></text:span><text:span text:style-name="Source_20_Text"><text:span text:style-name="T434">– </text:span></text:span><text:span text:style-name="Source_20_Text"><text:span text:style-name="T460">а Дарин всплывает из сна. </text:span></text:span><text:span text:style-name="Source_20_Text"><text:span text:style-name="T461">Когда без предупреждения, комната полна полдня, слепяще-белого, каждый волосок взбитый у неё на загривке отчётли</text:span></text:span><text:span text:style-name="Source_20_Text"><text:span text:style-name="T462">в</text:span></text:span><text:span text:style-name="Source_20_Text"><text:span text:style-name="T461"> как днём,</text:span></text:span><text:span text:style-name="Source_20_Text"><text:span text:style-name="T462"> и сотрясение обрушивается на них, потрясая дом до его бедных косточек, ударяя в оконную занавеску, обернувшуюся чёрно-белой сеткой траурных карточек. </text:span></text:span><text:span text:style-name="Source_20_Text"><text:span text:style-name="T463">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text:span></text:span><text:span text:style-name="Source_20_Text"><text:span text:style-name="T464">постоянное мерцание за занавеской, она начала удивляться… как одно с другим… но они уже заняты еблей, и какая разница, </text:span></text:span><text:span text:style-name="Source_20_Text"><text:span text:style-name="T466">а</text:span></text:span><text:span text:style-name="Source_20_Text"><text:span text:style-name="T464"> Бога ради почему и не быть хоть какой-то пользе от этого дурацкого Блица?</text:span></text:span></text:p>
      <text:p text:style-name="P517"><text:span text:style-name="Source_20_Text"><text:span text:style-name="T464">Но кто там, в просвете оранжевой занавески, сдерживает дыхание? Подсматривает? Ну, и где же по вашему, составители карт, </text:span></text:span><text:span text:style-name="Source_20_Text"><text:span text:style-name="T465">мастера</text:span></text:span><text:span text:style-name="Source_20_Text"><text:span text:style-name="T464"> слежки, упадёт следующая?</text:span></text:span></text:p>
      <text:p text:style-name="P518"><draw:frame draw:style-name="fr1" draw:name="Image16" text:anchor-type="paragraph" svg:width="6.9252in" svg:height="0.3661in" draw:z-index="15"><draw:image xlink:href="Pictures/1000000000000B720000009B428C9716555D8079.png" xlink:type="simple" xlink:show="embed" xlink:actuate="onLoad" loext:mime-type="image/png"/></draw:frame><text:span text:style-name="Source_20_Text"><text:span text:style-name="T467">Самое прервое прикосновение: он говорил какую-то гадость, обычное для Мехико самобичевание—ты меня не знаешь, я ещё тот стервец—«Нет»,– она </text:span></text:span><text:span text:style-name="Source_20_Text"><text:span text:style-name="T468">хотела </text:span></text:span><text:span text:style-name="Source_20_Text"><text:span text:style-name="T467">приложи</text:span></text:span><text:span text:style-name="Source_20_Text"><text:span text:style-name="T468">ть</text:span></text:span><text:span text:style-name="Source_20_Text"><text:span text:style-name="T467"> свой палец к его губам,– «не говори так.»– </text:span></text:span><text:span text:style-name="Source_20_Text"><text:span text:style-name="T468">Когда она <text:s/>потянулась, он не задумываясь </text:span></text:span><text:span text:style-name="Source_20_Text"><text:span text:style-name="T469">пере</text:span></text:span><text:span text:style-name="Source_20_Text"><text:span text:style-name="T468">хватил её запястье и отвёл <text:s/>руку, чистая самозащита</text:span></text:span><text:span text:style-name="Source_20_Text"><text:span text:style-name="T467">—</text:span></text:span><text:span text:style-name="Source_20_Text"><text:span text:style-name="T468">но продолжал </text:span></text:span><text:span text:style-name="Source_20_Text"><text:span text:style-name="T469">у</text:span></text:span><text:span text:style-name="Source_20_Text"><text:span text:style-name="T468">держ</text:span></text:span><text:span text:style-name="Source_20_Text"><text:span text:style-name="T469">ив</text:span></text:span><text:span text:style-name="Source_20_Text"><text:span text:style-name="T468">ать её. </text:span></text:span><text:span text:style-name="Source_20_Text"><text:span text:style-name="T470">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pan text:style-name="Source_20_Text"><text:span text:style-name="T467">–«</text:span></text:span><text:span text:style-name="Source_20_Text"><text:span text:style-name="T470">Ооо»,</text:span></text:span><text:span text:style-name="Source_20_Text"><text:span text:style-name="T467">– </text:span></text:span><text:span text:style-name="Source_20_Text"><text:span text:style-name="T470">вырвалось у неё и она потянулась обнять его, отбросив всякую сдержанность, открыта, дрожа, </text:span></text:span><text:span text:style-name="Source_20_Text"><text:span text:style-name="T471">пока</text:span></text:span><text:span text:style-name="Source_20_Text"><text:span text:style-name="T470"> они прижимались друг к другу. </text:span></text:span><text:span text:style-name="Source_20_Text"><text:span text:style-name="T472">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P519"><text:soft-page-break/><text:span text:style-name="Source_20_Text"><text:span text:style-name="T473">Когда это происходит, свет для них становится очень красным.</text:span></text:span></text:p>
      <text:p text:style-name="P520"><text:span text:style-name="Source_20_Text"><text:span text:style-name="T474">Однажды они встретились в чайной: на ней был красный свитер с короткими рукавами и её обнажённые руки теплились красным по бокам. </text:span></text:span><text:span text:style-name="Source_20_Text"><text:span text:style-name="T475">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text:span></text:span><text:span text:style-name="Source_20_Text"><text:span text:style-name="T476">Сердце Роджера наполняется эрекцией и кончает. Такое ощущение. Резко вверх до уровня кожи, выплёскиваясь по его соскам… это любовь, это изумительно. </text:span></text:span><text:span text:style-name="Source_20_Text"><text:span text:style-name="T477">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P521"><text:span text:style-name="Source_20_Text"><text:span text:style-name="T477">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text:span></text:span><text:span text:style-name="Source_20_Text"><text:span text:style-name="T478">Она ведь никак не может</text:span></text:span><text:span text:style-name="Source_20_Text"><text:span text:style-name="T467">—</text:span></text:span><text:span text:style-name="Source_20_Text"><text:span text:style-name="T478">или может?</text:span></text:span><text:span text:style-name="Source_20_Text"><text:span text:style-name="T467">—</text:span></text:span><text:span text:style-name="Source_20_Text"><text:span text:style-name="T478">Делать Такие же Вещи с Джереми. </text:span></text:span><text:span text:style-name="Source_20_Text"><text:span text:style-name="T479">Разве может этот мудак</text:span></text:span><text:span text:style-name="Source_20_Text"><text:span text:style-name="T467">—</text:span></text:span><text:span text:style-name="Source_20_Text"><text:span text:style-name="T479">она же не потянется вокруг когда они ебуться, а и чтоб вставить свой хулиганский палец, </text:span></text:span><text:span text:style-name="Source_20_Text"><text:span text:style-name="T480">его английскую розу, в жопу Джереми? </text:span></text:span><text:span text:style-name="Source_20_Text"><text:span text:style-name="T481">Стоп, прекрати это (но сосёт ли она его хуй? </text:span></text:span><text:span text:style-name="Source_20_Text"><text:span text:style-name="T482">Бы</text:span></text:span><text:span text:style-name="Source_20_Text"><text:span text:style-name="T484">ва</text:span></text:span><text:span text:style-name="Source_20_Text"><text:span text:style-name="T482">ла ли когда-нибудь его постоянно наглая рожа между её сладеньких ягодиц?), </text:span></text:span><text:span text:style-name="Source_20_Text"><text:span text:style-name="T483">бесполезно, </text:span></text:span><text:span text:style-name="Source_20_Text"><text:span text:style-name="T484">это полоса юношеского помешательства и сидел бы сейчас лучше в Тиволи, да смотрел очередную серию Марии Монтез и Йона Хола, или же наблюдал леопардов </text:span></text:span><text:span text:style-name="Source_20_Text"><text:span text:style-name="T485">и карибских вепрей в</text:span></text:span><text:span text:style-name="Source_20_Text"><text:span text:style-name="T484"> <text:s/>зоопарке Регент Парка и </text:span></text:span><text:span text:style-name="Source_20_Text"><text:span text:style-name="T485">гадал бы</text:span></text:span><text:span text:style-name="Source_20_Text"><text:span text:style-name="T484"> пойдёт ли дождь до 4:30.</text:span></text:span></text:p>
      <text:p text:style-name="P522"><text:span text:style-name="Source_20_Text"><text:span text:style-name="T486">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P522"><text:span text:style-name="Source_20_Text"><text:span text:style-name="T486">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P523"><text:span text:style-name="Source_20_Text"><text:span text:style-name="T487">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text:span></text:span><text:span text:style-name="Source_20_Text"><text:span text:style-name="T488">Отель Мэйфловер: –«Кое у кого реактивная скорость, опоздала всего на полчаса.»</text:span></text:span></text:p>
      <text:p text:style-name="P524"><text:span text:style-name="Source_20_Text"><text:span text:style-name="T488">– Ну,– девушки из <text:s/></text:span></text:span><text:span text:style-name="Source_20_Text"><text:span text:style-name="T496">ЖКМС</text:span></text:span><text:span text:style-name="Source_20_Text"><text:span text:style-name="T488"> </text:span></text:span><text:span text:style-name="Source_20_Text"><text:span text:style-name="T496">и УФАА</text:span></text:span><text:span text:style-name="Source_20_Text"><text:span text:style-name="T488">, ювелирно украшенные юные вдовы, косятся со всех сторон,– надеюсь ты время зря не терял.</text:span></text:span></text:p>
      <text:p text:style-name="P525"><text:span text:style-name="Source_20_Text"><text:span text:style-name="T488">–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text:span></text:span><text:span text:style-name="Source_20_Text"><text:span text:style-name="T489">и на </text:span></text:span><text:span text:style-name="Source_20_Text"><text:span text:style-name="T850">данный</text:span></text:span><text:span text:style-name="Source_20_Text"><text:span text:style-name="T489"> момент обеспеченная беременность, или две, если только…</text:span></text:span></text:p>
      <text:p text:style-name="P525"><text:span text:style-name="Source_20_Text"><text:span text:style-name="T488">– </text:span></text:span><text:span text:style-name="Source_20_Text"><text:span text:style-name="T489">Ах!</text:span></text:span><text:span text:style-name="Source_20_Text"><text:span text:style-name="T488">– </text:span></text:span><text:span text:style-name="Source_20_Text"><text:span text:style-name="T489">Она подскакивает радостно (вверх, не на),</text:span></text:span><text:span text:style-name="Source_20_Text"><text:span text:style-name="T488">– </text:span></text:span><text:span text:style-name="Source_20_Text"><text:span text:style-name="T489">это мне </text:span></text:span><text:span text:style-name="Source_20_Text"><text:span text:style-name="T850">напомнило…</text:span></text:span></text:p>
      <text:p text:style-name="P525"><text:span text:style-name="Source_20_Text"><text:span text:style-name="T488">– </text:span></text:span><text:span text:style-name="Source_20_Text"><text:span text:style-name="T489">Вуууййй!</text:span></text:span><text:span text:style-name="Source_20_Text"><text:span text:style-name="T488">– </text:span></text:span><text:span text:style-name="Source_20_Text"><text:span text:style-name="T489">Роджер отшатывается назад к растению в горшке, под разухабистые саксофоны Роланда Пичи и Его Оркестра, исполняющие «Вот, я <text:s/>Ляпнул Это Снова», и </text:span></text:span><text:span text:style-name="Source_20_Text"><text:span text:style-name="T490">роняет голову на грудь.</text:span></text:span></text:p>
      <text:p text:style-name="P526"><text:span text:style-name="Source_20_Text"><text:span text:style-name="T488">– </text:span></text:span><text:span text:style-name="Source_20_Text"><text:span text:style-name="T490">Так </text:span></text:span><text:span text:style-name="Source_20_Text"><text:span text:style-name="T851">вот</text:span></text:span><text:span text:style-name="Source_20_Text"><text:span text:style-name="T490">, что у тебя на уме. Если, конечно, </text:span></text:span><text:span text:style-name="Source_20_Text"><text:span text:style-name="T851">ум</text:span></text:span><text:span text:style-name="Source_20_Text"><text:span text:style-name="T490"> подходящее слово.</text:span></text:span></text:p>
      <text:p text:style-name="P527"><text:span text:style-name="Source_20_Text"><text:span text:style-name="T491">Они приводят всех в замешательство. Выглядят такими невинными. Люди сразу же хотят защитить их: следят за собой, чтобы не говорить о смерти, </text:span></text:span><text:span text:style-name="Source_20_Text"><text:span text:style-name="T492">делах</text:span></text:span><text:span text:style-name="Source_20_Text"><text:span text:style-name="T491">, </text:span></text:span><text:span text:style-name="Source_20_Text"><text:span text:style-name="T492">изменах</text:span></text:span><text:span text:style-name="Source_20_Text"><text:span text:style-name="T491">, когда Роджер и Джессика рядом. Всё только про дефициты, песни, дружков, фильмы и блузки…</text:span></text:span></text:p>
      <text:p text:style-name="P528"><text:span text:style-name="Source_20_Text"><text:span text:style-name="T493">С волосами заложенными за уши, с её мягким подбородком, она выглядит 9, 10-летней, </text:span></text:span><text:span text:style-name="Source_20_Text"><text:span text:style-name="T494">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852">о, о…</text:span></text:span></text:p>
      <text:p text:style-name="P529"><text:span text:style-name="Source_20_Text"><text:span text:style-name="T495">Однажды ночью, </text:span></text:span><text:span text:style-name="Source_20_Text"><text:span text:style-name="T497">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text:span></text:span><text:span text:style-name="Source_20_Text"><text:span text:style-name="T498">Д</text:span></text:span><text:span text:style-name="Source_20_Text"><text:span text:style-name="T497">ве-три ноты, </text:span></text:span><text:span text:style-name="Source_20_Text"><text:span text:style-name="T498">к</text:span></text:span><text:span text:style-name="Source_20_Text"><text:span text:style-name="T497">азалось, </text:span></text:span><text:span text:style-name="Source_20_Text"><text:span text:style-name="T498">звучат </text:span></text:span><text:span text:style-name="Source_20_Text"><text:span text:style-name="T499">вместе</text:span></text:span><text:span text:style-name="Source_20_Text"><text:span text:style-name="T498">, хрипло, колеблясь, </text:span></text:span><text:span text:style-name="Source_20_Text"><text:span text:style-name="T499">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499">домами, за каналами или рекой, за простеньким парком. </text:span></text:span><text:span text:style-name="Source_20_Text"><text:span text:style-name="T500">О, и ещ</text:span></text:span><text:span text:style-name="Source_20_Text"><text:span text:style-name="T501">ё</text:span></text:span><text:span text:style-name="Source_20_Text"><text:span text:style-name="T500"> собаки и коты, что выбрались потоптаться </text:span></text:span><text:span text:style-name="Source_20_Text"><text:span text:style-name="T501">по</text:span></text:span><text:span text:style-name="Source_20_Text"><text:span text:style-name="T500"> мягком</text:span></text:span><text:span text:style-name="Source_20_Text"><text:span text:style-name="T501">у</text:span></text:span><text:span text:style-name="Source_20_Text"><text:span text:style-name="T500"> снегу….</text:span></text:span></text:p>
      <text:p text:style-name="P529"><text:span text:style-name="Source_20_Text"><text:span text:style-name="T500"/></text:span></text:p>
      <text:p text:style-name="P530"><text:span text:style-name="Source_20_Text"><text:span text:style-name="T500">«… </text:span></text:span><text:span text:style-name="Source_20_Text"><text:span text:style-name="T502">картины, ну, ладно, сцены </text:span></text:span><text:span text:style-name="Source_20_Text"><text:span text:style-name="T503">вмелькивают, Роджер. Сами собой, серьёзно, я их не выдумываю….» </text:span></text:span><text:span text:style-name="Source_20_Text"><text:span text:style-name="T504">Яркий рой их проплывает на фоне низкого изотонического мерцания потолка. Он и она лежат и дышат кверху, его мягкий хуй млеет</text:span></text:span><text:span text:style-name="Source_20_Text"><text:span text:style-name="T509">,</text:span></text:span><text:span text:style-name="Source_20_Text"><text:span text:style-name="T504">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text:span></text:span><text:span text:style-name="Source_20_Text"><text:span text:style-name="T508">л</text:span></text:span><text:span text:style-name="Source_20_Text"><text:span text:style-name="T504">ся </text:span></text:span><text:span text:style-name="Source_20_Text"><text:span text:style-name="T508">вовек</text:span></text:span><text:span text:style-name="Source_20_Text"><text:span text:style-name="T504"> неисправим, заигрывает из зерка</text:span></text:span><text:span text:style-name="Source_20_Text"><text:span text:style-name="T505">л</text:span></text:span><text:span text:style-name="Source_20_Text"><text:span text:style-name="T504">ьной рамы </text:span></text:span><text:span text:style-name="Source_20_Text"><text:span text:style-name="T505">в чём-то зелёно-полосатом, панталон</text:span></text:span><text:span text:style-name="Source_20_Text"><text:span text:style-name="T508">ы</text:span></text:span><text:span text:style-name="Source_20_Text"><text:span text:style-name="T505">, волосы дыбом</text:span></text:span><text:span text:style-name="Source_20_Text"><text:span text:style-name="T504">—</text:span></text:span><text:span text:style-name="Source_20_Text"><text:span text:style-name="T505">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853">амирают в безмолвном ожидании</text:span></text:span><text:span text:style-name="Source_20_Text"><text:span text:style-name="T505"> и <text:s/></text:span></text:span><text:span text:style-name="Source_20_Text"><text:span text:style-name="T509">в этом</text:span></text:span><text:span text:style-name="Source_20_Text"><text:span text:style-name="T505"> уже, </text:span></text:span><text:span text:style-name="Source_20_Text"><text:span text:style-name="T506">должно быть,</text:span></text:span><text:span text:style-name="Source_20_Text"><text:span text:style-name="T505"> </text:span></text:span><text:span text:style-name="Source_20_Text"><text:span text:style-name="T508">некая </text:span></text:span><text:span text:style-name="Source_20_Text"><text:span text:style-name="T505">зловещая традиция, </text:span></text:span><text:span text:style-name="Source_20_Text"><text:span text:style-name="T506"><text:s/></text:span></text:span><text:span text:style-name="Source_20_Text"><text:span text:style-name="T505">длинные стройные создания, </text:span></text:span><text:span text:style-name="Source_20_Text"><text:span text:style-name="T506">тяжёлая парфюмерия и </text:span></text:span><text:span text:style-name="Source_20_Text"><text:span text:style-name="T510">мулеты</text:span></text:span><text:span text:style-name="Source_20_Text"><text:span text:style-name="T506"> по комнатам подвергшимся атаке среди ночи, проткнуты винтовыми лестницами, сине-лепестковыми беседками, </text:span></text:span><text:span text:style-name="Source_20_Text"><text:span text:style-name="T507">окружение в котором никто, как угодно разъярённый или сдвинутый, моя юная леди, никогда не Испускает Вздоха. </text:span></text:span><text:span text:style-name="Source_20_Text"><text:span text:style-name="T508">Так не делается.</text:span></text:span></text:p>
      <text:p text:style-name="P531"><text:span text:style-name="Source_20_Text"><text:span text:style-name="T509">Но тут. С </text:span></text:span><text:span text:style-name="Source_20_Text"><text:span text:style-name="T854">этой</text:span></text:span><text:span text:style-name="Source_20_Text"><text:span text:style-name="T509"> юной леди. </text:span></text:span><text:span text:style-name="Source_20_Text"><text:span text:style-name="T510">Бумазея в клеточку. Взъерошенные брови. Распоясалась, что удержу нет. Красный бархат. На «слаб</text:span></text:span><text:span text:style-name="Source_20_Text"><text:span text:style-name="T224">о́</text:span></text:span><text:span text:style-name="Source_20_Text"><text:span text:style-name="T510">» она сняла свою блузку, в движении по основной магистрали возле Ловер Бидинга.</text:span></text:span></text:p>
      <text:p text:style-name="P531"><text:span text:style-name="Source_20_Text"><text:span text:style-name="T510">– О, Боже, она чокнулась, за что </text:span></text:span><text:span text:style-name="Source_20_Text"><text:span text:style-name="T855">мне</text:span></text:span><text:span text:style-name="Source_20_Text"><text:span text:style-name="T510"> попадаются только такие?</text:span></text:span></text:p>
      <text:p text:style-name="P532"><text:span text:style-name="Source_20_Text"><text:span text:style-name="T510">– </text:span></text:span><text:span text:style-name="Source_20_Text"><text:span text:style-name="T511">Ну, ха, ха,</text:span></text:span><text:span text:style-name="Source_20_Text"><text:span text:style-name="T510">– </text:span></text:span><text:span text:style-name="Source_20_Text"><text:span text:style-name="T511">Джессика помахивает своим форменным галстуком как стриптизёрша,</text:span></text:span><text:span text:style-name="Source_20_Text"><text:span text:style-name="T510">– </text:span></text:span><text:span text:style-name="Source_20_Text"><text:span text:style-name="T511">сказал, побоюсь, да? </text:span></text:span><text:span text:style-name="Source_20_Text"><text:span text:style-name="T512">Гри-и-л. Назвал меня «трусишка пироженка, трусишка», я помню.</text:span></text:span><text:span text:style-name="Source_20_Text"><text:span text:style-name="T510">– </text:span></text:span><text:span text:style-name="Source_20_Text"><text:span text:style-name="T512">И конечно же, без лифчика, она никогда их не носит.</text:span></text:span></text:p>
      <text:p text:style-name="P533"><text:span text:style-name="Source_20_Text"><text:span text:style-name="T510">– </text:span></text:span><text:span text:style-name="Source_20_Text"><text:span text:style-name="T513">Послушай,</text:span></text:span><text:span text:style-name="Source_20_Text"><text:span text:style-name="T510">– </text:span></text:span><text:span text:style-name="Source_20_Text"><text:span text:style-name="T513">смотрит искоса,</text:span></text:span><text:span text:style-name="Source_20_Text"><text:span text:style-name="T510">– <text:s/></text:span></text:span><text:span text:style-name="Source_20_Text"><text:span text:style-name="T513">ты знаешь, что тебя могут арестовать? Забудь про «тебя»,</text:span></text:span><text:span text:style-name="Source_20_Text"><text:span text:style-name="T510">– <text:s/></text:span></text:span><text:span text:style-name="Source_20_Text"><text:span text:style-name="T513">ему только что дошло,</text:span></text:span><text:span text:style-name="Source_20_Text"><text:span text:style-name="T510">– <text:s/></text:span></text:span><text:span text:style-name="Source_20_Text"><text:span text:style-name="T856">меня</text:span></text:span><text:span text:style-name="Source_20_Text"><text:span text:style-name="T513"> арестуют!</text:span></text:span></text:p>
      <text:p text:style-name="P534"><text:span text:style-name="Source_20_Text"><text:span text:style-name="T510">– </text:span></text:span><text:span text:style-name="Source_20_Text"><text:span text:style-name="T514">Скажут, что ты виноват, ла, ла.</text:span></text:span><text:span text:style-name="Source_20_Text"><text:span text:style-name="T510">– </text:span></text:span><text:span text:style-name="Source_20_Text"><text:span text:style-name="T514">Нижние зубы выпятила в улыбке зловредины.</text:span></text:span><text:span text:style-name="Source_20_Text"><text:span text:style-name="T510">– <text:s/></text:span></text:span><text:span text:style-name="Source_20_Text"><text:span text:style-name="T514">Я просто невинный ягнёночек, а этот,</text:span></text:span><text:span text:style-name="Source_20_Text"><text:span text:style-name="T510">– <text:s/></text:span></text:span><text:span text:style-name="Source_20_Text"><text:span text:style-name="T514">чуть вскидывает руку, резкий отсвет светлых волосков на её предплечье,</text:span></text:span><text:span text:style-name="Source_20_Text"><text:span text:style-name="T510">– </text:span></text:span><text:span text:style-name="Source_20_Text"><text:span text:style-name="T515">этот Роджер-держи-морджер! вот этот </text:span></text:span><text:span text:style-name="Source_20_Text"><text:span text:style-name="T517">ужасный</text:span></text:span><text:span text:style-name="Source_20_Text"><text:span text:style-name="T515"> зверюга! заставляет меня делать всякие гадкие...</text:span></text:span></text:p>
      <text:p text:style-name="P535"><text:span text:style-name="Source_20_Text"><text:span text:style-name="T516">Тем временем, самый здоровенный грузовик из всех, что Роджер видел в своей жизни, </text:span></text:span><text:span text:style-name="Source_20_Text"><text:span text:style-name="T517">делает обгон сотрясаясь сталью, и теперь не только водитель, но и несколько—ну, это вообще жуть… </text:span></text:span><text:span text:style-name="Source_20_Text"><text:span text:style-name="T857">коротышек, </text:span></text:span><text:span text:style-name="Source_20_Text"><text:span text:style-name="T518">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text:span></text:span><text:span text:style-name="Source_20_Text"><text:span text:style-name="T519">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858">есть</text:span></text:span><text:span text:style-name="Source_20_Text"><text:span text:style-name="T519">, машина военной полиции. </text:span></text:span><text:span text:style-name="Source_20_Text"><text:span text:style-name="T520">Он не может сбавить, а если попытается обогнать это и </text:span></text:span><text:span text:style-name="Source_20_Text"><text:span text:style-name="T859">впрямь</text:span></text:span><text:span text:style-name="Source_20_Text"><text:span text:style-name="T520"> будет подозрительно….</text:span></text:span></text:p>
      <text:p text:style-name="P536"><text:span text:style-name="Source_20_Text"><text:span text:style-name="T510">– </text:span></text:span><text:span text:style-name="Source_20_Text"><text:span text:style-name="T521">Э, Джеси, пожалуйста, оденься, э, ладно милая?</text:span></text:span><text:span text:style-name="Source_20_Text"><text:span text:style-name="T510">– <text:s/></text:span></text:span><text:span text:style-name="Source_20_Text"><text:span text:style-name="T522">делая вид, что ищет свою расчёску, которая, как обычно, утеряна, </text:span></text:span><text:span text:style-name="Source_20_Text"><text:span text:style-name="T524">задержанный</text:span></text:span><text:span text:style-name="Source_20_Text"><text:span text:style-name="T522"> известен как злостный расчёсколюб…</text:span></text:span></text:p>
      <text:p text:style-name="P537"><text:span text:style-name="Source_20_Text"><text:span text:style-name="T523">Водитель здоровенного ревущего грузовика пытается привлечь внимание Роджера, остальные коротышки, сгрудившись у окон, орут «Эй! Эй!», издавая сальн</text:span></text:span><text:span text:style-name="Source_20_Text"><text:span text:style-name="T525">ые</text:span></text:span><text:span text:style-name="Source_20_Text"><text:span text:style-name="T523"> гортанные смешки. </text:span></text:span><text:span text:style-name="Source_20_Text"><text:span text:style-name="T525">Их старший говорит на английском с невыразимо отвратным европейским акцентом. Тоже с кучей подмигов и подёргов: </text:span></text:span><text:span text:style-name="Source_20_Text"><text:span text:style-name="T510">– «</text:span></text:span><text:span text:style-name="Source_20_Text"><text:span text:style-name="T525">Мийстир! Ай, ти! </text:span></text:span><text:span text:style-name="Source_20_Text"><text:span text:style-name="T526">Какий малишка, а?»</text:span></text:span><text:span text:style-name="Source_20_Text"><text:span text:style-name="T510">– <text:s/></text:span></text:span><text:span text:style-name="Source_20_Text"><text:span text:style-name="T526">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860">делают</text:span></text:span><text:span text:style-name="Source_20_Text"><text:span text:style-name="T526">, Приксбери, тебе видно?</text:span></text:span></text:p>
      <text:p text:style-name="P537"><text:span text:style-name="Source_20_Text"><text:span text:style-name="T510">– </text:span></text:span><text:span text:style-name="Source_20_Text"><text:span text:style-name="T526">Похоже мужчина и женщина, сэр.</text:span></text:span></text:p>
      <text:p text:style-name="P537"><text:soft-page-break/><text:span text:style-name="Source_20_Text"><text:span text:style-name="T510">– </text:span></text:span><text:span text:style-name="Source_20_Text"><text:span text:style-name="T526">Придурок.</text:span></text:span><text:span text:style-name="Source_20_Text"><text:span text:style-name="T510">– <text:s/></text:span></text:span><text:span text:style-name="Source_20_Text"><text:span text:style-name="T526">И достаёт чёрный бинокль.</text:span></text:span></text:p>
      <text:p text:style-name="P535"><text:span text:style-name="Source_20_Text"><text:span text:style-name="T520"/></text:span></text:p>
      <text:p text:style-name="P538"><text:span text:style-name="Source_20_Text"><text:span text:style-name="T527">Сквозь дождь… потом сквозь замечтавшееся стекло, зелёное от вечера. И </text:span></text:span><text:span text:style-name="Source_20_Text"><text:span text:style-name="T530">сама она</text:span></text:span><text:span text:style-name="Source_20_Text"><text:span text:style-name="T527"> в кресле, в старомодной шляпке, смотрит на запад, вдоль диска Земли, геено-красн</text:span></text:span><text:span text:style-name="Source_20_Text"><text:span text:style-name="T530">ого</text:span></text:span><text:span text:style-name="Source_20_Text"><text:span text:style-name="T527"> по краям, и дальше в коричневые с золотом тучи…</text:span></text:span></text:p>
      <text:p text:style-name="P539"><text:span text:style-name="Source_20_Text"><text:span text:style-name="T528">Потом, вдруг, ночь: Пустое кресло-качалка залито голубовато-меловым от</text:span></text:span><text:span text:style-name="Source_20_Text"><text:span text:style-name="T526">—</text:span></text:span><text:span text:style-name="Source_20_Text"><text:span text:style-name="T528">это луна, или какой-то другой свет с неба? просто деревянное кресло, уже пустое, посреди <text:s/>очень ясной ночи и этот свет спускается….</text:span></text:span></text:p>
      <text:p text:style-name="P540"><text:span text:style-name="Source_20_Text"><text:span text:style-name="T529">Образы продолжаются, расцветают, приходят и уходят, некоторые красивы, какие-то просто ужасны… </text:span></text:span><text:span text:style-name="Source_20_Text"><text:span text:style-name="T530">но ей тут так уютно </text:span></text:span><text:span text:style-name="Source_20_Text"><text:span text:style-name="T531">с её ягнёнком, её Роджером, и как же она любит очертание его шеи вся прямо такая</text:span></text:span><text:span text:style-name="Source_20_Text"><text:span text:style-name="T526">—</text:span></text:span><text:span text:style-name="Source_20_Text"><text:span text:style-name="T531">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P540"><text:span text:style-name="Source_20_Text"><text:span text:style-name="T531"/></text:span></text:p>
      <text:p text:style-name="P541"><text:span text:style-name="Source_20_Text"><text:span text:style-name="T532">Однажды утром</text:span></text:span><text:span text:style-name="Source_20_Text"><text:span text:style-name="T526">—</text:span></text:span><text:span text:style-name="Source_20_Text"><text:span text:style-name="T532">он не видел её уже около полумесяца</text:span></text:span><text:span text:style-name="Source_20_Text"><text:span text:style-name="T526">—</text:span></text:span><text:span text:style-name="Source_20_Text"><text:span text:style-name="T532">он проснулся в своей келье отшельника в «Белом Посещении» </text:span></text:span><text:span text:style-name="Source_20_Text"><text:span text:style-name="T533">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text:span></text:span><text:span text:style-name="Source_20_Text"><text:span text:style-name="T526">—</text:span></text:span><text:span text:style-name="Source_20_Text"><text:span text:style-name="T533">он не встречался с ней. Он всхлипнул пару раз, потом чихнул. </text:span></text:span><text:span text:style-name="Source_20_Text"><text:span text:style-name="T534">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861"><text:s/>je ne sais quoi de sinistre. </text:span></text:span><text:span text:style-name="Source_20_Text"><text:span text:style-name="T534">Ему надо поссать. Шаркая к уборной, его серая армейская фланель </text:span></text:span><text:span text:style-name="Source_20_Text"><text:span text:style-name="T535">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text:span></text:span><text:span text:style-name="Source_20_Text"><text:span text:style-name="T536">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text:span></text:span><text:span text:style-name="Source_20_Text"><text:span text:style-name="T537">Только потом уже он начал думать о Джессике</text:span></text:span><text:span text:style-name="Source_20_Text"><text:span text:style-name="T526">—</text:span></text:span><text:span text:style-name="Source_20_Text"><text:span text:style-name="T537">о её безопасности. Заботливый Роджер. </text:span></text:span><text:span text:style-name="Source_20_Text"><text:span text:style-name="T538">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26">—</text:span></text:span><text:span text:style-name="Source_20_Text"><text:span text:style-name="T862">о. О</text:span></text:span><text:span text:style-name="Source_20_Text"><text:span text:style-name="T538">, нет. </text:span></text:span><text:span text:style-name="Source_20_Text"><text:span text:style-name="T539">Закрой тот вентиль, Нетель, да прикинь </text:span></text:span><text:span text:style-name="Source_20_Text"><text:span text:style-name="T863">про это вот</text:span></text:span><text:span text:style-name="Source_20_Text"><text:span text:style-name="T539">. Он стоял, полусогнутым, над раковиной, </text:span></text:span><text:span text:style-name="Source_20_Text"><text:span text:style-name="T540">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864">сейчас</text:span></text:span><text:span text:style-name="Source_20_Text"><text:span text:style-name="T540">… </text:span></text:span><text:span text:style-name="Source_20_Text"><text:span text:style-name="T541">о, да, самая чёткая вероятность нашла почву в его мозгу и пустила корни. Что если все они, вся эта шайка психов из Секции Пси сговорились против него? </text:span></text:span><text:span text:style-name="Source_20_Text"><text:span text:style-name="T542">Ну, как? Да: предположим они </text:span></text:span><text:span text:style-name="Source_20_Text"><text:span text:style-name="T865">могут</text:span></text:span><text:span text:style-name="Source_20_Text"><text:span text:style-name="T542"> читать твоё сознание! а и что если</text:span></text:span><text:span text:style-name="Source_20_Text"><text:span text:style-name="T526">—</text:span></text:span><text:span text:style-name="Source_20_Text"><text:span text:style-name="T542">что если это </text:span></text:span><text:span text:style-name="Source_20_Text"><text:span text:style-name="T865">гипнотизм</text:span></text:span><text:span text:style-name="Source_20_Text"><text:span text:style-name="T542">? А? Исусе: тогда целая куча других оккультных заморочек, таких как астральное наущение, контроль сознания (ну, в </text:span></text:span><text:span text:style-name="Source_20_Text"><text:span text:style-name="T865">этом-то</text:span></text:span><text:span text:style-name="Source_20_Text"><text:span text:style-name="T542"> ничего оккультного), </text:span></text:span><text:span text:style-name="Source_20_Text"><text:span text:style-name="T543">тайные проклятия, чтоб вызвать импотенцию, флюс, сумасшествие, вуууййй!—</text:span></text:span><text:span text:style-name="Source_20_Text"><text:span text:style-name="T866">зелья</text:span></text:span><text:span text:style-name="Source_20_Text"><text:span text:style-name="T544">! </text:span></text:span><text:span text:style-name="Source_20_Text"><text:span text:style-name="T545">(когда он наконец распрямился и умственным взором, </text:span></text:span><text:span text:style-name="Source_20_Text"><text:span text:style-name="T867">очень</text:span></text:span><text:span text:style-name="Source_20_Text"><text:span text:style-name="T545"> осторожно, обращается к толкучке в кофейном баре, о, </text:span></text:span><text:span text:style-name="Source_20_Text"><text:span text:style-name="T867">Боже…</text:span></text:span><text:span text:style-name="Source_20_Text"><text:span text:style-name="T545">), </text:span></text:span><text:span text:style-name="Source_20_Text"><text:span text:style-name="T546">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text:span></text:span><text:span text:style-name="Source_20_Text"><text:span text:style-name="T526">—</text:span></text:span><text:span text:style-name="Source_20_Text"><text:span text:style-name="T546">особенно посреди этого служебного сортира, с лицом Гавина Трефола <text:s/></text:span></text:span><text:span text:style-name="Source_20_Text"><text:span text:style-name="T547">маджентной окраски, яркий цвет клевера на ветру, Рональд Черикок выхаркивает ком зеленоватой с прожилками мокроты в раковину—</text:span></text:span><text:span text:style-name="Source_20_Text"><text:span text:style-name="T548">что это всё, </text:span></text:span><text:span text:style-name="Source_20_Text"><text:span text:style-name="T868">кто все эти люди</text:span></text:span><text:span text:style-name="Source_20_Text"><text:span text:style-name="T548">…. Чёкнутые.</text:span></text:span><text:span text:style-name="Source_20_Text"><text:span text:style-name="T868">Чёёёёкнутые! </text:span></text:span><text:span text:style-name="Source_20_Text"><text:span text:style-name="T548">Его обложили! </text:span></text:span><text:span text:style-name="Source_20_Text"><text:span text:style-name="T549">они были тут всё эту войну, прослушива</text:span></text:span><text:span text:style-name="Source_20_Text"><text:span text:style-name="T554">ли</text:span></text:span><text:span text:style-name="Source_20_Text"><text:span text:style-name="T549"> его мозг, телепаты, ведьмаки, Сатанинские механики всех мастей, </text:span></text:span><text:span text:style-name="Source_20_Text"><text:span text:style-name="T550">подключаются во </text:span></text:span><text:span text:style-name="Source_20_Text"><text:span text:style-name="T869">всё</text:span></text:span><text:span text:style-name="Source_20_Text"><text:span text:style-name="T526">—</text:span></text:span><text:span text:style-name="Source_20_Text"><text:span text:style-name="T550">даже когда они с Джессикой в постели </text:span></text:span><text:span text:style-name="Source_20_Text"><text:span text:style-name="T869">ебуться</text:span></text:span><text:span text:style-name="Source_20_Text"><text:span text:style-name="T526">—</text:span></text:span></text:p>
      <text:p text:style-name="P542"><text:soft-page-break/><text:span text:style-name="Source_20_Text"><text:span text:style-name="T551">Старайся не подавать виду, старина, паникуй, если уж должен, но потом, не здесь…. </text:span></text:span><text:span text:style-name="Source_20_Text"><text:span text:style-name="T552">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43"><text:span text:style-name="Source_20_Text"><text:span text:style-name="T553">Чудесное утро, Вторая Мировая Война. </text:span></text:span><text:span text:style-name="Source_20_Text"><text:span text:style-name="T555">Всё, что он может удерживать на поверхности своего сознания, это слова </text:span></text:span><text:span text:style-name="Source_20_Text"><text:span text:style-name="T870">Мне нужно перевестись</text:span></text:span><text:span text:style-name="Source_20_Text"><text:span text:style-name="T555">, типа, мурлыканье без музыки перед зеркалом, да, сэр, должен подать рапорт немедля. </text:span></text:span><text:span text:style-name="Source_20_Text"><text:span text:style-name="T556">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871">Нацистов в Новостях, </text:span></text:span><text:span text:style-name="Source_20_Text"><text:span text:style-name="T556">втиснутой между объявлениями Мерсисайдского отделения лейбористов ищущих публициста и Лондонского рекламного агентства </text:span></text:span><text:span text:style-name="Source_20_Text"><text:span text:style-name="T557">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text:span></text:span><text:span text:style-name="Source_20_Text"><text:span text:style-name="T558">спортивной честности, и прочему такому, а? </text:span></text:span><text:span text:style-name="Source_20_Text"><text:span text:style-name="T559">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text:span></text:span><text:span text:style-name="Source_20_Text"><text:span text:style-name="T510">– </text:span></text:span><text:span text:style-name="Source_20_Text"><text:span text:style-name="T559">Роджер бредёт обратно в свою узкую комнату,</text:span></text:span><text:span text:style-name="Source_20_Text"><text:span text:style-name="T510">–«</text:span></text:span><text:span text:style-name="Source_20_Text"><text:span text:style-name="T559">что угодно, </text:span></text:span><text:span text:style-name="Source_20_Text"><text:span text:style-name="T560">только не</text:span></text:span><text:span text:style-name="Source_20_Text"><text:span text:style-name="T559"> это….»</text:span></text:span></text:p>
      <text:p text:style-name="P544"><text:span text:style-name="Source_20_Text"><text:span text:style-name="T561">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45"><text:span text:style-name="Source_20_Text"><text:span text:style-name="T562">Его повело тогда, на полминуты, дрожащего и зевающего, в длинном нижнем белье, мягком, почти невидимом в </text:span></text:span><text:span text:style-name="Source_20_Text"><text:span text:style-name="T563">ограждении декабрьского рассвета, среди множества острых краёв книг, рулонов, калек, схем и карт </text:span></text:span><text:span text:style-name="Source_20_Text"><text:span text:style-name="T564">(и главная, красные оспины на чистой белой коже леди Лондон, смотрящая на всё… </text:span></text:span><text:span text:style-name="Source_20_Text"><text:span text:style-name="T872">погоди</text:span></text:span><text:span text:style-name="Source_20_Text"><text:span text:style-name="T564">… болезнь кожи… </text:span></text:span><text:span text:style-name="Source_20_Text"><text:span text:style-name="T873">может</text:span></text:span><text:span text:style-name="Source_20_Text"><text:span text:style-name="T565"> она носит роковую инфекцию внутри себя? </text:span></text:span><text:span text:style-name="Source_20_Text"><text:span text:style-name="T566">Возможно, места предопределены и полёт ракеты, фактически, следует из фатального нарыва </text:span></text:span><text:span text:style-name="Source_20_Text"><text:span text:style-name="T874">в скрытом состоянии среди города…</text:span></text:span><text:span text:style-name="Source_20_Text"><text:span text:style-name="T566"> </text:span></text:span><text:span text:style-name="Source_20_Text"><text:span text:style-name="T567">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text:span></text:span><text:span text:style-name="Source_20_Text"><text:span text:style-name="T568">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text:span></text:span><text:span text:style-name="Source_20_Text"><text:span text:style-name="T569">хоть как-то цепляться <text:s/>за</text:span></text:span><text:span text:style-name="Source_20_Text"><text:span text:style-name="T568"> воспоминания)…</text:span></text:span></text:p>
      <text:p text:style-name="P546"><text:span text:style-name="Source_20_Text"><text:span text:style-name="T570">Его жизнь была увязана с прошлым. Он видел себя точкой в бегущей волне, движимым по стерильной истории</text:span></text:span><text:span text:style-name="Source_20_Text"><text:span text:style-name="T568">—</text:span></text:span><text:span text:style-name="Source_20_Text"><text:span text:style-name="T570">известное прошлое, проецируемое будущее. Но Джессика была разломом этой волны. Нежданно, впереди был пляж, непредсказуемое… новая жизнь. </text:span></text:span><text:span text:style-name="Source_20_Text"><text:span text:style-name="T571">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text:span></text:span><text:span text:style-name="Source_20_Text"><text:span text:style-name="T572">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46"><text:span text:style-name="Source_20_Text"><text:span text:style-name="T572"/></text:span></text:p>
      <text:p text:style-name="P547"><text:span text:style-name="Source_20_Text"><text:span text:style-name="T573">Она кружит суетясь по спальне, клянчит у девушек затяжку-другую залежалых Вудбиндз, наборы починки нейлона, воробьино шустрые </text:span></text:span><text:span text:style-name="Source_20_Text"><text:span text:style-name="T577">шуточки</text:span></text:span><text:span text:style-name="Source_20_Text"><text:span text:style-name="T573"> войны сходят за </text:span></text:span><text:span text:style-name="Source_20_Text"><text:span text:style-name="T574">взаимопонимание. </text:span></text:span><text:span text:style-name="Source_20_Text"><text:span text:style-name="T575">В эту ночь она будет с Джереми, её лейтенантом, но она хочет быть с Роджером. Хотя на самом деле не хочет. Или хочет? </text:span></text:span><text:span text:style-name="Source_20_Text"><text:span text:style-name="T576">Она и не упомнит, чтоб когда-нибудь была в такой растерянности. Когда она с Роджером, это сплошная любовь, но на любом отдалении</text:span></text:span><text:span text:style-name="Source_20_Text"><text:span text:style-name="T568">—</text:span></text:span><text:span text:style-name="Source_20_Text"><text:span text:style-name="T576">на </text:span></text:span><text:span text:style-name="Source_20_Text"><text:span text:style-name="T875">любом</text:span></text:span><text:span text:style-name="Source_20_Text"><text:span text:style-name="T576">, </text:span></text:span><text:span text:style-name="Source_20_Text"><text:span text:style-name="T577">Джек</text:span></text:span><text:span text:style-name="Source_20_Text"><text:span text:style-name="T568">—</text:span></text:span><text:span text:style-name="Source_20_Text"><text:span text:style-name="T577">она обнаруживает, что он её гнетёт и даже пугает. Верхом на нём, в </text:span></text:span><text:span text:style-name="Source_20_Text"><text:span text:style-name="T601">бешеные</text:span></text:span><text:span text:style-name="Source_20_Text"><text:span text:style-name="T577"> ночи скачки вверх-вниз по его хую </text:span></text:span><text:soft-page-break/><text:span text:style-name="Source_20_Text"><text:span text:style-name="T577">своею осью, </text:span></text:span><text:span text:style-name="Source_20_Text"><text:span text:style-name="T578">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876">Роджер, Роджер, о, любимый</text:span></text:span><text:span text:style-name="Source_20_Text"><text:span text:style-name="T578"> до скончания дыхания. </text:span></text:span><text:span text:style-name="Source_20_Text"><text:span text:style-name="T579">Но вне постели, в хождении-говорении, его горечь, непроглядность, ранят глубже, чем Война, чем зима: </text:span></text:span><text:span text:style-name="Source_20_Text"><text:span text:style-name="T580">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text:span></text:span><text:span text:style-name="Source_20_Text"><text:span text:style-name="T581">Она не позволяет себе слишком часто задаваться этим вопросом, но он есть. </text:span></text:span><text:span text:style-name="Source_20_Text"><text:span text:style-name="T582">Три года с Джереми. Считай, почти что женаты. Три года что-то да значат. </text:span></text:span><text:span text:style-name="Source_20_Text"><text:span text:style-name="T583">Ежедневные маленькие стежки и разглаживанья. </text:span></text:span><text:span text:style-name="Source_20_Text"><text:span text:style-name="T584">Она одевала старые банные халаты Бобра, заваривала ему чай и кофе, </text:span></text:span><text:span text:style-name="Source_20_Text"><text:span text:style-name="T585">искала его взгляд на стоянках грузовиков, </text:span></text:span><text:span text:style-name="Source_20_Text"><text:span text:style-name="T586">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text:span></text:span><text:span text:style-name="Source_20_Text"><text:span text:style-name="T587">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877">мальчишки</text:span></text:span><text:span text:style-name="Source_20_Text"><text:span text:style-name="T587">, честное слово. Охренеть, да ему же должно быть за тридцать, он на несколько лет старше неё. </text:span></text:span><text:span text:style-name="Source_20_Text"><text:span text:style-name="T588">Должен же был чему-то научиться, правда ведь? Мужчина с опытом?</text:span></text:span></text:p>
      <text:p text:style-name="P548"><text:span text:style-name="Source_20_Text"><text:span text:style-name="T589">Хуже всего, что ей не с кем об этом поговорить. Политическая жизнь этой смешанной батареи, профессиональное кровосмешение, </text:span></text:span><text:span text:style-name="Source_20_Text"><text:span text:style-name="T590">нездоровая тормознутость на том кто что кому сказал весной</text:span></text:span><text:span text:style-name="Source_20_Text"><text:span text:style-name="T878"> 1942</text:span></text:span><text:span text:style-name="Source_20_Text"><text:span text:style-name="T590">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49"><text:span text:style-name="Source_20_Text"><text:span text:style-name="T590">– Девушка в горе, Джесс?– Мэгги Дакёрк, проходя мимо разглаживает свои перчатки. </text:span></text:span><text:span text:style-name="Source_20_Text"><text:span text:style-name="T591">Через громкоговоритель оркестр свинга Би-Би-Си жарко выдувает синкопированную рождественскую музыку.</text:span></text:span></text:p>
      <text:p text:style-name="P550"><text:span text:style-name="Source_20_Text"><text:span text:style-name="T590">– </text:span></text:span><text:span text:style-name="Source_20_Text"><text:span text:style-name="T592">Сигарета найдётся, Мэг?</text:span></text:span><text:span text:style-name="Source_20_Text"><text:span text:style-name="T590">– </text:span></text:span><text:span text:style-name="Source_20_Text"><text:span text:style-name="T592">уже автоматически, те так ли. Джес?</text:span></text:span></text:p>
      <text:p text:style-name="P550"><text:span text:style-name="Source_20_Text"><text:span text:style-name="T592">Ну, так—«Думала, тут, типа, фильм с Гарбо, блин, а не всегдашняя никотиновая голодуха, опять не угадала, пока...»</text:span></text:span></text:p>
      <text:p text:style-name="P550"><text:span text:style-name="Source_20_Text"><text:span text:style-name="T592">О, <text:s/>да проваливай уже: </text:span></text:span><text:span text:style-name="Source_20_Text"><text:span text:style-name="T590">– «</text:span></text:span><text:span text:style-name="Source_20_Text"><text:span text:style-name="T592">Думала про свой рождественский шопинг».</text:span></text:span></text:p>
      <text:p text:style-name="P551"><text:span text:style-name="Source_20_Text"><text:span text:style-name="T590">– </text:span></text:span><text:span text:style-name="Source_20_Text"><text:span text:style-name="T593">Что возьмёшь Бобру?</text:span></text:span></text:p>
      <text:p text:style-name="P552"><text:span text:style-name="Source_20_Text"><text:span text:style-name="T59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text:span></text:span><text:span text:style-name="Source_20_Text"><text:span text:style-name="T595">взблескивают</text:span></text:span><text:span text:style-name="Source_20_Text"><text:span text:style-name="T594"> серебром под или позади </text:span></text:span><text:span text:style-name="Source_20_Text"><text:span text:style-name="T595">красного лака на её ногтях, словно струи <text:s/>отдалённых фонтанов за красными фигурно стриженными деревьями, Джессика отвечает: </text:span></text:span><text:span text:style-name="Source_20_Text"><text:span text:style-name="T590">– «</text:span></text:span><text:span text:style-name="Source_20_Text"><text:span text:style-name="T595">О. Мм. Трубку, наверное...»</text:span></text:span></text:p>
      <text:p text:style-name="P552"><text:span text:style-name="Source_20_Text"><text:span text:style-name="T595"/></text:span></text:p>
      <text:p text:style-name="P553"><text:span text:style-name="Source_20_Text"><text:span text:style-name="T596">Однажды ночью недалеко от её батареи, </text:span></text:span><text:span text:style-name="Source_20_Text"><text:span text:style-name="T597">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text:span></text:span><text:span text:style-name="Source_20_Text"><text:span text:style-name="T598">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text:span></text:span><text:span text:style-name="Source_20_Text"><text:span text:style-name="T599">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54"><text:span text:style-name="Source_20_Text"><text:span text:style-name="T599">Роджер свернул и они смотрели на </text:span></text:span><text:span text:style-name="Source_20_Text"><text:span text:style-name="T600">поношенную замызганную униформу сходившихся к вечерне. Ветер пах свежим снегом.</text:span></text:span></text:p>
      <text:p text:style-name="P555"><text:span text:style-name="Source_20_Text"><text:span text:style-name="T598">– </text:span></text:span><text:span text:style-name="Source_20_Text"><text:span text:style-name="T600">Нам надо домой,</text:span></text:span><text:span text:style-name="Source_20_Text"><text:span text:style-name="T598">– </text:span></text:span><text:span text:style-name="Source_20_Text"><text:span text:style-name="T600">сказала она,</text:span></text:span><text:span text:style-name="Source_20_Text"><text:span text:style-name="T598">– </text:span></text:span><text:span text:style-name="Source_20_Text"><text:span text:style-name="T600">поздно уже.</text:span></text:span></text:p>
      <text:p text:style-name="P555"><text:soft-page-break/><text:span text:style-name="Source_20_Text"><text:span text:style-name="T598">– </text:span></text:span><text:span text:style-name="Source_20_Text"><text:span text:style-name="T600">Можно просто зайти на минутку.</text:span></text:span></text:p>
      <text:p text:style-name="P556"><text:span text:style-name="Source_20_Text"><text:span text:style-name="T600">Ну, уж </text:span></text:span><text:span text:style-name="Source_20_Text"><text:span text:style-name="T879">это</text:span></text:span><text:span text:style-name="Source_20_Text"><text:span text:style-name="T600"> её удивило, </text:span></text:span><text:span text:style-name="Source_20_Text"><text:span text:style-name="T601">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text:span></text:span><text:span text:style-name="Source_20_Text"><text:span text:style-name="T602">и нарекания его росли с приближением дней рождественского шопинга. </text:span></text:span><text:span text:style-name="Source_20_Text"><text:span text:style-name="T598">–«</text:span></text:span><text:span text:style-name="Source_20_Text"><text:span text:style-name="T603">Это как бы не в твоём стиле»,</text:span></text:span><text:span text:style-name="Source_20_Text"><text:span text:style-name="T598">– </text:span></text:span><text:span text:style-name="Source_20_Text"><text:span text:style-name="T603">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text:span></text:span><text:span text:style-name="Source_20_Text"><text:span text:style-name="T604">а</text:span></text:span><text:span text:style-name="Source_20_Text"><text:span text:style-name="T603">ми, </text:span></text:span><text:span text:style-name="Source_20_Text"><text:span text:style-name="T604">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57"><text:span text:style-name="Source_20_Text"><text:span text:style-name="T605">Они шагали по следам оставленным другими на снегу, она хмуро на его руке, ветер взмётывал её волосы в завитки, каблуки один раз заскользили по льду. </text:span></text:span><text:span text:style-name="Source_20_Text"><text:span text:style-name="T598">–«</text:span></text:span><text:span text:style-name="Source_20_Text"><text:span text:style-name="T605">Послушать музыку»,</text:span></text:span><text:span text:style-name="Source_20_Text"><text:span text:style-name="T598">– </text:span></text:span><text:span text:style-name="Source_20_Text"><text:span text:style-name="T605">пояснил он.</text:span></text:span></text:p>
      <text:p text:style-name="P558"><text:span text:style-name="Source_20_Text"><text:span text:style-name="T606">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text:span></text:span><text:span text:style-name="Source_20_Text"><text:span text:style-name="T607">ы</text:span></text:span><text:span text:style-name="Source_20_Text"><text:span text:style-name="T606"> сквозь сумерки, бездушные, </text:span></text:span><text:span text:style-name="Source_20_Text"><text:span text:style-name="T607">сквозь заштрихованные стенки, превращая их в марлю, по которой барабанит дождь. </text:span></text:span><text:span text:style-name="Source_20_Text"><text:span text:style-name="T608">Правда, было одно чёрное лицо, высокий альт, капрал с Ямайки, привезённый с его тёплого острова на этот</text:span></text:span><text:span text:style-name="Source_20_Text"><text:span text:style-name="T604">—</text:span></text:span><text:span text:style-name="Source_20_Text"><text:span text:style-name="T608">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text:span></text:span><text:span text:style-name="Source_20_Text"><text:span text:style-name="T609">и отбегают через улицу с хихиканьем, или приходят увести девушек в коротких юбках, девушек-островитянок, китаянок или француженок… </text:span></text:span><text:span text:style-name="Source_20_Text"><text:span text:style-name="T610">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text:span></text:span><text:span text:style-name="Source_20_Text"><text:span text:style-name="T611">а девушки перешёптываются и смеются… каждое утро он пересчитывал полкармана монеток всех наций. </text:span></text:span><text:span text:style-name="Source_20_Text"><text:span text:style-name="T612">Из Кингстона с его пальмами, сложные потребности Англо-Американской Империи (1939-1945) </text:span></text:span><text:span text:style-name="Source_20_Text"><text:span text:style-name="T613">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pan></text:span><text:span text:style-name="Source_20_Text"><text:span text:style-name="T610"><text:s/></text:span></text:span><text:span text:style-name="Source_20_Text"><text:span text:style-name="T613">Хайрику Сусщ:</text:span></text:span></text:p>
      <text:p text:style-name="P558"><text:span text:style-name="Source_20_Text"><text:span text:style-name="T613"/></text:span></text:p>
      <text:p text:style-name="P558"><text:span text:style-name="Source_20_Text"><text:span text:style-name="T880">In dulci jubilo</text:span></text:span></text:p>
      <text:p text:style-name="P558"><text:span text:style-name="Source_20_Text"><text:span text:style-name="T880">Nun singet und seid froh!</text:span></text:span></text:p>
      <text:p text:style-name="P558"><text:span text:style-name="Source_20_Text"><text:span text:style-name="T880">Unsers Herzens Wonne</text:span></text:span></text:p>
      <text:p text:style-name="P558"><text:span text:style-name="Source_20_Text"><text:span text:style-name="T880">Leit in praesipio,</text:span></text:span></text:p>
      <text:p text:style-name="P558"><text:span text:style-name="Source_20_Text"><text:span text:style-name="T880">Leuchtet vor die Sonne</text:span></text:span></text:p>
      <text:p text:style-name="P558"><text:span text:style-name="Source_20_Text"><text:span text:style-name="T880">Matris in gremio.</text:span></text:span></text:p>
      <text:p text:style-name="P558"><text:span text:style-name="Source_20_Text"><text:span text:style-name="T880">Alpha es et O.</text:span></text:span></text:p>
      <text:p text:style-name="P558"><text:span text:style-name="Source_20_Text"><text:span text:style-name="T880"/></text:span></text:p>
      <text:p text:style-name="P559"><text:span text:style-name="Source_20_Text"><text:span text:style-name="T61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text:span></text:span><text:span text:style-name="Source_20_Text"><text:span text:style-name="T615">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881">немецкий</text:span></text:span><text:span text:style-name="Source_20_Text"><text:span text:style-name="T615">? в английской церкви? </text:span></text:span><text:soft-page-break/><text:span text:style-name="Source_20_Text"><text:span text:style-name="T616">Ну, это не столько ереси, как имперские издержки, неизбежные как присутствие чёрного человека, из актов лёгкого сюрреализма</text:span></text:span><text:span text:style-name="Source_20_Text"><text:span text:style-name="T615">—</text:span></text:span><text:span text:style-name="Source_20_Text"><text:span text:style-name="T616">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text:span></text:span><text:span text:style-name="Source_20_Text"><text:span text:style-name="T617">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text:span></text:span><text:span text:style-name="Source_20_Text"><text:span text:style-name="T618">отвергающим, нет и намёка даже на дешёвый пофигизм. </text:span></text:span><text:span text:style-name="Source_20_Text"><text:span text:style-name="T619">Он бы…</text:span></text:span></text:p>
      <text:p text:style-name="P560"><text:span text:style-name="Source_20_Text"><text:span text:style-name="T620">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text:span></text:span><text:span text:style-name="Source_20_Text"><text:span text:style-name="T621">к</text:span></text:span><text:span text:style-name="Source_20_Text"><text:span text:style-name="T620">ак и ночь снаружи. </text:span></text:span><text:span text:style-name="Source_20_Text"><text:span text:style-name="T621">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text:span></text:span><text:span text:style-name="Source_20_Text"><text:span text:style-name="T622">.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text:span></text:span><text:span text:style-name="Source_20_Text"><text:span text:style-name="T623">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text:span></text:span><text:span text:style-name="Source_20_Text"><text:span text:style-name="T624">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text:span></text:span><text:span text:style-name="Source_20_Text"><text:span text:style-name="T625">хмурых</text:span></text:span><text:span text:style-name="Source_20_Text"><text:span text:style-name="T624"> людских утр сделаны терпимыми, </text:span></text:span><text:span text:style-name="Source_20_Text"><text:span text:style-name="T625">превращены в мятный дух и мрачную песню, что оставила белые брызги на ртути зеркал от Харроу до Грейвсенда, </text:span></text:span><text:span text:style-name="Source_20_Text"><text:span text:style-name="T626">тысяч детишек, взбивавших пену в ступках своих ртов, и потеряли в тысячу раз больше слов в меловых пузырях—</text:span></text:span><text:span text:style-name="Source_20_Text"><text:span text:style-name="T627">жалоб на ночь глядя, несмелых признаний в любви, новостей от толстых или тех что аж светятся, грубых и мягких существ в стране под покрывалом</text:span></text:span><text:span text:style-name="Source_20_Text"><text:span text:style-name="T626">—</text:span></text:span><text:span text:style-name="Source_20_Text"><text:span text:style-name="T628">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text:span></text:span><text:span text:style-name="Source_20_Text"><text:span text:style-name="T629">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text:span></text:span><text:span text:style-name="Source_20_Text"><text:span text:style-name="T630">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text:span></text:span><text:span text:style-name="Source_20_Text"><text:span text:style-name="T631">умножаясь в море, пока эти тюбики пасты один за другим опорожня</text:span></text:span><text:span text:style-name="Source_20_Text"><text:span text:style-name="T632">ются</text:span></text:span><text:span text:style-name="Source_20_Text"><text:span text:style-name="T631"> и </text:span></text:span><text:span text:style-name="Source_20_Text"><text:span text:style-name="T632">отдаются обратно</text:span></text:span><text:span text:style-name="Source_20_Text"><text:span text:style-name="T631"> Войне, </text:span></text:span><text:span text:style-name="Source_20_Text"><text:span text:style-name="T632">кучи чуть пахучего метала, призраки острой мяты в зимних будках, каждыый тюбик сморщен или выдавлен не сознающими руками Лондона, </text:span></text:span><text:span text:style-name="Source_20_Text"><text:span text:style-name="T633">исписанные несхожими почерками, каракули против каракулей, теперь дожидаются</text:span></text:span><text:span text:style-name="Source_20_Text"><text:span text:style-name="T626">—</text:span></text:span><text:span text:style-name="Source_20_Text"><text:span text:style-name="T633">это истинное возвращение</text:span></text:span><text:span text:style-name="Source_20_Text"><text:span text:style-name="T626">—</text:span></text:span><text:span text:style-name="Source_20_Text"><text:span text:style-name="T634">чтобы быть расплавленными для припоя, лужения, пойти добавкой в отливку, в подшипники, </text:span></text:span><text:span text:style-name="Source_20_Text"><text:span text:style-name="T635">уплотнители, </text:span></text:span><text:span text:style-name="Source_20_Text"><text:span text:style-name="T636">скрытая дымовздыбленная реинкарнация, которую дети иного, домашнего воплощения никогда не увидят. </text:span></text:span><text:span text:style-name="Source_20_Text"><text:span text:style-name="T637">Однако продолжаемость, плоти в единокровные металлы, дома в безграничное море, сохранена. </text:span></text:span><text:span text:style-name="Source_20_Text"><text:span text:style-name="T638">И вовсе не смерть разделяет эти инкарнации, а бумага: </text:span></text:span><text:span text:style-name="Source_20_Text"><text:span text:style-name="T639">назначение бумаг, бумажные рутины. </text:span></text:span><text:span text:style-name="Source_20_Text"><text:span text:style-name="T640">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882">ein Volk ein Führer</text:span></text:span><text:span text:style-name="Source_20_Text"><text:span text:style-name="T640">—</text:span></text:span><text:span text:style-name="Source_20_Text"><text:span text:style-name="T641">ей нужна машина из множества разных частей, не монолитность, но усложнённость… Хотя кто отважится утверждать </text:span></text:span><text:span text:style-name="Source_20_Text"><text:span text:style-name="T883">что</text:span></text:span><text:span text:style-name="Source_20_Text"><text:span text:style-name="T641"> нужно </text:span></text:span><text:soft-page-break/><text:span text:style-name="Source_20_Text"><text:span text:style-name="T641">Войне, настолько она обширна, </text:span></text:span><text:span text:style-name="Source_20_Text"><text:span text:style-name="T642">настолько вознесена… такая </text:span></text:span><text:span text:style-name="Source_20_Text"><text:span text:style-name="T884">заочная</text:span></text:span><text:span text:style-name="Source_20_Text"><text:span text:style-name="T642">. Пожалуй, Война даже не осознание—даже вовсе не жизнь, правда. В чём-то может случиться некое грубое, случайное подобие жизни. </text:span></text:span><text:span text:style-name="Source_20_Text"><text:span text:style-name="T643">В «Белом Посещении» есть застарелый шизик, знаете ли, который считает </text:span></text:span><text:span text:style-name="Source_20_Text"><text:span text:style-name="T885">себя</text:span></text:span><text:span text:style-name="Source_20_Text"><text:span text:style-name="T643"> Второй Мировой Войной. </text:span></text:span><text:span text:style-name="Source_20_Text"><text:span text:style-name="T644">Он не получает газет, отказывается слушать радио, и всё-таки в день высадки в Нормандии его температура почему-то подскочила до 104°. </text:span></text:span><text:span text:style-name="Source_20_Text"><text:span text:style-name="T645">Теперь, когда эти клещи с востока и запада продолжают их медленное рефлективное сокращение, он говорит о тьме охватывающей его сознание, что теряет себя…. </text:span></text:span><text:span text:style-name="Source_20_Text"><text:span text:style-name="T646">Правда, контр-наступление Рундштедта его взбодрило, дало ему новый импульс к жизни</text:span></text:span><text:span text:style-name="Source_20_Text"><text:span text:style-name="T640">—«</text:span></text:span><text:span text:style-name="Source_20_Text"><text:span text:style-name="T646">Прекрасный Рождественский подарок»,– признался он </text:span></text:span><text:span text:style-name="Source_20_Text"><text:span text:style-name="T650">другому </text:span></text:span><text:span text:style-name="Source_20_Text"><text:span text:style-name="T646">жильцу в его палате». Когда ракеты падают</text:span></text:span><text:span text:style-name="Source_20_Text"><text:span text:style-name="T640">—</text:span></text:span><text:span text:style-name="Source_20_Text"><text:span text:style-name="T646">из тех, чьи взрывы не слышны</text:span></text:span><text:span text:style-name="Source_20_Text"><text:span text:style-name="T640">—</text:span></text:span><text:span text:style-name="Source_20_Text"><text:span text:style-name="T646">он улыбается, слёзы вот-вот брызнут из уголков его весёлых глаз, охваченный </text:span></text:span><text:span text:style-name="Source_20_Text"><text:span text:style-name="T647">румяной взвинченностью, которая не может не подбодрить таких же пациентов. </text:span></text:span><text:span text:style-name="Source_20_Text"><text:span text:style-name="T648">Его дни сочтены. Он умрёт на День Победы. </text:span></text:span><text:span text:style-name="Source_20_Text"><text:span text:style-name="T649">Если он не действительно сама Война, то значие её подставное дитя, живёт по полной какой-то срок, но приходит торжественный день и смотри в оба. </text:span></text:span><text:span text:style-name="Source_20_Text"><text:span text:style-name="T650">Истинный </text:span></text:span><text:span text:style-name="Source_20_Text"><text:span text:style-name="T651">царь</text:span></text:span><text:span text:style-name="Source_20_Text"><text:span text:style-name="T650"> умирает только лишь притворной смертью. Запомни. Любое число молодых людей могут быть назначены умереть вместо него, покуда настоящий </text:span></text:span><text:span text:style-name="Source_20_Text"><text:span text:style-name="T651">царь</text:span></text:span><text:span text:style-name="Source_20_Text"><text:span text:style-name="T650">, старый лисий ублюдок, продолжает своё. </text:span></text:span><text:span text:style-name="Source_20_Text"><text:span text:style-name="T651">Покажется ли он под Звездой, исподтишка преклонить колени в числе прочих царей, пока к нам близится зимнее солнцестояние? </text:span></text:span><text:span text:style-name="Source_20_Text"><text:span text:style-name="T652">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text:span></text:span><text:span text:style-name="Source_20_Text"><text:span text:style-name="T657">распространяясь</text:span></text:span><text:span text:style-name="Source_20_Text"><text:span text:style-name="T652"> сверху, тянется предложить свой дар, </text:span></text:span><text:span text:style-name="Source_20_Text"><text:span text:style-name="T653">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69"><text:span text:style-name="Source_20_Text"><text:span text:style-name="T654">Приближение дует с моря, которое сегодня на закате сияло зеленью и гладью, как стекло насыщенное железом: </text:span></text:span><text:span text:style-name="Source_20_Text"><text:span text:style-name="T655">дует каждый день на нас всё небо вверху брюхатится святыми и тонкими трубами герольдов. </text:span></text:span><text:span text:style-name="Source_20_Text"><text:span text:style-name="T656">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text:span></text:span><text:span text:style-name="Source_20_Text"><text:span text:style-name="T657">и только чуть всколыхиваются, когда проходишь мимо, зритель… гость </text:span></text:span><text:span text:style-name="Source_20_Text"><text:span text:style-name="T658">всех тупиков города…. </text:span></text:span><text:span text:style-name="Source_20_Text"><text:span text:style-name="T659">Уловив в платьях собственное отраженье пару раз, на полпути из тени, лишь смазано яркие цвета по </text:span></text:span><text:span text:style-name="Source_20_Text"><text:span text:style-name="T886"><text:s/>peau de soie, </text:span></text:span><text:span text:style-name="Source_20_Text"><text:span text:style-name="T659">тянешься туда, где услышишь первый жуткий </text:span></text:span><text:span text:style-name="Source_20_Text"><text:span text:style-name="T660">запашок</text:span></text:span><text:span text:style-name="Source_20_Text"><text:span text:style-name="T659"> плесени, но так и было задумано, впрочем—прикрыть малейший след её собственного запаха, </text:span></text:span><text:span text:style-name="Source_20_Text"><text:span text:style-name="T661">вспотелость брачующейся из среднего класса, благовоспитанное мыло с пудрой. </text:span></text:span><text:span text:style-name="Source_20_Text"><text:span text:style-name="T662">Но девственна в своём сердце, в своих надеждах. </text:span></text:span><text:span text:style-name="Source_20_Text"><text:span text:style-name="T663">Никакого тебе тут ярко-швейцарского или кристаллинового сезона, </text:span></text:span><text:span text:style-name="Source_20_Text"><text:span text:style-name="T664">но тёмно затянутый тучами день </text:span></text:span><text:span text:style-name="Source_20_Text"><text:span text:style-name="T665">и снег валит халатами загородом, халаты зимы, мягкие ночью, почти безветренное дыхание вокруг тебя. </text:span></text:span><text:span text:style-name="Source_20_Text"><text:span text:style-name="T666">На станциях города пленные вернулись из Индо-Китая </text:span></text:span><text:span text:style-name="Source_20_Text"><text:span text:style-name="T667">прогуливают свои несчастные выступающие кости, лёгкие как тот соня, или сони на лике луны, </text:span></text:span><text:span text:style-name="Source_20_Text"><text:span text:style-name="T668">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text:span></text:span><text:span text:style-name="Source_20_Text"><text:span text:style-name="T669">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text:span></text:span><text:span text:style-name="Source_20_Text"><text:span text:style-name="T670">смотрят на женщин на упрямства их сотни—</text:span></text:span><text:span text:style-name="Source_20_Text"><text:span text:style-name="T671">глаза из посиневших орбит, сквоз</text:span></text:span><text:span text:style-name="Source_20_Text"><text:span text:style-name="T675">ь</text:span></text:span><text:span text:style-name="Source_20_Text"><text:span text:style-name="T671"> головную боль, которую не может снять никакой Алазилс. </text:span></text:span><text:span text:style-name="Source_20_Text"><text:span text:style-name="T672">Итальянцы военнопленные ругаются под мешками с почтой, </text:span></text:span><text:span text:style-name="Source_20_Text"><text:span text:style-name="T673">что пухнут, ежечасно прибывая с гулким эхом, в сезонной толщине, </text:span></text:span><text:span text:style-name="Source_20_Text"><text:span text:style-name="T674">обсев заснеженный груз на платформах поезда словно грибы, как будто поезда всё ночь шли под землёй через страну мёртвых. </text:span></text:span><text:span text:style-name="Source_20_Text"><text:span text:style-name="T676">Если кто из итальяшек иногда и запоёт, то, уж конечно, не фашистский гимн </text:span></text:span><text:span text:style-name="Source_20_Text"><text:span text:style-name="T887">Giovinezza</text:span></text:span><text:span text:style-name="Source_20_Text"><text:span text:style-name="T676">, а что-нибудь, наверное, из </text:span></text:span><text:span text:style-name="Source_20_Text"><text:span text:style-name="T887">Rigoletto</text:span></text:span><text:span text:style-name="Source_20_Text"><text:span text:style-name="T676"> или </text:span></text:span><text:span text:style-name="Source_20_Text"><text:span text:style-name="T887">La Bohème</text:span></text:span><text:span text:style-name="Source_20_Text"><text:span text:style-name="T676">—Почтовое </text:span></text:span><text:soft-page-break/><text:span text:style-name="Source_20_Text"><text:span text:style-name="T676">Управление и впрямь рассматривает вопрос разработки списка Неприемлемых Песен, с таблатурой для укелеле, чтоб облегчить опознание. </text:span></text:span><text:span text:style-name="Source_20_Text"><text:span text:style-name="T677">Их жизнерадостность и любовь к песням, среди этих, </text:span></text:span><text:span text:style-name="Source_20_Text"><text:span text:style-name="T678">довольно искренни</text:span></text:span><text:span text:style-name="Source_20_Text"><text:span text:style-name="T676">—</text:span></text:span><text:span text:style-name="Source_20_Text"><text:span text:style-name="T679">но с нарастающей нагрузкой в эти дни, и эта оргия рождественских поздравлений растёт день ото дня за всякие разумные пределы </text:span></text:span><text:span text:style-name="Source_20_Text"><text:span text:style-name="T680">и сдержанности можно не ждать до следующего за рождеством <text:s/>дня, они решили, за себя, </text:span></text:span><text:span text:style-name="Source_20_Text"><text:span text:style-name="T681">держаться</text:span></text:span><text:span text:style-name="Source_20_Text"><text:span text:style-name="T680"> профессионально</text:span></text:span><text:span text:style-name="Source_20_Text"><text:span text:style-name="T681">го</text:span></text:span><text:span text:style-name="Source_20_Text"><text:span text:style-name="T680"> итальянс</text:span></text:span><text:span text:style-name="Source_20_Text"><text:span text:style-name="T681">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888">cioé</text:span></text:span><text:span text:style-name="Source_20_Text"><text:span text:style-name="T681">, </text:span></text:span><text:span text:style-name="Source_20_Text"><text:span text:style-name="T682">то есть, условно живой</text:span></text:span><text:span text:style-name="Source_20_Text"><text:span text:style-name="T681">—</text:span></text:span><text:span text:style-name="Source_20_Text"><text:span text:style-name="T682">где толпа густеет женщинами, бесцельно… ну, что посдобнее. </text:span></text:span><text:span text:style-name="Source_20_Text"><text:span text:style-name="T683">Жизнь должна продолжаться. Пленные обоих видов признают это, но для англичан вернувшихся из КБИ <text:s/>никакой </text:span></text:span><text:span text:style-name="Source_20_Text"><text:span text:style-name="T889">mano morta,</text:span></text:span><text:span text:style-name="Source_20_Text"><text:span text:style-name="T683"> никакого прыжка из мёртвой в ожившую </text:span></text:span><text:span text:style-name="Source_20_Text"><text:span text:style-name="T684">по лёгкому позволению подходящего бедра или ляжки—никаких </text:span></text:span><text:span text:style-name="Source_20_Text"><text:span text:style-name="T890">игрищ</text:span></text:span><text:span text:style-name="Source_20_Text"><text:span text:style-name="T684">, Бога ради, на тему жизнь-и-смерть! </text:span></text:span><text:span text:style-name="Source_20_Text"><text:span text:style-name="T685">Хватит с них приключений: </text:span></text:span><text:span text:style-name="Source_20_Text"><text:span text:style-name="T686">только старая жена, чтобы возилась со старой плитой или согревала старую постель, какой крокет среди зимы, им хочется </text:span></text:span><text:span text:style-name="Source_20_Text"><text:span text:style-name="T687">полуотдельной воскресной сонливости опавших листьев усохшего сада. </text:span></text:span><text:span text:style-name="Source_20_Text"><text:span text:style-name="T688">Если же вдруг подвернётся новый храбрый мир, типа, яблоко сброшенное ветром к ногам, ну, будет время как-то и приноровиться… </text:span></text:span><text:span text:style-name="Source_20_Text"><text:span text:style-name="T689">Но они хотят почти послевоейнной роскоши на этой неделе, купить </text:span></text:span><text:span text:style-name="Source_20_Text"><text:span text:style-name="T690">набор </text:span></text:span><text:span text:style-name="Source_20_Text"><text:span text:style-name="T689">электрическ</text:span></text:span><text:span text:style-name="Source_20_Text"><text:span text:style-name="T690">ого</text:span></text:span><text:span text:style-name="Source_20_Text"><text:span text:style-name="T689"> поезда для ребёнка, </text:span></text:span><text:span text:style-name="Source_20_Text"><text:span text:style-name="T691">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text:span></text:span><text:span text:style-name="Source_20_Text"><text:span text:style-name="T692">безрассудно</text:span></text:span><text:span text:style-name="Source_20_Text"><text:span text:style-name="T691"> губительные знаки любви. </text:span></text:span><text:span text:style-name="Source_20_Text"><text:span text:style-name="T693">Дети развернули прошлогодние <text:s/>игрушки и нашли реинкарнации </text:span></text:span><text:span text:style-name="Source_20_Text"><text:span text:style-name="T694">жестянок от мясного пирога</text:span></text:span><text:span text:style-name="Source_20_Text"><text:span text:style-name="T693">, они уясняют, что это другая и, кто знает, </text:span></text:span><text:span text:style-name="Source_20_Text"><text:span text:style-name="T694">наверное,</text:span></text:span><text:span text:style-name="Source_20_Text"><text:span text:style-name="T693"> неизбежная сторона игры в Рождество. </text:span></text:span><text:span text:style-name="Source_20_Text"><text:span text:style-name="T695">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text:span></text:span><text:span text:style-name="Source_20_Text"><text:span text:style-name="T696">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text:span></text:span><text:span text:style-name="Source_20_Text"><text:span text:style-name="T697">Что Такое </text:span></text:span><text:span text:style-name="Source_20_Text"><text:span text:style-name="T703">Геморрой</text:span></text:span><text:span text:style-name="Source_20_Text"><text:span text:style-name="T697">?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891">вот</text:span></text:span><text:span text:style-name="Source_20_Text"><text:span text:style-name="T697"> склон, небо </text:span></text:span><text:span text:style-name="Source_20_Text"><text:span text:style-name="T891">может</text:span></text:span><text:span text:style-name="Source_20_Text"><text:span text:style-name="T697"> показаться светлее—</text:span></text:span><text:span text:style-name="Source_20_Text"><text:span text:style-name="T703">словно</text:span></text:span><text:span text:style-name="Source_20_Text"><text:span text:style-name="T698"> трепет, </text:span></text:span><text:span text:style-name="Source_20_Text"><text:span text:style-name="T703">как</text:span></text:span><text:span text:style-name="Source_20_Text"><text:span text:style-name="T698"> хороший момент, которого тебе так хотелось, не совсем полный облом, но всё же далеко не чудо… </text:span></text:span><text:span text:style-name="Source_20_Text"><text:span text:style-name="T699">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text:span></text:span><text:span text:style-name="Source_20_Text"><text:span text:style-name="T700">Совсем уже нагишом, блестящие костюмы и наряды шатания по </text:span></text:span><text:span text:style-name="Source_20_Text"><text:span text:style-name="T725">паб</text:span></text:span><text:span text:style-name="Source_20_Text"><text:span text:style-name="T700">ам в поры их расцвета давно разодраны на полосы обмотать трубы горячей воды и нагреватели квартирных хозяев, чужаков, чтоб дома оставались домами зимой. </text:span></text:span><text:span text:style-name="Source_20_Text"><text:span text:style-name="T701">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text:span></text:span><text:span text:style-name="Source_20_Text"><text:span text:style-name="T702">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text:span></text:span><text:span text:style-name="Source_20_Text"><text:span text:style-name="T704">Меридиана. </text:span></text:span><text:span text:style-name="Source_20_Text"><text:span text:style-name="T705">Ночью, в самых глубоких бетонных колодцах ночи, </text:span></text:span><text:span text:style-name="Source_20_Text"><text:span text:style-name="T706">турбины засекреченного местонахождения крутятся быстрее </text:span></text:span><text:span text:style-name="Source_20_Text"><text:span text:style-name="T707">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text:span></text:span><text:span text:style-name="Source_20_Text"><text:span text:style-name="T708">Веселье под тенями минутных стрелок. </text:span></text:span><text:soft-page-break/><text:span text:style-name="Source_20_Text"><text:span text:style-name="T709">Истерика на бледных лицах </text:span></text:span><text:span text:style-name="Source_20_Text"><text:span text:style-name="T710">циферблатов. </text:span></text:span><text:span text:style-name="Source_20_Text"><text:span text:style-name="T711">Электрокомпании говорят о нагрузках, </text:span></text:span><text:span text:style-name="Source_20_Text"><text:span text:style-name="T712">военные потребности столь велики, что часы снова замедлятся, </text:span></text:span><text:span text:style-name="Source_20_Text"><text:span text:style-name="T713">если только этот ночной марш не украден, </text:span></text:span><text:span text:style-name="Source_20_Text"><text:span text:style-name="T714">но предположенные нагрузки не случаются каждый день и Сеть </text:span></text:span><text:span text:style-name="Source_20_Text"><text:span text:style-name="T715">понемногу набирает обороты, и старые лица оборачиваются к циферблатам и думают </text:span></text:span><text:span text:style-name="Source_20_Text"><text:span text:style-name="T892">сговор</text:span></text:span><text:span text:style-name="Source_20_Text"><text:span text:style-name="T715">, </text:span></text:span><text:span text:style-name="Source_20_Text"><text:span text:style-name="T716">а</text:span></text:span><text:span text:style-name="Source_20_Text"><text:span text:style-name="T715"> цифры вертятся к </text:span></text:span><text:span text:style-name="Source_20_Text"><text:span text:style-name="T717">Рождению, потугам, </text:span></text:span><text:span text:style-name="Source_20_Text"><text:span text:style-name="T718">к воссиянию новой звезды сердца, </text:span></text:span><text:span text:style-name="Source_20_Text"><text:span text:style-name="T719">что обратит нас всех, изменит нас навсегда к самым забытым корням кто мы на самом деле. Но над морем туман сегодня </text:span></text:span><text:span text:style-name="Source_20_Text"><text:span text:style-name="T720">всё ещё тихо раскрывшийся жемчуг. </text:span></text:span><text:span text:style-name="Source_20_Text"><text:span text:style-name="T721">В центре города дуговые лампы трещат, взъерепенясь, в укутанном сиянии над центральными линиями улиц, </text:span></text:span><text:span text:style-name="Source_20_Text"><text:span text:style-name="T722">слишком льдистого цвета для свечек, </text:span></text:span><text:span text:style-name="Source_20_Text"><text:span text:style-name="T723">в </text:span></text:span><text:span text:style-name="Source_20_Text"><text:span text:style-name="T722">слишком </text:span></text:span><text:span text:style-name="Source_20_Text"><text:span text:style-name="T723">густой измороси для жертвоприношения… </text:span></text:span><text:span text:style-name="Source_20_Text"><text:span text:style-name="T724">высокие красные автобусы шатаются, со всех фар маскировка снята по недавнему распоряжению </text:span></text:span><text:span text:style-name="Source_20_Text"><text:span text:style-name="T726">теперь уворачивайся, пересекай ослеплённый, </text:span></text:span><text:span text:style-name="Source_20_Text"><text:span text:style-name="T727">громадные выдранные в кулаки клочья сырости дуют мимо, </text:span></text:span><text:span text:style-name="Source_20_Text"><text:span text:style-name="T728">одинокие как пляжи под </text:span></text:span><text:span text:style-name="Source_20_Text"><text:span text:style-name="T729">перламутровым </text:span></text:span><text:span text:style-name="Source_20_Text"><text:span text:style-name="T728">туманом, </text:span></text:span><text:span text:style-name="Source_20_Text"><text:span text:style-name="T730">чьё колючая проволока, что никогда не знала внутреннего укуса тока, что лишь пассивно растянулась, окисляясь в ночи, </text:span></text:span><text:span text:style-name="Source_20_Text"><text:span text:style-name="T731">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text:span></text:span><text:span text:style-name="Source_20_Text"><text:span text:style-name="T732">празднуя прощание с прежним миром, вином, оливковой рощицей трубочным дымко</text:span></text:span><text:span text:style-name="Source_20_Text"><text:span text:style-name="T733">й</text:span></text:span><text:span text:style-name="Source_20_Text"><text:span text:style-name="T732"> вечеров, прощаясь до другого края Войны, </text:span></text:span><text:span text:style-name="Source_20_Text"><text:span text:style-name="T734">теперь обнажён </text:span></text:span><text:span text:style-name="Source_20_Text"><text:span text:style-name="T735">до</text:span></text:span><text:span text:style-name="Source_20_Text"><text:span text:style-name="T734"> ржавы</text:span></text:span><text:span text:style-name="Source_20_Text"><text:span text:style-name="T735">х стоек</text:span></text:span><text:span text:style-name="Source_20_Text"><text:span text:style-name="T734"> и распор</text:span></text:span><text:span text:style-name="Source_20_Text"><text:span text:style-name="T735">ок </text:span></text:span><text:span text:style-name="Source_20_Text"><text:span text:style-name="T736">пахнущих такой же морской горечью как и этот пляж, по которому тебе даже ходить нельзя потому что Война. </text:span></text:span><text:span text:style-name="Source_20_Text"><text:span text:style-name="T737">На возвышенности, </text:span></text:span><text:span text:style-name="Source_20_Text"><text:span text:style-name="T738">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text:span></text:span><text:span text:style-name="Source_20_Text"><text:span text:style-name="T739">безгласные на вопрошанье хора: где радости? </text:span></text:span><text:span text:style-name="Source_20_Text"><text:span text:style-name="T740">Где же ещё как не там, где Ангелы поют новые песни и разливаются колокола при дворе Царя. </text:span></text:span><text:span text:style-name="Source_20_Text"><text:span text:style-name="T893">Eia</text:span></text:span><text:span text:style-name="Source_20_Text"><text:span text:style-name="T740">—</text:span></text:span><text:span text:style-name="Source_20_Text"><text:span text:style-name="T741">странный вздох, тысячелетний—</text:span></text:span><text:span text:style-name="Source_20_Text"><text:span text:style-name="T894">eia, wärn wir da!</text:span></text:span><text:span text:style-name="Source_20_Text"><text:span text:style-name="T741"> нам бы туда…. </text:span></text:span><text:span text:style-name="Source_20_Text"><text:span text:style-name="T742">Усталые люди и их чёрный вожак <text:s/>с бубенцом </text:span></text:span><text:span text:style-name="Source_20_Text"><text:span text:style-name="T743">от</text:span></text:span><text:span text:style-name="Source_20_Text"><text:span text:style-name="T744">даляющиеся</text:span></text:span><text:span text:style-name="Source_20_Text"><text:span text:style-name="T743"> насколько смогут, </text:span></text:span><text:span text:style-name="Source_20_Text"><text:span text:style-name="T744">так далеко от своих овечьих одёжек, насколько год дозволит им отбрести. </text:span></text:span><text:span text:style-name="Source_20_Text"><text:span text:style-name="T745">Так придите же. Оставьте свою Войну пока что, бумажную или железную войну, бензиновую или плотскую, придите с вашей любовью, с вашим страхом </text:span></text:span><text:span text:style-name="Source_20_Text"><text:span text:style-name="T746">поражения, вашим изнеможением от неё. </text:span></text:span><text:span text:style-name="Source_20_Text"><text:span text:style-name="T747">Она была с вами весь день, убеждая, прибалтывая, </text:span></text:span><text:span text:style-name="Source_20_Text"><text:span text:style-name="T748">требуя верить во столько всего что неправд</text:span></text:span><text:span text:style-name="Source_20_Text"><text:span text:style-name="T749">а</text:span></text:span><text:span text:style-name="Source_20_Text"><text:span text:style-name="T748">. </text:span></text:span><text:span text:style-name="Source_20_Text"><text:span text:style-name="T750">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822">—</text:span></text:span><text:span text:style-name="Source_20_Text"><text:span text:style-name="T751">или может осталась с твоей душенькой, у Служебного Входа Столовой, </text:span></text:span><text:span text:style-name="Source_20_Text"><text:span text:style-name="T752">где они пересчитывают ночной приход, девушки из УФАА, </text:span></text:span><text:span text:style-name="Source_20_Text"><text:span text:style-name="T753">девушки по имени Айлин, </text:span></text:span><text:span text:style-name="Source_20_Text"><text:span text:style-name="T754">аккуратно сортирующие по морозным отделениям резиново </text:span></text:span><text:span text:style-name="Source_20_Text"><text:span text:style-name="T755">буро-малиновые</text:span></text:span><text:span text:style-name="Source_20_Text"><text:span text:style-name="T754"> органы с их желтоватой приправой жира—</text:span></text:span><text:span text:style-name="Source_20_Text"><text:span text:style-name="T756">о, Линда, иди сюда пощупай-</text:span></text:span><text:span text:style-name="Source_20_Text"><text:span text:style-name="T757">ка</text:span></text:span><text:span text:style-name="Source_20_Text"><text:span text:style-name="T756"> этот, засунь палец <text:s/>в этот желудочек, обалдеть, всё ещё </text:span></text:span><text:span text:style-name="Source_20_Text"><text:span text:style-name="T895">дёргается</text:span></text:span><text:span text:style-name="Source_20_Text"><text:span text:style-name="T756">….</text:span></text:span><text:span text:style-name="Source_20_Text"><text:span text:style-name="T758">Каждый, на кого ты и не подумал бы, все замешаны, каждый, кроме тебя: </text:span></text:span><text:span text:style-name="Source_20_Text"><text:span text:style-name="T759">священик, доктор, твоя мать надеется прицепить на флаг ту Золотую Звезду за погибшего, плоская сопрано из вчерашней программы Би-Би-Си, </text:span></text:span><text:span text:style-name="Source_20_Text"><text:span text:style-name="T760">и не забудем м-ра Ноэла Трусса такого стильного и умного на тему смерти и последующей жизни, </text:span></text:span><text:span text:style-name="Source_20_Text"><text:span text:style-name="T761">штампует напропалую четвёртый год подряд, </text:span></text:span><text:span text:style-name="Source_20_Text"><text:span text:style-name="T762">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text:span></text:span><text:span text:style-name="Source_20_Text"><text:span text:style-name="T763">Детишки не здесь, спят, но у Империи нет места для снов </text:span></text:span><text:span text:style-name="Source_20_Text"><text:span text:style-name="T764">и сегодня тут вечер Только Для Взрослый, в этом убежище </text:span></text:span><text:span text:style-name="Source_20_Text"><text:span text:style-name="T765">с лампами в глубоком горении в до-Кэмбрийском выдохе, </text:span></text:span><text:span text:style-name="Source_20_Text"><text:span text:style-name="T766">душистом как готовящийся обед, тяжёлом, как сажа. </text:span></text:span><text:span text:style-name="Source_20_Text"><text:span text:style-name="T767">А выше на 60 миль ракеты зависли на неизмеримый миг над чёрным Северным морем</text:span></text:span><text:span text:style-name="Source_20_Text"><text:span text:style-name="T762">, </text:span></text:span><text:span text:style-name="Source_20_Text"><text:span text:style-name="T767">прежде, чем упасть, всё ускоряясь, до оранжевого жара, Рождественская звезда, в неудержимом рывке к Земле. </text:span></text:span><text:span text:style-name="Source_20_Text"><text:span text:style-name="T768">В небе пониже ещё и летающие бомбы, ревут как Вражина, </text:span></text:span><text:span text:style-name="Source_20_Text"><text:span text:style-name="T769">выискивают кого им сожрать. </text:span></text:span><text:span text:style-name="Source_20_Text"><text:span text:style-name="T770">Сегодня путь домой неблизок. </text:span></text:span><text:span text:style-name="Source_20_Text"><text:span text:style-name="T771">Слушай пение этих </text:span></text:span><text:soft-page-break/><text:span text:style-name="Source_20_Text"><text:span text:style-name="T771">поддельных ангелов, </text:span></text:span><text:span text:style-name="Source_20_Text"><text:span text:style-name="T772">причащайся хотя бы слухом, </text:span></text:span><text:span text:style-name="Source_20_Text"><text:span text:style-name="T773">пусть даже они не выскажут твои надежды в точности, <text:s/>в точности не передадут твой тёмный ужас, слушай. </text:span></text:span><text:span text:style-name="Source_20_Text"><text:span text:style-name="T774">Здесь должно было быть песнопение задолго до вести про Христа. </text:span></text:span><text:span text:style-name="Source_20_Text"><text:span text:style-name="T775">Наверняка, если только были такие же плохие ночи как эта—</text:span></text:span><text:span text:style-name="Source_20_Text"><text:span text:style-name="T776">хоть что-то чтобы повысить возможность другой ночи что могла бы действительно, </text:span></text:span><text:span text:style-name="Source_20_Text"><text:span text:style-name="T777">любовью и рассветом, осветить путь домой, изгнать Вражину, разрушить границы между нашими странами, </text:span></text:span><text:span text:style-name="Source_20_Text"><text:span text:style-name="T778">нашими телами, нашими историями, всё брехня, о том кто мы такие: на одну ночь, оставляя лишь ясный путь домой и </text:span></text:span><text:span text:style-name="Source_20_Text"><text:span text:style-name="T779">память</text:span></text:span><text:span text:style-name="Source_20_Text"><text:span text:style-name="T778"> о младенце, которого ты видел, </text:span></text:span><text:span text:style-name="Source_20_Text"><text:span text:style-name="T780">почти слишком хрупк</text:span></text:span><text:span text:style-name="Source_20_Text"><text:span text:style-name="T783">ого</text:span></text:span><text:span text:style-name="Source_20_Text"><text:span text:style-name="T780">, </text:span></text:span><text:span text:style-name="Source_20_Text"><text:span text:style-name="T781">слишком много дерьма на этих улицах, </text:span></text:span><text:span text:style-name="Source_20_Text"><text:span text:style-name="T782">верблюды и прочая скотина <text:s/>тяжело ворочаются снаружи, </text:span></text:span><text:span text:style-name="Source_20_Text"><text:span text:style-name="T783">каждое копыто шанс растоптать его</text:span></text:span><text:span text:style-name="Source_20_Text"><text:span text:style-name="T655">, </text:span></text:span><text:span text:style-name="Source_20_Text"><text:span text:style-name="T784">сделать из него всего лишь другого Мессию, и наверняка кто-то уже делает ставки на это, </text:span></text:span><text:span text:style-name="Source_20_Text"><text:span text:style-name="T785">пока тут в этом городе еврейские колабрационисты <text:s/>продают ценную информацию Имперской Разведслужбе, </text:span></text:span><text:span text:style-name="Source_20_Text"><text:span text:style-name="T786">а местные проститутки ублаготворяют необрезанных интервентов, заламывая цену на сколько выгорит, </text:span></text:span><text:span text:style-name="Source_20_Text"><text:span text:style-name="T787">в точности как держатели гостиниц, </text:span></text:span><text:span text:style-name="Source_20_Text"><text:span text:style-name="T788">которые естественно в восторге от постановления про регистрацию, </text:span></text:span><text:span text:style-name="Source_20_Text"><text:span text:style-name="T789">а в столице уже задумываются не пора ли, возможно, дать каждому </text:span></text:span><text:span text:style-name="Source_20_Text"><text:span text:style-name="T896">номер</text:span></text:span><text:span text:style-name="Source_20_Text"><text:span text:style-name="T789">, </text:span></text:span><text:span text:style-name="Source_20_Text"><text:span text:style-name="T790">да, пронумеровать для удобства <text:s/>SPQR держать </text:span></text:span><text:span text:style-name="Source_20_Text"><text:span text:style-name="T791">У</text:span></text:span><text:span text:style-name="Source_20_Text"><text:span text:style-name="T790">чёт… </text:span></text:span><text:span text:style-name="Source_20_Text"><text:span text:style-name="T792">И Ирод или Гитлер, </text:span></text:span><text:span text:style-name="Source_20_Text"><text:span text:style-name="T793">парни (полевые священники тута в Балгии мужиковатые, обтрёпанные и крепко пьющие), что это за мир («</text:span></text:span><text:span text:style-name="Source_20_Text"><text:span text:style-name="T794">Забыли Рузвельта, падре»,– </text:span></text:span><text:span text:style-name="Source_20_Text"><text:span text:style-name="T795">доносятся голоса сзади, святой отец не может их увидеть, </text:span></text:span><text:span text:style-name="Source_20_Text"><text:span text:style-name="T797">эти искусители</text:span></text:span><text:span text:style-name="Source_20_Text"><text:span text:style-name="T795"> преследуют его даже в его снах: </text:span></text:span><text:span text:style-name="Source_20_Text"><text:span text:style-name="T794">–«</text:span></text:span><text:span text:style-name="Source_20_Text"><text:span text:style-name="T796">Вендель Вилки!», «Как насчёт Черчиля?», «Арри Полит!») </text:span></text:span><text:span text:style-name="Source_20_Text"><text:span text:style-name="T798">для младенца, чтобы явиться, показ</text:span></text:span><text:span text:style-name="Source_20_Text"><text:span text:style-name="T799">ать</text:span></text:span><text:span text:style-name="Source_20_Text"><text:span text:style-name="T798"> 7 фунтов 8 унций на весах Толедо и думать будто он тут всё искупит, блин, ему надо провериться в порядке ли мозги….</text:span></text:span></text:p>
      <text:p text:style-name="P570"><text:span text:style-name="Source_20_Text"><text:span text:style-name="T800">Но по пути домой в эту ночь, </text:span></text:span><text:span text:style-name="Source_20_Text"><text:span text:style-name="T801">тебе хочется поднять его, подержать чуть-чуть. </text:span></text:span><text:span text:style-name="Source_20_Text"><text:span text:style-name="T802">Просто подержать его, близко к своему сердцу, </text:span></text:span><text:span text:style-name="Source_20_Text"><text:span text:style-name="T803">его щеку у впадины твоей ключицы, спящего. </text:span></text:span><text:span text:style-name="Source_20_Text"><text:span text:style-name="T804">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70"><text:span text:style-name="Source_20_Text"><text:span text:style-name="T804"/></text:span></text:p>
      <text:p text:style-name="P570"><text:span text:style-name="Source_20_Text"><text:span text:style-name="T897">O Jesu parvule,</text:span></text:span></text:p>
      <text:p text:style-name="P570"><text:span text:style-name="Source_20_Text"><text:span text:style-name="T897">Nach dir ist mir so weh .</text:span></text:span><text:span text:style-name="Source_20_Text"><text:span text:style-name="T804"> . .</text:span></text:span></text:p>
      <text:p text:style-name="P570"><text:span text:style-name="Source_20_Text"><text:span text:style-name="T804"/></text:span></text:p>
      <text:p text:style-name="P571"><text:span text:style-name="Source_20_Text"><text:span text:style-name="T805">Итак эта </text:span></text:span><text:span text:style-name="Source_20_Text"><text:span text:style-name="T810">случайная</text:span></text:span><text:span text:style-name="Source_20_Text"><text:span text:style-name="T805"> группа, эти ссыльные и пацаны, у которых встал, хмурые гражданские призванные в среднем возрасте, мужчины толстеющие несмотря на их голод, </text:span></text:span><text:span text:style-name="Source_20_Text"><text:span text:style-name="T806">и оттого мучаются газами, грубые, сопленосые, красноглазые, больногорлые, мочевспухшие мужчины </text:span></text:span><text:span text:style-name="Source_20_Text"><text:span text:style-name="T807">страдающие болью в крестце, от непробудного похмелья, желающие смерти офицерам, которых они искренне ненавидят, </text:span></text:span><text:span text:style-name="Source_20_Text"><text:span text:style-name="T808">мужчины которых ты видел </text:span></text:span><text:span text:style-name="Source_20_Text"><text:span text:style-name="T809">неулыбчиво шагающими</text:span></text:span><text:span text:style-name="Source_20_Text"><text:span text:style-name="T808"> в городах, но </text:span></text:span><text:span text:style-name="Source_20_Text"><text:span text:style-name="T809">забыл, мужчины, которые тоже тебя не помнят, </text:span></text:span><text:span text:style-name="Source_20_Text"><text:span text:style-name="T811">знающие что им бы поспать, а не тут выступать <text:s/>перед чужаками, выдают тебе это вечернее песнопение, достигающ</text:span></text:span><text:span text:style-name="Source_20_Text"><text:span text:style-name="T812">и</text:span></text:span><text:span text:style-name="Source_20_Text"><text:span text:style-name="T811">е сейчас </text:span></text:span><text:span text:style-name="Source_20_Text"><text:span text:style-name="T813">вершины </text:span></text:span><text:span text:style-name="Source_20_Text"><text:span text:style-name="T811"><text:s/>сво</text:span></text:span><text:span text:style-name="Source_20_Text"><text:span text:style-name="T812">им</text:span></text:span><text:span text:style-name="Source_20_Text"><text:span text:style-name="T811"> высок</text:span></text:span><text:span text:style-name="Source_20_Text"><text:span text:style-name="T812">им</text:span></text:span><text:span text:style-name="Source_20_Text"><text:span text:style-name="T811"> фрагмент</text:span></text:span><text:span text:style-name="Source_20_Text"><text:span text:style-name="T812">ом какой-то древней гаммы, </text:span></text:span><text:span text:style-name="Source_20_Text"><text:span text:style-name="T813">голоса накладываются втрое, вчетверо, вверх, эхом наполняя всю пустоту церкви—</text:span></text:span><text:span text:style-name="Source_20_Text"><text:span text:style-name="T814">никакого поддельного младенца, никакого оглашения Царства, </text:span></text:span><text:span text:style-name="Source_20_Text"><text:span text:style-name="T815">нет даже попытки согреть или осветить эту жуткую ночь, </text:span></text:span><text:span text:style-name="Source_20_Text"><text:span text:style-name="T816">а только, будь мы прокляты, наш непременный шелудивый скулёж, </text:span></text:span><text:span text:style-name="Source_20_Text"><text:span text:style-name="T817">предел выразимого нами—</text:span></text:span><text:span text:style-name="Source_20_Text"><text:span text:style-name="T898">слава Богу!</text:span></text:span><text:span text:style-name="Source_20_Text"><text:span text:style-name="T817">—</text:span></text:span><text:span text:style-name="Source_20_Text"><text:span text:style-name="T818">чтоб тебе было с чем вернуться к своему военному адресу, к своей военной личине, </text:span></text:span><text:span text:style-name="Source_20_Text"><text:span text:style-name="T819">через следы в снегу и отпечатки шин, </text:span></text:span><text:span text:style-name="Source_20_Text"><text:span text:style-name="T820">наконец к пути, который ты должен создать сам, один в темноте. </text:span></text:span><text:span text:style-name="Source_20_Text"><text:span text:style-name="T821">Хочешь ли ты этого или нет, и какие бы моря ты не пересёк, путь домой….</text:span></text:span></text:p>
      <text:p text:style-name="P571"><text:span text:style-name="Source_20_Text"><text:span text:style-name="T821"/></text:span></text:p>
      <text:p text:style-name="P571"><draw:frame draw:style-name="fr1" draw:name="Image17" text:anchor-type="paragraph" svg:width="6.9252in" svg:height="0.3661in" draw:z-index="16"><draw:image xlink:href="Pictures/1000000000000B720000009B428C9716555D8079.png" xlink:type="simple" xlink:show="embed" xlink:actuate="onLoad" loext:mime-type="image/png"/></draw:frame><text:span text:style-name="Source_20_Text"><text:span text:style-name="T8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1-05T18:02:24.441430435</dc:date>
    <meta:editing-duration>P5DT2H20M21S</meta:editing-duration>
    <meta:editing-cycles>1246</meta:editing-cycles>
    <meta:generator>LibreOffice/6.1.5.2$Linux_X86_64 LibreOffice_project/10$Build-2</meta:generator>
    <meta:document-statistic meta:table-count="0" meta:image-count="17" meta:object-count="0" meta:page-count="92" meta:paragraph-count="850" meta:word-count="50200" meta:character-count="342089" meta:non-whitespace-character-count="292531"/>
  </office:meta>
</office:document-meta>
</file>